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ubA_322.pubA.a_pub.network" table:style-name="ta1">
        <table:shapes>
          <draw:frame draw:z-index="0" draw:style-name="gr1" draw:text-style-name="P1" svg:width="912.22pt" svg:height="612.14pt" svg:x="309.54pt" svg:y="3pt">
            <draw:object draw:notify-on-update-of-ranges="'pubA_322.pubA.a_pub.network'.D2:'pubA_322.pubA.a_pub.network'.D1002 'pubA_322.pubA.a_pub.network'.E2:'pubA_322.pubA.a_pub.network'.E1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642793.78257" calcext:value-type="float">
            <text:p>1455642793.7825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642793.83762" calcext:value-type="float">
            <text:p>1455642793.83762</text:p>
          </table:table-cell>
          <table:table-cell office:value-type="float" office:value="296" calcext:value-type="float">
            <text:p>296</text:p>
          </table:table-cell>
          <table:table-cell table:formula="of:=[.B3]-[.B$2]" office:value-type="float" office:value="0.0550482273101807" calcext:value-type="float">
            <text:p>0.0550482273</text:p>
          </table:table-cell>
          <table:table-cell table:formula="of:=[.C2]/([.D3]-[.D2])" office:value-type="float" office:value="5377.10321409855" calcext:value-type="float">
            <text:p>5377.1032140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642793.88176" calcext:value-type="float">
            <text:p>1455642793.88176</text:p>
          </table:table-cell>
          <table:table-cell office:value-type="float" office:value="296" calcext:value-type="float">
            <text:p>296</text:p>
          </table:table-cell>
          <table:table-cell table:formula="of:=[.B4]-[.B$2]" office:value-type="float" office:value="0.0991878509521484" calcext:value-type="float">
            <text:p>0.099187851</text:p>
          </table:table-cell>
          <table:table-cell table:formula="of:=[.C3]/([.D4]-[.D3])" office:value-type="float" office:value="6705.99283765901" calcext:value-type="float">
            <text:p>6705.992837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642793.93244" calcext:value-type="float">
            <text:p>1455642793.93244</text:p>
          </table:table-cell>
          <table:table-cell office:value-type="float" office:value="296" calcext:value-type="float">
            <text:p>296</text:p>
          </table:table-cell>
          <table:table-cell table:formula="of:=[.B5]-[.B$2]" office:value-type="float" office:value="0.149868965148926" calcext:value-type="float">
            <text:p>0.1498689651</text:p>
          </table:table-cell>
          <table:table-cell table:formula="of:=[.C4]/([.D5]-[.D4])" office:value-type="float" office:value="5840.4398697853" calcext:value-type="float">
            <text:p>5840.4398697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642793.98199" calcext:value-type="float">
            <text:p>1455642793.98199</text:p>
          </table:table-cell>
          <table:table-cell office:value-type="float" office:value="296" calcext:value-type="float">
            <text:p>296</text:p>
          </table:table-cell>
          <table:table-cell table:formula="of:=[.B6]-[.B$2]" office:value-type="float" office:value="0.199412822723389" calcext:value-type="float">
            <text:p>0.1994128227</text:p>
          </table:table-cell>
          <table:table-cell table:formula="of:=[.C5]/([.D6]-[.D5])" office:value-type="float" office:value="5974.50449947546" calcext:value-type="float">
            <text:p>5974.5044994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642794.0325" calcext:value-type="float">
            <text:p>1455642794.0325</text:p>
          </table:table-cell>
          <table:table-cell office:value-type="float" office:value="296" calcext:value-type="float">
            <text:p>296</text:p>
          </table:table-cell>
          <table:table-cell table:formula="of:=[.B7]-[.B$2]" office:value-type="float" office:value="0.249925136566162" calcext:value-type="float">
            <text:p>0.2499251366</text:p>
          </table:table-cell>
          <table:table-cell table:formula="of:=[.C6]/([.D7]-[.D6])" office:value-type="float" office:value="5859.95725559793" calcext:value-type="float">
            <text:p>5859.9572555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642794.08208" calcext:value-type="float">
            <text:p>1455642794.08208</text:p>
          </table:table-cell>
          <table:table-cell office:value-type="float" office:value="296" calcext:value-type="float">
            <text:p>296</text:p>
          </table:table-cell>
          <table:table-cell table:formula="of:=[.B8]-[.B$2]" office:value-type="float" office:value="0.299507141113281" calcext:value-type="float">
            <text:p>0.2995071411</text:p>
          </table:table-cell>
          <table:table-cell table:formula="of:=[.C7]/([.D8]-[.D7])" office:value-type="float" office:value="5969.90788701782" calcext:value-type="float">
            <text:p>5969.9078870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642794.13155" calcext:value-type="float">
            <text:p>1455642794.13155</text:p>
          </table:table-cell>
          <table:table-cell office:value-type="float" office:value="296" calcext:value-type="float">
            <text:p>296</text:p>
          </table:table-cell>
          <table:table-cell table:formula="of:=[.B9]-[.B$2]" office:value-type="float" office:value="0.348973274230957" calcext:value-type="float">
            <text:p>0.3489732742</text:p>
          </table:table-cell>
          <table:table-cell table:formula="of:=[.C8]/([.D9]-[.D8])" office:value-type="float" office:value="5983.89203570534" calcext:value-type="float">
            <text:p>5983.8920357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642794.18275" calcext:value-type="float">
            <text:p>1455642794.18275</text:p>
          </table:table-cell>
          <table:table-cell office:value-type="float" office:value="296" calcext:value-type="float">
            <text:p>296</text:p>
          </table:table-cell>
          <table:table-cell table:formula="of:=[.B10]-[.B$2]" office:value-type="float" office:value="0.400174617767334" calcext:value-type="float">
            <text:p>0.4001746178</text:p>
          </table:table-cell>
          <table:table-cell table:formula="of:=[.C9]/([.D10]-[.D9])" office:value-type="float" office:value="5781.0982985183" calcext:value-type="float">
            <text:p>5781.0982985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642794.23226" calcext:value-type="float">
            <text:p>1455642794.23226</text:p>
          </table:table-cell>
          <table:table-cell office:value-type="float" office:value="296" calcext:value-type="float">
            <text:p>296</text:p>
          </table:table-cell>
          <table:table-cell table:formula="of:=[.B11]-[.B$2]" office:value-type="float" office:value="0.449685335159302" calcext:value-type="float">
            <text:p>0.4496853352</text:p>
          </table:table-cell>
          <table:table-cell table:formula="of:=[.C10]/([.D11]-[.D10])" office:value-type="float" office:value="5978.50355624257" calcext:value-type="float">
            <text:p>5978.503556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642794.28204" calcext:value-type="float">
            <text:p>1455642794.28204</text:p>
          </table:table-cell>
          <table:table-cell office:value-type="float" office:value="296" calcext:value-type="float">
            <text:p>296</text:p>
          </table:table-cell>
          <table:table-cell table:formula="of:=[.B12]-[.B$2]" office:value-type="float" office:value="0.499464750289917" calcext:value-type="float">
            <text:p>0.4994647503</text:p>
          </table:table-cell>
          <table:table-cell table:formula="of:=[.C11]/([.D12]-[.D11])" office:value-type="float" office:value="5946.23298050673" calcext:value-type="float">
            <text:p>5946.2329805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642794.33246" calcext:value-type="float">
            <text:p>1455642794.33246</text:p>
          </table:table-cell>
          <table:table-cell office:value-type="float" office:value="296" calcext:value-type="float">
            <text:p>296</text:p>
          </table:table-cell>
          <table:table-cell table:formula="of:=[.B13]-[.B$2]" office:value-type="float" office:value="0.549887657165527" calcext:value-type="float">
            <text:p>0.5498876572</text:p>
          </table:table-cell>
          <table:table-cell table:formula="of:=[.C12]/([.D13]-[.D12])" office:value-type="float" office:value="5870.34779113807" calcext:value-type="float">
            <text:p>5870.3477911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642794.38219" calcext:value-type="float">
            <text:p>1455642794.38219</text:p>
          </table:table-cell>
          <table:table-cell office:value-type="float" office:value="296" calcext:value-type="float">
            <text:p>296</text:p>
          </table:table-cell>
          <table:table-cell table:formula="of:=[.B14]-[.B$2]" office:value-type="float" office:value="0.599613904953003" calcext:value-type="float">
            <text:p>0.599613905</text:p>
          </table:table-cell>
          <table:table-cell table:formula="of:=[.C13]/([.D14]-[.D13])" office:value-type="float" office:value="5952.59069747371" calcext:value-type="float">
            <text:p>5952.590697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642794.43175" calcext:value-type="float">
            <text:p>1455642794.43175</text:p>
          </table:table-cell>
          <table:table-cell office:value-type="float" office:value="296" calcext:value-type="float">
            <text:p>296</text:p>
          </table:table-cell>
          <table:table-cell table:formula="of:=[.B15]-[.B$2]" office:value-type="float" office:value="0.649174690246582" calcext:value-type="float">
            <text:p>0.6491746902</text:p>
          </table:table-cell>
          <table:table-cell table:formula="of:=[.C14]/([.D15]-[.D14])" office:value-type="float" office:value="5972.4638793879" calcext:value-type="float">
            <text:p>5972.46387938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642794.48492" calcext:value-type="float">
            <text:p>1455642794.48492</text:p>
          </table:table-cell>
          <table:table-cell office:value-type="float" office:value="296" calcext:value-type="float">
            <text:p>296</text:p>
          </table:table-cell>
          <table:table-cell table:formula="of:=[.B16]-[.B$2]" office:value-type="float" office:value="0.702346324920654" calcext:value-type="float">
            <text:p>0.7023463249</text:p>
          </table:table-cell>
          <table:table-cell table:formula="of:=[.C15]/([.D16]-[.D15])" office:value-type="float" office:value="5566.87793810365" calcext:value-type="float">
            <text:p>5566.877938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642794.53155" calcext:value-type="float">
            <text:p>1455642794.53155</text:p>
          </table:table-cell>
          <table:table-cell office:value-type="float" office:value="296" calcext:value-type="float">
            <text:p>296</text:p>
          </table:table-cell>
          <table:table-cell table:formula="of:=[.B17]-[.B$2]" office:value-type="float" office:value="0.748974561691284" calcext:value-type="float">
            <text:p>0.7489745617</text:p>
          </table:table-cell>
          <table:table-cell table:formula="of:=[.C16]/([.D17]-[.D16])" office:value-type="float" office:value="6348.08477652846" calcext:value-type="float">
            <text:p>6348.0847765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642794.58208" calcext:value-type="float">
            <text:p>1455642794.58208</text:p>
          </table:table-cell>
          <table:table-cell office:value-type="float" office:value="296" calcext:value-type="float">
            <text:p>296</text:p>
          </table:table-cell>
          <table:table-cell table:formula="of:=[.B18]-[.B$2]" office:value-type="float" office:value="0.799508333206177" calcext:value-type="float">
            <text:p>0.7995083332</text:p>
          </table:table-cell>
          <table:table-cell table:formula="of:=[.C17]/([.D18]-[.D17])" office:value-type="float" office:value="5857.46899799013" calcext:value-type="float">
            <text:p>5857.46899799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642794.63219" calcext:value-type="float">
            <text:p>1455642794.63219</text:p>
          </table:table-cell>
          <table:table-cell office:value-type="float" office:value="296" calcext:value-type="float">
            <text:p>296</text:p>
          </table:table-cell>
          <table:table-cell table:formula="of:=[.B19]-[.B$2]" office:value-type="float" office:value="0.849617719650269" calcext:value-type="float">
            <text:p>0.8496177197</text:p>
          </table:table-cell>
          <table:table-cell table:formula="of:=[.C18]/([.D19]-[.D18])" office:value-type="float" office:value="5907.07691722097" calcext:value-type="float">
            <text:p>5907.076917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642794.68157" calcext:value-type="float">
            <text:p>1455642794.68157</text:p>
          </table:table-cell>
          <table:table-cell office:value-type="float" office:value="296" calcext:value-type="float">
            <text:p>296</text:p>
          </table:table-cell>
          <table:table-cell table:formula="of:=[.B20]-[.B$2]" office:value-type="float" office:value="0.898999929428101" calcext:value-type="float">
            <text:p>0.8989999294</text:p>
          </table:table-cell>
          <table:table-cell table:formula="of:=[.C19]/([.D20]-[.D19])" office:value-type="float" office:value="5994.06145111141" calcext:value-type="float">
            <text:p>5994.061451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642794.73202" calcext:value-type="float">
            <text:p>1455642794.73202</text:p>
          </table:table-cell>
          <table:table-cell office:value-type="float" office:value="296" calcext:value-type="float">
            <text:p>296</text:p>
          </table:table-cell>
          <table:table-cell table:formula="of:=[.B21]-[.B$2]" office:value-type="float" office:value="0.949442625045776" calcext:value-type="float">
            <text:p>0.949442625</text:p>
          </table:table-cell>
          <table:table-cell table:formula="of:=[.C20]/([.D21]-[.D20])" office:value-type="float" office:value="5868.04484525363" calcext:value-type="float">
            <text:p>5868.0448452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642794.78241" calcext:value-type="float">
            <text:p>1455642794.78241</text:p>
          </table:table-cell>
          <table:table-cell office:value-type="float" office:value="296" calcext:value-type="float">
            <text:p>296</text:p>
          </table:table-cell>
          <table:table-cell table:formula="of:=[.B22]-[.B$2]" office:value-type="float" office:value="0.999836444854736" calcext:value-type="float">
            <text:p>0.9998364449</text:p>
          </table:table-cell>
          <table:table-cell table:formula="of:=[.C21]/([.D22]-[.D21])" office:value-type="float" office:value="5873.73612721002" calcext:value-type="float">
            <text:p>5873.736127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642794.83219" calcext:value-type="float">
            <text:p>1455642794.83219</text:p>
          </table:table-cell>
          <table:table-cell office:value-type="float" office:value="296" calcext:value-type="float">
            <text:p>296</text:p>
          </table:table-cell>
          <table:table-cell table:formula="of:=[.B23]-[.B$2]" office:value-type="float" office:value="1.04961276054382" calcext:value-type="float">
            <text:p>1.0496127605</text:p>
          </table:table-cell>
          <table:table-cell table:formula="of:=[.C22]/([.D23]-[.D22])" office:value-type="float" office:value="5946.6032369466" calcext:value-type="float">
            <text:p>5946.60323694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642794.88177" calcext:value-type="float">
            <text:p>1455642794.88177</text:p>
          </table:table-cell>
          <table:table-cell office:value-type="float" office:value="296" calcext:value-type="float">
            <text:p>296</text:p>
          </table:table-cell>
          <table:table-cell table:formula="of:=[.B24]-[.B$2]" office:value-type="float" office:value="1.09919619560242" calcext:value-type="float">
            <text:p>1.0991961956</text:p>
          </table:table-cell>
          <table:table-cell table:formula="of:=[.C23]/([.D24]-[.D23])" office:value-type="float" office:value="5969.73565163871" calcext:value-type="float">
            <text:p>5969.73565163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642794.93255" calcext:value-type="float">
            <text:p>1455642794.93255</text:p>
          </table:table-cell>
          <table:table-cell office:value-type="float" office:value="296" calcext:value-type="float">
            <text:p>296</text:p>
          </table:table-cell>
          <table:table-cell table:formula="of:=[.B25]-[.B$2]" office:value-type="float" office:value="1.14997434616089" calcext:value-type="float">
            <text:p>1.1499743462</text:p>
          </table:table-cell>
          <table:table-cell table:formula="of:=[.C24]/([.D25]-[.D24])" office:value-type="float" office:value="5829.2788678696" calcext:value-type="float">
            <text:p>5829.2788678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642794.982" calcext:value-type="float">
            <text:p>1455642794.982</text:p>
          </table:table-cell>
          <table:table-cell office:value-type="float" office:value="296" calcext:value-type="float">
            <text:p>296</text:p>
          </table:table-cell>
          <table:table-cell table:formula="of:=[.B26]-[.B$2]" office:value-type="float" office:value="1.19942879676819" calcext:value-type="float">
            <text:p>1.1994287968</text:p>
          </table:table-cell>
          <table:table-cell table:formula="of:=[.C25]/([.D26]-[.D25])" office:value-type="float" office:value="5985.30559666774" calcext:value-type="float">
            <text:p>5985.30559666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642795.03276" calcext:value-type="float">
            <text:p>1455642795.03276</text:p>
          </table:table-cell>
          <table:table-cell office:value-type="float" office:value="296" calcext:value-type="float">
            <text:p>296</text:p>
          </table:table-cell>
          <table:table-cell table:formula="of:=[.B27]-[.B$2]" office:value-type="float" office:value="1.25018811225891" calcext:value-type="float">
            <text:p>1.2501881123</text:p>
          </table:table-cell>
          <table:table-cell table:formula="of:=[.C26]/([.D27]-[.D26])" office:value-type="float" office:value="5831.44191639267" calcext:value-type="float">
            <text:p>5831.44191639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642795.08254" calcext:value-type="float">
            <text:p>1455642795.08254</text:p>
          </table:table-cell>
          <table:table-cell office:value-type="float" office:value="296" calcext:value-type="float">
            <text:p>296</text:p>
          </table:table-cell>
          <table:table-cell table:formula="of:=[.B28]-[.B$2]" office:value-type="float" office:value="1.29996657371521" calcext:value-type="float">
            <text:p>1.2999665737</text:p>
          </table:table-cell>
          <table:table-cell table:formula="of:=[.C27]/([.D28]-[.D27])" office:value-type="float" office:value="5946.34690065426" calcext:value-type="float">
            <text:p>5946.34690065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642795.13196" calcext:value-type="float">
            <text:p>1455642795.13196</text:p>
          </table:table-cell>
          <table:table-cell office:value-type="float" office:value="288" calcext:value-type="float">
            <text:p>288</text:p>
          </table:table-cell>
          <table:table-cell table:formula="of:=[.B29]-[.B$2]" office:value-type="float" office:value="1.34938788414001" calcext:value-type="float">
            <text:p>1.3493878841</text:p>
          </table:table-cell>
          <table:table-cell table:formula="of:=[.C28]/([.D29]-[.D28])" office:value-type="float" office:value="5989.31913087106" calcext:value-type="float">
            <text:p>5989.31913087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642795.18256" calcext:value-type="float">
            <text:p>1455642795.18256</text:p>
          </table:table-cell>
          <table:table-cell office:value-type="float" office:value="288" calcext:value-type="float">
            <text:p>288</text:p>
          </table:table-cell>
          <table:table-cell table:formula="of:=[.B30]-[.B$2]" office:value-type="float" office:value="1.39998817443848" calcext:value-type="float">
            <text:p>1.3999881744</text:p>
          </table:table-cell>
          <table:table-cell table:formula="of:=[.C29]/([.D30]-[.D29])" office:value-type="float" office:value="5691.66695094542" calcext:value-type="float">
            <text:p>5691.66695094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642795.2319" calcext:value-type="float">
            <text:p>1455642795.2319</text:p>
          </table:table-cell>
          <table:table-cell office:value-type="float" office:value="288" calcext:value-type="float">
            <text:p>288</text:p>
          </table:table-cell>
          <table:table-cell table:formula="of:=[.B31]-[.B$2]" office:value-type="float" office:value="1.44932842254639" calcext:value-type="float">
            <text:p>1.4493284225</text:p>
          </table:table-cell>
          <table:table-cell table:formula="of:=[.C30]/([.D31]-[.D30])" office:value-type="float" office:value="5837.01969576899" calcext:value-type="float">
            <text:p>5837.0196957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642795.28253" calcext:value-type="float">
            <text:p>1455642795.28253</text:p>
          </table:table-cell>
          <table:table-cell office:value-type="float" office:value="288" calcext:value-type="float">
            <text:p>288</text:p>
          </table:table-cell>
          <table:table-cell table:formula="of:=[.B32]-[.B$2]" office:value-type="float" office:value="1.49995493888855" calcext:value-type="float">
            <text:p>1.4999549389</text:p>
          </table:table-cell>
          <table:table-cell table:formula="of:=[.C31]/([.D32]-[.D31])" office:value-type="float" office:value="5688.71849790198" calcext:value-type="float">
            <text:p>5688.7184979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642795.33198" calcext:value-type="float">
            <text:p>1455642795.33198</text:p>
          </table:table-cell>
          <table:table-cell office:value-type="float" office:value="288" calcext:value-type="float">
            <text:p>288</text:p>
          </table:table-cell>
          <table:table-cell table:formula="of:=[.B33]-[.B$2]" office:value-type="float" office:value="1.54940414428711" calcext:value-type="float">
            <text:p>1.5494041443</text:p>
          </table:table-cell>
          <table:table-cell table:formula="of:=[.C32]/([.D33]-[.D32])" office:value-type="float" office:value="5824.15829898026" calcext:value-type="float">
            <text:p>5824.15829898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642795.38262" calcext:value-type="float">
            <text:p>1455642795.38262</text:p>
          </table:table-cell>
          <table:table-cell office:value-type="float" office:value="288" calcext:value-type="float">
            <text:p>288</text:p>
          </table:table-cell>
          <table:table-cell table:formula="of:=[.B34]-[.B$2]" office:value-type="float" office:value="1.60004615783691" calcext:value-type="float">
            <text:p>1.6000461578</text:p>
          </table:table-cell>
          <table:table-cell table:formula="of:=[.C33]/([.D34]-[.D33])" office:value-type="float" office:value="5686.97766562465" calcext:value-type="float">
            <text:p>5686.9776656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642795.43247" calcext:value-type="float">
            <text:p>1455642795.43247</text:p>
          </table:table-cell>
          <table:table-cell office:value-type="float" office:value="288" calcext:value-type="float">
            <text:p>288</text:p>
          </table:table-cell>
          <table:table-cell table:formula="of:=[.B35]-[.B$2]" office:value-type="float" office:value="1.64989972114563" calcext:value-type="float">
            <text:p>1.6498997211</text:p>
          </table:table-cell>
          <table:table-cell table:formula="of:=[.C34]/([.D35]-[.D34])" office:value-type="float" office:value="5776.91905825415" calcext:value-type="float">
            <text:p>5776.91905825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642795.48209" calcext:value-type="float">
            <text:p>1455642795.48209</text:p>
          </table:table-cell>
          <table:table-cell office:value-type="float" office:value="280" calcext:value-type="float">
            <text:p>280</text:p>
          </table:table-cell>
          <table:table-cell table:formula="of:=[.B36]-[.B$2]" office:value-type="float" office:value="1.69951605796814" calcext:value-type="float">
            <text:p>1.699516058</text:p>
          </table:table-cell>
          <table:table-cell table:formula="of:=[.C35]/([.D36]-[.D35])" office:value-type="float" office:value="5804.53976338981" calcext:value-type="float">
            <text:p>5804.53976338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642795.53151" calcext:value-type="float">
            <text:p>1455642795.53151</text:p>
          </table:table-cell>
          <table:table-cell office:value-type="float" office:value="280" calcext:value-type="float">
            <text:p>280</text:p>
          </table:table-cell>
          <table:table-cell table:formula="of:=[.B37]-[.B$2]" office:value-type="float" office:value="1.74893975257874" calcext:value-type="float">
            <text:p>1.7489397526</text:p>
          </table:table-cell>
          <table:table-cell table:formula="of:=[.C36]/([.D37]-[.D36])" office:value-type="float" office:value="5665.29884514081" calcext:value-type="float">
            <text:p>5665.29884514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642795.58493" calcext:value-type="float">
            <text:p>1455642795.58493</text:p>
          </table:table-cell>
          <table:table-cell office:value-type="float" office:value="280" calcext:value-type="float">
            <text:p>280</text:p>
          </table:table-cell>
          <table:table-cell table:formula="of:=[.B38]-[.B$2]" office:value-type="float" office:value="1.80236005783081" calcext:value-type="float">
            <text:p>1.8023600578</text:p>
          </table:table-cell>
          <table:table-cell table:formula="of:=[.C37]/([.D38]-[.D37])" office:value-type="float" office:value="5241.45264012925" calcext:value-type="float">
            <text:p>5241.45264012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642795.63174" calcext:value-type="float">
            <text:p>1455642795.63174</text:p>
          </table:table-cell>
          <table:table-cell office:value-type="float" office:value="280" calcext:value-type="float">
            <text:p>280</text:p>
          </table:table-cell>
          <table:table-cell table:formula="of:=[.B39]-[.B$2]" office:value-type="float" office:value="1.84916806221008" calcext:value-type="float">
            <text:p>1.8491680622</text:p>
          </table:table-cell>
          <table:table-cell table:formula="of:=[.C38]/([.D39]-[.D38])" office:value-type="float" office:value="5981.8828790742" calcext:value-type="float">
            <text:p>5981.88287907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642795.6824" calcext:value-type="float">
            <text:p>1455642795.6824</text:p>
          </table:table-cell>
          <table:table-cell office:value-type="float" office:value="280" calcext:value-type="float">
            <text:p>280</text:p>
          </table:table-cell>
          <table:table-cell table:formula="of:=[.B40]-[.B$2]" office:value-type="float" office:value="1.89982557296753" calcext:value-type="float">
            <text:p>1.899825573</text:p>
          </table:table-cell>
          <table:table-cell table:formula="of:=[.C39]/([.D40]-[.D39])" office:value-type="float" office:value="5527.3146235051" calcext:value-type="float">
            <text:p>5527.31462350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642795.73269" calcext:value-type="float">
            <text:p>1455642795.73269</text:p>
          </table:table-cell>
          <table:table-cell office:value-type="float" office:value="280" calcext:value-type="float">
            <text:p>280</text:p>
          </table:table-cell>
          <table:table-cell table:formula="of:=[.B41]-[.B$2]" office:value-type="float" office:value="1.95011854171753" calcext:value-type="float">
            <text:p>1.9501185417</text:p>
          </table:table-cell>
          <table:table-cell table:formula="of:=[.C40]/([.D41]-[.D40])" office:value-type="float" office:value="5567.3786407767" calcext:value-type="float">
            <text:p>5567.3786407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642795.78224" calcext:value-type="float">
            <text:p>1455642795.78224</text:p>
          </table:table-cell>
          <table:table-cell office:value-type="float" office:value="272" calcext:value-type="float">
            <text:p>272</text:p>
          </table:table-cell>
          <table:table-cell table:formula="of:=[.B42]-[.B$2]" office:value-type="float" office:value="1.99966263771057" calcext:value-type="float">
            <text:p>1.9996626377</text:p>
          </table:table-cell>
          <table:table-cell table:formula="of:=[.C41]/([.D42]-[.D41])" office:value-type="float" office:value="5651.53111360279" calcext:value-type="float">
            <text:p>5651.53111360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642795.83194" calcext:value-type="float">
            <text:p>1455642795.83194</text:p>
          </table:table-cell>
          <table:table-cell office:value-type="float" office:value="272" calcext:value-type="float">
            <text:p>272</text:p>
          </table:table-cell>
          <table:table-cell table:formula="of:=[.B43]-[.B$2]" office:value-type="float" office:value="2.04936289787292" calcext:value-type="float">
            <text:p>2.0493628979</text:p>
          </table:table-cell>
          <table:table-cell table:formula="of:=[.C42]/([.D43]-[.D42])" office:value-type="float" office:value="5472.80837386908" calcext:value-type="float">
            <text:p>5472.80837386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642795.88247" calcext:value-type="float">
            <text:p>1455642795.88247</text:p>
          </table:table-cell>
          <table:table-cell office:value-type="float" office:value="272" calcext:value-type="float">
            <text:p>272</text:p>
          </table:table-cell>
          <table:table-cell table:formula="of:=[.B44]-[.B$2]" office:value-type="float" office:value="2.09989404678345" calcext:value-type="float">
            <text:p>2.0998940468</text:p>
          </table:table-cell>
          <table:table-cell table:formula="of:=[.C43]/([.D44]-[.D43])" office:value-type="float" office:value="5382.8184370326" calcext:value-type="float">
            <text:p>5382.81843703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642795.93193" calcext:value-type="float">
            <text:p>1455642795.93193</text:p>
          </table:table-cell>
          <table:table-cell office:value-type="float" office:value="272" calcext:value-type="float">
            <text:p>272</text:p>
          </table:table-cell>
          <table:table-cell table:formula="of:=[.B45]-[.B$2]" office:value-type="float" office:value="2.14935517311096" calcext:value-type="float">
            <text:p>2.1493551731</text:p>
          </table:table-cell>
          <table:table-cell table:formula="of:=[.C44]/([.D45]-[.D44])" office:value-type="float" office:value="5499.26821720373" calcext:value-type="float">
            <text:p>5499.26821720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642795.98162" calcext:value-type="float">
            <text:p>1455642795.98162</text:p>
          </table:table-cell>
          <table:table-cell office:value-type="float" office:value="272" calcext:value-type="float">
            <text:p>272</text:p>
          </table:table-cell>
          <table:table-cell table:formula="of:=[.B46]-[.B$2]" office:value-type="float" office:value="2.19904112815857" calcext:value-type="float">
            <text:p>2.1990411282</text:p>
          </table:table-cell>
          <table:table-cell table:formula="of:=[.C45]/([.D46]-[.D45])" office:value-type="float" office:value="5474.38405358977" calcext:value-type="float">
            <text:p>5474.38405358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642796.03215" calcext:value-type="float">
            <text:p>1455642796.03215</text:p>
          </table:table-cell>
          <table:table-cell office:value-type="float" office:value="264" calcext:value-type="float">
            <text:p>264</text:p>
          </table:table-cell>
          <table:table-cell table:formula="of:=[.B47]-[.B$2]" office:value-type="float" office:value="2.24957704544067" calcext:value-type="float">
            <text:p>2.2495770454</text:p>
          </table:table-cell>
          <table:table-cell table:formula="of:=[.C46]/([.D47]-[.D46])" office:value-type="float" office:value="5382.31053532928" calcext:value-type="float">
            <text:p>5382.31053532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642796.08376" calcext:value-type="float">
            <text:p>1455642796.08376</text:p>
          </table:table-cell>
          <table:table-cell office:value-type="float" office:value="264" calcext:value-type="float">
            <text:p>264</text:p>
          </table:table-cell>
          <table:table-cell table:formula="of:=[.B48]-[.B$2]" office:value-type="float" office:value="2.30118870735168" calcext:value-type="float">
            <text:p>2.3011887074</text:p>
          </table:table-cell>
          <table:table-cell table:formula="of:=[.C47]/([.D48]-[.D47])" office:value-type="float" office:value="5115.12302113408" calcext:value-type="float">
            <text:p>5115.1230211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642796.13226" calcext:value-type="float">
            <text:p>1455642796.13226</text:p>
          </table:table-cell>
          <table:table-cell office:value-type="float" office:value="264" calcext:value-type="float">
            <text:p>264</text:p>
          </table:table-cell>
          <table:table-cell table:formula="of:=[.B49]-[.B$2]" office:value-type="float" office:value="2.34968423843384" calcext:value-type="float">
            <text:p>2.3496842384</text:p>
          </table:table-cell>
          <table:table-cell table:formula="of:=[.C48]/([.D49]-[.D48])" office:value-type="float" office:value="5443.8005752071" calcext:value-type="float">
            <text:p>5443.80057520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642796.18187" calcext:value-type="float">
            <text:p>1455642796.18187</text:p>
          </table:table-cell>
          <table:table-cell office:value-type="float" office:value="264" calcext:value-type="float">
            <text:p>264</text:p>
          </table:table-cell>
          <table:table-cell table:formula="of:=[.B50]-[.B$2]" office:value-type="float" office:value="2.3992919921875" calcext:value-type="float">
            <text:p>2.3992919922</text:p>
          </table:table-cell>
          <table:table-cell table:formula="of:=[.C49]/([.D50]-[.D49])" office:value-type="float" office:value="5321.74871918105" calcext:value-type="float">
            <text:p>5321.7487191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642796.23254" calcext:value-type="float">
            <text:p>1455642796.23254</text:p>
          </table:table-cell>
          <table:table-cell office:value-type="float" office:value="264" calcext:value-type="float">
            <text:p>264</text:p>
          </table:table-cell>
          <table:table-cell table:formula="of:=[.B51]-[.B$2]" office:value-type="float" office:value="2.44996118545532" calcext:value-type="float">
            <text:p>2.4499611855</text:p>
          </table:table-cell>
          <table:table-cell table:formula="of:=[.C50]/([.D51]-[.D50])" office:value-type="float" office:value="5210.2664947629" calcext:value-type="float">
            <text:p>5210.26649476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642796.28232" calcext:value-type="float">
            <text:p>1455642796.28232</text:p>
          </table:table-cell>
          <table:table-cell office:value-type="float" office:value="256" calcext:value-type="float">
            <text:p>256</text:p>
          </table:table-cell>
          <table:table-cell table:formula="of:=[.B52]-[.B$2]" office:value-type="float" office:value="2.49974465370178" calcext:value-type="float">
            <text:p>2.4997446537</text:p>
          </table:table-cell>
          <table:table-cell table:formula="of:=[.C51]/([.D52]-[.D51])" office:value-type="float" office:value="5302.96520710513" calcext:value-type="float">
            <text:p>5302.9652071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642796.3319" calcext:value-type="float">
            <text:p>1455642796.3319</text:p>
          </table:table-cell>
          <table:table-cell office:value-type="float" office:value="256" calcext:value-type="float">
            <text:p>256</text:p>
          </table:table-cell>
          <table:table-cell table:formula="of:=[.B53]-[.B$2]" office:value-type="float" office:value="2.54932236671448" calcext:value-type="float">
            <text:p>2.5493223667</text:p>
          </table:table-cell>
          <table:table-cell table:formula="of:=[.C52]/([.D53]-[.D52])" office:value-type="float" office:value="5163.61051052206" calcext:value-type="float">
            <text:p>5163.61051052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642796.38232" calcext:value-type="float">
            <text:p>1455642796.38232</text:p>
          </table:table-cell>
          <table:table-cell office:value-type="float" office:value="256" calcext:value-type="float">
            <text:p>256</text:p>
          </table:table-cell>
          <table:table-cell table:formula="of:=[.B54]-[.B$2]" office:value-type="float" office:value="2.59974837303162" calcext:value-type="float">
            <text:p>2.599748373</text:p>
          </table:table-cell>
          <table:table-cell table:formula="of:=[.C53]/([.D54]-[.D53])" office:value-type="float" office:value="5076.74548704031" calcext:value-type="float">
            <text:p>5076.74548704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642796.432" calcext:value-type="float">
            <text:p>1455642796.432</text:p>
          </table:table-cell>
          <table:table-cell office:value-type="float" office:value="256" calcext:value-type="float">
            <text:p>256</text:p>
          </table:table-cell>
          <table:table-cell table:formula="of:=[.B55]-[.B$2]" office:value-type="float" office:value="2.64942693710327" calcext:value-type="float">
            <text:p>2.6494269371</text:p>
          </table:table-cell>
          <table:table-cell table:formula="of:=[.C54]/([.D55]-[.D54])" office:value-type="float" office:value="5153.12800971363" calcext:value-type="float">
            <text:p>5153.12800971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642796.48247" calcext:value-type="float">
            <text:p>1455642796.48247</text:p>
          </table:table-cell>
          <table:table-cell office:value-type="float" office:value="256" calcext:value-type="float">
            <text:p>256</text:p>
          </table:table-cell>
          <table:table-cell table:formula="of:=[.B56]-[.B$2]" office:value-type="float" office:value="2.69989681243896" calcext:value-type="float">
            <text:p>2.6998968124</text:p>
          </table:table-cell>
          <table:table-cell table:formula="of:=[.C55]/([.D56]-[.D55])" office:value-type="float" office:value="5072.3327192162" calcext:value-type="float">
            <text:p>5072.33271921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642796.53243" calcext:value-type="float">
            <text:p>1455642796.53243</text:p>
          </table:table-cell>
          <table:table-cell office:value-type="float" office:value="248" calcext:value-type="float">
            <text:p>248</text:p>
          </table:table-cell>
          <table:table-cell table:formula="of:=[.B57]-[.B$2]" office:value-type="float" office:value="2.74986004829407" calcext:value-type="float">
            <text:p>2.7498600483</text:p>
          </table:table-cell>
          <table:table-cell table:formula="of:=[.C56]/([.D57]-[.D56])" office:value-type="float" office:value="5123.76741855593" calcext:value-type="float">
            <text:p>5123.76741855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642796.58181" calcext:value-type="float">
            <text:p>1455642796.58181</text:p>
          </table:table-cell>
          <table:table-cell office:value-type="float" office:value="248" calcext:value-type="float">
            <text:p>248</text:p>
          </table:table-cell>
          <table:table-cell table:formula="of:=[.B58]-[.B$2]" office:value-type="float" office:value="2.79923129081726" calcext:value-type="float">
            <text:p>2.7992312908</text:p>
          </table:table-cell>
          <table:table-cell table:formula="of:=[.C57]/([.D58]-[.D57])" office:value-type="float" office:value="5023.16707714002" calcext:value-type="float">
            <text:p>5023.167077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642796.6324" calcext:value-type="float">
            <text:p>1455642796.6324</text:p>
          </table:table-cell>
          <table:table-cell office:value-type="float" office:value="248" calcext:value-type="float">
            <text:p>248</text:p>
          </table:table-cell>
          <table:table-cell table:formula="of:=[.B59]-[.B$2]" office:value-type="float" office:value="2.84982228279114" calcext:value-type="float">
            <text:p>2.8498222828</text:p>
          </table:table-cell>
          <table:table-cell table:formula="of:=[.C58]/([.D59]-[.D58])" office:value-type="float" office:value="4902.05845594126" calcext:value-type="float">
            <text:p>4902.05845594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642796.68177" calcext:value-type="float">
            <text:p>1455642796.68177</text:p>
          </table:table-cell>
          <table:table-cell office:value-type="float" office:value="248" calcext:value-type="float">
            <text:p>248</text:p>
          </table:table-cell>
          <table:table-cell table:formula="of:=[.B60]-[.B$2]" office:value-type="float" office:value="2.8991961479187" calcext:value-type="float">
            <text:p>2.8991961479</text:p>
          </table:table-cell>
          <table:table-cell table:formula="of:=[.C59]/([.D60]-[.D59])" office:value-type="float" office:value="5022.90026027457" calcext:value-type="float">
            <text:p>5022.90026027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642796.73264" calcext:value-type="float">
            <text:p>1455642796.73264</text:p>
          </table:table-cell>
          <table:table-cell office:value-type="float" office:value="248" calcext:value-type="float">
            <text:p>248</text:p>
          </table:table-cell>
          <table:table-cell table:formula="of:=[.B61]-[.B$2]" office:value-type="float" office:value="2.95006680488586" calcext:value-type="float">
            <text:p>2.9500668049</text:p>
          </table:table-cell>
          <table:table-cell table:formula="of:=[.C60]/([.D61]-[.D60])" office:value-type="float" office:value="4875.10904685354" calcext:value-type="float">
            <text:p>4875.10904685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642796.78214" calcext:value-type="float">
            <text:p>1455642796.78214</text:p>
          </table:table-cell>
          <table:table-cell office:value-type="float" office:value="240" calcext:value-type="float">
            <text:p>240</text:p>
          </table:table-cell>
          <table:table-cell table:formula="of:=[.B62]-[.B$2]" office:value-type="float" office:value="2.99956965446472" calcext:value-type="float">
            <text:p>2.9995696545</text:p>
          </table:table-cell>
          <table:table-cell table:formula="of:=[.C61]/([.D62]-[.D61])" office:value-type="float" office:value="5009.81260896788" calcext:value-type="float">
            <text:p>5009.81260896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642796.83151" calcext:value-type="float">
            <text:p>1455642796.83151</text:p>
          </table:table-cell>
          <table:table-cell office:value-type="float" office:value="240" calcext:value-type="float">
            <text:p>240</text:p>
          </table:table-cell>
          <table:table-cell table:formula="of:=[.B63]-[.B$2]" office:value-type="float" office:value="3.04893136024475" calcext:value-type="float">
            <text:p>3.0489313602</text:p>
          </table:table-cell>
          <table:table-cell table:formula="of:=[.C62]/([.D63]-[.D62])" office:value-type="float" office:value="4862.06860576319" calcext:value-type="float">
            <text:p>4862.06860576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642796.88209" calcext:value-type="float">
            <text:p>1455642796.88209</text:p>
          </table:table-cell>
          <table:table-cell office:value-type="float" office:value="240" calcext:value-type="float">
            <text:p>240</text:p>
          </table:table-cell>
          <table:table-cell table:formula="of:=[.B64]-[.B$2]" office:value-type="float" office:value="3.09951591491699" calcext:value-type="float">
            <text:p>3.0995159149</text:p>
          </table:table-cell>
          <table:table-cell table:formula="of:=[.C63]/([.D64]-[.D63])" office:value-type="float" office:value="4744.53124189907" calcext:value-type="float">
            <text:p>4744.53124189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642796.93266" calcext:value-type="float">
            <text:p>1455642796.93266</text:p>
          </table:table-cell>
          <table:table-cell office:value-type="float" office:value="240" calcext:value-type="float">
            <text:p>240</text:p>
          </table:table-cell>
          <table:table-cell table:formula="of:=[.B65]-[.B$2]" office:value-type="float" office:value="3.15008521080017" calcext:value-type="float">
            <text:p>3.1500852108</text:p>
          </table:table-cell>
          <table:table-cell table:formula="of:=[.C64]/([.D65]-[.D64])" office:value-type="float" office:value="4745.96285766821" calcext:value-type="float">
            <text:p>4745.96285766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642796.98214" calcext:value-type="float">
            <text:p>1455642796.98214</text:p>
          </table:table-cell>
          <table:table-cell office:value-type="float" office:value="240" calcext:value-type="float">
            <text:p>240</text:p>
          </table:table-cell>
          <table:table-cell table:formula="of:=[.B66]-[.B$2]" office:value-type="float" office:value="3.19956874847412" calcext:value-type="float">
            <text:p>3.1995687485</text:p>
          </table:table-cell>
          <table:table-cell table:formula="of:=[.C65]/([.D66]-[.D65])" office:value-type="float" office:value="4850.09785640981" calcext:value-type="float">
            <text:p>4850.09785640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642797.03218" calcext:value-type="float">
            <text:p>1455642797.03218</text:p>
          </table:table-cell>
          <table:table-cell office:value-type="float" office:value="232" calcext:value-type="float">
            <text:p>232</text:p>
          </table:table-cell>
          <table:table-cell table:formula="of:=[.B67]-[.B$2]" office:value-type="float" office:value="3.24960064888" calcext:value-type="float">
            <text:p>3.2496006489</text:p>
          </table:table-cell>
          <table:table-cell table:formula="of:=[.C66]/([.D67]-[.D66])" office:value-type="float" office:value="4796.93951365029" calcext:value-type="float">
            <text:p>4796.93951365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642797.08289" calcext:value-type="float">
            <text:p>1455642797.08289</text:p>
          </table:table-cell>
          <table:table-cell office:value-type="float" office:value="232" calcext:value-type="float">
            <text:p>232</text:p>
          </table:table-cell>
          <table:table-cell table:formula="of:=[.B68]-[.B$2]" office:value-type="float" office:value="3.30031800270081" calcext:value-type="float">
            <text:p>3.3003180027</text:p>
          </table:table-cell>
          <table:table-cell table:formula="of:=[.C67]/([.D68]-[.D67])" office:value-type="float" office:value="4574.3711475903" calcext:value-type="float">
            <text:p>4574.37114759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642797.13153" calcext:value-type="float">
            <text:p>1455642797.13153</text:p>
          </table:table-cell>
          <table:table-cell office:value-type="float" office:value="232" calcext:value-type="float">
            <text:p>232</text:p>
          </table:table-cell>
          <table:table-cell table:formula="of:=[.B69]-[.B$2]" office:value-type="float" office:value="3.34895515441895" calcext:value-type="float">
            <text:p>3.3489551544</text:p>
          </table:table-cell>
          <table:table-cell table:formula="of:=[.C68]/([.D69]-[.D68])" office:value-type="float" office:value="4770.01616674592" calcext:value-type="float">
            <text:p>4770.01616674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642797.18227" calcext:value-type="float">
            <text:p>1455642797.18227</text:p>
          </table:table-cell>
          <table:table-cell office:value-type="float" office:value="232" calcext:value-type="float">
            <text:p>232</text:p>
          </table:table-cell>
          <table:table-cell table:formula="of:=[.B70]-[.B$2]" office:value-type="float" office:value="3.39969182014465" calcext:value-type="float">
            <text:p>3.3996918201</text:p>
          </table:table-cell>
          <table:table-cell table:formula="of:=[.C69]/([.D70]-[.D69])" office:value-type="float" office:value="4572.63000399427" calcext:value-type="float">
            <text:p>4572.63000399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642797.23209" calcext:value-type="float">
            <text:p>1455642797.23209</text:p>
          </table:table-cell>
          <table:table-cell office:value-type="float" office:value="232" calcext:value-type="float">
            <text:p>232</text:p>
          </table:table-cell>
          <table:table-cell table:formula="of:=[.B71]-[.B$2]" office:value-type="float" office:value="3.4495165348053" calcext:value-type="float">
            <text:p>3.4495165348</text:p>
          </table:table-cell>
          <table:table-cell table:formula="of:=[.C70]/([.D71]-[.D70])" office:value-type="float" office:value="4656.32370561776" calcext:value-type="float">
            <text:p>4656.3237056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642797.28284" calcext:value-type="float">
            <text:p>1455642797.28284</text:p>
          </table:table-cell>
          <table:table-cell office:value-type="float" office:value="224" calcext:value-type="float">
            <text:p>224</text:p>
          </table:table-cell>
          <table:table-cell table:formula="of:=[.B72]-[.B$2]" office:value-type="float" office:value="3.50026774406433" calcext:value-type="float">
            <text:p>3.5002677441</text:p>
          </table:table-cell>
          <table:table-cell table:formula="of:=[.C71]/([.D72]-[.D71])" office:value-type="float" office:value="4571.31964710193" calcext:value-type="float">
            <text:p>4571.31964710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642797.33245" calcext:value-type="float">
            <text:p>1455642797.33245</text:p>
          </table:table-cell>
          <table:table-cell office:value-type="float" office:value="224" calcext:value-type="float">
            <text:p>224</text:p>
          </table:table-cell>
          <table:table-cell table:formula="of:=[.B73]-[.B$2]" office:value-type="float" office:value="3.54987168312073" calcext:value-type="float">
            <text:p>3.5498716831</text:p>
          </table:table-cell>
          <table:table-cell table:formula="of:=[.C72]/([.D73]-[.D72])" office:value-type="float" office:value="4515.77040576004" calcext:value-type="float">
            <text:p>4515.77040576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642797.38248" calcext:value-type="float">
            <text:p>1455642797.38248</text:p>
          </table:table-cell>
          <table:table-cell office:value-type="float" office:value="224" calcext:value-type="float">
            <text:p>224</text:p>
          </table:table-cell>
          <table:table-cell table:formula="of:=[.B74]-[.B$2]" office:value-type="float" office:value="3.59990215301514" calcext:value-type="float">
            <text:p>3.599902153</text:p>
          </table:table-cell>
          <table:table-cell table:formula="of:=[.C73]/([.D74]-[.D73])" office:value-type="float" office:value="4477.27156016641" calcext:value-type="float">
            <text:p>4477.2715601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642797.43194" calcext:value-type="float">
            <text:p>1455642797.43194</text:p>
          </table:table-cell>
          <table:table-cell office:value-type="float" office:value="224" calcext:value-type="float">
            <text:p>224</text:p>
          </table:table-cell>
          <table:table-cell table:formula="of:=[.B75]-[.B$2]" office:value-type="float" office:value="3.64936137199402" calcext:value-type="float">
            <text:p>3.649361372</text:p>
          </table:table-cell>
          <table:table-cell table:formula="of:=[.C74]/([.D75]-[.D74])" office:value-type="float" office:value="4528.98376934832" calcext:value-type="float">
            <text:p>4528.98376934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642797.48251" calcext:value-type="float">
            <text:p>1455642797.48251</text:p>
          </table:table-cell>
          <table:table-cell office:value-type="float" office:value="224" calcext:value-type="float">
            <text:p>224</text:p>
          </table:table-cell>
          <table:table-cell table:formula="of:=[.B76]-[.B$2]" office:value-type="float" office:value="3.69993877410889" calcext:value-type="float">
            <text:p>3.6999387741</text:p>
          </table:table-cell>
          <table:table-cell table:formula="of:=[.C75]/([.D76]-[.D75])" office:value-type="float" office:value="4428.85539062021" calcext:value-type="float">
            <text:p>4428.85539062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642797.53227" calcext:value-type="float">
            <text:p>1455642797.53227</text:p>
          </table:table-cell>
          <table:table-cell office:value-type="float" office:value="224" calcext:value-type="float">
            <text:p>224</text:p>
          </table:table-cell>
          <table:table-cell table:formula="of:=[.B77]-[.B$2]" office:value-type="float" office:value="3.74969744682312" calcext:value-type="float">
            <text:p>3.7496974468</text:p>
          </table:table-cell>
          <table:table-cell table:formula="of:=[.C76]/([.D77]-[.D76])" office:value-type="float" office:value="4501.72779500055" calcext:value-type="float">
            <text:p>4501.72779500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642797.58169" calcext:value-type="float">
            <text:p>1455642797.58169</text:p>
          </table:table-cell>
          <table:table-cell office:value-type="float" office:value="216" calcext:value-type="float">
            <text:p>216</text:p>
          </table:table-cell>
          <table:table-cell table:formula="of:=[.B78]-[.B$2]" office:value-type="float" office:value="3.79911971092224" calcext:value-type="float">
            <text:p>3.7991197109</text:p>
          </table:table-cell>
          <table:table-cell table:formula="of:=[.C77]/([.D78]-[.D77])" office:value-type="float" office:value="4532.37026030913" calcext:value-type="float">
            <text:p>4532.37026030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642797.6328" calcext:value-type="float">
            <text:p>1455642797.6328</text:p>
          </table:table-cell>
          <table:table-cell office:value-type="float" office:value="216" calcext:value-type="float">
            <text:p>216</text:p>
          </table:table-cell>
          <table:table-cell table:formula="of:=[.B79]-[.B$2]" office:value-type="float" office:value="3.85022974014282" calcext:value-type="float">
            <text:p>3.8502297401</text:p>
          </table:table-cell>
          <table:table-cell table:formula="of:=[.C78]/([.D79]-[.D78])" office:value-type="float" office:value="4226.17641378731" calcext:value-type="float">
            <text:p>4226.17641378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642797.68242" calcext:value-type="float">
            <text:p>1455642797.68242</text:p>
          </table:table-cell>
          <table:table-cell office:value-type="float" office:value="216" calcext:value-type="float">
            <text:p>216</text:p>
          </table:table-cell>
          <table:table-cell table:formula="of:=[.B80]-[.B$2]" office:value-type="float" office:value="3.89984059333801" calcext:value-type="float">
            <text:p>3.8998405933</text:p>
          </table:table-cell>
          <table:table-cell table:formula="of:=[.C79]/([.D80]-[.D79])" office:value-type="float" office:value="4353.88601663759" calcext:value-type="float">
            <text:p>4353.88601663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642797.73191" calcext:value-type="float">
            <text:p>1455642797.73191</text:p>
          </table:table-cell>
          <table:table-cell office:value-type="float" office:value="216" calcext:value-type="float">
            <text:p>216</text:p>
          </table:table-cell>
          <table:table-cell table:formula="of:=[.B81]-[.B$2]" office:value-type="float" office:value="3.94933152198792" calcext:value-type="float">
            <text:p>3.949331522</text:p>
          </table:table-cell>
          <table:table-cell table:formula="of:=[.C80]/([.D81]-[.D80])" office:value-type="float" office:value="4364.43618845746" calcext:value-type="float">
            <text:p>4364.43618845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642797.7816" calcext:value-type="float">
            <text:p>1455642797.7816</text:p>
          </table:table-cell>
          <table:table-cell office:value-type="float" office:value="216" calcext:value-type="float">
            <text:p>216</text:p>
          </table:table-cell>
          <table:table-cell table:formula="of:=[.B82]-[.B$2]" office:value-type="float" office:value="3.99902653694153" calcext:value-type="float">
            <text:p>3.9990265369</text:p>
          </table:table-cell>
          <table:table-cell table:formula="of:=[.C81]/([.D82]-[.D81])" office:value-type="float" office:value="4346.51242587653" calcext:value-type="float">
            <text:p>4346.51242587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642797.83239" calcext:value-type="float">
            <text:p>1455642797.83239</text:p>
          </table:table-cell>
          <table:table-cell office:value-type="float" office:value="216" calcext:value-type="float">
            <text:p>216</text:p>
          </table:table-cell>
          <table:table-cell table:formula="of:=[.B83]-[.B$2]" office:value-type="float" office:value="4.0498161315918" calcext:value-type="float">
            <text:p>4.0498161316</text:p>
          </table:table-cell>
          <table:table-cell table:formula="of:=[.C82]/([.D83]-[.D82])" office:value-type="float" office:value="4252.83961188018" calcext:value-type="float">
            <text:p>4252.83961188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642797.88218" calcext:value-type="float">
            <text:p>1455642797.88218</text:p>
          </table:table-cell>
          <table:table-cell office:value-type="float" office:value="216" calcext:value-type="float">
            <text:p>216</text:p>
          </table:table-cell>
          <table:table-cell table:formula="of:=[.B84]-[.B$2]" office:value-type="float" office:value="4.09960603713989" calcext:value-type="float">
            <text:p>4.0996060371</text:p>
          </table:table-cell>
          <table:table-cell table:formula="of:=[.C83]/([.D84]-[.D83])" office:value-type="float" office:value="4338.22875585393" calcext:value-type="float">
            <text:p>4338.22875585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642797.93147" calcext:value-type="float">
            <text:p>1455642797.93147</text:p>
          </table:table-cell>
          <table:table-cell office:value-type="float" office:value="208" calcext:value-type="float">
            <text:p>208</text:p>
          </table:table-cell>
          <table:table-cell table:formula="of:=[.B85]-[.B$2]" office:value-type="float" office:value="4.14889860153198" calcext:value-type="float">
            <text:p>4.1488986015</text:p>
          </table:table-cell>
          <table:table-cell table:formula="of:=[.C84]/([.D85]-[.D84])" office:value-type="float" office:value="4381.99965174996" calcext:value-type="float">
            <text:p>4381.999651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642797.98519" calcext:value-type="float">
            <text:p>1455642797.98519</text:p>
          </table:table-cell>
          <table:table-cell office:value-type="float" office:value="208" calcext:value-type="float">
            <text:p>208</text:p>
          </table:table-cell>
          <table:table-cell table:formula="of:=[.B86]-[.B$2]" office:value-type="float" office:value="4.20261430740356" calcext:value-type="float">
            <text:p>4.2026143074</text:p>
          </table:table-cell>
          <table:table-cell table:formula="of:=[.C85]/([.D86]-[.D85])" office:value-type="float" office:value="3872.23804704838" calcext:value-type="float">
            <text:p>3872.23804704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642798.03149" calcext:value-type="float">
            <text:p>1455642798.03149</text:p>
          </table:table-cell>
          <table:table-cell office:value-type="float" office:value="208" calcext:value-type="float">
            <text:p>208</text:p>
          </table:table-cell>
          <table:table-cell table:formula="of:=[.B87]-[.B$2]" office:value-type="float" office:value="4.24891638755798" calcext:value-type="float">
            <text:p>4.2489163876</text:p>
          </table:table-cell>
          <table:table-cell table:formula="of:=[.C86]/([.D87]-[.D86])" office:value-type="float" office:value="4492.23877861023" calcext:value-type="float">
            <text:p>4492.2387786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642798.08222" calcext:value-type="float">
            <text:p>1455642798.08222</text:p>
          </table:table-cell>
          <table:table-cell office:value-type="float" office:value="208" calcext:value-type="float">
            <text:p>208</text:p>
          </table:table-cell>
          <table:table-cell table:formula="of:=[.B88]-[.B$2]" office:value-type="float" office:value="4.29964900016785" calcext:value-type="float">
            <text:p>4.2996490002</text:p>
          </table:table-cell>
          <table:table-cell table:formula="of:=[.C87]/([.D88]-[.D87])" office:value-type="float" office:value="4099.92683797959" calcext:value-type="float">
            <text:p>4099.92683797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642798.13206" calcext:value-type="float">
            <text:p>1455642798.13206</text:p>
          </table:table-cell>
          <table:table-cell office:value-type="float" office:value="208" calcext:value-type="float">
            <text:p>208</text:p>
          </table:table-cell>
          <table:table-cell table:formula="of:=[.B89]-[.B$2]" office:value-type="float" office:value="4.34948682785034" calcext:value-type="float">
            <text:p>4.3494868279</text:p>
          </table:table-cell>
          <table:table-cell table:formula="of:=[.C88]/([.D89]-[.D88])" office:value-type="float" office:value="4173.53664218911" calcext:value-type="float">
            <text:p>4173.53664218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642798.18387" calcext:value-type="float">
            <text:p>1455642798.18387</text:p>
          </table:table-cell>
          <table:table-cell office:value-type="float" office:value="208" calcext:value-type="float">
            <text:p>208</text:p>
          </table:table-cell>
          <table:table-cell table:formula="of:=[.B90]-[.B$2]" office:value-type="float" office:value="4.40129899978638" calcext:value-type="float">
            <text:p>4.4012989998</text:p>
          </table:table-cell>
          <table:table-cell table:formula="of:=[.C89]/([.D90]-[.D89])" office:value-type="float" office:value="4014.5006902391" calcext:value-type="float">
            <text:p>4014.50069023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642798.2315" calcext:value-type="float">
            <text:p>1455642798.2315</text:p>
          </table:table-cell>
          <table:table-cell office:value-type="float" office:value="208" calcext:value-type="float">
            <text:p>208</text:p>
          </table:table-cell>
          <table:table-cell table:formula="of:=[.B91]-[.B$2]" office:value-type="float" office:value="4.44892573356628" calcext:value-type="float">
            <text:p>4.4489257336</text:p>
          </table:table-cell>
          <table:table-cell table:formula="of:=[.C90]/([.D91]-[.D90])" office:value-type="float" office:value="4367.29507761775" calcext:value-type="float">
            <text:p>4367.29507761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642798.28197" calcext:value-type="float">
            <text:p>1455642798.28197</text:p>
          </table:table-cell>
          <table:table-cell office:value-type="float" office:value="208" calcext:value-type="float">
            <text:p>208</text:p>
          </table:table-cell>
          <table:table-cell table:formula="of:=[.B92]-[.B$2]" office:value-type="float" office:value="4.49939894676209" calcext:value-type="float">
            <text:p>4.4993989468</text:p>
          </table:table-cell>
          <table:table-cell table:formula="of:=[.C91]/([.D92]-[.D91])" office:value-type="float" office:value="4120.99778932452" calcext:value-type="float">
            <text:p>4120.99778932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642798.3315" calcext:value-type="float">
            <text:p>1455642798.3315</text:p>
          </table:table-cell>
          <table:table-cell office:value-type="float" office:value="208" calcext:value-type="float">
            <text:p>208</text:p>
          </table:table-cell>
          <table:table-cell table:formula="of:=[.B93]-[.B$2]" office:value-type="float" office:value="4.54892659187317" calcext:value-type="float">
            <text:p>4.5489265919</text:p>
          </table:table-cell>
          <table:table-cell table:formula="of:=[.C92]/([.D93]-[.D92])" office:value-type="float" office:value="4199.67473788595" calcext:value-type="float">
            <text:p>4199.6747378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642798.38202" calcext:value-type="float">
            <text:p>1455642798.38202</text:p>
          </table:table-cell>
          <table:table-cell office:value-type="float" office:value="208" calcext:value-type="float">
            <text:p>208</text:p>
          </table:table-cell>
          <table:table-cell table:formula="of:=[.B94]-[.B$2]" office:value-type="float" office:value="4.59944486618042" calcext:value-type="float">
            <text:p>4.5994448662</text:p>
          </table:table-cell>
          <table:table-cell table:formula="of:=[.C93]/([.D94]-[.D93])" office:value-type="float" office:value="4117.32195630731" calcext:value-type="float">
            <text:p>4117.32195630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642798.43273" calcext:value-type="float">
            <text:p>1455642798.43273</text:p>
          </table:table-cell>
          <table:table-cell office:value-type="float" office:value="208" calcext:value-type="float">
            <text:p>208</text:p>
          </table:table-cell>
          <table:table-cell table:formula="of:=[.B95]-[.B$2]" office:value-type="float" office:value="4.65015125274658" calcext:value-type="float">
            <text:p>4.6501512527</text:p>
          </table:table-cell>
          <table:table-cell table:formula="of:=[.C94]/([.D95]-[.D94])" office:value-type="float" office:value="4102.04737678556" calcext:value-type="float">
            <text:p>4102.04737678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642798.48224" calcext:value-type="float">
            <text:p>1455642798.48224</text:p>
          </table:table-cell>
          <table:table-cell office:value-type="float" office:value="208" calcext:value-type="float">
            <text:p>208</text:p>
          </table:table-cell>
          <table:table-cell table:formula="of:=[.B96]-[.B$2]" office:value-type="float" office:value="4.69966340065002" calcext:value-type="float">
            <text:p>4.6996634007</text:p>
          </table:table-cell>
          <table:table-cell table:formula="of:=[.C95]/([.D96]-[.D95])" office:value-type="float" office:value="4200.98922805041" calcext:value-type="float">
            <text:p>4200.9892280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642798.5318" calcext:value-type="float">
            <text:p>1455642798.5318</text:p>
          </table:table-cell>
          <table:table-cell office:value-type="float" office:value="208" calcext:value-type="float">
            <text:p>208</text:p>
          </table:table-cell>
          <table:table-cell table:formula="of:=[.B97]-[.B$2]" office:value-type="float" office:value="4.74922323226929" calcext:value-type="float">
            <text:p>4.7492232323</text:p>
          </table:table-cell>
          <table:table-cell table:formula="of:=[.C96]/([.D97]-[.D96])" office:value-type="float" office:value="4196.94726967465" calcext:value-type="float">
            <text:p>4196.94726967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642798.58389" calcext:value-type="float">
            <text:p>1455642798.58389</text:p>
          </table:table-cell>
          <table:table-cell office:value-type="float" office:value="208" calcext:value-type="float">
            <text:p>208</text:p>
          </table:table-cell>
          <table:table-cell table:formula="of:=[.B98]-[.B$2]" office:value-type="float" office:value="4.80131697654724" calcext:value-type="float">
            <text:p>4.8013169765</text:p>
          </table:table-cell>
          <table:table-cell table:formula="of:=[.C97]/([.D98]-[.D97])" office:value-type="float" office:value="3992.80187828666" calcext:value-type="float">
            <text:p>3992.80187828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642798.63234" calcext:value-type="float">
            <text:p>1455642798.63234</text:p>
          </table:table-cell>
          <table:table-cell office:value-type="float" office:value="208" calcext:value-type="float">
            <text:p>208</text:p>
          </table:table-cell>
          <table:table-cell table:formula="of:=[.B99]-[.B$2]" office:value-type="float" office:value="4.84976315498352" calcext:value-type="float">
            <text:p>4.849763155</text:p>
          </table:table-cell>
          <table:table-cell table:formula="of:=[.C98]/([.D99]-[.D98])" office:value-type="float" office:value="4293.42430535734" calcext:value-type="float">
            <text:p>4293.42430535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642798.68203" calcext:value-type="float">
            <text:p>1455642798.68203</text:p>
          </table:table-cell>
          <table:table-cell office:value-type="float" office:value="208" calcext:value-type="float">
            <text:p>208</text:p>
          </table:table-cell>
          <table:table-cell table:formula="of:=[.B100]-[.B$2]" office:value-type="float" office:value="4.89945530891418" calcext:value-type="float">
            <text:p>4.8994553089</text:p>
          </table:table-cell>
          <table:table-cell table:formula="of:=[.C99]/([.D100]-[.D99])" office:value-type="float" office:value="4185.77146585806" calcext:value-type="float">
            <text:p>4185.77146585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642798.73149" calcext:value-type="float">
            <text:p>1455642798.73149</text:p>
          </table:table-cell>
          <table:table-cell office:value-type="float" office:value="208" calcext:value-type="float">
            <text:p>208</text:p>
          </table:table-cell>
          <table:table-cell table:formula="of:=[.B101]-[.B$2]" office:value-type="float" office:value="4.94891881942749" calcext:value-type="float">
            <text:p>4.9489188194</text:p>
          </table:table-cell>
          <table:table-cell table:formula="of:=[.C100]/([.D101]-[.D100])" office:value-type="float" office:value="4205.12005398501" calcext:value-type="float">
            <text:p>4205.120053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642798.78238" calcext:value-type="float">
            <text:p>1455642798.78238</text:p>
          </table:table-cell>
          <table:table-cell office:value-type="float" office:value="208" calcext:value-type="float">
            <text:p>208</text:p>
          </table:table-cell>
          <table:table-cell table:formula="of:=[.B102]-[.B$2]" office:value-type="float" office:value="4.99980878829956" calcext:value-type="float">
            <text:p>4.9998087883</text:p>
          </table:table-cell>
          <table:table-cell table:formula="of:=[.C101]/([.D102]-[.D101])" office:value-type="float" office:value="4087.24950339193" calcext:value-type="float">
            <text:p>4087.24950339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642798.83179" calcext:value-type="float">
            <text:p>1455642798.83179</text:p>
          </table:table-cell>
          <table:table-cell office:value-type="float" office:value="208" calcext:value-type="float">
            <text:p>208</text:p>
          </table:table-cell>
          <table:table-cell table:formula="of:=[.B103]-[.B$2]" office:value-type="float" office:value="5.04921793937683" calcext:value-type="float">
            <text:p>5.0492179394</text:p>
          </table:table-cell>
          <table:table-cell table:formula="of:=[.C102]/([.D103]-[.D102])" office:value-type="float" office:value="4209.74648349474" calcext:value-type="float">
            <text:p>4209.74648349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642798.88399" calcext:value-type="float">
            <text:p>1455642798.88399</text:p>
          </table:table-cell>
          <table:table-cell office:value-type="float" office:value="208" calcext:value-type="float">
            <text:p>208</text:p>
          </table:table-cell>
          <table:table-cell table:formula="of:=[.B104]-[.B$2]" office:value-type="float" office:value="5.10141921043396" calcext:value-type="float">
            <text:p>5.1014192104</text:p>
          </table:table-cell>
          <table:table-cell table:formula="of:=[.C103]/([.D104]-[.D103])" office:value-type="float" office:value="3984.577306027" calcext:value-type="float">
            <text:p>3984.5773060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642798.93264" calcext:value-type="float">
            <text:p>1455642798.93264</text:p>
          </table:table-cell>
          <table:table-cell office:value-type="float" office:value="208" calcext:value-type="float">
            <text:p>208</text:p>
          </table:table-cell>
          <table:table-cell table:formula="of:=[.B105]-[.B$2]" office:value-type="float" office:value="5.15006566047668" calcext:value-type="float">
            <text:p>5.1500656605</text:p>
          </table:table-cell>
          <table:table-cell table:formula="of:=[.C104]/([.D105]-[.D104])" office:value-type="float" office:value="4275.74879189171" calcext:value-type="float">
            <text:p>4275.74879189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642798.98242" calcext:value-type="float">
            <text:p>1455642798.98242</text:p>
          </table:table-cell>
          <table:table-cell office:value-type="float" office:value="208" calcext:value-type="float">
            <text:p>208</text:p>
          </table:table-cell>
          <table:table-cell table:formula="of:=[.B106]-[.B$2]" office:value-type="float" office:value="5.19985032081604" calcext:value-type="float">
            <text:p>5.1998503208</text:p>
          </table:table-cell>
          <table:table-cell table:formula="of:=[.C105]/([.D106]-[.D105])" office:value-type="float" office:value="4177.99375514817" calcext:value-type="float">
            <text:p>4177.99375514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642799.03199" calcext:value-type="float">
            <text:p>1455642799.03199</text:p>
          </table:table-cell>
          <table:table-cell office:value-type="float" office:value="208" calcext:value-type="float">
            <text:p>208</text:p>
          </table:table-cell>
          <table:table-cell table:formula="of:=[.B107]-[.B$2]" office:value-type="float" office:value="5.24941515922546" calcext:value-type="float">
            <text:p>5.2494151592</text:p>
          </table:table-cell>
          <table:table-cell table:formula="of:=[.C106]/([.D107]-[.D106])" office:value-type="float" office:value="4196.52331521478" calcext:value-type="float">
            <text:p>4196.52331521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642799.0828" calcext:value-type="float">
            <text:p>1455642799.0828</text:p>
          </table:table-cell>
          <table:table-cell office:value-type="float" office:value="208" calcext:value-type="float">
            <text:p>208</text:p>
          </table:table-cell>
          <table:table-cell table:formula="of:=[.B108]-[.B$2]" office:value-type="float" office:value="5.30022382736206" calcext:value-type="float">
            <text:p>5.3002238274</text:p>
          </table:table-cell>
          <table:table-cell table:formula="of:=[.C107]/([.D108]-[.D107])" office:value-type="float" office:value="4093.78965496206" calcext:value-type="float">
            <text:p>4093.78965496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642799.13254" calcext:value-type="float">
            <text:p>1455642799.13254</text:p>
          </table:table-cell>
          <table:table-cell office:value-type="float" office:value="208" calcext:value-type="float">
            <text:p>208</text:p>
          </table:table-cell>
          <table:table-cell table:formula="of:=[.B109]-[.B$2]" office:value-type="float" office:value="5.34996604919434" calcext:value-type="float">
            <text:p>5.3499660492</text:p>
          </table:table-cell>
          <table:table-cell table:formula="of:=[.C108]/([.D109]-[.D108])" office:value-type="float" office:value="4181.55828867778" calcext:value-type="float">
            <text:p>4181.55828867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642799.18224" calcext:value-type="float">
            <text:p>1455642799.18224</text:p>
          </table:table-cell>
          <table:table-cell office:value-type="float" office:value="208" calcext:value-type="float">
            <text:p>208</text:p>
          </table:table-cell>
          <table:table-cell table:formula="of:=[.B110]-[.B$2]" office:value-type="float" office:value="5.39966249465942" calcext:value-type="float">
            <text:p>5.3996624947</text:p>
          </table:table-cell>
          <table:table-cell table:formula="of:=[.C109]/([.D110]-[.D109])" office:value-type="float" office:value="4185.41000374205" calcext:value-type="float">
            <text:p>4185.41000374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642799.23202" calcext:value-type="float">
            <text:p>1455642799.23202</text:p>
          </table:table-cell>
          <table:table-cell office:value-type="float" office:value="208" calcext:value-type="float">
            <text:p>208</text:p>
          </table:table-cell>
          <table:table-cell table:formula="of:=[.B111]-[.B$2]" office:value-type="float" office:value="5.44944357872009" calcext:value-type="float">
            <text:p>5.4494435787</text:p>
          </table:table-cell>
          <table:table-cell table:formula="of:=[.C110]/([.D111]-[.D110])" office:value-type="float" office:value="4178.29390269017" calcext:value-type="float">
            <text:p>4178.29390269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642799.28153" calcext:value-type="float">
            <text:p>1455642799.28153</text:p>
          </table:table-cell>
          <table:table-cell office:value-type="float" office:value="208" calcext:value-type="float">
            <text:p>208</text:p>
          </table:table-cell>
          <table:table-cell table:formula="of:=[.B112]-[.B$2]" office:value-type="float" office:value="5.49895787239075" calcext:value-type="float">
            <text:p>5.4989578724</text:p>
          </table:table-cell>
          <table:table-cell table:formula="of:=[.C111]/([.D112]-[.D111])" office:value-type="float" office:value="4200.80717264226" calcext:value-type="float">
            <text:p>4200.80717264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642799.33265" calcext:value-type="float">
            <text:p>1455642799.33265</text:p>
          </table:table-cell>
          <table:table-cell office:value-type="float" office:value="208" calcext:value-type="float">
            <text:p>208</text:p>
          </table:table-cell>
          <table:table-cell table:formula="of:=[.B113]-[.B$2]" office:value-type="float" office:value="5.55007767677307" calcext:value-type="float">
            <text:p>5.5500776768</text:p>
          </table:table-cell>
          <table:table-cell table:formula="of:=[.C112]/([.D113]-[.D112])" office:value-type="float" office:value="4068.87316008432" calcext:value-type="float">
            <text:p>4068.87316008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642799.38231" calcext:value-type="float">
            <text:p>1455642799.38231</text:p>
          </table:table-cell>
          <table:table-cell office:value-type="float" office:value="208" calcext:value-type="float">
            <text:p>208</text:p>
          </table:table-cell>
          <table:table-cell table:formula="of:=[.B114]-[.B$2]" office:value-type="float" office:value="5.5997359752655" calcext:value-type="float">
            <text:p>5.5997359753</text:p>
          </table:table-cell>
          <table:table-cell table:formula="of:=[.C113]/([.D114]-[.D113])" office:value-type="float" office:value="4188.62519084703" calcext:value-type="float">
            <text:p>4188.6251908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642799.43258" calcext:value-type="float">
            <text:p>1455642799.43258</text:p>
          </table:table-cell>
          <table:table-cell office:value-type="float" office:value="208" calcext:value-type="float">
            <text:p>208</text:p>
          </table:table-cell>
          <table:table-cell table:formula="of:=[.B115]-[.B$2]" office:value-type="float" office:value="5.65000224113464" calcext:value-type="float">
            <text:p>5.6500022411</text:p>
          </table:table-cell>
          <table:table-cell table:formula="of:=[.C114]/([.D115]-[.D114])" office:value-type="float" office:value="4137.96402823101" calcext:value-type="float">
            <text:p>4137.9640282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642799.48208" calcext:value-type="float">
            <text:p>1455642799.48208</text:p>
          </table:table-cell>
          <table:table-cell office:value-type="float" office:value="208" calcext:value-type="float">
            <text:p>208</text:p>
          </table:table-cell>
          <table:table-cell table:formula="of:=[.B116]-[.B$2]" office:value-type="float" office:value="5.69950151443481" calcext:value-type="float">
            <text:p>5.6995015144</text:p>
          </table:table-cell>
          <table:table-cell table:formula="of:=[.C115]/([.D116]-[.D115])" office:value-type="float" office:value="4202.08189196349" calcext:value-type="float">
            <text:p>4202.08189196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642799.53203" calcext:value-type="float">
            <text:p>1455642799.53203</text:p>
          </table:table-cell>
          <table:table-cell office:value-type="float" office:value="208" calcext:value-type="float">
            <text:p>208</text:p>
          </table:table-cell>
          <table:table-cell table:formula="of:=[.B117]-[.B$2]" office:value-type="float" office:value="5.74945974349976" calcext:value-type="float">
            <text:p>5.7494597435</text:p>
          </table:table-cell>
          <table:table-cell table:formula="of:=[.C116]/([.D117]-[.D116])" office:value-type="float" office:value="4163.47824758996" calcext:value-type="float">
            <text:p>4163.478247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642799.58169" calcext:value-type="float">
            <text:p>1455642799.58169</text:p>
          </table:table-cell>
          <table:table-cell office:value-type="float" office:value="208" calcext:value-type="float">
            <text:p>208</text:p>
          </table:table-cell>
          <table:table-cell table:formula="of:=[.B118]-[.B$2]" office:value-type="float" office:value="5.79911398887634" calcext:value-type="float">
            <text:p>5.7991139889</text:p>
          </table:table-cell>
          <table:table-cell table:formula="of:=[.C117]/([.D118]-[.D117])" office:value-type="float" office:value="4188.9670948071" calcext:value-type="float">
            <text:p>4188.96709480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642799.63213" calcext:value-type="float">
            <text:p>1455642799.63213</text:p>
          </table:table-cell>
          <table:table-cell office:value-type="float" office:value="216" calcext:value-type="float">
            <text:p>216</text:p>
          </table:table-cell>
          <table:table-cell table:formula="of:=[.B119]-[.B$2]" office:value-type="float" office:value="5.84955739974976" calcext:value-type="float">
            <text:p>5.8495573997</text:p>
          </table:table-cell>
          <table:table-cell table:formula="of:=[.C118]/([.D119]-[.D118])" office:value-type="float" office:value="4123.43250384025" calcext:value-type="float">
            <text:p>4123.43250384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642799.68183" calcext:value-type="float">
            <text:p>1455642799.68183</text:p>
          </table:table-cell>
          <table:table-cell office:value-type="float" office:value="216" calcext:value-type="float">
            <text:p>216</text:p>
          </table:table-cell>
          <table:table-cell table:formula="of:=[.B120]-[.B$2]" office:value-type="float" office:value="5.89925146102905" calcext:value-type="float">
            <text:p>5.899251461</text:p>
          </table:table-cell>
          <table:table-cell table:formula="of:=[.C119]/([.D120]-[.D119])" office:value-type="float" office:value="4346.59583941046" calcext:value-type="float">
            <text:p>4346.59583941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642799.73252" calcext:value-type="float">
            <text:p>1455642799.73252</text:p>
          </table:table-cell>
          <table:table-cell office:value-type="float" office:value="216" calcext:value-type="float">
            <text:p>216</text:p>
          </table:table-cell>
          <table:table-cell table:formula="of:=[.B121]-[.B$2]" office:value-type="float" office:value="5.94994878768921" calcext:value-type="float">
            <text:p>5.9499487877</text:p>
          </table:table-cell>
          <table:table-cell table:formula="of:=[.C120]/([.D121]-[.D120])" office:value-type="float" office:value="4260.57968397291" calcext:value-type="float">
            <text:p>4260.57968397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642799.78231" calcext:value-type="float">
            <text:p>1455642799.78231</text:p>
          </table:table-cell>
          <table:table-cell office:value-type="float" office:value="216" calcext:value-type="float">
            <text:p>216</text:p>
          </table:table-cell>
          <table:table-cell table:formula="of:=[.B122]-[.B$2]" office:value-type="float" office:value="5.99973654747009" calcext:value-type="float">
            <text:p>5.9997365475</text:p>
          </table:table-cell>
          <table:table-cell table:formula="of:=[.C121]/([.D122]-[.D121])" office:value-type="float" office:value="4338.41572608644" calcext:value-type="float">
            <text:p>4338.41572608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642799.83195" calcext:value-type="float">
            <text:p>1455642799.83195</text:p>
          </table:table-cell>
          <table:table-cell office:value-type="float" office:value="216" calcext:value-type="float">
            <text:p>216</text:p>
          </table:table-cell>
          <table:table-cell table:formula="of:=[.B123]-[.B$2]" office:value-type="float" office:value="6.04937887191772" calcext:value-type="float">
            <text:p>6.0493788719</text:p>
          </table:table-cell>
          <table:table-cell table:formula="of:=[.C122]/([.D123]-[.D122])" office:value-type="float" office:value="4351.12582666955" calcext:value-type="float">
            <text:p>4351.12582666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642799.88341" calcext:value-type="float">
            <text:p>1455642799.88341</text:p>
          </table:table-cell>
          <table:table-cell office:value-type="float" office:value="216" calcext:value-type="float">
            <text:p>216</text:p>
          </table:table-cell>
          <table:table-cell table:formula="of:=[.B124]-[.B$2]" office:value-type="float" office:value="6.10084009170532" calcext:value-type="float">
            <text:p>6.1008400917</text:p>
          </table:table-cell>
          <table:table-cell table:formula="of:=[.C123]/([.D124]-[.D123])" office:value-type="float" office:value="4197.33540890643" calcext:value-type="float">
            <text:p>4197.33540890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642799.93221" calcext:value-type="float">
            <text:p>1455642799.93221</text:p>
          </table:table-cell>
          <table:table-cell office:value-type="float" office:value="216" calcext:value-type="float">
            <text:p>216</text:p>
          </table:table-cell>
          <table:table-cell table:formula="of:=[.B125]-[.B$2]" office:value-type="float" office:value="6.14963936805725" calcext:value-type="float">
            <text:p>6.1496393681</text:p>
          </table:table-cell>
          <table:table-cell table:formula="of:=[.C124]/([.D125]-[.D124])" office:value-type="float" office:value="4426.29514508083" calcext:value-type="float">
            <text:p>4426.2951450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642799.98169" calcext:value-type="float">
            <text:p>1455642799.98169</text:p>
          </table:table-cell>
          <table:table-cell office:value-type="float" office:value="224" calcext:value-type="float">
            <text:p>224</text:p>
          </table:table-cell>
          <table:table-cell table:formula="of:=[.B126]-[.B$2]" office:value-type="float" office:value="6.19911074638367" calcext:value-type="float">
            <text:p>6.1991107464</text:p>
          </table:table-cell>
          <table:table-cell table:formula="of:=[.C125]/([.D126]-[.D125])" office:value-type="float" office:value="4366.1609461296" calcext:value-type="float">
            <text:p>4366.16094612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642800.03224" calcext:value-type="float">
            <text:p>1455642800.03224</text:p>
          </table:table-cell>
          <table:table-cell office:value-type="float" office:value="224" calcext:value-type="float">
            <text:p>224</text:p>
          </table:table-cell>
          <table:table-cell table:formula="of:=[.B127]-[.B$2]" office:value-type="float" office:value="6.24966073036194" calcext:value-type="float">
            <text:p>6.2496607304</text:p>
          </table:table-cell>
          <table:table-cell table:formula="of:=[.C126]/([.D127]-[.D126])" office:value-type="float" office:value="4431.25758647688" calcext:value-type="float">
            <text:p>4431.25758647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642800.08172" calcext:value-type="float">
            <text:p>1455642800.08172</text:p>
          </table:table-cell>
          <table:table-cell office:value-type="float" office:value="224" calcext:value-type="float">
            <text:p>224</text:p>
          </table:table-cell>
          <table:table-cell table:formula="of:=[.B128]-[.B$2]" office:value-type="float" office:value="6.29915022850037" calcext:value-type="float">
            <text:p>6.2991502285</text:p>
          </table:table-cell>
          <table:table-cell table:formula="of:=[.C127]/([.D128]-[.D127])" office:value-type="float" office:value="4526.21280121788" calcext:value-type="float">
            <text:p>4526.21280121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642800.13249" calcext:value-type="float">
            <text:p>1455642800.13249</text:p>
          </table:table-cell>
          <table:table-cell office:value-type="float" office:value="224" calcext:value-type="float">
            <text:p>224</text:p>
          </table:table-cell>
          <table:table-cell table:formula="of:=[.B129]-[.B$2]" office:value-type="float" office:value="6.34991765022278" calcext:value-type="float">
            <text:p>6.3499176502</text:p>
          </table:table-cell>
          <table:table-cell table:formula="of:=[.C128]/([.D129]-[.D128])" office:value-type="float" office:value="4412.27843369307" calcext:value-type="float">
            <text:p>4412.27843369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642800.18245" calcext:value-type="float">
            <text:p>1455642800.18245</text:p>
          </table:table-cell>
          <table:table-cell office:value-type="float" office:value="224" calcext:value-type="float">
            <text:p>224</text:p>
          </table:table-cell>
          <table:table-cell table:formula="of:=[.B130]-[.B$2]" office:value-type="float" office:value="6.39988017082214" calcext:value-type="float">
            <text:p>6.3998801708</text:p>
          </table:table-cell>
          <table:table-cell table:formula="of:=[.C129]/([.D130]-[.D129])" office:value-type="float" office:value="4483.36067341738" calcext:value-type="float">
            <text:p>4483.36067341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642800.23269" calcext:value-type="float">
            <text:p>1455642800.23269</text:p>
          </table:table-cell>
          <table:table-cell office:value-type="float" office:value="224" calcext:value-type="float">
            <text:p>224</text:p>
          </table:table-cell>
          <table:table-cell table:formula="of:=[.B131]-[.B$2]" office:value-type="float" office:value="6.45011496543884" calcext:value-type="float">
            <text:p>6.4501149654</text:p>
          </table:table-cell>
          <table:table-cell table:formula="of:=[.C130]/([.D131]-[.D130])" office:value-type="float" office:value="4459.06073089701" calcext:value-type="float">
            <text:p>4459.0607308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642800.2822" calcext:value-type="float">
            <text:p>1455642800.2822</text:p>
          </table:table-cell>
          <table:table-cell office:value-type="float" office:value="232" calcext:value-type="float">
            <text:p>232</text:p>
          </table:table-cell>
          <table:table-cell table:formula="of:=[.B132]-[.B$2]" office:value-type="float" office:value="6.49962949752808" calcext:value-type="float">
            <text:p>6.4996294975</text:p>
          </table:table-cell>
          <table:table-cell table:formula="of:=[.C131]/([.D132]-[.D131])" office:value-type="float" office:value="4523.92440256357" calcext:value-type="float">
            <text:p>4523.92440256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642800.33163" calcext:value-type="float">
            <text:p>1455642800.33163</text:p>
          </table:table-cell>
          <table:table-cell office:value-type="float" office:value="232" calcext:value-type="float">
            <text:p>232</text:p>
          </table:table-cell>
          <table:table-cell table:formula="of:=[.B133]-[.B$2]" office:value-type="float" office:value="6.54905462265015" calcext:value-type="float">
            <text:p>6.5490546227</text:p>
          </table:table-cell>
          <table:table-cell table:formula="of:=[.C132]/([.D133]-[.D132])" office:value-type="float" office:value="4693.96889592097" calcext:value-type="float">
            <text:p>4693.9688959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642800.38227" calcext:value-type="float">
            <text:p>1455642800.38227</text:p>
          </table:table-cell>
          <table:table-cell office:value-type="float" office:value="232" calcext:value-type="float">
            <text:p>232</text:p>
          </table:table-cell>
          <table:table-cell table:formula="of:=[.B134]-[.B$2]" office:value-type="float" office:value="6.59969282150269" calcext:value-type="float">
            <text:p>6.5996928215</text:p>
          </table:table-cell>
          <table:table-cell table:formula="of:=[.C133]/([.D134]-[.D133])" office:value-type="float" office:value="4581.52156390071" calcext:value-type="float">
            <text:p>4581.52156390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642800.43165" calcext:value-type="float">
            <text:p>1455642800.43165</text:p>
          </table:table-cell>
          <table:table-cell office:value-type="float" office:value="232" calcext:value-type="float">
            <text:p>232</text:p>
          </table:table-cell>
          <table:table-cell table:formula="of:=[.B135]-[.B$2]" office:value-type="float" office:value="6.6490740776062" calcext:value-type="float">
            <text:p>6.6490740776</text:p>
          </table:table-cell>
          <table:table-cell table:formula="of:=[.C134]/([.D135]-[.D134])" office:value-type="float" office:value="4698.13889532638" calcext:value-type="float">
            <text:p>4698.13889532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642800.48247" calcext:value-type="float">
            <text:p>1455642800.48247</text:p>
          </table:table-cell>
          <table:table-cell office:value-type="float" office:value="232" calcext:value-type="float">
            <text:p>232</text:p>
          </table:table-cell>
          <table:table-cell table:formula="of:=[.B136]-[.B$2]" office:value-type="float" office:value="6.69989919662476" calcext:value-type="float">
            <text:p>6.6998991966</text:p>
          </table:table-cell>
          <table:table-cell table:formula="of:=[.C135]/([.D136]-[.D135])" office:value-type="float" office:value="4564.67204563366" calcext:value-type="float">
            <text:p>4564.67204563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642800.53205" calcext:value-type="float">
            <text:p>1455642800.53205</text:p>
          </table:table-cell>
          <table:table-cell office:value-type="float" office:value="240" calcext:value-type="float">
            <text:p>240</text:p>
          </table:table-cell>
          <table:table-cell table:formula="of:=[.B137]-[.B$2]" office:value-type="float" office:value="6.74947547912598" calcext:value-type="float">
            <text:p>6.7494754791</text:p>
          </table:table-cell>
          <table:table-cell table:formula="of:=[.C136]/([.D137]-[.D136])" office:value-type="float" office:value="4679.65705162116" calcext:value-type="float">
            <text:p>4679.65705162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642800.58171" calcext:value-type="float">
            <text:p>1455642800.58171</text:p>
          </table:table-cell>
          <table:table-cell office:value-type="float" office:value="240" calcext:value-type="float">
            <text:p>240</text:p>
          </table:table-cell>
          <table:table-cell table:formula="of:=[.B138]-[.B$2]" office:value-type="float" office:value="6.79913711547852" calcext:value-type="float">
            <text:p>6.7991371155</text:p>
          </table:table-cell>
          <table:table-cell table:formula="of:=[.C137]/([.D138]-[.D137])" office:value-type="float" office:value="4832.70422859777" calcext:value-type="float">
            <text:p>4832.70422859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642800.6321" calcext:value-type="float">
            <text:p>1455642800.6321</text:p>
          </table:table-cell>
          <table:table-cell office:value-type="float" office:value="240" calcext:value-type="float">
            <text:p>240</text:p>
          </table:table-cell>
          <table:table-cell table:formula="of:=[.B139]-[.B$2]" office:value-type="float" office:value="6.84952259063721" calcext:value-type="float">
            <text:p>6.8495225906</text:p>
          </table:table-cell>
          <table:table-cell table:formula="of:=[.C138]/([.D139]-[.D138])" office:value-type="float" office:value="4763.27749701891" calcext:value-type="float">
            <text:p>4763.27749701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642800.6827" calcext:value-type="float">
            <text:p>1455642800.6827</text:p>
          </table:table-cell>
          <table:table-cell office:value-type="float" office:value="240" calcext:value-type="float">
            <text:p>240</text:p>
          </table:table-cell>
          <table:table-cell table:formula="of:=[.B140]-[.B$2]" office:value-type="float" office:value="6.90012168884277" calcext:value-type="float">
            <text:p>6.9001216888</text:p>
          </table:table-cell>
          <table:table-cell table:formula="of:=[.C139]/([.D140]-[.D139])" office:value-type="float" office:value="4743.16753680005" calcext:value-type="float">
            <text:p>4743.1675368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642800.73205" calcext:value-type="float">
            <text:p>1455642800.73205</text:p>
          </table:table-cell>
          <table:table-cell office:value-type="float" office:value="240" calcext:value-type="float">
            <text:p>240</text:p>
          </table:table-cell>
          <table:table-cell table:formula="of:=[.B141]-[.B$2]" office:value-type="float" office:value="6.94947123527527" calcext:value-type="float">
            <text:p>6.9494712353</text:p>
          </table:table-cell>
          <table:table-cell table:formula="of:=[.C140]/([.D141]-[.D140])" office:value-type="float" office:value="4863.26658195925" calcext:value-type="float">
            <text:p>4863.26658195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642800.78268" calcext:value-type="float">
            <text:p>1455642800.78268</text:p>
          </table:table-cell>
          <table:table-cell office:value-type="float" office:value="248" calcext:value-type="float">
            <text:p>248</text:p>
          </table:table-cell>
          <table:table-cell table:formula="of:=[.B142]-[.B$2]" office:value-type="float" office:value="7.00010371208191" calcext:value-type="float">
            <text:p>7.0001037121</text:p>
          </table:table-cell>
          <table:table-cell table:formula="of:=[.C141]/([.D142]-[.D141])" office:value-type="float" office:value="4740.04068409553" calcext:value-type="float">
            <text:p>4740.04068409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642800.83211" calcext:value-type="float">
            <text:p>1455642800.83211</text:p>
          </table:table-cell>
          <table:table-cell office:value-type="float" office:value="248" calcext:value-type="float">
            <text:p>248</text:p>
          </table:table-cell>
          <table:table-cell table:formula="of:=[.B143]-[.B$2]" office:value-type="float" office:value="7.04953622817993" calcext:value-type="float">
            <text:p>7.0495362282</text:p>
          </table:table-cell>
          <table:table-cell table:formula="of:=[.C142]/([.D143]-[.D142])" office:value-type="float" office:value="5016.9406612487" calcext:value-type="float">
            <text:p>5016.94066124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642800.88183" calcext:value-type="float">
            <text:p>1455642800.88183</text:p>
          </table:table-cell>
          <table:table-cell office:value-type="float" office:value="248" calcext:value-type="float">
            <text:p>248</text:p>
          </table:table-cell>
          <table:table-cell table:formula="of:=[.B144]-[.B$2]" office:value-type="float" office:value="7.09925770759583" calcext:value-type="float">
            <text:p>7.0992577076</text:p>
          </table:table-cell>
          <table:table-cell table:formula="of:=[.C143]/([.D144]-[.D143])" office:value-type="float" office:value="4987.78401031902" calcext:value-type="float">
            <text:p>4987.7840103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642800.93251" calcext:value-type="float">
            <text:p>1455642800.93251</text:p>
          </table:table-cell>
          <table:table-cell office:value-type="float" office:value="248" calcext:value-type="float">
            <text:p>248</text:p>
          </table:table-cell>
          <table:table-cell table:formula="of:=[.B145]-[.B$2]" office:value-type="float" office:value="7.14993762969971" calcext:value-type="float">
            <text:p>7.1499376297</text:p>
          </table:table-cell>
          <table:table-cell table:formula="of:=[.C144]/([.D145]-[.D144])" office:value-type="float" office:value="4893.45661367945" calcext:value-type="float">
            <text:p>4893.45661367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642800.98188" calcext:value-type="float">
            <text:p>1455642800.98188</text:p>
          </table:table-cell>
          <table:table-cell office:value-type="float" office:value="248" calcext:value-type="float">
            <text:p>248</text:p>
          </table:table-cell>
          <table:table-cell table:formula="of:=[.B146]-[.B$2]" office:value-type="float" office:value="7.19930481910706" calcext:value-type="float">
            <text:p>7.1993048191</text:p>
          </table:table-cell>
          <table:table-cell table:formula="of:=[.C145]/([.D146]-[.D145])" office:value-type="float" office:value="5023.57948623835" calcext:value-type="float">
            <text:p>5023.57948623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642801.03255" calcext:value-type="float">
            <text:p>1455642801.03255</text:p>
          </table:table-cell>
          <table:table-cell office:value-type="float" office:value="256" calcext:value-type="float">
            <text:p>256</text:p>
          </table:table-cell>
          <table:table-cell table:formula="of:=[.B147]-[.B$2]" office:value-type="float" office:value="7.24997639656067" calcext:value-type="float">
            <text:p>7.2499763966</text:p>
          </table:table-cell>
          <table:table-cell table:formula="of:=[.C146]/([.D147]-[.D146])" office:value-type="float" office:value="4894.26247341577" calcext:value-type="float">
            <text:p>4894.26247341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642801.08201" calcext:value-type="float">
            <text:p>1455642801.08201</text:p>
          </table:table-cell>
          <table:table-cell office:value-type="float" office:value="256" calcext:value-type="float">
            <text:p>256</text:p>
          </table:table-cell>
          <table:table-cell table:formula="of:=[.B148]-[.B$2]" office:value-type="float" office:value="7.29943990707397" calcext:value-type="float">
            <text:p>7.2994399071</text:p>
          </table:table-cell>
          <table:table-cell table:formula="of:=[.C147]/([.D148]-[.D147])" office:value-type="float" office:value="5175.5323741354" calcext:value-type="float">
            <text:p>5175.53237413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642801.13264" calcext:value-type="float">
            <text:p>1455642801.13264</text:p>
          </table:table-cell>
          <table:table-cell office:value-type="float" office:value="256" calcext:value-type="float">
            <text:p>256</text:p>
          </table:table-cell>
          <table:table-cell table:formula="of:=[.B149]-[.B$2]" office:value-type="float" office:value="7.35006213188171" calcext:value-type="float">
            <text:p>7.3500621319</text:p>
          </table:table-cell>
          <table:table-cell table:formula="of:=[.C148]/([.D149]-[.D148])" office:value-type="float" office:value="5057.06734487225" calcext:value-type="float">
            <text:p>5057.06734487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642801.18198" calcext:value-type="float">
            <text:p>1455642801.18198</text:p>
          </table:table-cell>
          <table:table-cell office:value-type="float" office:value="256" calcext:value-type="float">
            <text:p>256</text:p>
          </table:table-cell>
          <table:table-cell table:formula="of:=[.B150]-[.B$2]" office:value-type="float" office:value="7.3994038105011" calcext:value-type="float">
            <text:p>7.3994038105</text:p>
          </table:table-cell>
          <table:table-cell table:formula="of:=[.C149]/([.D150]-[.D149])" office:value-type="float" office:value="5188.31152816568" calcext:value-type="float">
            <text:p>5188.31152816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642801.23262" calcext:value-type="float">
            <text:p>1455642801.23262</text:p>
          </table:table-cell>
          <table:table-cell office:value-type="float" office:value="256" calcext:value-type="float">
            <text:p>256</text:p>
          </table:table-cell>
          <table:table-cell table:formula="of:=[.B151]-[.B$2]" office:value-type="float" office:value="7.45004796981812" calcext:value-type="float">
            <text:p>7.4500479698</text:p>
          </table:table-cell>
          <table:table-cell table:formula="of:=[.C150]/([.D151]-[.D150])" office:value-type="float" office:value="5054.87707669349" calcext:value-type="float">
            <text:p>5054.87707669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642801.28218" calcext:value-type="float">
            <text:p>1455642801.28218</text:p>
          </table:table-cell>
          <table:table-cell office:value-type="float" office:value="264" calcext:value-type="float">
            <text:p>264</text:p>
          </table:table-cell>
          <table:table-cell table:formula="of:=[.B152]-[.B$2]" office:value-type="float" office:value="7.49960255622864" calcext:value-type="float">
            <text:p>7.4996025562</text:p>
          </table:table-cell>
          <table:table-cell table:formula="of:=[.C151]/([.D152]-[.D151])" office:value-type="float" office:value="5166.02031301871" calcext:value-type="float">
            <text:p>5166.02031301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642801.33147" calcext:value-type="float">
            <text:p>1455642801.33147</text:p>
          </table:table-cell>
          <table:table-cell office:value-type="float" office:value="264" calcext:value-type="float">
            <text:p>264</text:p>
          </table:table-cell>
          <table:table-cell table:formula="of:=[.B153]-[.B$2]" office:value-type="float" office:value="7.54889988899231" calcext:value-type="float">
            <text:p>7.548899889</text:p>
          </table:table-cell>
          <table:table-cell table:formula="of:=[.C152]/([.D153]-[.D152])" office:value-type="float" office:value="5355.25930511491" calcext:value-type="float">
            <text:p>5355.25930511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642801.38216" calcext:value-type="float">
            <text:p>1455642801.38216</text:p>
          </table:table-cell>
          <table:table-cell office:value-type="float" office:value="264" calcext:value-type="float">
            <text:p>264</text:p>
          </table:table-cell>
          <table:table-cell table:formula="of:=[.B154]-[.B$2]" office:value-type="float" office:value="7.59958219528198" calcext:value-type="float">
            <text:p>7.5995821953</text:p>
          </table:table-cell>
          <table:table-cell table:formula="of:=[.C153]/([.D154]-[.D153])" office:value-type="float" office:value="5208.91844366982" calcext:value-type="float">
            <text:p>5208.91844366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642801.4314" calcext:value-type="float">
            <text:p>1455642801.4314</text:p>
          </table:table-cell>
          <table:table-cell office:value-type="float" office:value="264" calcext:value-type="float">
            <text:p>264</text:p>
          </table:table-cell>
          <table:table-cell table:formula="of:=[.B155]-[.B$2]" office:value-type="float" office:value="7.6488242149353" calcext:value-type="float">
            <text:p>7.6488242149</text:p>
          </table:table-cell>
          <table:table-cell table:formula="of:=[.C154]/([.D155]-[.D154])" office:value-type="float" office:value="5361.27481891777" calcext:value-type="float">
            <text:p>5361.27481891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642801.4821" calcext:value-type="float">
            <text:p>1455642801.4821</text:p>
          </table:table-cell>
          <table:table-cell office:value-type="float" office:value="264" calcext:value-type="float">
            <text:p>264</text:p>
          </table:table-cell>
          <table:table-cell table:formula="of:=[.B156]-[.B$2]" office:value-type="float" office:value="7.69952654838562" calcext:value-type="float">
            <text:p>7.6995265484</text:p>
          </table:table-cell>
          <table:table-cell table:formula="of:=[.C155]/([.D156]-[.D155])" office:value-type="float" office:value="5206.8609477055" calcext:value-type="float">
            <text:p>5206.86094770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642801.53252" calcext:value-type="float">
            <text:p>1455642801.53252</text:p>
          </table:table-cell>
          <table:table-cell office:value-type="float" office:value="272" calcext:value-type="float">
            <text:p>272</text:p>
          </table:table-cell>
          <table:table-cell table:formula="of:=[.B157]-[.B$2]" office:value-type="float" office:value="7.7499475479126" calcext:value-type="float">
            <text:p>7.7499475479</text:p>
          </table:table-cell>
          <table:table-cell table:formula="of:=[.C156]/([.D157]-[.D156])" office:value-type="float" office:value="5235.91365654598" calcext:value-type="float">
            <text:p>5235.9136565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642801.58214" calcext:value-type="float">
            <text:p>1455642801.58214</text:p>
          </table:table-cell>
          <table:table-cell office:value-type="float" office:value="272" calcext:value-type="float">
            <text:p>272</text:p>
          </table:table-cell>
          <table:table-cell table:formula="of:=[.B158]-[.B$2]" office:value-type="float" office:value="7.79956793785095" calcext:value-type="float">
            <text:p>7.7995679379</text:p>
          </table:table-cell>
          <table:table-cell table:formula="of:=[.C157]/([.D158]-[.D157])" office:value-type="float" office:value="5481.61754347189" calcext:value-type="float">
            <text:p>5481.61754347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642801.63158" calcext:value-type="float">
            <text:p>1455642801.63158</text:p>
          </table:table-cell>
          <table:table-cell office:value-type="float" office:value="272" calcext:value-type="float">
            <text:p>272</text:p>
          </table:table-cell>
          <table:table-cell table:formula="of:=[.B159]-[.B$2]" office:value-type="float" office:value="7.84900879859924" calcext:value-type="float">
            <text:p>7.8490087986</text:p>
          </table:table-cell>
          <table:table-cell table:formula="of:=[.C158]/([.D159]-[.D158])" office:value-type="float" office:value="5501.52234170806" calcext:value-type="float">
            <text:p>5501.52234170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642801.68216" calcext:value-type="float">
            <text:p>1455642801.68216</text:p>
          </table:table-cell>
          <table:table-cell office:value-type="float" office:value="272" calcext:value-type="float">
            <text:p>272</text:p>
          </table:table-cell>
          <table:table-cell table:formula="of:=[.B160]-[.B$2]" office:value-type="float" office:value="7.89958906173706" calcext:value-type="float">
            <text:p>7.8995890617</text:p>
          </table:table-cell>
          <table:table-cell table:formula="of:=[.C159]/([.D160]-[.D159])" office:value-type="float" office:value="5377.5916360671" calcext:value-type="float">
            <text:p>5377.59163606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642801.73161" calcext:value-type="float">
            <text:p>1455642801.73161</text:p>
          </table:table-cell>
          <table:table-cell office:value-type="float" office:value="272" calcext:value-type="float">
            <text:p>272</text:p>
          </table:table-cell>
          <table:table-cell table:formula="of:=[.B161]-[.B$2]" office:value-type="float" office:value="7.94903779029846" calcext:value-type="float">
            <text:p>7.9490377903</text:p>
          </table:table-cell>
          <table:table-cell table:formula="of:=[.C160]/([.D161]-[.D160])" office:value-type="float" office:value="5500.64699160571" calcext:value-type="float">
            <text:p>5500.64699160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642801.78201" calcext:value-type="float">
            <text:p>1455642801.78201</text:p>
          </table:table-cell>
          <table:table-cell office:value-type="float" office:value="280" calcext:value-type="float">
            <text:p>280</text:p>
          </table:table-cell>
          <table:table-cell table:formula="of:=[.B162]-[.B$2]" office:value-type="float" office:value="7.99943590164185" calcext:value-type="float">
            <text:p>7.9994359016</text:p>
          </table:table-cell>
          <table:table-cell table:formula="of:=[.C161]/([.D162]-[.D161])" office:value-type="float" office:value="5397.0276415072" calcext:value-type="float">
            <text:p>5397.02764150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642801.83177" calcext:value-type="float">
            <text:p>1455642801.83177</text:p>
          </table:table-cell>
          <table:table-cell office:value-type="float" office:value="280" calcext:value-type="float">
            <text:p>280</text:p>
          </table:table-cell>
          <table:table-cell table:formula="of:=[.B163]-[.B$2]" office:value-type="float" office:value="8.04919934272766" calcext:value-type="float">
            <text:p>8.0491993427</text:p>
          </table:table-cell>
          <table:table-cell table:formula="of:=[.C162]/([.D163]-[.D162])" office:value-type="float" office:value="5626.62054493276" calcext:value-type="float">
            <text:p>5626.62054493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642801.88239" calcext:value-type="float">
            <text:p>1455642801.88239</text:p>
          </table:table-cell>
          <table:table-cell office:value-type="float" office:value="280" calcext:value-type="float">
            <text:p>280</text:p>
          </table:table-cell>
          <table:table-cell table:formula="of:=[.B164]-[.B$2]" office:value-type="float" office:value="8.09981822967529" calcext:value-type="float">
            <text:p>8.0998182297</text:p>
          </table:table-cell>
          <table:table-cell table:formula="of:=[.C163]/([.D164]-[.D163])" office:value-type="float" office:value="5531.53213917319" calcext:value-type="float">
            <text:p>5531.53213917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642801.93235" calcext:value-type="float">
            <text:p>1455642801.93235</text:p>
          </table:table-cell>
          <table:table-cell office:value-type="float" office:value="280" calcext:value-type="float">
            <text:p>280</text:p>
          </table:table-cell>
          <table:table-cell table:formula="of:=[.B165]-[.B$2]" office:value-type="float" office:value="8.14977431297302" calcext:value-type="float">
            <text:p>8.149774313</text:p>
          </table:table-cell>
          <table:table-cell table:formula="of:=[.C164]/([.D165]-[.D164])" office:value-type="float" office:value="5604.92299468814" calcext:value-type="float">
            <text:p>5604.92299468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642801.98176" calcext:value-type="float">
            <text:p>1455642801.98176</text:p>
          </table:table-cell>
          <table:table-cell office:value-type="float" office:value="280" calcext:value-type="float">
            <text:p>280</text:p>
          </table:table-cell>
          <table:table-cell table:formula="of:=[.B166]-[.B$2]" office:value-type="float" office:value="8.19918155670166" calcext:value-type="float">
            <text:p>8.1991815567</text:p>
          </table:table-cell>
          <table:table-cell table:formula="of:=[.C165]/([.D166]-[.D165])" office:value-type="float" office:value="5667.18519126184" calcext:value-type="float">
            <text:p>5667.18519126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642802.03249" calcext:value-type="float">
            <text:p>1455642802.03249</text:p>
          </table:table-cell>
          <table:table-cell office:value-type="float" office:value="280" calcext:value-type="float">
            <text:p>280</text:p>
          </table:table-cell>
          <table:table-cell table:formula="of:=[.B167]-[.B$2]" office:value-type="float" office:value="8.24991631507874" calcext:value-type="float">
            <text:p>8.2499163151</text:p>
          </table:table-cell>
          <table:table-cell table:formula="of:=[.C166]/([.D167]-[.D166])" office:value-type="float" office:value="5518.89885665681" calcext:value-type="float">
            <text:p>5518.89885665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642802.0824" calcext:value-type="float">
            <text:p>1455642802.0824</text:p>
          </table:table-cell>
          <table:table-cell office:value-type="float" office:value="288" calcext:value-type="float">
            <text:p>288</text:p>
          </table:table-cell>
          <table:table-cell table:formula="of:=[.B168]-[.B$2]" office:value-type="float" office:value="8.29982113838196" calcext:value-type="float">
            <text:p>8.2998211384</text:p>
          </table:table-cell>
          <table:table-cell table:formula="of:=[.C167]/([.D168]-[.D167])" office:value-type="float" office:value="5610.68012000994" calcext:value-type="float">
            <text:p>5610.68012000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642802.13205" calcext:value-type="float">
            <text:p>1455642802.13205</text:p>
          </table:table-cell>
          <table:table-cell office:value-type="float" office:value="288" calcext:value-type="float">
            <text:p>288</text:p>
          </table:table-cell>
          <table:table-cell table:formula="of:=[.B169]-[.B$2]" office:value-type="float" office:value="8.34948039054871" calcext:value-type="float">
            <text:p>8.3494803905</text:p>
          </table:table-cell>
          <table:table-cell table:formula="of:=[.C168]/([.D169]-[.D168])" office:value-type="float" office:value="5799.5235013395" calcext:value-type="float">
            <text:p>5799.52350133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642802.18178" calcext:value-type="float">
            <text:p>1455642802.18178</text:p>
          </table:table-cell>
          <table:table-cell office:value-type="float" office:value="288" calcext:value-type="float">
            <text:p>288</text:p>
          </table:table-cell>
          <table:table-cell table:formula="of:=[.B170]-[.B$2]" office:value-type="float" office:value="8.3992030620575" calcext:value-type="float">
            <text:p>8.3992030621</text:p>
          </table:table-cell>
          <table:table-cell table:formula="of:=[.C169]/([.D170]-[.D169])" office:value-type="float" office:value="5792.12643369519" calcext:value-type="float">
            <text:p>5792.12643369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642802.23249" calcext:value-type="float">
            <text:p>1455642802.23249</text:p>
          </table:table-cell>
          <table:table-cell office:value-type="float" office:value="288" calcext:value-type="float">
            <text:p>288</text:p>
          </table:table-cell>
          <table:table-cell table:formula="of:=[.B171]-[.B$2]" office:value-type="float" office:value="8.44991421699524" calcext:value-type="float">
            <text:p>8.449914217</text:p>
          </table:table-cell>
          <table:table-cell table:formula="of:=[.C170]/([.D171]-[.D170])" office:value-type="float" office:value="5679.22383849402" calcext:value-type="float">
            <text:p>5679.2238384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642802.28256" calcext:value-type="float">
            <text:p>1455642802.28256</text:p>
          </table:table-cell>
          <table:table-cell office:value-type="float" office:value="288" calcext:value-type="float">
            <text:p>288</text:p>
          </table:table-cell>
          <table:table-cell table:formula="of:=[.B172]-[.B$2]" office:value-type="float" office:value="8.4999852180481" calcext:value-type="float">
            <text:p>8.499985218</text:p>
          </table:table-cell>
          <table:table-cell table:formula="of:=[.C171]/([.D172]-[.D171])" office:value-type="float" office:value="5751.83227704952" calcext:value-type="float">
            <text:p>5751.83227704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642802.33211" calcext:value-type="float">
            <text:p>1455642802.33211</text:p>
          </table:table-cell>
          <table:table-cell office:value-type="float" office:value="288" calcext:value-type="float">
            <text:p>288</text:p>
          </table:table-cell>
          <table:table-cell table:formula="of:=[.B173]-[.B$2]" office:value-type="float" office:value="8.54953050613403" calcext:value-type="float">
            <text:p>8.5495305061</text:p>
          </table:table-cell>
          <table:table-cell table:formula="of:=[.C172]/([.D173]-[.D172])" office:value-type="float" office:value="5812.86356636896" calcext:value-type="float">
            <text:p>5812.8635663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642802.38197" calcext:value-type="float">
            <text:p>1455642802.38197</text:p>
          </table:table-cell>
          <table:table-cell office:value-type="float" office:value="288" calcext:value-type="float">
            <text:p>288</text:p>
          </table:table-cell>
          <table:table-cell table:formula="of:=[.B174]-[.B$2]" office:value-type="float" office:value="8.59939336776733" calcext:value-type="float">
            <text:p>8.5993933678</text:p>
          </table:table-cell>
          <table:table-cell table:formula="of:=[.C173]/([.D174]-[.D173])" office:value-type="float" office:value="5775.84179018839" calcext:value-type="float">
            <text:p>5775.84179018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642802.4325" calcext:value-type="float">
            <text:p>1455642802.4325</text:p>
          </table:table-cell>
          <table:table-cell office:value-type="float" office:value="296" calcext:value-type="float">
            <text:p>296</text:p>
          </table:table-cell>
          <table:table-cell table:formula="of:=[.B175]-[.B$2]" office:value-type="float" office:value="8.64992499351501" calcext:value-type="float">
            <text:p>8.6499249935</text:p>
          </table:table-cell>
          <table:table-cell table:formula="of:=[.C174]/([.D175]-[.D174])" office:value-type="float" office:value="5699.40103328694" calcext:value-type="float">
            <text:p>5699.40103328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642802.48204" calcext:value-type="float">
            <text:p>1455642802.48204</text:p>
          </table:table-cell>
          <table:table-cell office:value-type="float" office:value="296" calcext:value-type="float">
            <text:p>296</text:p>
          </table:table-cell>
          <table:table-cell table:formula="of:=[.B176]-[.B$2]" office:value-type="float" office:value="8.69946932792664" calcext:value-type="float">
            <text:p>8.6994693279</text:p>
          </table:table-cell>
          <table:table-cell table:formula="of:=[.C175]/([.D176]-[.D175])" office:value-type="float" office:value="5974.44699813286" calcext:value-type="float">
            <text:p>5974.44699813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642802.53149" calcext:value-type="float">
            <text:p>1455642802.53149</text:p>
          </table:table-cell>
          <table:table-cell office:value-type="float" office:value="296" calcext:value-type="float">
            <text:p>296</text:p>
          </table:table-cell>
          <table:table-cell table:formula="of:=[.B177]-[.B$2]" office:value-type="float" office:value="8.74891924858093" calcext:value-type="float">
            <text:p>8.7489192486</text:p>
          </table:table-cell>
          <table:table-cell table:formula="of:=[.C176]/([.D177]-[.D176])" office:value-type="float" office:value="5985.85389184602" calcext:value-type="float">
            <text:p>5985.8538918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642802.58213" calcext:value-type="float">
            <text:p>1455642802.58213</text:p>
          </table:table-cell>
          <table:table-cell office:value-type="float" office:value="296" calcext:value-type="float">
            <text:p>296</text:p>
          </table:table-cell>
          <table:table-cell table:formula="of:=[.B178]-[.B$2]" office:value-type="float" office:value="8.799556016922" calcext:value-type="float">
            <text:p>8.7995560169</text:p>
          </table:table-cell>
          <table:table-cell table:formula="of:=[.C177]/([.D178]-[.D177])" office:value-type="float" office:value="5845.55471641257" calcext:value-type="float">
            <text:p>5845.55471641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642802.6319" calcext:value-type="float">
            <text:p>1455642802.6319</text:p>
          </table:table-cell>
          <table:table-cell office:value-type="float" office:value="296" calcext:value-type="float">
            <text:p>296</text:p>
          </table:table-cell>
          <table:table-cell table:formula="of:=[.B179]-[.B$2]" office:value-type="float" office:value="8.84932136535645" calcext:value-type="float">
            <text:p>8.8493213654</text:p>
          </table:table-cell>
          <table:table-cell table:formula="of:=[.C178]/([.D179]-[.D178])" office:value-type="float" office:value="5947.9137454427" calcext:value-type="float">
            <text:p>5947.91374544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642802.68241" calcext:value-type="float">
            <text:p>1455642802.68241</text:p>
          </table:table-cell>
          <table:table-cell office:value-type="float" office:value="296" calcext:value-type="float">
            <text:p>296</text:p>
          </table:table-cell>
          <table:table-cell table:formula="of:=[.B180]-[.B$2]" office:value-type="float" office:value="8.89983415603638" calcext:value-type="float">
            <text:p>8.899834156</text:p>
          </table:table-cell>
          <table:table-cell table:formula="of:=[.C179]/([.D180]-[.D179])" office:value-type="float" office:value="5859.90193801743" calcext:value-type="float">
            <text:p>5859.90193801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642802.73195" calcext:value-type="float">
            <text:p>1455642802.73195</text:p>
          </table:table-cell>
          <table:table-cell office:value-type="float" office:value="296" calcext:value-type="float">
            <text:p>296</text:p>
          </table:table-cell>
          <table:table-cell table:formula="of:=[.B181]-[.B$2]" office:value-type="float" office:value="8.949378490448" calcext:value-type="float">
            <text:p>8.9493784904</text:p>
          </table:table-cell>
          <table:table-cell table:formula="of:=[.C180]/([.D181]-[.D180])" office:value-type="float" office:value="5974.44699813286" calcext:value-type="float">
            <text:p>5974.44699813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642802.78407" calcext:value-type="float">
            <text:p>1455642802.78407</text:p>
          </table:table-cell>
          <table:table-cell office:value-type="float" office:value="296" calcext:value-type="float">
            <text:p>296</text:p>
          </table:table-cell>
          <table:table-cell table:formula="of:=[.B182]-[.B$2]" office:value-type="float" office:value="9.0014979839325" calcext:value-type="float">
            <text:p>9.0014979839</text:p>
          </table:table-cell>
          <table:table-cell table:formula="of:=[.C181]/([.D182]-[.D181])" office:value-type="float" office:value="5679.25703437707" calcext:value-type="float">
            <text:p>5679.25703437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642802.83182" calcext:value-type="float">
            <text:p>1455642802.83182</text:p>
          </table:table-cell>
          <table:table-cell office:value-type="float" office:value="296" calcext:value-type="float">
            <text:p>296</text:p>
          </table:table-cell>
          <table:table-cell table:formula="of:=[.B183]-[.B$2]" office:value-type="float" office:value="9.04925012588501" calcext:value-type="float">
            <text:p>9.0492501259</text:p>
          </table:table-cell>
          <table:table-cell table:formula="of:=[.C182]/([.D183]-[.D182])" office:value-type="float" office:value="6198.67482163096" calcext:value-type="float">
            <text:p>6198.6748216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642802.8823" calcext:value-type="float">
            <text:p>1455642802.8823</text:p>
          </table:table-cell>
          <table:table-cell office:value-type="float" office:value="296" calcext:value-type="float">
            <text:p>296</text:p>
          </table:table-cell>
          <table:table-cell table:formula="of:=[.B184]-[.B$2]" office:value-type="float" office:value="9.09972190856934" calcext:value-type="float">
            <text:p>9.0997219086</text:p>
          </table:table-cell>
          <table:table-cell table:formula="of:=[.C183]/([.D184]-[.D183])" office:value-type="float" office:value="5864.66307028069" calcext:value-type="float">
            <text:p>5864.66307028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642802.93253" calcext:value-type="float">
            <text:p>1455642802.93253</text:p>
          </table:table-cell>
          <table:table-cell office:value-type="float" office:value="296" calcext:value-type="float">
            <text:p>296</text:p>
          </table:table-cell>
          <table:table-cell table:formula="of:=[.B185]-[.B$2]" office:value-type="float" office:value="9.14995932579041" calcext:value-type="float">
            <text:p>9.1499593258</text:p>
          </table:table-cell>
          <table:table-cell table:formula="of:=[.C184]/([.D185]-[.D184])" office:value-type="float" office:value="5892.0226471328" calcext:value-type="float">
            <text:p>5892.02264713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642802.98212" calcext:value-type="float">
            <text:p>1455642802.98212</text:p>
          </table:table-cell>
          <table:table-cell office:value-type="float" office:value="296" calcext:value-type="float">
            <text:p>296</text:p>
          </table:table-cell>
          <table:table-cell table:formula="of:=[.B186]-[.B$2]" office:value-type="float" office:value="9.19954133033752" calcext:value-type="float">
            <text:p>9.1995413303</text:p>
          </table:table-cell>
          <table:table-cell table:formula="of:=[.C185]/([.D186]-[.D185])" office:value-type="float" office:value="5969.90788701782" calcext:value-type="float">
            <text:p>5969.90788701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642803.03182" calcext:value-type="float">
            <text:p>1455642803.03182</text:p>
          </table:table-cell>
          <table:table-cell office:value-type="float" office:value="296" calcext:value-type="float">
            <text:p>296</text:p>
          </table:table-cell>
          <table:table-cell table:formula="of:=[.B187]-[.B$2]" office:value-type="float" office:value="9.24924421310425" calcext:value-type="float">
            <text:p>9.2492442131</text:p>
          </table:table-cell>
          <table:table-cell table:formula="of:=[.C186]/([.D187]-[.D186])" office:value-type="float" office:value="5955.3889739002" calcext:value-type="float">
            <text:p>5955.38897390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642803.08456" calcext:value-type="float">
            <text:p>1455642803.08456</text:p>
          </table:table-cell>
          <table:table-cell office:value-type="float" office:value="296" calcext:value-type="float">
            <text:p>296</text:p>
          </table:table-cell>
          <table:table-cell table:formula="of:=[.B188]-[.B$2]" office:value-type="float" office:value="9.30199027061462" calcext:value-type="float">
            <text:p>9.3019902706</text:p>
          </table:table-cell>
          <table:table-cell table:formula="of:=[.C187]/([.D188]-[.D187])" office:value-type="float" office:value="5611.79382822635" calcext:value-type="float">
            <text:p>5611.79382822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642803.13222" calcext:value-type="float">
            <text:p>1455642803.13222</text:p>
          </table:table-cell>
          <table:table-cell office:value-type="float" office:value="296" calcext:value-type="float">
            <text:p>296</text:p>
          </table:table-cell>
          <table:table-cell table:formula="of:=[.B189]-[.B$2]" office:value-type="float" office:value="9.3496470451355" calcext:value-type="float">
            <text:p>9.3496470451</text:p>
          </table:table-cell>
          <table:table-cell table:formula="of:=[.C188]/([.D189]-[.D188])" office:value-type="float" office:value="6211.07917973655" calcext:value-type="float">
            <text:p>6211.07917973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642803.18213" calcext:value-type="float">
            <text:p>1455642803.18213</text:p>
          </table:table-cell>
          <table:table-cell office:value-type="float" office:value="296" calcext:value-type="float">
            <text:p>296</text:p>
          </table:table-cell>
          <table:table-cell table:formula="of:=[.B190]-[.B$2]" office:value-type="float" office:value="9.39955258369446" calcext:value-type="float">
            <text:p>9.3995525837</text:p>
          </table:table-cell>
          <table:table-cell table:formula="of:=[.C189]/([.D190]-[.D189])" office:value-type="float" office:value="5931.20540419169" calcext:value-type="float">
            <text:p>5931.20540419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642803.23187" calcext:value-type="float">
            <text:p>1455642803.23187</text:p>
          </table:table-cell>
          <table:table-cell office:value-type="float" office:value="296" calcext:value-type="float">
            <text:p>296</text:p>
          </table:table-cell>
          <table:table-cell table:formula="of:=[.B191]-[.B$2]" office:value-type="float" office:value="9.44929456710815" calcext:value-type="float">
            <text:p>9.4492945671</text:p>
          </table:table-cell>
          <table:table-cell table:formula="of:=[.C190]/([.D191]-[.D190])" office:value-type="float" office:value="5950.70762535169" calcext:value-type="float">
            <text:p>5950.70762535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642803.28149" calcext:value-type="float">
            <text:p>1455642803.28149</text:p>
          </table:table-cell>
          <table:table-cell office:value-type="float" office:value="296" calcext:value-type="float">
            <text:p>296</text:p>
          </table:table-cell>
          <table:table-cell table:formula="of:=[.B192]-[.B$2]" office:value-type="float" office:value="9.49891233444214" calcext:value-type="float">
            <text:p>9.4989123344</text:p>
          </table:table-cell>
          <table:table-cell table:formula="of:=[.C191]/([.D192]-[.D191])" office:value-type="float" office:value="5965.60498193281" calcext:value-type="float">
            <text:p>5965.60498193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642803.33206" calcext:value-type="float">
            <text:p>1455642803.33206</text:p>
          </table:table-cell>
          <table:table-cell office:value-type="float" office:value="296" calcext:value-type="float">
            <text:p>296</text:p>
          </table:table-cell>
          <table:table-cell table:formula="of:=[.B193]-[.B$2]" office:value-type="float" office:value="9.54948782920837" calcext:value-type="float">
            <text:p>9.5494878292</text:p>
          </table:table-cell>
          <table:table-cell table:formula="of:=[.C192]/([.D193]-[.D192])" office:value-type="float" office:value="5852.63676347883" calcext:value-type="float">
            <text:p>5852.63676347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642803.382" calcext:value-type="float">
            <text:p>1455642803.382</text:p>
          </table:table-cell>
          <table:table-cell office:value-type="float" office:value="296" calcext:value-type="float">
            <text:p>296</text:p>
          </table:table-cell>
          <table:table-cell table:formula="of:=[.B194]-[.B$2]" office:value-type="float" office:value="9.5994291305542" calcext:value-type="float">
            <text:p>9.5994291306</text:p>
          </table:table-cell>
          <table:table-cell table:formula="of:=[.C193]/([.D194]-[.D193])" office:value-type="float" office:value="5926.95808926381" calcext:value-type="float">
            <text:p>5926.95808926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642803.43148" calcext:value-type="float">
            <text:p>1455642803.43148</text:p>
          </table:table-cell>
          <table:table-cell office:value-type="float" office:value="296" calcext:value-type="float">
            <text:p>296</text:p>
          </table:table-cell>
          <table:table-cell table:formula="of:=[.B195]-[.B$2]" office:value-type="float" office:value="9.64890742301941" calcext:value-type="float">
            <text:p>9.648907423</text:p>
          </table:table-cell>
          <table:table-cell table:formula="of:=[.C194]/([.D195]-[.D194])" office:value-type="float" office:value="5982.42148732454" calcext:value-type="float">
            <text:p>5982.42148732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642803.48241" calcext:value-type="float">
            <text:p>1455642803.48241</text:p>
          </table:table-cell>
          <table:table-cell office:value-type="float" office:value="296" calcext:value-type="float">
            <text:p>296</text:p>
          </table:table-cell>
          <table:table-cell table:formula="of:=[.B196]-[.B$2]" office:value-type="float" office:value="9.69983530044556" calcext:value-type="float">
            <text:p>9.6998353004</text:p>
          </table:table-cell>
          <table:table-cell table:formula="of:=[.C195]/([.D196]-[.D195])" office:value-type="float" office:value="5812.14091298506" calcext:value-type="float">
            <text:p>5812.14091298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642803.53201" calcext:value-type="float">
            <text:p>1455642803.53201</text:p>
          </table:table-cell>
          <table:table-cell office:value-type="float" office:value="296" calcext:value-type="float">
            <text:p>296</text:p>
          </table:table-cell>
          <table:table-cell table:formula="of:=[.B197]-[.B$2]" office:value-type="float" office:value="9.74943780899048" calcext:value-type="float">
            <text:p>9.749437809</text:p>
          </table:table-cell>
          <table:table-cell table:formula="of:=[.C196]/([.D197]-[.D196])" office:value-type="float" office:value="5967.44012920095" calcext:value-type="float">
            <text:p>5967.4401292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642803.58164" calcext:value-type="float">
            <text:p>1455642803.58164</text:p>
          </table:table-cell>
          <table:table-cell office:value-type="float" office:value="296" calcext:value-type="float">
            <text:p>296</text:p>
          </table:table-cell>
          <table:table-cell table:formula="of:=[.B198]-[.B$2]" office:value-type="float" office:value="9.79906368255615" calcext:value-type="float">
            <text:p>9.7990636826</text:p>
          </table:table-cell>
          <table:table-cell table:formula="of:=[.C197]/([.D198]-[.D197])" office:value-type="float" office:value="5964.63051896265" calcext:value-type="float">
            <text:p>5964.63051896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642803.63165" calcext:value-type="float">
            <text:p>1455642803.63165</text:p>
          </table:table-cell>
          <table:table-cell office:value-type="float" office:value="296" calcext:value-type="float">
            <text:p>296</text:p>
          </table:table-cell>
          <table:table-cell table:formula="of:=[.B199]-[.B$2]" office:value-type="float" office:value="9.8490743637085" calcext:value-type="float">
            <text:p>9.8490743637</text:p>
          </table:table-cell>
          <table:table-cell table:formula="of:=[.C198]/([.D199]-[.D198])" office:value-type="float" office:value="5918.73562166285" calcext:value-type="float">
            <text:p>5918.73562166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642803.68263" calcext:value-type="float">
            <text:p>1455642803.68263</text:p>
          </table:table-cell>
          <table:table-cell office:value-type="float" office:value="296" calcext:value-type="float">
            <text:p>296</text:p>
          </table:table-cell>
          <table:table-cell table:formula="of:=[.B200]-[.B$2]" office:value-type="float" office:value="9.90005564689636" calcext:value-type="float">
            <text:p>9.9000556469</text:p>
          </table:table-cell>
          <table:table-cell table:formula="of:=[.C199]/([.D200]-[.D199])" office:value-type="float" office:value="5806.0523684592" calcext:value-type="float">
            <text:p>5806.0523684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642803.73248" calcext:value-type="float">
            <text:p>1455642803.73248</text:p>
          </table:table-cell>
          <table:table-cell office:value-type="float" office:value="296" calcext:value-type="float">
            <text:p>296</text:p>
          </table:table-cell>
          <table:table-cell table:formula="of:=[.B201]-[.B$2]" office:value-type="float" office:value="9.94990229606628" calcext:value-type="float">
            <text:p>9.9499022961</text:p>
          </table:table-cell>
          <table:table-cell table:formula="of:=[.C200]/([.D201]-[.D200])" office:value-type="float" office:value="5938.21259661743" calcext:value-type="float">
            <text:p>5938.2125966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642803.78232" calcext:value-type="float">
            <text:p>1455642803.78232</text:p>
          </table:table-cell>
          <table:table-cell office:value-type="float" office:value="296" calcext:value-type="float">
            <text:p>296</text:p>
          </table:table-cell>
          <table:table-cell table:formula="of:=[.B202]-[.B$2]" office:value-type="float" office:value="9.99974775314331" calcext:value-type="float">
            <text:p>9.9997477531</text:p>
          </table:table-cell>
          <table:table-cell table:formula="of:=[.C201]/([.D202]-[.D201])" office:value-type="float" office:value="5938.35461359277" calcext:value-type="float">
            <text:p>5938.35461359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642803.83228" calcext:value-type="float">
            <text:p>1455642803.83228</text:p>
          </table:table-cell>
          <table:table-cell office:value-type="float" office:value="296" calcext:value-type="float">
            <text:p>296</text:p>
          </table:table-cell>
          <table:table-cell table:formula="of:=[.B203]-[.B$2]" office:value-type="float" office:value="10.049702167511" calcext:value-type="float">
            <text:p>10.0497021675</text:p>
          </table:table-cell>
          <table:table-cell table:formula="of:=[.C202]/([.D203]-[.D202])" office:value-type="float" office:value="5925.40226417976" calcext:value-type="float">
            <text:p>5925.40226417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642803.8819" calcext:value-type="float">
            <text:p>1455642803.8819</text:p>
          </table:table-cell>
          <table:table-cell office:value-type="float" office:value="296" calcext:value-type="float">
            <text:p>296</text:p>
          </table:table-cell>
          <table:table-cell table:formula="of:=[.B204]-[.B$2]" office:value-type="float" office:value="10.0993223190308" calcext:value-type="float">
            <text:p>10.099322319</text:p>
          </table:table-cell>
          <table:table-cell table:formula="of:=[.C203]/([.D204]-[.D203])" office:value-type="float" office:value="5965.31834212625" calcext:value-type="float">
            <text:p>5965.31834212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642803.93271" calcext:value-type="float">
            <text:p>1455642803.93271</text:p>
          </table:table-cell>
          <table:table-cell office:value-type="float" office:value="296" calcext:value-type="float">
            <text:p>296</text:p>
          </table:table-cell>
          <table:table-cell table:formula="of:=[.B205]-[.B$2]" office:value-type="float" office:value="10.1501309871674" calcext:value-type="float">
            <text:p>10.1501309872</text:p>
          </table:table-cell>
          <table:table-cell table:formula="of:=[.C204]/([.D205]-[.D204])" office:value-type="float" office:value="5825.77758590755" calcext:value-type="float">
            <text:p>5825.77758590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642803.98229" calcext:value-type="float">
            <text:p>1455642803.98229</text:p>
          </table:table-cell>
          <table:table-cell office:value-type="float" office:value="296" calcext:value-type="float">
            <text:p>296</text:p>
          </table:table-cell>
          <table:table-cell table:formula="of:=[.B206]-[.B$2]" office:value-type="float" office:value="10.1997158527374" calcext:value-type="float">
            <text:p>10.1997158527</text:p>
          </table:table-cell>
          <table:table-cell table:formula="of:=[.C205]/([.D206]-[.D205])" office:value-type="float" office:value="5969.56342619751" calcext:value-type="float">
            <text:p>5969.56342619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642804.03962" calcext:value-type="float">
            <text:p>1455642804.03962</text:p>
          </table:table-cell>
          <table:table-cell office:value-type="float" office:value="296" calcext:value-type="float">
            <text:p>296</text:p>
          </table:table-cell>
          <table:table-cell table:formula="of:=[.B207]-[.B$2]" office:value-type="float" office:value="10.2570464611053" calcext:value-type="float">
            <text:p>10.2570464611</text:p>
          </table:table-cell>
          <table:table-cell table:formula="of:=[.C206]/([.D207]-[.D206])" office:value-type="float" office:value="5163.03608886227" calcext:value-type="float">
            <text:p>5163.03608886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642804.08437" calcext:value-type="float">
            <text:p>1455642804.08437</text:p>
          </table:table-cell>
          <table:table-cell office:value-type="float" office:value="296" calcext:value-type="float">
            <text:p>296</text:p>
          </table:table-cell>
          <table:table-cell table:formula="of:=[.B208]-[.B$2]" office:value-type="float" office:value="10.301792383194" calcext:value-type="float">
            <text:p>10.3017923832</text:p>
          </table:table-cell>
          <table:table-cell table:formula="of:=[.C207]/([.D208]-[.D207])" office:value-type="float" office:value="6615.12795319643" calcext:value-type="float">
            <text:p>6615.12795319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642804.13444" calcext:value-type="float">
            <text:p>1455642804.13444</text:p>
          </table:table-cell>
          <table:table-cell office:value-type="float" office:value="288" calcext:value-type="float">
            <text:p>288</text:p>
          </table:table-cell>
          <table:table-cell table:formula="of:=[.B209]-[.B$2]" office:value-type="float" office:value="10.3518681526184" calcext:value-type="float">
            <text:p>10.3518681526</text:p>
          </table:table-cell>
          <table:table-cell table:formula="of:=[.C208]/([.D209]-[.D208])" office:value-type="float" office:value="5911.04247427785" calcext:value-type="float">
            <text:p>5911.04247427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642804.1844" calcext:value-type="float">
            <text:p>1455642804.1844</text:p>
          </table:table-cell>
          <table:table-cell office:value-type="float" office:value="288" calcext:value-type="float">
            <text:p>288</text:p>
          </table:table-cell>
          <table:table-cell table:formula="of:=[.B210]-[.B$2]" office:value-type="float" office:value="10.4018273353577" calcext:value-type="float">
            <text:p>10.4018273354</text:p>
          </table:table-cell>
          <table:table-cell table:formula="of:=[.C209]/([.D210]-[.D209])" office:value-type="float" office:value="5764.70599015004" calcext:value-type="float">
            <text:p>5764.705990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642804.23457" calcext:value-type="float">
            <text:p>1455642804.23457</text:p>
          </table:table-cell>
          <table:table-cell office:value-type="float" office:value="288" calcext:value-type="float">
            <text:p>288</text:p>
          </table:table-cell>
          <table:table-cell table:formula="of:=[.B211]-[.B$2]" office:value-type="float" office:value="10.451991558075" calcext:value-type="float">
            <text:p>10.4519915581</text:p>
          </table:table-cell>
          <table:table-cell table:formula="of:=[.C210]/([.D211]-[.D210])" office:value-type="float" office:value="5741.14347635977" calcext:value-type="float">
            <text:p>5741.14347635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642804.28235" calcext:value-type="float">
            <text:p>1455642804.28235</text:p>
          </table:table-cell>
          <table:table-cell office:value-type="float" office:value="288" calcext:value-type="float">
            <text:p>288</text:p>
          </table:table-cell>
          <table:table-cell table:formula="of:=[.B212]-[.B$2]" office:value-type="float" office:value="10.4997782707214" calcext:value-type="float">
            <text:p>10.4997782707</text:p>
          </table:table-cell>
          <table:table-cell table:formula="of:=[.C211]/([.D212]-[.D211])" office:value-type="float" office:value="6026.77991538277" calcext:value-type="float">
            <text:p>6026.77991538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642804.33192" calcext:value-type="float">
            <text:p>1455642804.33192</text:p>
          </table:table-cell>
          <table:table-cell office:value-type="float" office:value="288" calcext:value-type="float">
            <text:p>288</text:p>
          </table:table-cell>
          <table:table-cell table:formula="of:=[.B213]-[.B$2]" office:value-type="float" office:value="10.5493500232697" calcext:value-type="float">
            <text:p>10.5493500233</text:p>
          </table:table-cell>
          <table:table-cell table:formula="of:=[.C212]/([.D213]-[.D212])" office:value-type="float" office:value="5809.7603008864" calcext:value-type="float">
            <text:p>5809.76030088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642804.38424" calcext:value-type="float">
            <text:p>1455642804.38424</text:p>
          </table:table-cell>
          <table:table-cell office:value-type="float" office:value="288" calcext:value-type="float">
            <text:p>288</text:p>
          </table:table-cell>
          <table:table-cell table:formula="of:=[.B214]-[.B$2]" office:value-type="float" office:value="10.601663351059" calcext:value-type="float">
            <text:p>10.6016633511</text:p>
          </table:table-cell>
          <table:table-cell table:formula="of:=[.C213]/([.D214]-[.D213])" office:value-type="float" office:value="5505.28922877795" calcext:value-type="float">
            <text:p>5505.2892287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642804.43189" calcext:value-type="float">
            <text:p>1455642804.43189</text:p>
          </table:table-cell>
          <table:table-cell office:value-type="float" office:value="288" calcext:value-type="float">
            <text:p>288</text:p>
          </table:table-cell>
          <table:table-cell table:formula="of:=[.B215]-[.B$2]" office:value-type="float" office:value="10.6493141651154" calcext:value-type="float">
            <text:p>10.6493141651</text:p>
          </table:table-cell>
          <table:table-cell table:formula="of:=[.C214]/([.D215]-[.D214])" office:value-type="float" office:value="6043.96809798761" calcext:value-type="float">
            <text:p>6043.96809798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642804.48256" calcext:value-type="float">
            <text:p>1455642804.48256</text:p>
          </table:table-cell>
          <table:table-cell office:value-type="float" office:value="280" calcext:value-type="float">
            <text:p>280</text:p>
          </table:table-cell>
          <table:table-cell table:formula="of:=[.B216]-[.B$2]" office:value-type="float" office:value="10.6999878883362" calcext:value-type="float">
            <text:p>10.6999878883</text:p>
          </table:table-cell>
          <table:table-cell table:formula="of:=[.C215]/([.D216]-[.D215])" office:value-type="float" office:value="5683.41897328045" calcext:value-type="float">
            <text:p>5683.41897328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642804.53241" calcext:value-type="float">
            <text:p>1455642804.53241</text:p>
          </table:table-cell>
          <table:table-cell office:value-type="float" office:value="280" calcext:value-type="float">
            <text:p>280</text:p>
          </table:table-cell>
          <table:table-cell table:formula="of:=[.B217]-[.B$2]" office:value-type="float" office:value="10.7498338222504" calcext:value-type="float">
            <text:p>10.7498338223</text:p>
          </table:table-cell>
          <table:table-cell table:formula="of:=[.C216]/([.D217]-[.D216])" office:value-type="float" office:value="5617.30873539358" calcext:value-type="float">
            <text:p>5617.30873539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642804.58206" calcext:value-type="float">
            <text:p>1455642804.58206</text:p>
          </table:table-cell>
          <table:table-cell office:value-type="float" office:value="280" calcext:value-type="float">
            <text:p>280</text:p>
          </table:table-cell>
          <table:table-cell table:formula="of:=[.B218]-[.B$2]" office:value-type="float" office:value="10.7994892597198" calcext:value-type="float">
            <text:p>10.7994892597</text:p>
          </table:table-cell>
          <table:table-cell table:formula="of:=[.C217]/([.D218]-[.D217])" office:value-type="float" office:value="5638.85878907188" calcext:value-type="float">
            <text:p>5638.85878907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642804.63185" calcext:value-type="float">
            <text:p>1455642804.63185</text:p>
          </table:table-cell>
          <table:table-cell office:value-type="float" office:value="280" calcext:value-type="float">
            <text:p>280</text:p>
          </table:table-cell>
          <table:table-cell table:formula="of:=[.B219]-[.B$2]" office:value-type="float" office:value="10.8492753505707" calcext:value-type="float">
            <text:p>10.8492753506</text:p>
          </table:table-cell>
          <table:table-cell table:formula="of:=[.C218]/([.D219]-[.D218])" office:value-type="float" office:value="5624.0607610455" calcext:value-type="float">
            <text:p>5624.06076104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642804.68244" calcext:value-type="float">
            <text:p>1455642804.68244</text:p>
          </table:table-cell>
          <table:table-cell office:value-type="float" office:value="280" calcext:value-type="float">
            <text:p>280</text:p>
          </table:table-cell>
          <table:table-cell table:formula="of:=[.B220]-[.B$2]" office:value-type="float" office:value="10.899863243103" calcext:value-type="float">
            <text:p>10.8998632431</text:p>
          </table:table-cell>
          <table:table-cell table:formula="of:=[.C219]/([.D220]-[.D219])" office:value-type="float" office:value="5534.92122291817" calcext:value-type="float">
            <text:p>5534.92122291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642804.73231" calcext:value-type="float">
            <text:p>1455642804.73231</text:p>
          </table:table-cell>
          <table:table-cell office:value-type="float" office:value="280" calcext:value-type="float">
            <text:p>280</text:p>
          </table:table-cell>
          <table:table-cell table:formula="of:=[.B221]-[.B$2]" office:value-type="float" office:value="10.9497351646423" calcext:value-type="float">
            <text:p>10.9497351646</text:p>
          </table:table-cell>
          <table:table-cell table:formula="of:=[.C220]/([.D221]-[.D220])" office:value-type="float" office:value="5614.38162713096" calcext:value-type="float">
            <text:p>5614.3816271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642804.78191" calcext:value-type="float">
            <text:p>1455642804.78191</text:p>
          </table:table-cell>
          <table:table-cell office:value-type="float" office:value="272" calcext:value-type="float">
            <text:p>272</text:p>
          </table:table-cell>
          <table:table-cell table:formula="of:=[.B222]-[.B$2]" office:value-type="float" office:value="10.9993324279785" calcext:value-type="float">
            <text:p>10.999332428</text:p>
          </table:table-cell>
          <table:table-cell table:formula="of:=[.C221]/([.D222]-[.D221])" office:value-type="float" office:value="5645.47277744128" calcext:value-type="float">
            <text:p>5645.47277744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642804.83169" calcext:value-type="float">
            <text:p>1455642804.83169</text:p>
          </table:table-cell>
          <table:table-cell office:value-type="float" office:value="272" calcext:value-type="float">
            <text:p>272</text:p>
          </table:table-cell>
          <table:table-cell table:formula="of:=[.B223]-[.B$2]" office:value-type="float" office:value="11.0491187572479" calcext:value-type="float">
            <text:p>11.0491187572</text:p>
          </table:table-cell>
          <table:table-cell table:formula="of:=[.C222]/([.D223]-[.D222])" office:value-type="float" office:value="5463.34714752968" calcext:value-type="float">
            <text:p>5463.34714752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642804.88171" calcext:value-type="float">
            <text:p>1455642804.88171</text:p>
          </table:table-cell>
          <table:table-cell office:value-type="float" office:value="272" calcext:value-type="float">
            <text:p>272</text:p>
          </table:table-cell>
          <table:table-cell table:formula="of:=[.B224]-[.B$2]" office:value-type="float" office:value="11.0991325378418" calcext:value-type="float">
            <text:p>11.0991325378</text:p>
          </table:table-cell>
          <table:table-cell table:formula="of:=[.C223]/([.D224]-[.D223])" office:value-type="float" office:value="5438.50108450563" calcext:value-type="float">
            <text:p>5438.50108450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642804.9322" calcext:value-type="float">
            <text:p>1455642804.9322</text:p>
          </table:table-cell>
          <table:table-cell office:value-type="float" office:value="272" calcext:value-type="float">
            <text:p>272</text:p>
          </table:table-cell>
          <table:table-cell table:formula="of:=[.B225]-[.B$2]" office:value-type="float" office:value="11.1496222019196" calcext:value-type="float">
            <text:p>11.1496222019</text:p>
          </table:table-cell>
          <table:table-cell table:formula="of:=[.C224]/([.D225]-[.D224])" office:value-type="float" office:value="5387.24122983062" calcext:value-type="float">
            <text:p>5387.24122983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642804.98187" calcext:value-type="float">
            <text:p>1455642804.98187</text:p>
          </table:table-cell>
          <table:table-cell office:value-type="float" office:value="272" calcext:value-type="float">
            <text:p>272</text:p>
          </table:table-cell>
          <table:table-cell table:formula="of:=[.B226]-[.B$2]" office:value-type="float" office:value="11.1992988586426" calcext:value-type="float">
            <text:p>11.1992988586</text:p>
          </table:table-cell>
          <table:table-cell table:formula="of:=[.C225]/([.D226]-[.D225])" office:value-type="float" office:value="5475.40873204421" calcext:value-type="float">
            <text:p>5475.40873204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642805.03518" calcext:value-type="float">
            <text:p>1455642805.03518</text:p>
          </table:table-cell>
          <table:table-cell office:value-type="float" office:value="264" calcext:value-type="float">
            <text:p>264</text:p>
          </table:table-cell>
          <table:table-cell table:formula="of:=[.B227]-[.B$2]" office:value-type="float" office:value="11.2526030540466" calcext:value-type="float">
            <text:p>11.252603054</text:p>
          </table:table-cell>
          <table:table-cell table:formula="of:=[.C226]/([.D227]-[.D226])" office:value-type="float" office:value="5102.78783758398" calcext:value-type="float">
            <text:p>5102.7878375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642805.08219" calcext:value-type="float">
            <text:p>1455642805.08219</text:p>
          </table:table-cell>
          <table:table-cell office:value-type="float" office:value="264" calcext:value-type="float">
            <text:p>264</text:p>
          </table:table-cell>
          <table:table-cell table:formula="of:=[.B228]-[.B$2]" office:value-type="float" office:value="11.2996168136597" calcext:value-type="float">
            <text:p>11.2996168137</text:p>
          </table:table-cell>
          <table:table-cell table:formula="of:=[.C227]/([.D228]-[.D227])" office:value-type="float" office:value="5615.37733150768" calcext:value-type="float">
            <text:p>5615.37733150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642805.13223" calcext:value-type="float">
            <text:p>1455642805.13223</text:p>
          </table:table-cell>
          <table:table-cell office:value-type="float" office:value="264" calcext:value-type="float">
            <text:p>264</text:p>
          </table:table-cell>
          <table:table-cell table:formula="of:=[.B229]-[.B$2]" office:value-type="float" office:value="11.34965467453" calcext:value-type="float">
            <text:p>11.3496546745</text:p>
          </table:table-cell>
          <table:table-cell table:formula="of:=[.C228]/([.D229]-[.D228])" office:value-type="float" office:value="5276.00491723606" calcext:value-type="float">
            <text:p>5276.00491723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642805.18228" calcext:value-type="float">
            <text:p>1455642805.18228</text:p>
          </table:table-cell>
          <table:table-cell office:value-type="float" office:value="264" calcext:value-type="float">
            <text:p>264</text:p>
          </table:table-cell>
          <table:table-cell table:formula="of:=[.B230]-[.B$2]" office:value-type="float" office:value="11.3997077941895" calcext:value-type="float">
            <text:p>11.3997077942</text:p>
          </table:table-cell>
          <table:table-cell table:formula="of:=[.C229]/([.D230]-[.D229])" office:value-type="float" office:value="5274.39651706694" calcext:value-type="float">
            <text:p>5274.39651706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642805.23175" calcext:value-type="float">
            <text:p>1455642805.23175</text:p>
          </table:table-cell>
          <table:table-cell office:value-type="float" office:value="264" calcext:value-type="float">
            <text:p>264</text:p>
          </table:table-cell>
          <table:table-cell table:formula="of:=[.B231]-[.B$2]" office:value-type="float" office:value="11.4491739273071" calcext:value-type="float">
            <text:p>11.4491739273</text:p>
          </table:table-cell>
          <table:table-cell table:formula="of:=[.C230]/([.D231]-[.D230])" office:value-type="float" office:value="5336.98478860206" calcext:value-type="float">
            <text:p>5336.98478860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642805.2838" calcext:value-type="float">
            <text:p>1455642805.2838</text:p>
          </table:table-cell>
          <table:table-cell office:value-type="float" office:value="256" calcext:value-type="float">
            <text:p>256</text:p>
          </table:table-cell>
          <table:table-cell table:formula="of:=[.B232]-[.B$2]" office:value-type="float" office:value="11.501229763031" calcext:value-type="float">
            <text:p>11.501229763</text:p>
          </table:table-cell>
          <table:table-cell table:formula="of:=[.C231]/([.D232]-[.D231])" office:value-type="float" office:value="5071.47750735099" calcext:value-type="float">
            <text:p>5071.4775073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642805.33236" calcext:value-type="float">
            <text:p>1455642805.33236</text:p>
          </table:table-cell>
          <table:table-cell office:value-type="float" office:value="256" calcext:value-type="float">
            <text:p>256</text:p>
          </table:table-cell>
          <table:table-cell table:formula="of:=[.B233]-[.B$2]" office:value-type="float" office:value="11.5497810840607" calcext:value-type="float">
            <text:p>11.5497810841</text:p>
          </table:table-cell>
          <table:table-cell table:formula="of:=[.C232]/([.D233]-[.D232])" office:value-type="float" office:value="5272.77105073193" calcext:value-type="float">
            <text:p>5272.77105073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642805.38214" calcext:value-type="float">
            <text:p>1455642805.38214</text:p>
          </table:table-cell>
          <table:table-cell office:value-type="float" office:value="256" calcext:value-type="float">
            <text:p>256</text:p>
          </table:table-cell>
          <table:table-cell table:formula="of:=[.B234]-[.B$2]" office:value-type="float" office:value="11.5995616912842" calcext:value-type="float">
            <text:p>11.5995616913</text:p>
          </table:table-cell>
          <table:table-cell table:formula="of:=[.C233]/([.D234]-[.D233])" office:value-type="float" office:value="5142.56483153332" calcext:value-type="float">
            <text:p>5142.56483153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642805.43569" calcext:value-type="float">
            <text:p>1455642805.43569</text:p>
          </table:table-cell>
          <table:table-cell office:value-type="float" office:value="256" calcext:value-type="float">
            <text:p>256</text:p>
          </table:table-cell>
          <table:table-cell table:formula="of:=[.B235]-[.B$2]" office:value-type="float" office:value="11.6531143188477" calcext:value-type="float">
            <text:p>11.6531143188</text:p>
          </table:table-cell>
          <table:table-cell table:formula="of:=[.C234]/([.D235]-[.D234])" office:value-type="float" office:value="4780.34433878263" calcext:value-type="float">
            <text:p>4780.34433878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642805.48258" calcext:value-type="float">
            <text:p>1455642805.48258</text:p>
          </table:table-cell>
          <table:table-cell office:value-type="float" office:value="256" calcext:value-type="float">
            <text:p>256</text:p>
          </table:table-cell>
          <table:table-cell table:formula="of:=[.B236]-[.B$2]" office:value-type="float" office:value="11.700003862381" calcext:value-type="float">
            <text:p>11.7000038624</text:p>
          </table:table-cell>
          <table:table-cell table:formula="of:=[.C235]/([.D236]-[.D235])" office:value-type="float" office:value="5459.63941444763" calcext:value-type="float">
            <text:p>5459.63941444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642805.53237" calcext:value-type="float">
            <text:p>1455642805.53237</text:p>
          </table:table-cell>
          <table:table-cell office:value-type="float" office:value="248" calcext:value-type="float">
            <text:p>248</text:p>
          </table:table-cell>
          <table:table-cell table:formula="of:=[.B237]-[.B$2]" office:value-type="float" office:value="11.749796628952" calcext:value-type="float">
            <text:p>11.749796629</text:p>
          </table:table-cell>
          <table:table-cell table:formula="of:=[.C236]/([.D237]-[.D236])" office:value-type="float" office:value="5141.30902195876" calcext:value-type="float">
            <text:p>5141.3090219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642805.58158" calcext:value-type="float">
            <text:p>1455642805.58158</text:p>
          </table:table-cell>
          <table:table-cell office:value-type="float" office:value="248" calcext:value-type="float">
            <text:p>248</text:p>
          </table:table-cell>
          <table:table-cell table:formula="of:=[.B238]-[.B$2]" office:value-type="float" office:value="11.7990076541901" calcext:value-type="float">
            <text:p>11.7990076542</text:p>
          </table:table-cell>
          <table:table-cell table:formula="of:=[.C237]/([.D238]-[.D237])" office:value-type="float" office:value="5039.52109919285" calcext:value-type="float">
            <text:p>5039.52109919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642805.63253" calcext:value-type="float">
            <text:p>1455642805.63253</text:p>
          </table:table-cell>
          <table:table-cell office:value-type="float" office:value="248" calcext:value-type="float">
            <text:p>248</text:p>
          </table:table-cell>
          <table:table-cell table:formula="of:=[.B239]-[.B$2]" office:value-type="float" office:value="11.8499536514282" calcext:value-type="float">
            <text:p>11.8499536514</text:p>
          </table:table-cell>
          <table:table-cell table:formula="of:=[.C238]/([.D239]-[.D238])" office:value-type="float" office:value="4867.89960829827" calcext:value-type="float">
            <text:p>4867.89960829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642805.68213" calcext:value-type="float">
            <text:p>1455642805.68213</text:p>
          </table:table-cell>
          <table:table-cell office:value-type="float" office:value="248" calcext:value-type="float">
            <text:p>248</text:p>
          </table:table-cell>
          <table:table-cell table:formula="of:=[.B240]-[.B$2]" office:value-type="float" office:value="11.8995542526245" calcext:value-type="float">
            <text:p>11.8995542526</text:p>
          </table:table-cell>
          <table:table-cell table:formula="of:=[.C239]/([.D240]-[.D239])" office:value-type="float" office:value="4999.93939626995" calcext:value-type="float">
            <text:p>4999.939396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642805.73189" calcext:value-type="float">
            <text:p>1455642805.73189</text:p>
          </table:table-cell>
          <table:table-cell office:value-type="float" office:value="248" calcext:value-type="float">
            <text:p>248</text:p>
          </table:table-cell>
          <table:table-cell table:formula="of:=[.B241]-[.B$2]" office:value-type="float" office:value="11.9493107795715" calcext:value-type="float">
            <text:p>11.9493107796</text:p>
          </table:table-cell>
          <table:table-cell table:formula="of:=[.C240]/([.D241]-[.D240])" office:value-type="float" office:value="4984.27071214314" calcext:value-type="float">
            <text:p>4984.27071214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642805.7825" calcext:value-type="float">
            <text:p>1455642805.7825</text:p>
          </table:table-cell>
          <table:table-cell office:value-type="float" office:value="240" calcext:value-type="float">
            <text:p>240</text:p>
          </table:table-cell>
          <table:table-cell table:formula="of:=[.B242]-[.B$2]" office:value-type="float" office:value="11.9999206066132" calcext:value-type="float">
            <text:p>11.9999206066</text:p>
          </table:table-cell>
          <table:table-cell table:formula="of:=[.C241]/([.D242]-[.D241])" office:value-type="float" office:value="4900.23409477418" calcext:value-type="float">
            <text:p>4900.23409477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642805.83214" calcext:value-type="float">
            <text:p>1455642805.83214</text:p>
          </table:table-cell>
          <table:table-cell office:value-type="float" office:value="240" calcext:value-type="float">
            <text:p>240</text:p>
          </table:table-cell>
          <table:table-cell table:formula="of:=[.B243]-[.B$2]" office:value-type="float" office:value="12.0495667457581" calcext:value-type="float">
            <text:p>12.0495667458</text:p>
          </table:table-cell>
          <table:table-cell table:formula="of:=[.C242]/([.D243]-[.D242])" office:value-type="float" office:value="4834.21277331425" calcext:value-type="float">
            <text:p>4834.21277331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642805.88226" calcext:value-type="float">
            <text:p>1455642805.88226</text:p>
          </table:table-cell>
          <table:table-cell office:value-type="float" office:value="240" calcext:value-type="float">
            <text:p>240</text:p>
          </table:table-cell>
          <table:table-cell table:formula="of:=[.B244]-[.B$2]" office:value-type="float" office:value="12.0996842384338" calcext:value-type="float">
            <text:p>12.0996842384</text:p>
          </table:table-cell>
          <table:table-cell table:formula="of:=[.C243]/([.D244]-[.D243])" office:value-type="float" office:value="4788.74714568428" calcext:value-type="float">
            <text:p>4788.74714568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642805.93183" calcext:value-type="float">
            <text:p>1455642805.93183</text:p>
          </table:table-cell>
          <table:table-cell office:value-type="float" office:value="240" calcext:value-type="float">
            <text:p>240</text:p>
          </table:table-cell>
          <table:table-cell table:formula="of:=[.B245]-[.B$2]" office:value-type="float" office:value="12.1492550373077" calcext:value-type="float">
            <text:p>12.1492550373</text:p>
          </table:table-cell>
          <table:table-cell table:formula="of:=[.C244]/([.D245]-[.D244])" office:value-type="float" office:value="4841.56006060169" calcext:value-type="float">
            <text:p>4841.56006060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642805.98255" calcext:value-type="float">
            <text:p>1455642805.98255</text:p>
          </table:table-cell>
          <table:table-cell office:value-type="float" office:value="240" calcext:value-type="float">
            <text:p>240</text:p>
          </table:table-cell>
          <table:table-cell table:formula="of:=[.B246]-[.B$2]" office:value-type="float" office:value="12.1999771595001" calcext:value-type="float">
            <text:p>12.1999771595</text:p>
          </table:table-cell>
          <table:table-cell table:formula="of:=[.C245]/([.D246]-[.D245])" office:value-type="float" office:value="4731.66321964427" calcext:value-type="float">
            <text:p>4731.66321964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642806.04008" calcext:value-type="float">
            <text:p>1455642806.04008</text:p>
          </table:table-cell>
          <table:table-cell office:value-type="float" office:value="232" calcext:value-type="float">
            <text:p>232</text:p>
          </table:table-cell>
          <table:table-cell table:formula="of:=[.B247]-[.B$2]" office:value-type="float" office:value="12.2575039863586" calcext:value-type="float">
            <text:p>12.2575039864</text:p>
          </table:table-cell>
          <table:table-cell table:formula="of:=[.C246]/([.D247]-[.D246])" office:value-type="float" office:value="4171.96659551982" calcext:value-type="float">
            <text:p>4171.96659551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642806.08277" calcext:value-type="float">
            <text:p>1455642806.08277</text:p>
          </table:table-cell>
          <table:table-cell office:value-type="float" office:value="232" calcext:value-type="float">
            <text:p>232</text:p>
          </table:table-cell>
          <table:table-cell table:formula="of:=[.B248]-[.B$2]" office:value-type="float" office:value="12.3001935482025" calcext:value-type="float">
            <text:p>12.3001935482</text:p>
          </table:table-cell>
          <table:table-cell table:formula="of:=[.C247]/([.D248]-[.D247])" office:value-type="float" office:value="5434.5837712856" calcext:value-type="float">
            <text:p>5434.58377128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642806.13243" calcext:value-type="float">
            <text:p>1455642806.13243</text:p>
          </table:table-cell>
          <table:table-cell office:value-type="float" office:value="232" calcext:value-type="float">
            <text:p>232</text:p>
          </table:table-cell>
          <table:table-cell table:formula="of:=[.B249]-[.B$2]" office:value-type="float" office:value="12.3498561382294" calcext:value-type="float">
            <text:p>12.3498561382</text:p>
          </table:table-cell>
          <table:table-cell table:formula="of:=[.C248]/([.D249]-[.D248])" office:value-type="float" office:value="4671.52437830053" calcext:value-type="float">
            <text:p>4671.52437830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642806.1823" calcext:value-type="float">
            <text:p>1455642806.1823</text:p>
          </table:table-cell>
          <table:table-cell office:value-type="float" office:value="232" calcext:value-type="float">
            <text:p>232</text:p>
          </table:table-cell>
          <table:table-cell table:formula="of:=[.B250]-[.B$2]" office:value-type="float" office:value="12.3997211456299" calcext:value-type="float">
            <text:p>12.3997211456</text:p>
          </table:table-cell>
          <table:table-cell table:formula="of:=[.C249]/([.D250]-[.D249])" office:value-type="float" office:value="4652.56122668528" calcext:value-type="float">
            <text:p>4652.561226685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642806.23222" calcext:value-type="float">
            <text:p>1455642806.23222</text:p>
          </table:table-cell>
          <table:table-cell office:value-type="float" office:value="232" calcext:value-type="float">
            <text:p>232</text:p>
          </table:table-cell>
          <table:table-cell table:formula="of:=[.B251]-[.B$2]" office:value-type="float" office:value="12.449649810791" calcext:value-type="float">
            <text:p>12.4496498108</text:p>
          </table:table-cell>
          <table:table-cell table:formula="of:=[.C250]/([.D251]-[.D250])" office:value-type="float" office:value="4646.62933109218" calcext:value-type="float">
            <text:p>4646.62933109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642806.28244" calcext:value-type="float">
            <text:p>1455642806.28244</text:p>
          </table:table-cell>
          <table:table-cell office:value-type="float" office:value="224" calcext:value-type="float">
            <text:p>224</text:p>
          </table:table-cell>
          <table:table-cell table:formula="of:=[.B252]-[.B$2]" office:value-type="float" office:value="12.4998652935028" calcext:value-type="float">
            <text:p>12.4998652935</text:p>
          </table:table-cell>
          <table:table-cell table:formula="of:=[.C251]/([.D252]-[.D251])" office:value-type="float" office:value="4620.08901381167" calcext:value-type="float">
            <text:p>4620.08901381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642806.33219" calcext:value-type="float">
            <text:p>1455642806.33219</text:p>
          </table:table-cell>
          <table:table-cell office:value-type="float" office:value="224" calcext:value-type="float">
            <text:p>224</text:p>
          </table:table-cell>
          <table:table-cell table:formula="of:=[.B253]-[.B$2]" office:value-type="float" office:value="12.5496125221252" calcext:value-type="float">
            <text:p>12.5496125221</text:p>
          </table:table-cell>
          <table:table-cell table:formula="of:=[.C252]/([.D253]-[.D252])" office:value-type="float" office:value="4502.76339411948" calcext:value-type="float">
            <text:p>4502.763394119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642806.38192" calcext:value-type="float">
            <text:p>1455642806.38192</text:p>
          </table:table-cell>
          <table:table-cell office:value-type="float" office:value="224" calcext:value-type="float">
            <text:p>224</text:p>
          </table:table-cell>
          <table:table-cell table:formula="of:=[.B254]-[.B$2]" office:value-type="float" office:value="12.5993459224701" calcext:value-type="float">
            <text:p>12.5993459225</text:p>
          </table:table-cell>
          <table:table-cell table:formula="of:=[.C253]/([.D254]-[.D253])" office:value-type="float" office:value="4504.01537893642" calcext:value-type="float">
            <text:p>4504.01537893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642806.43173" calcext:value-type="float">
            <text:p>1455642806.43173</text:p>
          </table:table-cell>
          <table:table-cell office:value-type="float" office:value="224" calcext:value-type="float">
            <text:p>224</text:p>
          </table:table-cell>
          <table:table-cell table:formula="of:=[.B255]-[.B$2]" office:value-type="float" office:value="12.6491591930389" calcext:value-type="float">
            <text:p>12.649159193</text:p>
          </table:table-cell>
          <table:table-cell table:formula="of:=[.C254]/([.D255]-[.D254])" office:value-type="float" office:value="4496.79367449697" calcext:value-type="float">
            <text:p>4496.79367449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642806.4823" calcext:value-type="float">
            <text:p>1455642806.4823</text:p>
          </table:table-cell>
          <table:table-cell office:value-type="float" office:value="224" calcext:value-type="float">
            <text:p>224</text:p>
          </table:table-cell>
          <table:table-cell table:formula="of:=[.B256]-[.B$2]" office:value-type="float" office:value="12.6997272968292" calcext:value-type="float">
            <text:p>12.6997272968</text:p>
          </table:table-cell>
          <table:table-cell table:formula="of:=[.C255]/([.D256]-[.D255])" office:value-type="float" office:value="4429.66975643335" calcext:value-type="float">
            <text:p>4429.66975643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642806.53238" calcext:value-type="float">
            <text:p>1455642806.53238</text:p>
          </table:table-cell>
          <table:table-cell office:value-type="float" office:value="224" calcext:value-type="float">
            <text:p>224</text:p>
          </table:table-cell>
          <table:table-cell table:formula="of:=[.B257]-[.B$2]" office:value-type="float" office:value="12.7498099803925" calcext:value-type="float">
            <text:p>12.7498099804</text:p>
          </table:table-cell>
          <table:table-cell table:formula="of:=[.C256]/([.D257]-[.D256])" office:value-type="float" office:value="4472.60378364483" calcext:value-type="float">
            <text:p>4472.60378364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642806.58438" calcext:value-type="float">
            <text:p>1455642806.58438</text:p>
          </table:table-cell>
          <table:table-cell office:value-type="float" office:value="216" calcext:value-type="float">
            <text:p>216</text:p>
          </table:table-cell>
          <table:table-cell table:formula="of:=[.B258]-[.B$2]" office:value-type="float" office:value="12.8018004894257" calcext:value-type="float">
            <text:p>12.8018004894</text:p>
          </table:table-cell>
          <table:table-cell table:formula="of:=[.C257]/([.D258]-[.D257])" office:value-type="float" office:value="4308.47868515665" calcext:value-type="float">
            <text:p>4308.47868515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642806.63421" calcext:value-type="float">
            <text:p>1455642806.63421</text:p>
          </table:table-cell>
          <table:table-cell office:value-type="float" office:value="216" calcext:value-type="float">
            <text:p>216</text:p>
          </table:table-cell>
          <table:table-cell table:formula="of:=[.B259]-[.B$2]" office:value-type="float" office:value="12.8516368865967" calcext:value-type="float">
            <text:p>12.8516368866</text:p>
          </table:table-cell>
          <table:table-cell table:formula="of:=[.C258]/([.D259]-[.D258])" office:value-type="float" office:value="4334.1816877084" calcext:value-type="float">
            <text:p>4334.18168770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642806.68194" calcext:value-type="float">
            <text:p>1455642806.68194</text:p>
          </table:table-cell>
          <table:table-cell office:value-type="float" office:value="216" calcext:value-type="float">
            <text:p>216</text:p>
          </table:table-cell>
          <table:table-cell table:formula="of:=[.B260]-[.B$2]" office:value-type="float" office:value="12.8993661403656" calcext:value-type="float">
            <text:p>12.8993661404</text:p>
          </table:table-cell>
          <table:table-cell table:formula="of:=[.C259]/([.D260]-[.D259])" office:value-type="float" office:value="4525.52644224765" calcext:value-type="float">
            <text:p>4525.52644224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642806.73437" calcext:value-type="float">
            <text:p>1455642806.73437</text:p>
          </table:table-cell>
          <table:table-cell office:value-type="float" office:value="216" calcext:value-type="float">
            <text:p>216</text:p>
          </table:table-cell>
          <table:table-cell table:formula="of:=[.B261]-[.B$2]" office:value-type="float" office:value="12.9517970085144" calcext:value-type="float">
            <text:p>12.9517970085</text:p>
          </table:table-cell>
          <table:table-cell table:formula="of:=[.C260]/([.D261]-[.D260])" office:value-type="float" office:value="4119.71053744469" calcext:value-type="float">
            <text:p>4119.71053744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642806.7842" calcext:value-type="float">
            <text:p>1455642806.7842</text:p>
          </table:table-cell>
          <table:table-cell office:value-type="float" office:value="216" calcext:value-type="float">
            <text:p>216</text:p>
          </table:table-cell>
          <table:table-cell table:formula="of:=[.B262]-[.B$2]" office:value-type="float" office:value="13.0016300678253" calcext:value-type="float">
            <text:p>13.0016300678</text:p>
          </table:table-cell>
          <table:table-cell table:formula="of:=[.C261]/([.D262]-[.D261])" office:value-type="float" office:value="4334.47199483291" calcext:value-type="float">
            <text:p>4334.47199483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642806.83393" calcext:value-type="float">
            <text:p>1455642806.83393</text:p>
          </table:table-cell>
          <table:table-cell office:value-type="float" office:value="216" calcext:value-type="float">
            <text:p>216</text:p>
          </table:table-cell>
          <table:table-cell table:formula="of:=[.B263]-[.B$2]" office:value-type="float" office:value="13.0513544082642" calcext:value-type="float">
            <text:p>13.0513544083</text:p>
          </table:table-cell>
          <table:table-cell table:formula="of:=[.C262]/([.D263]-[.D262])" office:value-type="float" office:value="4343.94902161978" calcext:value-type="float">
            <text:p>4343.94902161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642806.88431" calcext:value-type="float">
            <text:p>1455642806.88431</text:p>
          </table:table-cell>
          <table:table-cell office:value-type="float" office:value="216" calcext:value-type="float">
            <text:p>216</text:p>
          </table:table-cell>
          <table:table-cell table:formula="of:=[.B264]-[.B$2]" office:value-type="float" office:value="13.1017315387726" calcext:value-type="float">
            <text:p>13.1017315388</text:p>
          </table:table-cell>
          <table:table-cell table:formula="of:=[.C263]/([.D264]-[.D263])" office:value-type="float" office:value="4287.65985319243" calcext:value-type="float">
            <text:p>4287.65985319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642806.93483" calcext:value-type="float">
            <text:p>1455642806.93483</text:p>
          </table:table-cell>
          <table:table-cell office:value-type="float" office:value="208" calcext:value-type="float">
            <text:p>208</text:p>
          </table:table-cell>
          <table:table-cell table:formula="of:=[.B265]-[.B$2]" office:value-type="float" office:value="13.1522514820099" calcext:value-type="float">
            <text:p>13.152251482</text:p>
          </table:table-cell>
          <table:table-cell table:formula="of:=[.C264]/([.D265]-[.D264])" office:value-type="float" office:value="4275.53924566769" calcext:value-type="float">
            <text:p>4275.53924566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642806.98428" calcext:value-type="float">
            <text:p>1455642806.98428</text:p>
          </table:table-cell>
          <table:table-cell office:value-type="float" office:value="208" calcext:value-type="float">
            <text:p>208</text:p>
          </table:table-cell>
          <table:table-cell table:formula="of:=[.B266]-[.B$2]" office:value-type="float" office:value="13.2017042636871" calcext:value-type="float">
            <text:p>13.2017042637</text:p>
          </table:table-cell>
          <table:table-cell table:formula="of:=[.C265]/([.D266]-[.D265])" office:value-type="float" office:value="4206.03235946389" calcext:value-type="float">
            <text:p>4206.03235946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642807.03472" calcext:value-type="float">
            <text:p>1455642807.03472</text:p>
          </table:table-cell>
          <table:table-cell office:value-type="float" office:value="208" calcext:value-type="float">
            <text:p>208</text:p>
          </table:table-cell>
          <table:table-cell table:formula="of:=[.B267]-[.B$2]" office:value-type="float" office:value="13.2521488666534" calcext:value-type="float">
            <text:p>13.2521488667</text:p>
          </table:table-cell>
          <table:table-cell table:formula="of:=[.C266]/([.D267]-[.D266])" office:value-type="float" office:value="4123.33506002458" calcext:value-type="float">
            <text:p>4123.33506002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642807.08453" calcext:value-type="float">
            <text:p>1455642807.08453</text:p>
          </table:table-cell>
          <table:table-cell office:value-type="float" office:value="208" calcext:value-type="float">
            <text:p>208</text:p>
          </table:table-cell>
          <table:table-cell table:formula="of:=[.B268]-[.B$2]" office:value-type="float" office:value="13.3019535541534" calcext:value-type="float">
            <text:p>13.3019535542</text:p>
          </table:table-cell>
          <table:table-cell table:formula="of:=[.C267]/([.D268]-[.D267])" office:value-type="float" office:value="4176.3137254902" calcext:value-type="float">
            <text:p>4176.31372549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642807.13421" calcext:value-type="float">
            <text:p>1455642807.13421</text:p>
          </table:table-cell>
          <table:table-cell office:value-type="float" office:value="208" calcext:value-type="float">
            <text:p>208</text:p>
          </table:table-cell>
          <table:table-cell table:formula="of:=[.B269]-[.B$2]" office:value-type="float" office:value="13.3516402244568" calcext:value-type="float">
            <text:p>13.3516402245</text:p>
          </table:table-cell>
          <table:table-cell table:formula="of:=[.C268]/([.D269]-[.D268])" office:value-type="float" office:value="4186.23342498357" calcext:value-type="float">
            <text:p>4186.23342498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642807.18206" calcext:value-type="float">
            <text:p>1455642807.18206</text:p>
          </table:table-cell>
          <table:table-cell office:value-type="float" office:value="208" calcext:value-type="float">
            <text:p>208</text:p>
          </table:table-cell>
          <table:table-cell table:formula="of:=[.B270]-[.B$2]" office:value-type="float" office:value="13.3994858264923" calcext:value-type="float">
            <text:p>13.3994858265</text:p>
          </table:table-cell>
          <table:table-cell table:formula="of:=[.C269]/([.D270]-[.D269])" office:value-type="float" office:value="4347.31701872144" calcext:value-type="float">
            <text:p>4347.31701872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642807.23427" calcext:value-type="float">
            <text:p>1455642807.23427</text:p>
          </table:table-cell>
          <table:table-cell office:value-type="float" office:value="208" calcext:value-type="float">
            <text:p>208</text:p>
          </table:table-cell>
          <table:table-cell table:formula="of:=[.B271]-[.B$2]" office:value-type="float" office:value="13.4516906738281" calcext:value-type="float">
            <text:p>13.4516906738</text:p>
          </table:table-cell>
          <table:table-cell table:formula="of:=[.C270]/([.D271]-[.D270])" office:value-type="float" office:value="3984.30434365623" calcext:value-type="float">
            <text:p>3984.304343656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642807.28473" calcext:value-type="float">
            <text:p>1455642807.28473</text:p>
          </table:table-cell>
          <table:table-cell office:value-type="float" office:value="208" calcext:value-type="float">
            <text:p>208</text:p>
          </table:table-cell>
          <table:table-cell table:formula="of:=[.B272]-[.B$2]" office:value-type="float" office:value="13.5021586418152" calcext:value-type="float">
            <text:p>13.5021586418</text:p>
          </table:table-cell>
          <table:table-cell table:formula="of:=[.C271]/([.D272]-[.D271])" office:value-type="float" office:value="4121.42609057153" calcext:value-type="float">
            <text:p>4121.42609057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642807.33437" calcext:value-type="float">
            <text:p>1455642807.33437</text:p>
          </table:table-cell>
          <table:table-cell office:value-type="float" office:value="208" calcext:value-type="float">
            <text:p>208</text:p>
          </table:table-cell>
          <table:table-cell table:formula="of:=[.B273]-[.B$2]" office:value-type="float" office:value="13.5517914295197" calcext:value-type="float">
            <text:p>13.5517914295</text:p>
          </table:table-cell>
          <table:table-cell table:formula="of:=[.C272]/([.D273]-[.D272])" office:value-type="float" office:value="4190.77810495977" calcext:value-type="float">
            <text:p>4190.77810495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642807.38412" calcext:value-type="float">
            <text:p>1455642807.38412</text:p>
          </table:table-cell>
          <table:table-cell office:value-type="float" office:value="208" calcext:value-type="float">
            <text:p>208</text:p>
          </table:table-cell>
          <table:table-cell table:formula="of:=[.B274]-[.B$2]" office:value-type="float" office:value="13.6015448570251" calcext:value-type="float">
            <text:p>13.601544857</text:p>
          </table:table-cell>
          <table:table-cell table:formula="of:=[.C273]/([.D274]-[.D273])" office:value-type="float" office:value="4180.61650078349" calcext:value-type="float">
            <text:p>4180.61650078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642807.43386" calcext:value-type="float">
            <text:p>1455642807.43386</text:p>
          </table:table-cell>
          <table:table-cell office:value-type="float" office:value="208" calcext:value-type="float">
            <text:p>208</text:p>
          </table:table-cell>
          <table:table-cell table:formula="of:=[.B275]-[.B$2]" office:value-type="float" office:value="13.6512870788574" calcext:value-type="float">
            <text:p>13.6512870789</text:p>
          </table:table-cell>
          <table:table-cell table:formula="of:=[.C274]/([.D275]-[.D274])" office:value-type="float" office:value="4181.55828867778" calcext:value-type="float">
            <text:p>4181.55828867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642807.48527" calcext:value-type="float">
            <text:p>1455642807.48527</text:p>
          </table:table-cell>
          <table:table-cell office:value-type="float" office:value="208" calcext:value-type="float">
            <text:p>208</text:p>
          </table:table-cell>
          <table:table-cell table:formula="of:=[.B276]-[.B$2]" office:value-type="float" office:value="13.7026944160461" calcext:value-type="float">
            <text:p>13.702694416</text:p>
          </table:table-cell>
          <table:table-cell table:formula="of:=[.C275]/([.D276]-[.D275])" office:value-type="float" office:value="4046.11503677801" calcext:value-type="float">
            <text:p>4046.1150367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642807.5349" calcext:value-type="float">
            <text:p>1455642807.5349</text:p>
          </table:table-cell>
          <table:table-cell office:value-type="float" office:value="208" calcext:value-type="float">
            <text:p>208</text:p>
          </table:table-cell>
          <table:table-cell table:formula="of:=[.B277]-[.B$2]" office:value-type="float" office:value="13.7523221969605" calcext:value-type="float">
            <text:p>13.752322197</text:p>
          </table:table-cell>
          <table:table-cell table:formula="of:=[.C276]/([.D277]-[.D276])" office:value-type="float" office:value="4191.20089933415" calcext:value-type="float">
            <text:p>4191.20089933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642807.58151" calcext:value-type="float">
            <text:p>1455642807.58151</text:p>
          </table:table-cell>
          <table:table-cell office:value-type="float" office:value="208" calcext:value-type="float">
            <text:p>208</text:p>
          </table:table-cell>
          <table:table-cell table:formula="of:=[.B278]-[.B$2]" office:value-type="float" office:value="13.798930644989" calcext:value-type="float">
            <text:p>13.798930645</text:p>
          </table:table-cell>
          <table:table-cell table:formula="of:=[.C277]/([.D278]-[.D277])" office:value-type="float" office:value="4462.7102767405" calcext:value-type="float">
            <text:p>4462.71027674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642807.63443" calcext:value-type="float">
            <text:p>1455642807.63443</text:p>
          </table:table-cell>
          <table:table-cell office:value-type="float" office:value="208" calcext:value-type="float">
            <text:p>208</text:p>
          </table:table-cell>
          <table:table-cell table:formula="of:=[.B279]-[.B$2]" office:value-type="float" office:value="13.8518524169922" calcext:value-type="float">
            <text:p>13.851852417</text:p>
          </table:table-cell>
          <table:table-cell table:formula="of:=[.C278]/([.D279]-[.D278])" office:value-type="float" office:value="3930.32946794612" calcext:value-type="float">
            <text:p>3930.32946794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642807.68481" calcext:value-type="float">
            <text:p>1455642807.68481</text:p>
          </table:table-cell>
          <table:table-cell office:value-type="float" office:value="208" calcext:value-type="float">
            <text:p>208</text:p>
          </table:table-cell>
          <table:table-cell table:formula="of:=[.B280]-[.B$2]" office:value-type="float" office:value="13.9022386074066" calcext:value-type="float">
            <text:p>13.9022386074</text:p>
          </table:table-cell>
          <table:table-cell table:formula="of:=[.C279]/([.D280]-[.D279])" office:value-type="float" office:value="4128.11522937516" calcext:value-type="float">
            <text:p>4128.115229375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642807.73572" calcext:value-type="float">
            <text:p>1455642807.73572</text:p>
          </table:table-cell>
          <table:table-cell office:value-type="float" office:value="208" calcext:value-type="float">
            <text:p>208</text:p>
          </table:table-cell>
          <table:table-cell table:formula="of:=[.B281]-[.B$2]" office:value-type="float" office:value="13.9531464576721" calcext:value-type="float">
            <text:p>13.9531464577</text:p>
          </table:table-cell>
          <table:table-cell table:formula="of:=[.C280]/([.D281]-[.D280])" office:value-type="float" office:value="4085.81385611855" calcext:value-type="float">
            <text:p>4085.81385611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642807.78583" calcext:value-type="float">
            <text:p>1455642807.78583</text:p>
          </table:table-cell>
          <table:table-cell office:value-type="float" office:value="208" calcext:value-type="float">
            <text:p>208</text:p>
          </table:table-cell>
          <table:table-cell table:formula="of:=[.B282]-[.B$2]" office:value-type="float" office:value="14.0032534599304" calcext:value-type="float">
            <text:p>14.0032534599</text:p>
          </table:table-cell>
          <table:table-cell table:formula="of:=[.C281]/([.D282]-[.D281])" office:value-type="float" office:value="4151.11642336461" calcext:value-type="float">
            <text:p>4151.11642336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642807.83552" calcext:value-type="float">
            <text:p>1455642807.83552</text:p>
          </table:table-cell>
          <table:table-cell office:value-type="float" office:value="208" calcext:value-type="float">
            <text:p>208</text:p>
          </table:table-cell>
          <table:table-cell table:formula="of:=[.B283]-[.B$2]" office:value-type="float" office:value="14.0529479980469" calcext:value-type="float">
            <text:p>14.052947998</text:p>
          </table:table-cell>
          <table:table-cell table:formula="of:=[.C282]/([.D283]-[.D282])" office:value-type="float" office:value="4185.57064586392" calcext:value-type="float">
            <text:p>4185.570645863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642807.88621" calcext:value-type="float">
            <text:p>1455642807.88621</text:p>
          </table:table-cell>
          <table:table-cell office:value-type="float" office:value="208" calcext:value-type="float">
            <text:p>208</text:p>
          </table:table-cell>
          <table:table-cell table:formula="of:=[.B284]-[.B$2]" office:value-type="float" office:value="14.1036376953125" calcext:value-type="float">
            <text:p>14.1036376953</text:p>
          </table:table-cell>
          <table:table-cell table:formula="of:=[.C283]/([.D284]-[.D283])" office:value-type="float" office:value="4103.39795304034" calcext:value-type="float">
            <text:p>4103.39795304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642807.93569" calcext:value-type="float">
            <text:p>1455642807.93569</text:p>
          </table:table-cell>
          <table:table-cell office:value-type="float" office:value="208" calcext:value-type="float">
            <text:p>208</text:p>
          </table:table-cell>
          <table:table-cell table:formula="of:=[.B285]-[.B$2]" office:value-type="float" office:value="14.1531138420105" calcext:value-type="float">
            <text:p>14.153113842</text:p>
          </table:table-cell>
          <table:table-cell table:formula="of:=[.C284]/([.D285]-[.D284])" office:value-type="float" office:value="4204.04606829287" calcext:value-type="float">
            <text:p>4204.04606829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642807.98596" calcext:value-type="float">
            <text:p>1455642807.98596</text:p>
          </table:table-cell>
          <table:table-cell office:value-type="float" office:value="208" calcext:value-type="float">
            <text:p>208</text:p>
          </table:table-cell>
          <table:table-cell table:formula="of:=[.B286]-[.B$2]" office:value-type="float" office:value="14.2033877372742" calcext:value-type="float">
            <text:p>14.2033877373</text:p>
          </table:table-cell>
          <table:table-cell table:formula="of:=[.C285]/([.D286]-[.D285])" office:value-type="float" office:value="4137.33606495182" calcext:value-type="float">
            <text:p>4137.33606495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642808.03567" calcext:value-type="float">
            <text:p>1455642808.03567</text:p>
          </table:table-cell>
          <table:table-cell office:value-type="float" office:value="208" calcext:value-type="float">
            <text:p>208</text:p>
          </table:table-cell>
          <table:table-cell table:formula="of:=[.B287]-[.B$2]" office:value-type="float" office:value="14.2530932426453" calcext:value-type="float">
            <text:p>14.2530932426</text:p>
          </table:table-cell>
          <table:table-cell table:formula="of:=[.C286]/([.D287]-[.D286])" office:value-type="float" office:value="4184.64712202609" calcext:value-type="float">
            <text:p>4184.64712202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642808.08631" calcext:value-type="float">
            <text:p>1455642808.08631</text:p>
          </table:table-cell>
          <table:table-cell office:value-type="float" office:value="208" calcext:value-type="float">
            <text:p>208</text:p>
          </table:table-cell>
          <table:table-cell table:formula="of:=[.B288]-[.B$2]" office:value-type="float" office:value="14.3037347793579" calcext:value-type="float">
            <text:p>14.3037347794</text:p>
          </table:table-cell>
          <table:table-cell table:formula="of:=[.C287]/([.D288]-[.D287])" office:value-type="float" office:value="4107.30032108321" calcext:value-type="float">
            <text:p>4107.30032108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642808.13601" calcext:value-type="float">
            <text:p>1455642808.13601</text:p>
          </table:table-cell>
          <table:table-cell office:value-type="float" office:value="208" calcext:value-type="float">
            <text:p>208</text:p>
          </table:table-cell>
          <table:table-cell table:formula="of:=[.B289]-[.B$2]" office:value-type="float" office:value="14.3534319400787" calcext:value-type="float">
            <text:p>14.3534319401</text:p>
          </table:table-cell>
          <table:table-cell table:formula="of:=[.C288]/([.D289]-[.D288])" office:value-type="float" office:value="4185.34976612536" calcext:value-type="float">
            <text:p>4185.34976612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642808.18587" calcext:value-type="float">
            <text:p>1455642808.18587</text:p>
          </table:table-cell>
          <table:table-cell office:value-type="float" office:value="208" calcext:value-type="float">
            <text:p>208</text:p>
          </table:table-cell>
          <table:table-cell table:formula="of:=[.B290]-[.B$2]" office:value-type="float" office:value="14.4032995700836" calcext:value-type="float">
            <text:p>14.4032995701</text:p>
          </table:table-cell>
          <table:table-cell table:formula="of:=[.C289]/([.D290]-[.D289])" office:value-type="float" office:value="4171.0424172882" calcext:value-type="float">
            <text:p>4171.04241728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642808.23572" calcext:value-type="float">
            <text:p>1455642808.23572</text:p>
          </table:table-cell>
          <table:table-cell office:value-type="float" office:value="208" calcext:value-type="float">
            <text:p>208</text:p>
          </table:table-cell>
          <table:table-cell table:formula="of:=[.B291]-[.B$2]" office:value-type="float" office:value="14.4531490802765" calcext:value-type="float">
            <text:p>14.4531490803</text:p>
          </table:table-cell>
          <table:table-cell table:formula="of:=[.C290]/([.D291]-[.D290])" office:value-type="float" office:value="4172.55855063037" calcext:value-type="float">
            <text:p>4172.55855063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642808.28577" calcext:value-type="float">
            <text:p>1455642808.28577</text:p>
          </table:table-cell>
          <table:table-cell office:value-type="float" office:value="208" calcext:value-type="float">
            <text:p>208</text:p>
          </table:table-cell>
          <table:table-cell table:formula="of:=[.B292]-[.B$2]" office:value-type="float" office:value="14.5031983852386" calcext:value-type="float">
            <text:p>14.5031983852</text:p>
          </table:table-cell>
          <table:table-cell table:formula="of:=[.C291]/([.D292]-[.D291])" office:value-type="float" office:value="4155.90186831299" calcext:value-type="float">
            <text:p>4155.9018683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642808.33549" calcext:value-type="float">
            <text:p>1455642808.33549</text:p>
          </table:table-cell>
          <table:table-cell office:value-type="float" office:value="208" calcext:value-type="float">
            <text:p>208</text:p>
          </table:table-cell>
          <table:table-cell table:formula="of:=[.B293]-[.B$2]" office:value-type="float" office:value="14.5529181957245" calcext:value-type="float">
            <text:p>14.5529181957</text:p>
          </table:table-cell>
          <table:table-cell table:formula="of:=[.C292]/([.D293]-[.D292])" office:value-type="float" office:value="4183.4431380071" calcext:value-type="float">
            <text:p>4183.443138007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642808.386" calcext:value-type="float">
            <text:p>1455642808.386</text:p>
          </table:table-cell>
          <table:table-cell office:value-type="float" office:value="208" calcext:value-type="float">
            <text:p>208</text:p>
          </table:table-cell>
          <table:table-cell table:formula="of:=[.B294]-[.B$2]" office:value-type="float" office:value="14.6034274101257" calcext:value-type="float">
            <text:p>14.6034274101</text:p>
          </table:table-cell>
          <table:table-cell table:formula="of:=[.C293]/([.D294]-[.D293])" office:value-type="float" office:value="4118.06048590755" calcext:value-type="float">
            <text:p>4118.06048590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642808.43593" calcext:value-type="float">
            <text:p>1455642808.43593</text:p>
          </table:table-cell>
          <table:table-cell office:value-type="float" office:value="208" calcext:value-type="float">
            <text:p>208</text:p>
          </table:table-cell>
          <table:table-cell table:formula="of:=[.B295]-[.B$2]" office:value-type="float" office:value="14.6533539295197" calcext:value-type="float">
            <text:p>14.6533539295</text:p>
          </table:table-cell>
          <table:table-cell table:formula="of:=[.C294]/([.D295]-[.D294])" office:value-type="float" office:value="4166.12258424981" calcext:value-type="float">
            <text:p>4166.12258424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642808.48561" calcext:value-type="float">
            <text:p>1455642808.48561</text:p>
          </table:table-cell>
          <table:table-cell office:value-type="float" office:value="208" calcext:value-type="float">
            <text:p>208</text:p>
          </table:table-cell>
          <table:table-cell table:formula="of:=[.B296]-[.B$2]" office:value-type="float" office:value="14.7030339241028" calcext:value-type="float">
            <text:p>14.7030339241</text:p>
          </table:table-cell>
          <table:table-cell table:formula="of:=[.C295]/([.D296]-[.D295])" office:value-type="float" office:value="4186.79594765157" calcext:value-type="float">
            <text:p>4186.79594765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642808.53602" calcext:value-type="float">
            <text:p>1455642808.53602</text:p>
          </table:table-cell>
          <table:table-cell office:value-type="float" office:value="208" calcext:value-type="float">
            <text:p>208</text:p>
          </table:table-cell>
          <table:table-cell table:formula="of:=[.B297]-[.B$2]" office:value-type="float" office:value="14.7534492015839" calcext:value-type="float">
            <text:p>14.7534492016</text:p>
          </table:table-cell>
          <table:table-cell table:formula="of:=[.C296]/([.D297]-[.D296])" office:value-type="float" office:value="4125.73351556108" calcext:value-type="float">
            <text:p>4125.73351556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642808.58595" calcext:value-type="float">
            <text:p>1455642808.58595</text:p>
          </table:table-cell>
          <table:table-cell office:value-type="float" office:value="208" calcext:value-type="float">
            <text:p>208</text:p>
          </table:table-cell>
          <table:table-cell table:formula="of:=[.B298]-[.B$2]" office:value-type="float" office:value="14.8033714294434" calcext:value-type="float">
            <text:p>14.8033714294</text:p>
          </table:table-cell>
          <table:table-cell table:formula="of:=[.C297]/([.D298]-[.D297])" office:value-type="float" office:value="4166.48072248303" calcext:value-type="float">
            <text:p>4166.48072248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642808.63566" calcext:value-type="float">
            <text:p>1455642808.63566</text:p>
          </table:table-cell>
          <table:table-cell office:value-type="float" office:value="216" calcext:value-type="float">
            <text:p>216</text:p>
          </table:table-cell>
          <table:table-cell table:formula="of:=[.B299]-[.B$2]" office:value-type="float" office:value="14.8530821800232" calcext:value-type="float">
            <text:p>14.85308218</text:p>
          </table:table-cell>
          <table:table-cell table:formula="of:=[.C298]/([.D299]-[.D298])" office:value-type="float" office:value="4184.20558076182" calcext:value-type="float">
            <text:p>4184.20558076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642808.68553" calcext:value-type="float">
            <text:p>1455642808.68553</text:p>
          </table:table-cell>
          <table:table-cell office:value-type="float" office:value="216" calcext:value-type="float">
            <text:p>216</text:p>
          </table:table-cell>
          <table:table-cell table:formula="of:=[.B300]-[.B$2]" office:value-type="float" office:value="14.9029545783997" calcext:value-type="float">
            <text:p>14.9029545784</text:p>
          </table:table-cell>
          <table:table-cell table:formula="of:=[.C299]/([.D300]-[.D299])" office:value-type="float" office:value="4331.05298785735" calcext:value-type="float">
            <text:p>4331.052987857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642808.73567" calcext:value-type="float">
            <text:p>1455642808.73567</text:p>
          </table:table-cell>
          <table:table-cell office:value-type="float" office:value="216" calcext:value-type="float">
            <text:p>216</text:p>
          </table:table-cell>
          <table:table-cell table:formula="of:=[.B301]-[.B$2]" office:value-type="float" office:value="14.9530966281891" calcext:value-type="float">
            <text:p>14.9530966282</text:p>
          </table:table-cell>
          <table:table-cell table:formula="of:=[.C300]/([.D301]-[.D300])" office:value-type="float" office:value="4307.76166724518" calcext:value-type="float">
            <text:p>4307.76166724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642808.78603" calcext:value-type="float">
            <text:p>1455642808.78603</text:p>
          </table:table-cell>
          <table:table-cell office:value-type="float" office:value="216" calcext:value-type="float">
            <text:p>216</text:p>
          </table:table-cell>
          <table:table-cell table:formula="of:=[.B302]-[.B$2]" office:value-type="float" office:value="15.0034549236298" calcext:value-type="float">
            <text:p>15.0034549236</text:p>
          </table:table-cell>
          <table:table-cell table:formula="of:=[.C301]/([.D302]-[.D301])" office:value-type="float" office:value="4289.26352867653" calcext:value-type="float">
            <text:p>4289.26352867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642808.83562" calcext:value-type="float">
            <text:p>1455642808.83562</text:p>
          </table:table-cell>
          <table:table-cell office:value-type="float" office:value="216" calcext:value-type="float">
            <text:p>216</text:p>
          </table:table-cell>
          <table:table-cell table:formula="of:=[.B303]-[.B$2]" office:value-type="float" office:value="15.0530471801758" calcext:value-type="float">
            <text:p>15.0530471802</text:p>
          </table:table-cell>
          <table:table-cell table:formula="of:=[.C302]/([.D303]-[.D302])" office:value-type="float" office:value="4355.518684647" calcext:value-type="float">
            <text:p>4355.5186846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642808.88542" calcext:value-type="float">
            <text:p>1455642808.88542</text:p>
          </table:table-cell>
          <table:table-cell office:value-type="float" office:value="216" calcext:value-type="float">
            <text:p>216</text:p>
          </table:table-cell>
          <table:table-cell table:formula="of:=[.B304]-[.B$2]" office:value-type="float" office:value="15.1028461456299" calcext:value-type="float">
            <text:p>15.1028461456</text:p>
          </table:table-cell>
          <table:table-cell table:formula="of:=[.C303]/([.D304]-[.D303])" office:value-type="float" office:value="4337.43950361944" calcext:value-type="float">
            <text:p>4337.439503619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642808.93573" calcext:value-type="float">
            <text:p>1455642808.93573</text:p>
          </table:table-cell>
          <table:table-cell office:value-type="float" office:value="216" calcext:value-type="float">
            <text:p>216</text:p>
          </table:table-cell>
          <table:table-cell table:formula="of:=[.B305]-[.B$2]" office:value-type="float" office:value="15.1531581878662" calcext:value-type="float">
            <text:p>15.1531581879</text:p>
          </table:table-cell>
          <table:table-cell table:formula="of:=[.C304]/([.D305]-[.D304])" office:value-type="float" office:value="4293.20676321177" calcext:value-type="float">
            <text:p>4293.20676321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642808.98562" calcext:value-type="float">
            <text:p>1455642808.98562</text:p>
          </table:table-cell>
          <table:table-cell office:value-type="float" office:value="224" calcext:value-type="float">
            <text:p>224</text:p>
          </table:table-cell>
          <table:table-cell table:formula="of:=[.B306]-[.B$2]" office:value-type="float" office:value="15.2030444145203" calcext:value-type="float">
            <text:p>15.2030444145</text:p>
          </table:table-cell>
          <table:table-cell table:formula="of:=[.C305]/([.D306]-[.D305])" office:value-type="float" office:value="4329.85243598199" calcext:value-type="float">
            <text:p>4329.8524359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642809.03441" calcext:value-type="float">
            <text:p>1455642809.03441</text:p>
          </table:table-cell>
          <table:table-cell office:value-type="float" office:value="224" calcext:value-type="float">
            <text:p>224</text:p>
          </table:table-cell>
          <table:table-cell table:formula="of:=[.B307]-[.B$2]" office:value-type="float" office:value="15.2518336772919" calcext:value-type="float">
            <text:p>15.2518336773</text:p>
          </table:table-cell>
          <table:table-cell table:formula="of:=[.C306]/([.D307]-[.D306])" office:value-type="float" office:value="4591.17410829909" calcext:value-type="float">
            <text:p>4591.17410829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642809.08606" calcext:value-type="float">
            <text:p>1455642809.08606</text:p>
          </table:table-cell>
          <table:table-cell office:value-type="float" office:value="224" calcext:value-type="float">
            <text:p>224</text:p>
          </table:table-cell>
          <table:table-cell table:formula="of:=[.B308]-[.B$2]" office:value-type="float" office:value="15.3034834861755" calcext:value-type="float">
            <text:p>15.3034834862</text:p>
          </table:table-cell>
          <table:table-cell table:formula="of:=[.C307]/([.D308]-[.D307])" office:value-type="float" office:value="4336.89891291804" calcext:value-type="float">
            <text:p>4336.898912918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642809.1359" calcext:value-type="float">
            <text:p>1455642809.1359</text:p>
          </table:table-cell>
          <table:table-cell office:value-type="float" office:value="224" calcext:value-type="float">
            <text:p>224</text:p>
          </table:table-cell>
          <table:table-cell table:formula="of:=[.B309]-[.B$2]" office:value-type="float" office:value="15.3533208370209" calcext:value-type="float">
            <text:p>15.353320837</text:p>
          </table:table-cell>
          <table:table-cell table:formula="of:=[.C308]/([.D309]-[.D308])" office:value-type="float" office:value="4494.62092588252" calcext:value-type="float">
            <text:p>4494.62092588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642809.18823" calcext:value-type="float">
            <text:p>1455642809.18823</text:p>
          </table:table-cell>
          <table:table-cell office:value-type="float" office:value="224" calcext:value-type="float">
            <text:p>224</text:p>
          </table:table-cell>
          <table:table-cell table:formula="of:=[.B310]-[.B$2]" office:value-type="float" office:value="15.4056525230408" calcext:value-type="float">
            <text:p>15.405652523</text:p>
          </table:table-cell>
          <table:table-cell table:formula="of:=[.C309]/([.D310]-[.D309])" office:value-type="float" office:value="4280.38951228957" calcext:value-type="float">
            <text:p>4280.38951228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642809.23629" calcext:value-type="float">
            <text:p>1455642809.23629</text:p>
          </table:table-cell>
          <table:table-cell office:value-type="float" office:value="224" calcext:value-type="float">
            <text:p>224</text:p>
          </table:table-cell>
          <table:table-cell table:formula="of:=[.B311]-[.B$2]" office:value-type="float" office:value="15.4537172317505" calcext:value-type="float">
            <text:p>15.4537172318</text:p>
          </table:table-cell>
          <table:table-cell table:formula="of:=[.C310]/([.D311]-[.D310])" office:value-type="float" office:value="4660.38401174615" calcext:value-type="float">
            <text:p>4660.384011746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642809.28611" calcext:value-type="float">
            <text:p>1455642809.28611</text:p>
          </table:table-cell>
          <table:table-cell office:value-type="float" office:value="232" calcext:value-type="float">
            <text:p>232</text:p>
          </table:table-cell>
          <table:table-cell table:formula="of:=[.B312]-[.B$2]" office:value-type="float" office:value="15.5035347938538" calcext:value-type="float">
            <text:p>15.5035347939</text:p>
          </table:table-cell>
          <table:table-cell table:formula="of:=[.C311]/([.D312]-[.D311])" office:value-type="float" office:value="4496.40629815745" calcext:value-type="float">
            <text:p>4496.406298157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642809.33585" calcext:value-type="float">
            <text:p>1455642809.33585</text:p>
          </table:table-cell>
          <table:table-cell office:value-type="float" office:value="232" calcext:value-type="float">
            <text:p>232</text:p>
          </table:table-cell>
          <table:table-cell table:formula="of:=[.B313]-[.B$2]" office:value-type="float" office:value="15.5532734394074" calcext:value-type="float">
            <text:p>15.5532734394</text:p>
          </table:table-cell>
          <table:table-cell table:formula="of:=[.C312]/([.D313]-[.D312])" office:value-type="float" office:value="4664.38113498771" calcext:value-type="float">
            <text:p>4664.38113498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642809.38555" calcext:value-type="float">
            <text:p>1455642809.38555</text:p>
          </table:table-cell>
          <table:table-cell office:value-type="float" office:value="232" calcext:value-type="float">
            <text:p>232</text:p>
          </table:table-cell>
          <table:table-cell table:formula="of:=[.B314]-[.B$2]" office:value-type="float" office:value="15.6029736995697" calcext:value-type="float">
            <text:p>15.6029736996</text:p>
          </table:table-cell>
          <table:table-cell table:formula="of:=[.C313]/([.D314]-[.D313])" office:value-type="float" office:value="4667.98361300598" calcext:value-type="float">
            <text:p>4667.9836130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642809.43563" calcext:value-type="float">
            <text:p>1455642809.43563</text:p>
          </table:table-cell>
          <table:table-cell office:value-type="float" office:value="232" calcext:value-type="float">
            <text:p>232</text:p>
          </table:table-cell>
          <table:table-cell table:formula="of:=[.B315]-[.B$2]" office:value-type="float" office:value="15.6530542373657" calcext:value-type="float">
            <text:p>15.6530542374</text:p>
          </table:table-cell>
          <table:table-cell table:formula="of:=[.C314]/([.D315]-[.D314])" office:value-type="float" office:value="4632.53811180988" calcext:value-type="float">
            <text:p>4632.53811180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642809.48626" calcext:value-type="float">
            <text:p>1455642809.48626</text:p>
          </table:table-cell>
          <table:table-cell office:value-type="float" office:value="232" calcext:value-type="float">
            <text:p>232</text:p>
          </table:table-cell>
          <table:table-cell table:formula="of:=[.B316]-[.B$2]" office:value-type="float" office:value="15.703684091568" calcext:value-type="float">
            <text:p>15.7036840916</text:p>
          </table:table-cell>
          <table:table-cell table:formula="of:=[.C315]/([.D316]-[.D315])" office:value-type="float" office:value="4582.27667559817" calcext:value-type="float">
            <text:p>4582.27667559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642809.536" calcext:value-type="float">
            <text:p>1455642809.536</text:p>
          </table:table-cell>
          <table:table-cell office:value-type="float" office:value="240" calcext:value-type="float">
            <text:p>240</text:p>
          </table:table-cell>
          <table:table-cell table:formula="of:=[.B317]-[.B$2]" office:value-type="float" office:value="15.7534284591675" calcext:value-type="float">
            <text:p>15.7534284592</text:p>
          </table:table-cell>
          <table:table-cell table:formula="of:=[.C316]/([.D317]-[.D316])" office:value-type="float" office:value="4663.84459579281" calcext:value-type="float">
            <text:p>4663.844595792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642809.58565" calcext:value-type="float">
            <text:p>1455642809.58565</text:p>
          </table:table-cell>
          <table:table-cell office:value-type="float" office:value="240" calcext:value-type="float">
            <text:p>240</text:p>
          </table:table-cell>
          <table:table-cell table:formula="of:=[.B318]-[.B$2]" office:value-type="float" office:value="15.803076505661" calcext:value-type="float">
            <text:p>15.8030765057</text:p>
          </table:table-cell>
          <table:table-cell table:formula="of:=[.C317]/([.D318]-[.D317])" office:value-type="float" office:value="4834.02705545071" calcext:value-type="float">
            <text:p>4834.02705545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642809.63576" calcext:value-type="float">
            <text:p>1455642809.63576</text:p>
          </table:table-cell>
          <table:table-cell office:value-type="float" office:value="240" calcext:value-type="float">
            <text:p>240</text:p>
          </table:table-cell>
          <table:table-cell table:formula="of:=[.B319]-[.B$2]" office:value-type="float" office:value="15.8531811237335" calcext:value-type="float">
            <text:p>15.8531811237</text:p>
          </table:table-cell>
          <table:table-cell table:formula="of:=[.C318]/([.D319]-[.D318])" office:value-type="float" office:value="4789.97763544829" calcext:value-type="float">
            <text:p>4789.977635448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642809.68561" calcext:value-type="float">
            <text:p>1455642809.68561</text:p>
          </table:table-cell>
          <table:table-cell office:value-type="float" office:value="240" calcext:value-type="float">
            <text:p>240</text:p>
          </table:table-cell>
          <table:table-cell table:formula="of:=[.B320]-[.B$2]" office:value-type="float" office:value="15.9030363559723" calcext:value-type="float">
            <text:p>15.903036356</text:p>
          </table:table-cell>
          <table:table-cell table:formula="of:=[.C319]/([.D320]-[.D319])" office:value-type="float" office:value="4813.93806071504" calcext:value-type="float">
            <text:p>4813.9380607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642809.73586" calcext:value-type="float">
            <text:p>1455642809.73586</text:p>
          </table:table-cell>
          <table:table-cell office:value-type="float" office:value="240" calcext:value-type="float">
            <text:p>240</text:p>
          </table:table-cell>
          <table:table-cell table:formula="of:=[.B321]-[.B$2]" office:value-type="float" office:value="15.9532861709595" calcext:value-type="float">
            <text:p>15.953286171</text:p>
          </table:table-cell>
          <table:table-cell table:formula="of:=[.C320]/([.D321]-[.D320])" office:value-type="float" office:value="4776.13698799125" calcext:value-type="float">
            <text:p>4776.13698799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642809.78594" calcext:value-type="float">
            <text:p>1455642809.78594</text:p>
          </table:table-cell>
          <table:table-cell office:value-type="float" office:value="248" calcext:value-type="float">
            <text:p>248</text:p>
          </table:table-cell>
          <table:table-cell table:formula="of:=[.B322]-[.B$2]" office:value-type="float" office:value="16.003363609314" calcext:value-type="float">
            <text:p>16.0033636093</text:p>
          </table:table-cell>
          <table:table-cell table:formula="of:=[.C321]/([.D322]-[.D321])" office:value-type="float" office:value="4792.57741382594" calcext:value-type="float">
            <text:p>4792.57741382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642809.83559" calcext:value-type="float">
            <text:p>1455642809.83559</text:p>
          </table:table-cell>
          <table:table-cell office:value-type="float" office:value="248" calcext:value-type="float">
            <text:p>248</text:p>
          </table:table-cell>
          <table:table-cell table:formula="of:=[.B323]-[.B$2]" office:value-type="float" office:value="16.0530197620392" calcext:value-type="float">
            <text:p>16.053019762</text:p>
          </table:table-cell>
          <table:table-cell table:formula="of:=[.C322]/([.D323]-[.D322])" office:value-type="float" office:value="4994.34584415647" calcext:value-type="float">
            <text:p>4994.34584415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642809.88559" calcext:value-type="float">
            <text:p>1455642809.88559</text:p>
          </table:table-cell>
          <table:table-cell office:value-type="float" office:value="248" calcext:value-type="float">
            <text:p>248</text:p>
          </table:table-cell>
          <table:table-cell table:formula="of:=[.B324]-[.B$2]" office:value-type="float" office:value="16.1030189990997" calcext:value-type="float">
            <text:p>16.1030189991</text:p>
          </table:table-cell>
          <table:table-cell table:formula="of:=[.C323]/([.D324]-[.D323])" office:value-type="float" office:value="4960.07568474861" calcext:value-type="float">
            <text:p>4960.07568474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642809.93612" calcext:value-type="float">
            <text:p>1455642809.93612</text:p>
          </table:table-cell>
          <table:table-cell office:value-type="float" office:value="248" calcext:value-type="float">
            <text:p>248</text:p>
          </table:table-cell>
          <table:table-cell table:formula="of:=[.B325]-[.B$2]" office:value-type="float" office:value="16.1535408496857" calcext:value-type="float">
            <text:p>16.1535408497</text:p>
          </table:table-cell>
          <table:table-cell table:formula="of:=[.C324]/([.D325]-[.D324])" office:value-type="float" office:value="4908.76713983691" calcext:value-type="float">
            <text:p>4908.767139836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642809.98575" calcext:value-type="float">
            <text:p>1455642809.98575</text:p>
          </table:table-cell>
          <table:table-cell office:value-type="float" office:value="248" calcext:value-type="float">
            <text:p>248</text:p>
          </table:table-cell>
          <table:table-cell table:formula="of:=[.B326]-[.B$2]" office:value-type="float" office:value="16.2031764984131" calcext:value-type="float">
            <text:p>16.2031764984</text:p>
          </table:table-cell>
          <table:table-cell table:formula="of:=[.C325]/([.D326]-[.D325])" office:value-type="float" office:value="4996.40895925298" calcext:value-type="float">
            <text:p>4996.4089592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642810.03593" calcext:value-type="float">
            <text:p>1455642810.03593</text:p>
          </table:table-cell>
          <table:table-cell office:value-type="float" office:value="256" calcext:value-type="float">
            <text:p>256</text:p>
          </table:table-cell>
          <table:table-cell table:formula="of:=[.B327]-[.B$2]" office:value-type="float" office:value="16.2533552646637" calcext:value-type="float">
            <text:p>16.2533552647</text:p>
          </table:table-cell>
          <table:table-cell table:formula="of:=[.C326]/([.D327]-[.D326])" office:value-type="float" office:value="4942.32956548595" calcext:value-type="float">
            <text:p>4942.32956548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642810.08522" calcext:value-type="float">
            <text:p>1455642810.08522</text:p>
          </table:table-cell>
          <table:table-cell office:value-type="float" office:value="256" calcext:value-type="float">
            <text:p>256</text:p>
          </table:table-cell>
          <table:table-cell table:formula="of:=[.B328]-[.B$2]" office:value-type="float" office:value="16.3026483058929" calcext:value-type="float">
            <text:p>16.3026483059</text:p>
          </table:table-cell>
          <table:table-cell table:formula="of:=[.C327]/([.D328]-[.D327])" office:value-type="float" office:value="5193.43082950423" calcext:value-type="float">
            <text:p>5193.430829504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642810.13548" calcext:value-type="float">
            <text:p>1455642810.13548</text:p>
          </table:table-cell>
          <table:table-cell office:value-type="float" office:value="256" calcext:value-type="float">
            <text:p>256</text:p>
          </table:table-cell>
          <table:table-cell table:formula="of:=[.B329]-[.B$2]" office:value-type="float" office:value="16.3529043197632" calcext:value-type="float">
            <text:p>16.3529043198</text:p>
          </table:table-cell>
          <table:table-cell table:formula="of:=[.C328]/([.D329]-[.D328])" office:value-type="float" office:value="5093.9177281547" calcext:value-type="float">
            <text:p>5093.91772815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642810.1861" calcext:value-type="float">
            <text:p>1455642810.1861</text:p>
          </table:table-cell>
          <table:table-cell office:value-type="float" office:value="256" calcext:value-type="float">
            <text:p>256</text:p>
          </table:table-cell>
          <table:table-cell table:formula="of:=[.B330]-[.B$2]" office:value-type="float" office:value="16.4035258293152" calcext:value-type="float">
            <text:p>16.4035258293</text:p>
          </table:table-cell>
          <table:table-cell table:formula="of:=[.C329]/([.D330]-[.D329])" office:value-type="float" office:value="5057.1387986172" calcext:value-type="float">
            <text:p>5057.13879861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642810.23567" calcext:value-type="float">
            <text:p>1455642810.23567</text:p>
          </table:table-cell>
          <table:table-cell office:value-type="float" office:value="256" calcext:value-type="float">
            <text:p>256</text:p>
          </table:table-cell>
          <table:table-cell table:formula="of:=[.B331]-[.B$2]" office:value-type="float" office:value="16.4530951976776" calcext:value-type="float">
            <text:p>16.4530951977</text:p>
          </table:table-cell>
          <table:table-cell table:formula="of:=[.C330]/([.D331]-[.D330])" office:value-type="float" office:value="5164.47976759063" calcext:value-type="float">
            <text:p>5164.47976759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642810.28572" calcext:value-type="float">
            <text:p>1455642810.28572</text:p>
          </table:table-cell>
          <table:table-cell office:value-type="float" office:value="264" calcext:value-type="float">
            <text:p>264</text:p>
          </table:table-cell>
          <table:table-cell table:formula="of:=[.B332]-[.B$2]" office:value-type="float" office:value="16.503146648407" calcext:value-type="float">
            <text:p>16.5031466484</text:p>
          </table:table-cell>
          <table:table-cell table:formula="of:=[.C331]/([.D332]-[.D331])" office:value-type="float" office:value="5114.73686115914" calcext:value-type="float">
            <text:p>5114.73686115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642810.33587" calcext:value-type="float">
            <text:p>1455642810.33587</text:p>
          </table:table-cell>
          <table:table-cell office:value-type="float" office:value="264" calcext:value-type="float">
            <text:p>264</text:p>
          </table:table-cell>
          <table:table-cell table:formula="of:=[.B333]-[.B$2]" office:value-type="float" office:value="16.5532941818237" calcext:value-type="float">
            <text:p>16.5532941818</text:p>
          </table:table-cell>
          <table:table-cell table:formula="of:=[.C332]/([.D333]-[.D332])" office:value-type="float" office:value="5264.4663059705" calcext:value-type="float">
            <text:p>5264.46630597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642810.38575" calcext:value-type="float">
            <text:p>1455642810.38575</text:p>
          </table:table-cell>
          <table:table-cell office:value-type="float" office:value="264" calcext:value-type="float">
            <text:p>264</text:p>
          </table:table-cell>
          <table:table-cell table:formula="of:=[.B334]-[.B$2]" office:value-type="float" office:value="16.6031765937805" calcext:value-type="float">
            <text:p>16.6031765938</text:p>
          </table:table-cell>
          <table:table-cell table:formula="of:=[.C333]/([.D334]-[.D333])" office:value-type="float" office:value="5292.44656871648" calcext:value-type="float">
            <text:p>5292.44656871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642810.43542" calcext:value-type="float">
            <text:p>1455642810.43542</text:p>
          </table:table-cell>
          <table:table-cell office:value-type="float" office:value="264" calcext:value-type="float">
            <text:p>264</text:p>
          </table:table-cell>
          <table:table-cell table:formula="of:=[.B335]-[.B$2]" office:value-type="float" office:value="16.6528458595276" calcext:value-type="float">
            <text:p>16.6528458595</text:p>
          </table:table-cell>
          <table:table-cell table:formula="of:=[.C334]/([.D335]-[.D334])" office:value-type="float" office:value="5315.15809684728" calcext:value-type="float">
            <text:p>5315.15809684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642810.48615" calcext:value-type="float">
            <text:p>1455642810.48615</text:p>
          </table:table-cell>
          <table:table-cell office:value-type="float" office:value="264" calcext:value-type="float">
            <text:p>264</text:p>
          </table:table-cell>
          <table:table-cell table:formula="of:=[.B336]-[.B$2]" office:value-type="float" office:value="16.703577041626" calcext:value-type="float">
            <text:p>16.7035770416</text:p>
          </table:table-cell>
          <table:table-cell table:formula="of:=[.C335]/([.D336]-[.D335])" office:value-type="float" office:value="5203.9000291378" calcext:value-type="float">
            <text:p>5203.90002913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642810.5359" calcext:value-type="float">
            <text:p>1455642810.5359</text:p>
          </table:table-cell>
          <table:table-cell office:value-type="float" office:value="272" calcext:value-type="float">
            <text:p>272</text:p>
          </table:table-cell>
          <table:table-cell table:formula="of:=[.B337]-[.B$2]" office:value-type="float" office:value="16.7533285617828" calcext:value-type="float">
            <text:p>16.7533285618</text:p>
          </table:table-cell>
          <table:table-cell table:formula="of:=[.C336]/([.D337]-[.D336])" office:value-type="float" office:value="5306.37052230044" calcext:value-type="float">
            <text:p>5306.37052230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642810.58566" calcext:value-type="float">
            <text:p>1455642810.58566</text:p>
          </table:table-cell>
          <table:table-cell office:value-type="float" office:value="272" calcext:value-type="float">
            <text:p>272</text:p>
          </table:table-cell>
          <table:table-cell table:formula="of:=[.B338]-[.B$2]" office:value-type="float" office:value="16.8030836582184" calcext:value-type="float">
            <text:p>16.8030836582</text:p>
          </table:table-cell>
          <table:table-cell table:formula="of:=[.C337]/([.D338]-[.D337])" office:value-type="float" office:value="5466.77666181093" calcext:value-type="float">
            <text:p>5466.77666181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642810.63616" calcext:value-type="float">
            <text:p>1455642810.63616</text:p>
          </table:table-cell>
          <table:table-cell office:value-type="float" office:value="272" calcext:value-type="float">
            <text:p>272</text:p>
          </table:table-cell>
          <table:table-cell table:formula="of:=[.B339]-[.B$2]" office:value-type="float" office:value="16.8535861968994" calcext:value-type="float">
            <text:p>16.8535861969</text:p>
          </table:table-cell>
          <table:table-cell table:formula="of:=[.C338]/([.D339]-[.D338])" office:value-type="float" office:value="5385.86786137483" calcext:value-type="float">
            <text:p>5385.867861374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642810.68617" calcext:value-type="float">
            <text:p>1455642810.68617</text:p>
          </table:table-cell>
          <table:table-cell office:value-type="float" office:value="272" calcext:value-type="float">
            <text:p>272</text:p>
          </table:table-cell>
          <table:table-cell table:formula="of:=[.B340]-[.B$2]" office:value-type="float" office:value="16.9035930633545" calcext:value-type="float">
            <text:p>16.9035930634</text:p>
          </table:table-cell>
          <table:table-cell table:formula="of:=[.C339]/([.D340]-[.D339])" office:value-type="float" office:value="5439.25303226791" calcext:value-type="float">
            <text:p>5439.25303226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642810.73175" calcext:value-type="float">
            <text:p>1455642810.73175</text:p>
          </table:table-cell>
          <table:table-cell office:value-type="float" office:value="272" calcext:value-type="float">
            <text:p>272</text:p>
          </table:table-cell>
          <table:table-cell table:formula="of:=[.B341]-[.B$2]" office:value-type="float" office:value="16.9491798877716" calcext:value-type="float">
            <text:p>16.9491798878</text:p>
          </table:table-cell>
          <table:table-cell table:formula="of:=[.C340]/([.D341]-[.D340])" office:value-type="float" office:value="5966.63626997202" calcext:value-type="float">
            <text:p>5966.6362699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642810.78234" calcext:value-type="float">
            <text:p>1455642810.78234</text:p>
          </table:table-cell>
          <table:table-cell office:value-type="float" office:value="280" calcext:value-type="float">
            <text:p>280</text:p>
          </table:table-cell>
          <table:table-cell table:formula="of:=[.B342]-[.B$2]" office:value-type="float" office:value="16.999764919281" calcext:value-type="float">
            <text:p>16.9997649193</text:p>
          </table:table-cell>
          <table:table-cell table:formula="of:=[.C341]/([.D342]-[.D341])" office:value-type="float" office:value="5377.08472019946" calcext:value-type="float">
            <text:p>5377.08472019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642810.83224" calcext:value-type="float">
            <text:p>1455642810.83224</text:p>
          </table:table-cell>
          <table:table-cell office:value-type="float" office:value="280" calcext:value-type="float">
            <text:p>280</text:p>
          </table:table-cell>
          <table:table-cell table:formula="of:=[.B343]-[.B$2]" office:value-type="float" office:value="17.0496697425842" calcext:value-type="float">
            <text:p>17.0496697426</text:p>
          </table:table-cell>
          <table:table-cell table:formula="of:=[.C342]/([.D343]-[.D342])" office:value-type="float" office:value="5610.68012000994" calcext:value-type="float">
            <text:p>5610.680120009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642810.88191" calcext:value-type="float">
            <text:p>1455642810.88191</text:p>
          </table:table-cell>
          <table:table-cell office:value-type="float" office:value="280" calcext:value-type="float">
            <text:p>280</text:p>
          </table:table-cell>
          <table:table-cell table:formula="of:=[.B344]-[.B$2]" office:value-type="float" office:value="17.0993318557739" calcext:value-type="float">
            <text:p>17.0993318558</text:p>
          </table:table-cell>
          <table:table-cell table:formula="of:=[.C343]/([.D344]-[.D343])" office:value-type="float" office:value="5638.10079789532" calcext:value-type="float">
            <text:p>5638.10079789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642810.93194" calcext:value-type="float">
            <text:p>1455642810.93194</text:p>
          </table:table-cell>
          <table:table-cell office:value-type="float" office:value="280" calcext:value-type="float">
            <text:p>280</text:p>
          </table:table-cell>
          <table:table-cell table:formula="of:=[.B345]-[.B$2]" office:value-type="float" office:value="17.1493661403656" calcext:value-type="float">
            <text:p>17.1493661404</text:p>
          </table:table-cell>
          <table:table-cell table:formula="of:=[.C344]/([.D345]-[.D344])" office:value-type="float" office:value="5596.16275689868" calcext:value-type="float">
            <text:p>5596.162756898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642810.98178" calcext:value-type="float">
            <text:p>1455642810.98178</text:p>
          </table:table-cell>
          <table:table-cell office:value-type="float" office:value="280" calcext:value-type="float">
            <text:p>280</text:p>
          </table:table-cell>
          <table:table-cell table:formula="of:=[.B346]-[.B$2]" office:value-type="float" office:value="17.1992008686066" calcext:value-type="float">
            <text:p>17.1992008686</text:p>
          </table:table-cell>
          <table:table-cell table:formula="of:=[.C345]/([.D346]-[.D345])" office:value-type="float" office:value="5618.57182497536" calcext:value-type="float">
            <text:p>5618.57182497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642811.0366" calcext:value-type="float">
            <text:p>1455642811.0366</text:p>
          </table:table-cell>
          <table:table-cell office:value-type="float" office:value="280" calcext:value-type="float">
            <text:p>280</text:p>
          </table:table-cell>
          <table:table-cell table:formula="of:=[.B347]-[.B$2]" office:value-type="float" office:value="17.2540237903595" calcext:value-type="float">
            <text:p>17.2540237904</text:p>
          </table:table-cell>
          <table:table-cell table:formula="of:=[.C346]/([.D347]-[.D346])" office:value-type="float" office:value="5107.35274675573" calcext:value-type="float">
            <text:p>5107.35274675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642811.08655" calcext:value-type="float">
            <text:p>1455642811.08655</text:p>
          </table:table-cell>
          <table:table-cell office:value-type="float" office:value="288" calcext:value-type="float">
            <text:p>288</text:p>
          </table:table-cell>
          <table:table-cell table:formula="of:=[.B348]-[.B$2]" office:value-type="float" office:value="17.3039755821228" calcext:value-type="float">
            <text:p>17.3039755821</text:p>
          </table:table-cell>
          <table:table-cell table:formula="of:=[.C347]/([.D348]-[.D347])" office:value-type="float" office:value="5605.40453337024" calcext:value-type="float">
            <text:p>5605.40453337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642811.13626" calcext:value-type="float">
            <text:p>1455642811.13626</text:p>
          </table:table-cell>
          <table:table-cell office:value-type="float" office:value="288" calcext:value-type="float">
            <text:p>288</text:p>
          </table:table-cell>
          <table:table-cell table:formula="of:=[.B349]-[.B$2]" office:value-type="float" office:value="17.3536834716797" calcext:value-type="float">
            <text:p>17.3536834717</text:p>
          </table:table-cell>
          <table:table-cell table:formula="of:=[.C348]/([.D349]-[.D348])" office:value-type="float" office:value="5793.84887524582" calcext:value-type="float">
            <text:p>5793.84887524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642811.18583" calcext:value-type="float">
            <text:p>1455642811.18583</text:p>
          </table:table-cell>
          <table:table-cell office:value-type="float" office:value="288" calcext:value-type="float">
            <text:p>288</text:p>
          </table:table-cell>
          <table:table-cell table:formula="of:=[.B350]-[.B$2]" office:value-type="float" office:value="17.403254032135" calcext:value-type="float">
            <text:p>17.4032540321</text:p>
          </table:table-cell>
          <table:table-cell table:formula="of:=[.C349]/([.D350]-[.D349])" office:value-type="float" office:value="5809.90001635292" calcext:value-type="float">
            <text:p>5809.90001635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642811.23666" calcext:value-type="float">
            <text:p>1455642811.23666</text:p>
          </table:table-cell>
          <table:table-cell office:value-type="float" office:value="288" calcext:value-type="float">
            <text:p>288</text:p>
          </table:table-cell>
          <table:table-cell table:formula="of:=[.B351]-[.B$2]" office:value-type="float" office:value="17.4540889263153" calcext:value-type="float">
            <text:p>17.4540889263</text:p>
          </table:table-cell>
          <table:table-cell table:formula="of:=[.C350]/([.D351]-[.D350])" office:value-type="float" office:value="5665.39981333571" calcext:value-type="float">
            <text:p>5665.39981333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642811.28447" calcext:value-type="float">
            <text:p>1455642811.28447</text:p>
          </table:table-cell>
          <table:table-cell office:value-type="float" office:value="288" calcext:value-type="float">
            <text:p>288</text:p>
          </table:table-cell>
          <table:table-cell table:formula="of:=[.B352]-[.B$2]" office:value-type="float" office:value="17.5018928050995" calcext:value-type="float">
            <text:p>17.5018928051</text:p>
          </table:table-cell>
          <table:table-cell table:formula="of:=[.C351]/([.D352]-[.D351])" office:value-type="float" office:value="6024.61572836452" calcext:value-type="float">
            <text:p>6024.61572836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642811.33213" calcext:value-type="float">
            <text:p>1455642811.33213</text:p>
          </table:table-cell>
          <table:table-cell office:value-type="float" office:value="288" calcext:value-type="float">
            <text:p>288</text:p>
          </table:table-cell>
          <table:table-cell table:formula="of:=[.B353]-[.B$2]" office:value-type="float" office:value="17.5495574474335" calcext:value-type="float">
            <text:p>17.5495574474</text:p>
          </table:table-cell>
          <table:table-cell table:formula="of:=[.C352]/([.D353]-[.D352])" office:value-type="float" office:value="6042.21464585834" calcext:value-type="float">
            <text:p>6042.21464585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642811.38202" calcext:value-type="float">
            <text:p>1455642811.38202</text:p>
          </table:table-cell>
          <table:table-cell office:value-type="float" office:value="288" calcext:value-type="float">
            <text:p>288</text:p>
          </table:table-cell>
          <table:table-cell table:formula="of:=[.B354]-[.B$2]" office:value-type="float" office:value="17.5994434356689" calcext:value-type="float">
            <text:p>17.5994434357</text:p>
          </table:table-cell>
          <table:table-cell table:formula="of:=[.C353]/([.D354]-[.D353])" office:value-type="float" office:value="5773.16417268456" calcext:value-type="float">
            <text:p>5773.164172684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642811.43171" calcext:value-type="float">
            <text:p>1455642811.43171</text:p>
          </table:table-cell>
          <table:table-cell office:value-type="float" office:value="296" calcext:value-type="float">
            <text:p>296</text:p>
          </table:table-cell>
          <table:table-cell table:formula="of:=[.B355]-[.B$2]" office:value-type="float" office:value="17.6491320133209" calcext:value-type="float">
            <text:p>17.6491320133</text:p>
          </table:table-cell>
          <table:table-cell table:formula="of:=[.C354]/([.D355]-[.D354])" office:value-type="float" office:value="5796.10070582365" calcext:value-type="float">
            <text:p>5796.10070582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642811.48263" calcext:value-type="float">
            <text:p>1455642811.48263</text:p>
          </table:table-cell>
          <table:table-cell office:value-type="float" office:value="296" calcext:value-type="float">
            <text:p>296</text:p>
          </table:table-cell>
          <table:table-cell table:formula="of:=[.B356]-[.B$2]" office:value-type="float" office:value="17.7000560760498" calcext:value-type="float">
            <text:p>17.700056076</text:p>
          </table:table-cell>
          <table:table-cell table:formula="of:=[.C355]/([.D356]-[.D355])" office:value-type="float" office:value="5812.57629769045" calcext:value-type="float">
            <text:p>5812.57629769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642811.53245" calcext:value-type="float">
            <text:p>1455642811.53245</text:p>
          </table:table-cell>
          <table:table-cell office:value-type="float" office:value="296" calcext:value-type="float">
            <text:p>296</text:p>
          </table:table-cell>
          <table:table-cell table:formula="of:=[.B357]-[.B$2]" office:value-type="float" office:value="17.749876499176" calcext:value-type="float">
            <text:p>17.7498764992</text:p>
          </table:table-cell>
          <table:table-cell table:formula="of:=[.C356]/([.D357]-[.D356])" office:value-type="float" office:value="5941.33854002163" calcext:value-type="float">
            <text:p>5941.33854002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642811.58223" calcext:value-type="float">
            <text:p>1455642811.58223</text:p>
          </table:table-cell>
          <table:table-cell office:value-type="float" office:value="296" calcext:value-type="float">
            <text:p>296</text:p>
          </table:table-cell>
          <table:table-cell table:formula="of:=[.B358]-[.B$2]" office:value-type="float" office:value="17.7996602058411" calcext:value-type="float">
            <text:p>17.7996602058</text:p>
          </table:table-cell>
          <table:table-cell table:formula="of:=[.C357]/([.D358]-[.D357])" office:value-type="float" office:value="5945.72039385464" calcext:value-type="float">
            <text:p>5945.72039385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642811.63211" calcext:value-type="float">
            <text:p>1455642811.63211</text:p>
          </table:table-cell>
          <table:table-cell office:value-type="float" office:value="296" calcext:value-type="float">
            <text:p>296</text:p>
          </table:table-cell>
          <table:table-cell table:formula="of:=[.B359]-[.B$2]" office:value-type="float" office:value="17.8495347499847" calcext:value-type="float">
            <text:p>17.84953475</text:p>
          </table:table-cell>
          <table:table-cell table:formula="of:=[.C358]/([.D359]-[.D358])" office:value-type="float" office:value="5934.89133749863" calcext:value-type="float">
            <text:p>5934.89133749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642811.68374" calcext:value-type="float">
            <text:p>1455642811.68374</text:p>
          </table:table-cell>
          <table:table-cell office:value-type="float" office:value="296" calcext:value-type="float">
            <text:p>296</text:p>
          </table:table-cell>
          <table:table-cell table:formula="of:=[.B360]-[.B$2]" office:value-type="float" office:value="17.9011695384979" calcext:value-type="float">
            <text:p>17.9011695385</text:p>
          </table:table-cell>
          <table:table-cell table:formula="of:=[.C359]/([.D360]-[.D359])" office:value-type="float" office:value="5732.56923332656" calcext:value-type="float">
            <text:p>5732.56923332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642811.73172" calcext:value-type="float">
            <text:p>1455642811.73172</text:p>
          </table:table-cell>
          <table:table-cell office:value-type="float" office:value="296" calcext:value-type="float">
            <text:p>296</text:p>
          </table:table-cell>
          <table:table-cell table:formula="of:=[.B361]-[.B$2]" office:value-type="float" office:value="17.9491450786591" calcext:value-type="float">
            <text:p>17.9491450787</text:p>
          </table:table-cell>
          <table:table-cell table:formula="of:=[.C360]/([.D361]-[.D360])" office:value-type="float" office:value="6169.81067864668" calcext:value-type="float">
            <text:p>6169.81067864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642811.78192" calcext:value-type="float">
            <text:p>1455642811.78192</text:p>
          </table:table-cell>
          <table:table-cell office:value-type="float" office:value="296" calcext:value-type="float">
            <text:p>296</text:p>
          </table:table-cell>
          <table:table-cell table:formula="of:=[.B362]-[.B$2]" office:value-type="float" office:value="17.9993422031403" calcext:value-type="float">
            <text:p>17.9993422031</text:p>
          </table:table-cell>
          <table:table-cell table:formula="of:=[.C361]/([.D362]-[.D361])" office:value-type="float" office:value="5896.75211596736" calcext:value-type="float">
            <text:p>5896.752115967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642811.83192" calcext:value-type="float">
            <text:p>1455642811.83192</text:p>
          </table:table-cell>
          <table:table-cell office:value-type="float" office:value="296" calcext:value-type="float">
            <text:p>296</text:p>
          </table:table-cell>
          <table:table-cell table:formula="of:=[.B363]-[.B$2]" office:value-type="float" office:value="18.049341917038" calcext:value-type="float">
            <text:p>18.049341917</text:p>
          </table:table-cell>
          <table:table-cell table:formula="of:=[.C362]/([.D363]-[.D362])" office:value-type="float" office:value="5920.03387470555" calcext:value-type="float">
            <text:p>5920.033874705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642811.88241" calcext:value-type="float">
            <text:p>1455642811.88241</text:p>
          </table:table-cell>
          <table:table-cell office:value-type="float" office:value="296" calcext:value-type="float">
            <text:p>296</text:p>
          </table:table-cell>
          <table:table-cell table:formula="of:=[.B364]-[.B$2]" office:value-type="float" office:value="18.0998396873474" calcext:value-type="float">
            <text:p>18.0998396873</text:p>
          </table:table-cell>
          <table:table-cell table:formula="of:=[.C363]/([.D364]-[.D363])" office:value-type="float" office:value="5861.64494365047" calcext:value-type="float">
            <text:p>5861.64494365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642811.93242" calcext:value-type="float">
            <text:p>1455642811.93242</text:p>
          </table:table-cell>
          <table:table-cell office:value-type="float" office:value="296" calcext:value-type="float">
            <text:p>296</text:p>
          </table:table-cell>
          <table:table-cell table:formula="of:=[.B365]-[.B$2]" office:value-type="float" office:value="18.1498441696167" calcext:value-type="float">
            <text:p>18.1498441696</text:p>
          </table:table-cell>
          <table:table-cell table:formula="of:=[.C364]/([.D365]-[.D364])" office:value-type="float" office:value="5919.46934688701" calcext:value-type="float">
            <text:p>5919.46934688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642811.98714" calcext:value-type="float">
            <text:p>1455642811.98714</text:p>
          </table:table-cell>
          <table:table-cell office:value-type="float" office:value="296" calcext:value-type="float">
            <text:p>296</text:p>
          </table:table-cell>
          <table:table-cell table:formula="of:=[.B366]-[.B$2]" office:value-type="float" office:value="18.2045607566834" calcext:value-type="float">
            <text:p>18.2045607567</text:p>
          </table:table-cell>
          <table:table-cell table:formula="of:=[.C365]/([.D366]-[.D365])" office:value-type="float" office:value="5409.69413241074" calcext:value-type="float">
            <text:p>5409.69413241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642812.03841" calcext:value-type="float">
            <text:p>1455642812.03841</text:p>
          </table:table-cell>
          <table:table-cell office:value-type="float" office:value="296" calcext:value-type="float">
            <text:p>296</text:p>
          </table:table-cell>
          <table:table-cell table:formula="of:=[.B367]-[.B$2]" office:value-type="float" office:value="18.2558372020721" calcext:value-type="float">
            <text:p>18.2558372021</text:p>
          </table:table-cell>
          <table:table-cell table:formula="of:=[.C366]/([.D367]-[.D366])" office:value-type="float" office:value="5772.63103469119" calcext:value-type="float">
            <text:p>5772.63103469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642812.08586" calcext:value-type="float">
            <text:p>1455642812.08586</text:p>
          </table:table-cell>
          <table:table-cell office:value-type="float" office:value="296" calcext:value-type="float">
            <text:p>296</text:p>
          </table:table-cell>
          <table:table-cell table:formula="of:=[.B368]-[.B$2]" office:value-type="float" office:value="18.3032839298248" calcext:value-type="float">
            <text:p>18.3032839298</text:p>
          </table:table-cell>
          <table:table-cell table:formula="of:=[.C367]/([.D368]-[.D367])" office:value-type="float" office:value="6238.57564093545" calcext:value-type="float">
            <text:p>6238.57564093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642812.13583" calcext:value-type="float">
            <text:p>1455642812.13583</text:p>
          </table:table-cell>
          <table:table-cell office:value-type="float" office:value="296" calcext:value-type="float">
            <text:p>296</text:p>
          </table:table-cell>
          <table:table-cell table:formula="of:=[.B369]-[.B$2]" office:value-type="float" office:value="18.3532555103302" calcext:value-type="float">
            <text:p>18.3532555103</text:p>
          </table:table-cell>
          <table:table-cell table:formula="of:=[.C368]/([.D369]-[.D368])" office:value-type="float" office:value="5923.36678180881" calcext:value-type="float">
            <text:p>5923.366781808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642812.18535" calcext:value-type="float">
            <text:p>1455642812.18535</text:p>
          </table:table-cell>
          <table:table-cell office:value-type="float" office:value="296" calcext:value-type="float">
            <text:p>296</text:p>
          </table:table-cell>
          <table:table-cell table:formula="of:=[.B370]-[.B$2]" office:value-type="float" office:value="18.4027745723724" calcext:value-type="float">
            <text:p>18.4027745724</text:p>
          </table:table-cell>
          <table:table-cell table:formula="of:=[.C369]/([.D370]-[.D369])" office:value-type="float" office:value="5977.4960952922" calcext:value-type="float">
            <text:p>5977.49609529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642812.23609" calcext:value-type="float">
            <text:p>1455642812.23609</text:p>
          </table:table-cell>
          <table:table-cell office:value-type="float" office:value="296" calcext:value-type="float">
            <text:p>296</text:p>
          </table:table-cell>
          <table:table-cell table:formula="of:=[.B371]-[.B$2]" office:value-type="float" office:value="18.4535131454468" calcext:value-type="float">
            <text:p>18.4535131454</text:p>
          </table:table-cell>
          <table:table-cell table:formula="of:=[.C370]/([.D371]-[.D370])" office:value-type="float" office:value="5833.82586590105" calcext:value-type="float">
            <text:p>5833.82586590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642812.28589" calcext:value-type="float">
            <text:p>1455642812.28589</text:p>
          </table:table-cell>
          <table:table-cell office:value-type="float" office:value="296" calcext:value-type="float">
            <text:p>296</text:p>
          </table:table-cell>
          <table:table-cell table:formula="of:=[.B372]-[.B$2]" office:value-type="float" office:value="18.5033180713654" calcext:value-type="float">
            <text:p>18.5033180714</text:p>
          </table:table-cell>
          <table:table-cell table:formula="of:=[.C371]/([.D372]-[.D371])" office:value-type="float" office:value="5943.18723581478" calcext:value-type="float">
            <text:p>5943.18723581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642812.33643" calcext:value-type="float">
            <text:p>1455642812.33643</text:p>
          </table:table-cell>
          <table:table-cell office:value-type="float" office:value="296" calcext:value-type="float">
            <text:p>296</text:p>
          </table:table-cell>
          <table:table-cell table:formula="of:=[.B373]-[.B$2]" office:value-type="float" office:value="18.5538518428803" calcext:value-type="float">
            <text:p>18.5538518429</text:p>
          </table:table-cell>
          <table:table-cell table:formula="of:=[.C372]/([.D373]-[.D372])" office:value-type="float" office:value="5857.46899799013" calcext:value-type="float">
            <text:p>5857.46899799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642812.38219" calcext:value-type="float">
            <text:p>1455642812.38219</text:p>
          </table:table-cell>
          <table:table-cell office:value-type="float" office:value="296" calcext:value-type="float">
            <text:p>296</text:p>
          </table:table-cell>
          <table:table-cell table:formula="of:=[.B374]-[.B$2]" office:value-type="float" office:value="18.599616765976" calcext:value-type="float">
            <text:p>18.599616766</text:p>
          </table:table-cell>
          <table:table-cell table:formula="of:=[.C373]/([.D374]-[.D373])" office:value-type="float" office:value="6467.83562557306" calcext:value-type="float">
            <text:p>6467.83562557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642812.43195" calcext:value-type="float">
            <text:p>1455642812.43195</text:p>
          </table:table-cell>
          <table:table-cell office:value-type="float" office:value="296" calcext:value-type="float">
            <text:p>296</text:p>
          </table:table-cell>
          <table:table-cell table:formula="of:=[.B375]-[.B$2]" office:value-type="float" office:value="18.6493752002716" calcext:value-type="float">
            <text:p>18.6493752003</text:p>
          </table:table-cell>
          <table:table-cell table:formula="of:=[.C374]/([.D375]-[.D374])" office:value-type="float" office:value="5948.7402324846" calcext:value-type="float">
            <text:p>5948.74023248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642812.48258" calcext:value-type="float">
            <text:p>1455642812.48258</text:p>
          </table:table-cell>
          <table:table-cell office:value-type="float" office:value="296" calcext:value-type="float">
            <text:p>296</text:p>
          </table:table-cell>
          <table:table-cell table:formula="of:=[.B376]-[.B$2]" office:value-type="float" office:value="18.7000095844269" calcext:value-type="float">
            <text:p>18.7000095844</text:p>
          </table:table-cell>
          <table:table-cell table:formula="of:=[.C375]/([.D376]-[.D375])" office:value-type="float" office:value="5845.82996195427" calcext:value-type="float">
            <text:p>5845.82996195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642812.53232" calcext:value-type="float">
            <text:p>1455642812.53232</text:p>
          </table:table-cell>
          <table:table-cell office:value-type="float" office:value="296" calcext:value-type="float">
            <text:p>296</text:p>
          </table:table-cell>
          <table:table-cell table:formula="of:=[.B377]-[.B$2]" office:value-type="float" office:value="18.7497487068176" calcext:value-type="float">
            <text:p>18.7497487068</text:p>
          </table:table-cell>
          <table:table-cell table:formula="of:=[.C376]/([.D377]-[.D376])" office:value-type="float" office:value="5951.04991347947" calcext:value-type="float">
            <text:p>5951.049913479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642812.58238" calcext:value-type="float">
            <text:p>1455642812.58238</text:p>
          </table:table-cell>
          <table:table-cell office:value-type="float" office:value="296" calcext:value-type="float">
            <text:p>296</text:p>
          </table:table-cell>
          <table:table-cell table:formula="of:=[.B378]-[.B$2]" office:value-type="float" office:value="18.7998075485229" calcext:value-type="float">
            <text:p>18.7998075485</text:p>
          </table:table-cell>
          <table:table-cell table:formula="of:=[.C377]/([.D378]-[.D377])" office:value-type="float" office:value="5913.04133128852" calcext:value-type="float">
            <text:p>5913.041331288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642812.63234" calcext:value-type="float">
            <text:p>1455642812.63234</text:p>
          </table:table-cell>
          <table:table-cell office:value-type="float" office:value="296" calcext:value-type="float">
            <text:p>296</text:p>
          </table:table-cell>
          <table:table-cell table:formula="of:=[.B379]-[.B$2]" office:value-type="float" office:value="18.8497695922852" calcext:value-type="float">
            <text:p>18.8497695923</text:p>
          </table:table-cell>
          <table:table-cell table:formula="of:=[.C378]/([.D379]-[.D378])" office:value-type="float" office:value="5924.49743266716" calcext:value-type="float">
            <text:p>5924.49743266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642812.68202" calcext:value-type="float">
            <text:p>1455642812.68202</text:p>
          </table:table-cell>
          <table:table-cell office:value-type="float" office:value="296" calcext:value-type="float">
            <text:p>296</text:p>
          </table:table-cell>
          <table:table-cell table:formula="of:=[.B380]-[.B$2]" office:value-type="float" office:value="18.8994491100311" calcext:value-type="float">
            <text:p>18.89944911</text:p>
          </table:table-cell>
          <table:table-cell table:formula="of:=[.C379]/([.D380]-[.D379])" office:value-type="float" office:value="5958.18988246925" calcext:value-type="float">
            <text:p>5958.189882469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642812.73598" calcext:value-type="float">
            <text:p>1455642812.73598</text:p>
          </table:table-cell>
          <table:table-cell office:value-type="float" office:value="296" calcext:value-type="float">
            <text:p>296</text:p>
          </table:table-cell>
          <table:table-cell table:formula="of:=[.B381]-[.B$2]" office:value-type="float" office:value="18.9534018039703" calcext:value-type="float">
            <text:p>18.953401804</text:p>
          </table:table-cell>
          <table:table-cell table:formula="of:=[.C380]/([.D381]-[.D380])" office:value-type="float" office:value="5486.28767886024" calcext:value-type="float">
            <text:p>5486.28767886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642812.78193" calcext:value-type="float">
            <text:p>1455642812.78193</text:p>
          </table:table-cell>
          <table:table-cell office:value-type="float" office:value="296" calcext:value-type="float">
            <text:p>296</text:p>
          </table:table-cell>
          <table:table-cell table:formula="of:=[.B382]-[.B$2]" office:value-type="float" office:value="18.9993600845337" calcext:value-type="float">
            <text:p>18.9993600845</text:p>
          </table:table-cell>
          <table:table-cell table:formula="of:=[.C381]/([.D382]-[.D381])" office:value-type="float" office:value="6440.62389566463" calcext:value-type="float">
            <text:p>6440.623895664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642812.83281" calcext:value-type="float">
            <text:p>1455642812.83281</text:p>
          </table:table-cell>
          <table:table-cell office:value-type="float" office:value="296" calcext:value-type="float">
            <text:p>296</text:p>
          </table:table-cell>
          <table:table-cell table:formula="of:=[.B383]-[.B$2]" office:value-type="float" office:value="19.0502347946167" calcext:value-type="float">
            <text:p>19.0502347946</text:p>
          </table:table-cell>
          <table:table-cell table:formula="of:=[.C382]/([.D383]-[.D382])" office:value-type="float" office:value="5818.21497394369" calcext:value-type="float">
            <text:p>5818.21497394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642812.88157" calcext:value-type="float">
            <text:p>1455642812.88157</text:p>
          </table:table-cell>
          <table:table-cell office:value-type="float" office:value="296" calcext:value-type="float">
            <text:p>296</text:p>
          </table:table-cell>
          <table:table-cell table:formula="of:=[.B384]-[.B$2]" office:value-type="float" office:value="19.0989947319031" calcext:value-type="float">
            <text:p>19.0989947319</text:p>
          </table:table-cell>
          <table:table-cell table:formula="of:=[.C383]/([.D384]-[.D383])" office:value-type="float" office:value="6070.55743861056" calcext:value-type="float">
            <text:p>6070.55743861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642812.93488" calcext:value-type="float">
            <text:p>1455642812.93488</text:p>
          </table:table-cell>
          <table:table-cell office:value-type="float" office:value="296" calcext:value-type="float">
            <text:p>296</text:p>
          </table:table-cell>
          <table:table-cell table:formula="of:=[.B385]-[.B$2]" office:value-type="float" office:value="19.1523063182831" calcext:value-type="float">
            <text:p>19.1523063183</text:p>
          </table:table-cell>
          <table:table-cell table:formula="of:=[.C384]/([.D385]-[.D384])" office:value-type="float" office:value="5552.26396547483" calcext:value-type="float">
            <text:p>5552.26396547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642812.9852" calcext:value-type="float">
            <text:p>1455642812.9852</text:p>
          </table:table-cell>
          <table:table-cell office:value-type="float" office:value="296" calcext:value-type="float">
            <text:p>296</text:p>
          </table:table-cell>
          <table:table-cell table:formula="of:=[.B386]-[.B$2]" office:value-type="float" office:value="19.2026283740997" calcext:value-type="float">
            <text:p>19.2026283741</text:p>
          </table:table-cell>
          <table:table-cell table:formula="of:=[.C385]/([.D386]-[.D385])" office:value-type="float" office:value="5882.11262827741" calcext:value-type="float">
            <text:p>5882.11262827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642813.03318" calcext:value-type="float">
            <text:p>1455642813.03318</text:p>
          </table:table-cell>
          <table:table-cell office:value-type="float" office:value="296" calcext:value-type="float">
            <text:p>296</text:p>
          </table:table-cell>
          <table:table-cell table:formula="of:=[.B387]-[.B$2]" office:value-type="float" office:value="19.2506046295166" calcext:value-type="float">
            <text:p>19.2506046295</text:p>
          </table:table-cell>
          <table:table-cell table:formula="of:=[.C386]/([.D387]-[.D386])" office:value-type="float" office:value="6169.71869580126" calcext:value-type="float">
            <text:p>6169.71869580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642813.08603" calcext:value-type="float">
            <text:p>1455642813.08603</text:p>
          </table:table-cell>
          <table:table-cell office:value-type="float" office:value="296" calcext:value-type="float">
            <text:p>296</text:p>
          </table:table-cell>
          <table:table-cell table:formula="of:=[.B388]-[.B$2]" office:value-type="float" office:value="19.3034551143646" calcext:value-type="float">
            <text:p>19.3034551144</text:p>
          </table:table-cell>
          <table:table-cell table:formula="of:=[.C387]/([.D388]-[.D387])" office:value-type="float" office:value="5600.70547793803" calcext:value-type="float">
            <text:p>5600.70547793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642813.13577" calcext:value-type="float">
            <text:p>1455642813.13577</text:p>
          </table:table-cell>
          <table:table-cell office:value-type="float" office:value="288" calcext:value-type="float">
            <text:p>288</text:p>
          </table:table-cell>
          <table:table-cell table:formula="of:=[.B389]-[.B$2]" office:value-type="float" office:value="19.3531923294067" calcext:value-type="float">
            <text:p>19.3531923294</text:p>
          </table:table-cell>
          <table:table-cell table:formula="of:=[.C388]/([.D389]-[.D388])" office:value-type="float" office:value="5951.27812744172" calcext:value-type="float">
            <text:p>5951.27812744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642813.18565" calcext:value-type="float">
            <text:p>1455642813.18565</text:p>
          </table:table-cell>
          <table:table-cell office:value-type="float" office:value="288" calcext:value-type="float">
            <text:p>288</text:p>
          </table:table-cell>
          <table:table-cell table:formula="of:=[.B390]-[.B$2]" office:value-type="float" office:value="19.403079032898" calcext:value-type="float">
            <text:p>19.4030790329</text:p>
          </table:table-cell>
          <table:table-cell table:formula="of:=[.C389]/([.D390]-[.D389])" office:value-type="float" office:value="5773.08139935003" calcext:value-type="float">
            <text:p>5773.081399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642813.23601" calcext:value-type="float">
            <text:p>1455642813.23601</text:p>
          </table:table-cell>
          <table:table-cell office:value-type="float" office:value="288" calcext:value-type="float">
            <text:p>288</text:p>
          </table:table-cell>
          <table:table-cell table:formula="of:=[.B391]-[.B$2]" office:value-type="float" office:value="19.45343708992" calcext:value-type="float">
            <text:p>19.4534370899</text:p>
          </table:table-cell>
          <table:table-cell table:formula="of:=[.C390]/([.D391]-[.D390])" office:value-type="float" office:value="5719.04511473982" calcext:value-type="float">
            <text:p>5719.04511473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642813.28589" calcext:value-type="float">
            <text:p>1455642813.28589</text:p>
          </table:table-cell>
          <table:table-cell office:value-type="float" office:value="288" calcext:value-type="float">
            <text:p>288</text:p>
          </table:table-cell>
          <table:table-cell table:formula="of:=[.B392]-[.B$2]" office:value-type="float" office:value="19.5033197402954" calcext:value-type="float">
            <text:p>19.5033197403</text:p>
          </table:table-cell>
          <table:table-cell table:formula="of:=[.C391]/([.D392]-[.D391])" office:value-type="float" office:value="5773.55047963178" calcext:value-type="float">
            <text:p>5773.55047963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642813.33644" calcext:value-type="float">
            <text:p>1455642813.33644</text:p>
          </table:table-cell>
          <table:table-cell office:value-type="float" office:value="288" calcext:value-type="float">
            <text:p>288</text:p>
          </table:table-cell>
          <table:table-cell table:formula="of:=[.B393]-[.B$2]" office:value-type="float" office:value="19.5538685321808" calcext:value-type="float">
            <text:p>19.5538685322</text:p>
          </table:table-cell>
          <table:table-cell table:formula="of:=[.C392]/([.D393]-[.D392])" office:value-type="float" office:value="5697.46554285741" calcext:value-type="float">
            <text:p>5697.46554285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642813.386" calcext:value-type="float">
            <text:p>1455642813.386</text:p>
          </table:table-cell>
          <table:table-cell office:value-type="float" office:value="288" calcext:value-type="float">
            <text:p>288</text:p>
          </table:table-cell>
          <table:table-cell table:formula="of:=[.B394]-[.B$2]" office:value-type="float" office:value="19.6034274101257" calcext:value-type="float">
            <text:p>19.6034274101</text:p>
          </table:table-cell>
          <table:table-cell table:formula="of:=[.C393]/([.D394]-[.D393])" office:value-type="float" office:value="5811.26958362399" calcext:value-type="float">
            <text:p>5811.2695836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642813.43581" calcext:value-type="float">
            <text:p>1455642813.43581</text:p>
          </table:table-cell>
          <table:table-cell office:value-type="float" office:value="288" calcext:value-type="float">
            <text:p>288</text:p>
          </table:table-cell>
          <table:table-cell table:formula="of:=[.B395]-[.B$2]" office:value-type="float" office:value="19.6532387733459" calcext:value-type="float">
            <text:p>19.6532387733</text:p>
          </table:table-cell>
          <table:table-cell table:formula="of:=[.C394]/([.D395]-[.D394])" office:value-type="float" office:value="5781.81325266604" calcext:value-type="float">
            <text:p>5781.81325266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642813.48638" calcext:value-type="float">
            <text:p>1455642813.48638</text:p>
          </table:table-cell>
          <table:table-cell office:value-type="float" office:value="280" calcext:value-type="float">
            <text:p>280</text:p>
          </table:table-cell>
          <table:table-cell table:formula="of:=[.B396]-[.B$2]" office:value-type="float" office:value="19.7038016319275" calcext:value-type="float">
            <text:p>19.7038016319</text:p>
          </table:table-cell>
          <table:table-cell table:formula="of:=[.C395]/([.D396]-[.D395])" office:value-type="float" office:value="5695.88049567136" calcext:value-type="float">
            <text:p>5695.880495671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642813.53423" calcext:value-type="float">
            <text:p>1455642813.53423</text:p>
          </table:table-cell>
          <table:table-cell office:value-type="float" office:value="280" calcext:value-type="float">
            <text:p>280</text:p>
          </table:table-cell>
          <table:table-cell table:formula="of:=[.B397]-[.B$2]" office:value-type="float" office:value="19.7516565322876" calcext:value-type="float">
            <text:p>19.7516565323</text:p>
          </table:table-cell>
          <table:table-cell table:formula="of:=[.C396]/([.D397]-[.D396])" office:value-type="float" office:value="5851.02043663249" calcext:value-type="float">
            <text:p>5851.02043663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642813.58197" calcext:value-type="float">
            <text:p>1455642813.58197</text:p>
          </table:table-cell>
          <table:table-cell office:value-type="float" office:value="280" calcext:value-type="float">
            <text:p>280</text:p>
          </table:table-cell>
          <table:table-cell table:formula="of:=[.B398]-[.B$2]" office:value-type="float" office:value="19.7993943691254" calcext:value-type="float">
            <text:p>19.7993943691</text:p>
          </table:table-cell>
          <table:table-cell table:formula="of:=[.C397]/([.D398]-[.D397])" office:value-type="float" office:value="5865.36840685822" calcext:value-type="float">
            <text:p>5865.36840685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642813.63248" calcext:value-type="float">
            <text:p>1455642813.63248</text:p>
          </table:table-cell>
          <table:table-cell office:value-type="float" office:value="280" calcext:value-type="float">
            <text:p>280</text:p>
          </table:table-cell>
          <table:table-cell table:formula="of:=[.B399]-[.B$2]" office:value-type="float" office:value="19.8499038219452" calcext:value-type="float">
            <text:p>19.8499038219</text:p>
          </table:table-cell>
          <table:table-cell table:formula="of:=[.C398]/([.D399]-[.D398])" office:value-type="float" office:value="5543.5167947435" calcext:value-type="float">
            <text:p>5543.51679474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642813.68218" calcext:value-type="float">
            <text:p>1455642813.68218</text:p>
          </table:table-cell>
          <table:table-cell office:value-type="float" office:value="280" calcext:value-type="float">
            <text:p>280</text:p>
          </table:table-cell>
          <table:table-cell table:formula="of:=[.B400]-[.B$2]" office:value-type="float" office:value="19.8996036052704" calcext:value-type="float">
            <text:p>19.8996036053</text:p>
          </table:table-cell>
          <table:table-cell table:formula="of:=[.C399]/([.D400]-[.D399])" office:value-type="float" office:value="5633.82737843958" calcext:value-type="float">
            <text:p>5633.82737843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642813.73234" calcext:value-type="float">
            <text:p>1455642813.73234</text:p>
          </table:table-cell>
          <table:table-cell office:value-type="float" office:value="280" calcext:value-type="float">
            <text:p>280</text:p>
          </table:table-cell>
          <table:table-cell table:formula="of:=[.B401]-[.B$2]" office:value-type="float" office:value="19.9497697353363" calcext:value-type="float">
            <text:p>19.9497697353</text:p>
          </table:table-cell>
          <table:table-cell table:formula="of:=[.C400]/([.D401]-[.D400])" office:value-type="float" office:value="5581.4550500922" calcext:value-type="float">
            <text:p>5581.45505009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642813.7822" calcext:value-type="float">
            <text:p>1455642813.7822</text:p>
          </table:table-cell>
          <table:table-cell office:value-type="float" office:value="272" calcext:value-type="float">
            <text:p>272</text:p>
          </table:table-cell>
          <table:table-cell table:formula="of:=[.B402]-[.B$2]" office:value-type="float" office:value="19.9996242523193" calcext:value-type="float">
            <text:p>19.9996242523</text:p>
          </table:table-cell>
          <table:table-cell table:formula="of:=[.C401]/([.D402]-[.D401])" office:value-type="float" office:value="5616.34164654121" calcext:value-type="float">
            <text:p>5616.34164654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642813.83212" calcext:value-type="float">
            <text:p>1455642813.83212</text:p>
          </table:table-cell>
          <table:table-cell office:value-type="float" office:value="272" calcext:value-type="float">
            <text:p>272</text:p>
          </table:table-cell>
          <table:table-cell table:formula="of:=[.B403]-[.B$2]" office:value-type="float" office:value="20.0495467185974" calcext:value-type="float">
            <text:p>20.0495467186</text:p>
          </table:table-cell>
          <table:table-cell table:formula="of:=[.C402]/([.D403]-[.D402])" office:value-type="float" office:value="5448.44877023736" calcext:value-type="float">
            <text:p>5448.448770237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642813.88202" calcext:value-type="float">
            <text:p>1455642813.88202</text:p>
          </table:table-cell>
          <table:table-cell office:value-type="float" office:value="272" calcext:value-type="float">
            <text:p>272</text:p>
          </table:table-cell>
          <table:table-cell table:formula="of:=[.B404]-[.B$2]" office:value-type="float" office:value="20.0994479656219" calcext:value-type="float">
            <text:p>20.0994479656</text:p>
          </table:table-cell>
          <table:table-cell table:formula="of:=[.C403]/([.D404]-[.D403])" office:value-type="float" office:value="5450.76558640427" calcext:value-type="float">
            <text:p>5450.765586404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642813.93245" calcext:value-type="float">
            <text:p>1455642813.93245</text:p>
          </table:table-cell>
          <table:table-cell office:value-type="float" office:value="272" calcext:value-type="float">
            <text:p>272</text:p>
          </table:table-cell>
          <table:table-cell table:formula="of:=[.B405]-[.B$2]" office:value-type="float" office:value="20.1498718261719" calcext:value-type="float">
            <text:p>20.1498718262</text:p>
          </table:table-cell>
          <table:table-cell table:formula="of:=[.C404]/([.D405]-[.D404])" office:value-type="float" office:value="5394.27162128297" calcext:value-type="float">
            <text:p>5394.27162128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642813.98389" calcext:value-type="float">
            <text:p>1455642813.98389</text:p>
          </table:table-cell>
          <table:table-cell office:value-type="float" office:value="272" calcext:value-type="float">
            <text:p>272</text:p>
          </table:table-cell>
          <table:table-cell table:formula="of:=[.B406]-[.B$2]" office:value-type="float" office:value="20.2013199329376" calcext:value-type="float">
            <text:p>20.2013199329</text:p>
          </table:table-cell>
          <table:table-cell table:formula="of:=[.C405]/([.D406]-[.D405])" office:value-type="float" office:value="5286.88064729898" calcext:value-type="float">
            <text:p>5286.88064729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642814.03159" calcext:value-type="float">
            <text:p>1455642814.03159</text:p>
          </table:table-cell>
          <table:table-cell office:value-type="float" office:value="264" calcext:value-type="float">
            <text:p>264</text:p>
          </table:table-cell>
          <table:table-cell table:formula="of:=[.B407]-[.B$2]" office:value-type="float" office:value="20.2490158081055" calcext:value-type="float">
            <text:p>20.2490158081</text:p>
          </table:table-cell>
          <table:table-cell table:formula="of:=[.C406]/([.D407]-[.D406])" office:value-type="float" office:value="5702.79922619732" calcext:value-type="float">
            <text:p>5702.799226197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642814.08573" calcext:value-type="float">
            <text:p>1455642814.08573</text:p>
          </table:table-cell>
          <table:table-cell office:value-type="float" office:value="264" calcext:value-type="float">
            <text:p>264</text:p>
          </table:table-cell>
          <table:table-cell table:formula="of:=[.B408]-[.B$2]" office:value-type="float" office:value="20.3031506538391" calcext:value-type="float">
            <text:p>20.3031506538</text:p>
          </table:table-cell>
          <table:table-cell table:formula="of:=[.C407]/([.D408]-[.D407])" office:value-type="float" office:value="4876.71104299342" calcext:value-type="float">
            <text:p>4876.711042993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642814.13557" calcext:value-type="float">
            <text:p>1455642814.13557</text:p>
          </table:table-cell>
          <table:table-cell office:value-type="float" office:value="264" calcext:value-type="float">
            <text:p>264</text:p>
          </table:table-cell>
          <table:table-cell table:formula="of:=[.B409]-[.B$2]" office:value-type="float" office:value="20.3529908657074" calcext:value-type="float">
            <text:p>20.3529908657</text:p>
          </table:table-cell>
          <table:table-cell table:formula="of:=[.C408]/([.D409]-[.D408])" office:value-type="float" office:value="5296.92772369586" calcext:value-type="float">
            <text:p>5296.92772369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642814.18618" calcext:value-type="float">
            <text:p>1455642814.18618</text:p>
          </table:table-cell>
          <table:table-cell office:value-type="float" office:value="264" calcext:value-type="float">
            <text:p>264</text:p>
          </table:table-cell>
          <table:table-cell table:formula="of:=[.B410]-[.B$2]" office:value-type="float" office:value="20.4036011695862" calcext:value-type="float">
            <text:p>20.4036011696</text:p>
          </table:table-cell>
          <table:table-cell table:formula="of:=[.C409]/([.D410]-[.D409])" office:value-type="float" office:value="5216.329082558" calcext:value-type="float">
            <text:p>5216.3290825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642814.23595" calcext:value-type="float">
            <text:p>1455642814.23595</text:p>
          </table:table-cell>
          <table:table-cell office:value-type="float" office:value="264" calcext:value-type="float">
            <text:p>264</text:p>
          </table:table-cell>
          <table:table-cell table:formula="of:=[.B411]-[.B$2]" office:value-type="float" office:value="20.453373670578" calcext:value-type="float">
            <text:p>20.4533736706</text:p>
          </table:table-cell>
          <table:table-cell table:formula="of:=[.C410]/([.D411]-[.D410])" office:value-type="float" office:value="5304.13370313421" calcext:value-type="float">
            <text:p>5304.13370313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642814.28569" calcext:value-type="float">
            <text:p>1455642814.28569</text:p>
          </table:table-cell>
          <table:table-cell office:value-type="float" office:value="256" calcext:value-type="float">
            <text:p>256</text:p>
          </table:table-cell>
          <table:table-cell table:formula="of:=[.B412]-[.B$2]" office:value-type="float" office:value="20.5031106472015" calcext:value-type="float">
            <text:p>20.5031106472</text:p>
          </table:table-cell>
          <table:table-cell table:formula="of:=[.C411]/([.D412]-[.D411])" office:value-type="float" office:value="5307.92215212931" calcext:value-type="float">
            <text:p>5307.92215212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642814.33627" calcext:value-type="float">
            <text:p>1455642814.33627</text:p>
          </table:table-cell>
          <table:table-cell office:value-type="float" office:value="256" calcext:value-type="float">
            <text:p>256</text:p>
          </table:table-cell>
          <table:table-cell table:formula="of:=[.B413]-[.B$2]" office:value-type="float" office:value="20.5536959171295" calcext:value-type="float">
            <text:p>20.5536959171</text:p>
          </table:table-cell>
          <table:table-cell table:formula="of:=[.C412]/([.D413]-[.D412])" office:value-type="float" office:value="5060.76176650799" calcext:value-type="float">
            <text:p>5060.7617665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642814.3859" calcext:value-type="float">
            <text:p>1455642814.3859</text:p>
          </table:table-cell>
          <table:table-cell office:value-type="float" office:value="256" calcext:value-type="float">
            <text:p>256</text:p>
          </table:table-cell>
          <table:table-cell table:formula="of:=[.B414]-[.B$2]" office:value-type="float" office:value="20.6033296585083" calcext:value-type="float">
            <text:p>20.6033296585</text:p>
          </table:table-cell>
          <table:table-cell table:formula="of:=[.C413]/([.D414]-[.D413])" office:value-type="float" office:value="5157.78163983879" calcext:value-type="float">
            <text:p>5157.781639838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642814.43593" calcext:value-type="float">
            <text:p>1455642814.43593</text:p>
          </table:table-cell>
          <table:table-cell office:value-type="float" office:value="256" calcext:value-type="float">
            <text:p>256</text:p>
          </table:table-cell>
          <table:table-cell table:formula="of:=[.B415]-[.B$2]" office:value-type="float" office:value="20.653354883194" calcext:value-type="float">
            <text:p>20.6533548832</text:p>
          </table:table-cell>
          <table:table-cell table:formula="of:=[.C414]/([.D415]-[.D414])" office:value-type="float" office:value="5117.41829464162" calcext:value-type="float">
            <text:p>5117.41829464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642814.48439" calcext:value-type="float">
            <text:p>1455642814.48439</text:p>
          </table:table-cell>
          <table:table-cell office:value-type="float" office:value="256" calcext:value-type="float">
            <text:p>256</text:p>
          </table:table-cell>
          <table:table-cell table:formula="of:=[.B416]-[.B$2]" office:value-type="float" office:value="20.7018146514893" calcext:value-type="float">
            <text:p>20.7018146515</text:p>
          </table:table-cell>
          <table:table-cell table:formula="of:=[.C415]/([.D416]-[.D415])" office:value-type="float" office:value="5282.73264618337" calcext:value-type="float">
            <text:p>5282.73264618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642814.5324" calcext:value-type="float">
            <text:p>1455642814.5324</text:p>
          </table:table-cell>
          <table:table-cell office:value-type="float" office:value="248" calcext:value-type="float">
            <text:p>248</text:p>
          </table:table-cell>
          <table:table-cell table:formula="of:=[.B417]-[.B$2]" office:value-type="float" office:value="20.7498228549957" calcext:value-type="float">
            <text:p>20.749822855</text:p>
          </table:table-cell>
          <table:table-cell table:formula="of:=[.C416]/([.D417]-[.D416])" office:value-type="float" office:value="5332.42198836915" calcext:value-type="float">
            <text:p>5332.42198836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642814.58228" calcext:value-type="float">
            <text:p>1455642814.58228</text:p>
          </table:table-cell>
          <table:table-cell office:value-type="float" office:value="248" calcext:value-type="float">
            <text:p>248</text:p>
          </table:table-cell>
          <table:table-cell table:formula="of:=[.B418]-[.B$2]" office:value-type="float" office:value="20.7997033596039" calcext:value-type="float">
            <text:p>20.7997033596</text:p>
          </table:table-cell>
          <table:table-cell table:formula="of:=[.C417]/([.D418]-[.D417])" office:value-type="float" office:value="4971.88234056994" calcext:value-type="float">
            <text:p>4971.882340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642814.63226" calcext:value-type="float">
            <text:p>1455642814.63226</text:p>
          </table:table-cell>
          <table:table-cell office:value-type="float" office:value="248" calcext:value-type="float">
            <text:p>248</text:p>
          </table:table-cell>
          <table:table-cell table:formula="of:=[.B419]-[.B$2]" office:value-type="float" office:value="20.8496835231781" calcext:value-type="float">
            <text:p>20.8496835232</text:p>
          </table:table-cell>
          <table:table-cell table:formula="of:=[.C418]/([.D419]-[.D418])" office:value-type="float" office:value="4961.96855441917" calcext:value-type="float">
            <text:p>4961.968554419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642814.68202" calcext:value-type="float">
            <text:p>1455642814.68202</text:p>
          </table:table-cell>
          <table:table-cell office:value-type="float" office:value="248" calcext:value-type="float">
            <text:p>248</text:p>
          </table:table-cell>
          <table:table-cell table:formula="of:=[.B420]-[.B$2]" office:value-type="float" office:value="20.8994476795197" calcext:value-type="float">
            <text:p>20.8994476795</text:p>
          </table:table-cell>
          <table:table-cell table:formula="of:=[.C419]/([.D420]-[.D419])" office:value-type="float" office:value="4983.50656841984" calcext:value-type="float">
            <text:p>4983.506568419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642814.73176" calcext:value-type="float">
            <text:p>1455642814.73176</text:p>
          </table:table-cell>
          <table:table-cell office:value-type="float" office:value="248" calcext:value-type="float">
            <text:p>248</text:p>
          </table:table-cell>
          <table:table-cell table:formula="of:=[.B421]-[.B$2]" office:value-type="float" office:value="20.9491868019104" calcext:value-type="float">
            <text:p>20.9491868019</text:p>
          </table:table-cell>
          <table:table-cell table:formula="of:=[.C420]/([.D421]-[.D420])" office:value-type="float" office:value="4986.01479237469" calcext:value-type="float">
            <text:p>4986.01479237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642814.78154" calcext:value-type="float">
            <text:p>1455642814.78154</text:p>
          </table:table-cell>
          <table:table-cell office:value-type="float" office:value="240" calcext:value-type="float">
            <text:p>240</text:p>
          </table:table-cell>
          <table:table-cell table:formula="of:=[.B422]-[.B$2]" office:value-type="float" office:value="20.9989640712738" calcext:value-type="float">
            <text:p>20.9989640713</text:p>
          </table:table-cell>
          <table:table-cell table:formula="of:=[.C421]/([.D422]-[.D421])" office:value-type="float" office:value="4982.19374368357" calcext:value-type="float">
            <text:p>4982.193743683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642814.83315" calcext:value-type="float">
            <text:p>1455642814.83315</text:p>
          </table:table-cell>
          <table:table-cell office:value-type="float" office:value="240" calcext:value-type="float">
            <text:p>240</text:p>
          </table:table-cell>
          <table:table-cell table:formula="of:=[.B423]-[.B$2]" office:value-type="float" office:value="21.050576210022" calcext:value-type="float">
            <text:p>21.05057621</text:p>
          </table:table-cell>
          <table:table-cell table:formula="of:=[.C422]/([.D423]-[.D422])" office:value-type="float" office:value="4650.06887567732" calcext:value-type="float">
            <text:p>4650.06887567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642814.88491" calcext:value-type="float">
            <text:p>1455642814.88491</text:p>
          </table:table-cell>
          <table:table-cell office:value-type="float" office:value="240" calcext:value-type="float">
            <text:p>240</text:p>
          </table:table-cell>
          <table:table-cell table:formula="of:=[.B424]-[.B$2]" office:value-type="float" office:value="21.1023349761963" calcext:value-type="float">
            <text:p>21.1023349762</text:p>
          </table:table-cell>
          <table:table-cell table:formula="of:=[.C423]/([.D424]-[.D423])" office:value-type="float" office:value="4636.89569399149" calcext:value-type="float">
            <text:p>4636.89569399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642814.93151" calcext:value-type="float">
            <text:p>1455642814.93151</text:p>
          </table:table-cell>
          <table:table-cell office:value-type="float" office:value="240" calcext:value-type="float">
            <text:p>240</text:p>
          </table:table-cell>
          <table:table-cell table:formula="of:=[.B425]-[.B$2]" office:value-type="float" office:value="21.148939371109" calcext:value-type="float">
            <text:p>21.1489393711</text:p>
          </table:table-cell>
          <table:table-cell table:formula="of:=[.C424]/([.D425]-[.D424])" office:value-type="float" office:value="5149.72891396766" calcext:value-type="float">
            <text:p>5149.728913967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642814.98211" calcext:value-type="float">
            <text:p>1455642814.98211</text:p>
          </table:table-cell>
          <table:table-cell office:value-type="float" office:value="240" calcext:value-type="float">
            <text:p>240</text:p>
          </table:table-cell>
          <table:table-cell table:formula="of:=[.B426]-[.B$2]" office:value-type="float" office:value="21.1995370388031" calcext:value-type="float">
            <text:p>21.1995370388</text:p>
          </table:table-cell>
          <table:table-cell table:formula="of:=[.C425]/([.D426]-[.D425])" office:value-type="float" office:value="4743.30163696507" calcext:value-type="float">
            <text:p>4743.30163696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642815.03583" calcext:value-type="float">
            <text:p>1455642815.03583</text:p>
          </table:table-cell>
          <table:table-cell office:value-type="float" office:value="232" calcext:value-type="float">
            <text:p>232</text:p>
          </table:table-cell>
          <table:table-cell table:formula="of:=[.B427]-[.B$2]" office:value-type="float" office:value="21.2532570362091" calcext:value-type="float">
            <text:p>21.2532570362</text:p>
          </table:table-cell>
          <table:table-cell table:formula="of:=[.C426]/([.D427]-[.D426])" office:value-type="float" office:value="4467.61004447048" calcext:value-type="float">
            <text:p>4467.61004447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642815.08583" calcext:value-type="float">
            <text:p>1455642815.08583</text:p>
          </table:table-cell>
          <table:table-cell office:value-type="float" office:value="232" calcext:value-type="float">
            <text:p>232</text:p>
          </table:table-cell>
          <table:table-cell table:formula="of:=[.B428]-[.B$2]" office:value-type="float" office:value="21.3032593727112" calcext:value-type="float">
            <text:p>21.3032593727</text:p>
          </table:table-cell>
          <table:table-cell table:formula="of:=[.C427]/([.D428]-[.D427])" office:value-type="float" office:value="4639.7831827393" calcext:value-type="float">
            <text:p>4639.783182739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642815.13621" calcext:value-type="float">
            <text:p>1455642815.13621</text:p>
          </table:table-cell>
          <table:table-cell office:value-type="float" office:value="232" calcext:value-type="float">
            <text:p>232</text:p>
          </table:table-cell>
          <table:table-cell table:formula="of:=[.B429]-[.B$2]" office:value-type="float" office:value="21.353639125824" calcext:value-type="float">
            <text:p>21.3536391258</text:p>
          </table:table-cell>
          <table:table-cell table:formula="of:=[.C428]/([.D429]-[.D428])" office:value-type="float" office:value="4605.02455183902" calcext:value-type="float">
            <text:p>4605.0245518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642815.18654" calcext:value-type="float">
            <text:p>1455642815.18654</text:p>
          </table:table-cell>
          <table:table-cell office:value-type="float" office:value="232" calcext:value-type="float">
            <text:p>232</text:p>
          </table:table-cell>
          <table:table-cell table:formula="of:=[.B430]-[.B$2]" office:value-type="float" office:value="21.4039635658264" calcext:value-type="float">
            <text:p>21.4039635658</text:p>
          </table:table-cell>
          <table:table-cell table:formula="of:=[.C429]/([.D430]-[.D429])" office:value-type="float" office:value="4610.08607326271" calcext:value-type="float">
            <text:p>4610.08607326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642815.23581" calcext:value-type="float">
            <text:p>1455642815.23581</text:p>
          </table:table-cell>
          <table:table-cell office:value-type="float" office:value="232" calcext:value-type="float">
            <text:p>232</text:p>
          </table:table-cell>
          <table:table-cell table:formula="of:=[.B431]-[.B$2]" office:value-type="float" office:value="21.4532318115234" calcext:value-type="float">
            <text:p>21.4532318115</text:p>
          </table:table-cell>
          <table:table-cell table:formula="of:=[.C430]/([.D431]-[.D430])" office:value-type="float" office:value="4708.91538186077" calcext:value-type="float">
            <text:p>4708.91538186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642815.28505" calcext:value-type="float">
            <text:p>1455642815.28505</text:p>
          </table:table-cell>
          <table:table-cell office:value-type="float" office:value="224" calcext:value-type="float">
            <text:p>224</text:p>
          </table:table-cell>
          <table:table-cell table:formula="of:=[.B432]-[.B$2]" office:value-type="float" office:value="21.5024790763855" calcext:value-type="float">
            <text:p>21.5024790764</text:p>
          </table:table-cell>
          <table:table-cell table:formula="of:=[.C431]/([.D432]-[.D431])" office:value-type="float" office:value="4710.92152325255" calcext:value-type="float">
            <text:p>4710.92152325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642815.33602" calcext:value-type="float">
            <text:p>1455642815.33602</text:p>
          </table:table-cell>
          <table:table-cell office:value-type="float" office:value="224" calcext:value-type="float">
            <text:p>224</text:p>
          </table:table-cell>
          <table:table-cell table:formula="of:=[.B433]-[.B$2]" office:value-type="float" office:value="21.553441286087" calcext:value-type="float">
            <text:p>21.5534412861</text:p>
          </table:table-cell>
          <table:table-cell table:formula="of:=[.C432]/([.D433]-[.D432])" office:value-type="float" office:value="4395.41380391203" calcext:value-type="float">
            <text:p>4395.4138039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642815.38566" calcext:value-type="float">
            <text:p>1455642815.38566</text:p>
          </table:table-cell>
          <table:table-cell office:value-type="float" office:value="224" calcext:value-type="float">
            <text:p>224</text:p>
          </table:table-cell>
          <table:table-cell table:formula="of:=[.B434]-[.B$2]" office:value-type="float" office:value="21.6030855178833" calcext:value-type="float">
            <text:p>21.6030855179</text:p>
          </table:table-cell>
          <table:table-cell table:formula="of:=[.C433]/([.D434]-[.D433])" office:value-type="float" office:value="4512.10527175192" calcext:value-type="float">
            <text:p>4512.105271751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642815.4362" calcext:value-type="float">
            <text:p>1455642815.4362</text:p>
          </table:table-cell>
          <table:table-cell office:value-type="float" office:value="224" calcext:value-type="float">
            <text:p>224</text:p>
          </table:table-cell>
          <table:table-cell table:formula="of:=[.B435]-[.B$2]" office:value-type="float" office:value="21.653623342514" calcext:value-type="float">
            <text:p>21.6536233425</text:p>
          </table:table-cell>
          <table:table-cell table:formula="of:=[.C434]/([.D435]-[.D434])" office:value-type="float" office:value="4432.32374239873" calcext:value-type="float">
            <text:p>4432.323742398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642815.48526" calcext:value-type="float">
            <text:p>1455642815.48526</text:p>
          </table:table-cell>
          <table:table-cell office:value-type="float" office:value="224" calcext:value-type="float">
            <text:p>224</text:p>
          </table:table-cell>
          <table:table-cell table:formula="of:=[.B436]-[.B$2]" office:value-type="float" office:value="21.7026872634888" calcext:value-type="float">
            <text:p>21.7026872635</text:p>
          </table:table-cell>
          <table:table-cell table:formula="of:=[.C435]/([.D436]-[.D435])" office:value-type="float" office:value="4565.47286784036" calcext:value-type="float">
            <text:p>4565.47286784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642815.5357" calcext:value-type="float">
            <text:p>1455642815.5357</text:p>
          </table:table-cell>
          <table:table-cell office:value-type="float" office:value="224" calcext:value-type="float">
            <text:p>224</text:p>
          </table:table-cell>
          <table:table-cell table:formula="of:=[.B437]-[.B$2]" office:value-type="float" office:value="21.753121137619" calcext:value-type="float">
            <text:p>21.7531211376</text:p>
          </table:table-cell>
          <table:table-cell table:formula="of:=[.C436]/([.D437]-[.D436])" office:value-type="float" office:value="4441.4593140615" calcext:value-type="float">
            <text:p>4441.45931406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642815.59063" calcext:value-type="float">
            <text:p>1455642815.59063</text:p>
          </table:table-cell>
          <table:table-cell office:value-type="float" office:value="216" calcext:value-type="float">
            <text:p>216</text:p>
          </table:table-cell>
          <table:table-cell table:formula="of:=[.B438]-[.B$2]" office:value-type="float" office:value="21.808052778244" calcext:value-type="float">
            <text:p>21.8080527782</text:p>
          </table:table-cell>
          <table:table-cell table:formula="of:=[.C437]/([.D438]-[.D437])" office:value-type="float" office:value="4077.79555555556" calcext:value-type="float">
            <text:p>4077.795555555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642815.63589" calcext:value-type="float">
            <text:p>1455642815.63589</text:p>
          </table:table-cell>
          <table:table-cell office:value-type="float" office:value="216" calcext:value-type="float">
            <text:p>216</text:p>
          </table:table-cell>
          <table:table-cell table:formula="of:=[.B439]-[.B$2]" office:value-type="float" office:value="21.8533203601837" calcext:value-type="float">
            <text:p>21.8533203602</text:p>
          </table:table-cell>
          <table:table-cell table:formula="of:=[.C438]/([.D439]-[.D438])" office:value-type="float" office:value="4771.62664194748" calcext:value-type="float">
            <text:p>4771.626641947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642815.68574" calcext:value-type="float">
            <text:p>1455642815.68574</text:p>
          </table:table-cell>
          <table:table-cell office:value-type="float" office:value="216" calcext:value-type="float">
            <text:p>216</text:p>
          </table:table-cell>
          <table:table-cell table:formula="of:=[.B440]-[.B$2]" office:value-type="float" office:value="21.9031672477722" calcext:value-type="float">
            <text:p>21.9031672478</text:p>
          </table:table-cell>
          <table:table-cell table:formula="of:=[.C439]/([.D440]-[.D439])" office:value-type="float" office:value="4333.26954700033" calcext:value-type="float">
            <text:p>4333.26954700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642815.73628" calcext:value-type="float">
            <text:p>1455642815.73628</text:p>
          </table:table-cell>
          <table:table-cell office:value-type="float" office:value="216" calcext:value-type="float">
            <text:p>216</text:p>
          </table:table-cell>
          <table:table-cell table:formula="of:=[.B441]-[.B$2]" office:value-type="float" office:value="21.9537072181702" calcext:value-type="float">
            <text:p>21.9537072182</text:p>
          </table:table-cell>
          <table:table-cell table:formula="of:=[.C440]/([.D441]-[.D440])" office:value-type="float" office:value="4273.84500424568" calcext:value-type="float">
            <text:p>4273.84500424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642815.78639" calcext:value-type="float">
            <text:p>1455642815.78639</text:p>
          </table:table-cell>
          <table:table-cell office:value-type="float" office:value="216" calcext:value-type="float">
            <text:p>216</text:p>
          </table:table-cell>
          <table:table-cell table:formula="of:=[.B442]-[.B$2]" office:value-type="float" office:value="22.00381731987" calcext:value-type="float">
            <text:p>22.0038173199</text:p>
          </table:table-cell>
          <table:table-cell table:formula="of:=[.C441]/([.D442]-[.D441])" office:value-type="float" office:value="4310.50811458913" calcext:value-type="float">
            <text:p>4310.50811458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642815.83593" calcext:value-type="float">
            <text:p>1455642815.83593</text:p>
          </table:table-cell>
          <table:table-cell office:value-type="float" office:value="216" calcext:value-type="float">
            <text:p>216</text:p>
          </table:table-cell>
          <table:table-cell table:formula="of:=[.B443]-[.B$2]" office:value-type="float" office:value="22.0533535480499" calcext:value-type="float">
            <text:p>22.0533535481</text:p>
          </table:table-cell>
          <table:table-cell table:formula="of:=[.C442]/([.D443]-[.D442])" office:value-type="float" office:value="4360.44503056264" calcext:value-type="float">
            <text:p>4360.44503056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642815.88572" calcext:value-type="float">
            <text:p>1455642815.88572</text:p>
          </table:table-cell>
          <table:table-cell office:value-type="float" office:value="216" calcext:value-type="float">
            <text:p>216</text:p>
          </table:table-cell>
          <table:table-cell table:formula="of:=[.B444]-[.B$2]" office:value-type="float" office:value="22.1031475067139" calcext:value-type="float">
            <text:p>22.1031475067</text:p>
          </table:table-cell>
          <table:table-cell table:formula="of:=[.C443]/([.D444]-[.D443])" office:value-type="float" office:value="4337.87563382507" calcext:value-type="float">
            <text:p>4337.87563382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642815.93532" calcext:value-type="float">
            <text:p>1455642815.93532</text:p>
          </table:table-cell>
          <table:table-cell office:value-type="float" office:value="208" calcext:value-type="float">
            <text:p>208</text:p>
          </table:table-cell>
          <table:table-cell table:formula="of:=[.B445]-[.B$2]" office:value-type="float" office:value="22.1527481079102" calcext:value-type="float">
            <text:p>22.1527481079</text:p>
          </table:table-cell>
          <table:table-cell table:formula="of:=[.C444]/([.D445]-[.D444])" office:value-type="float" office:value="4354.7859257835" calcext:value-type="float">
            <text:p>4354.78592578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642815.98573" calcext:value-type="float">
            <text:p>1455642815.98573</text:p>
          </table:table-cell>
          <table:table-cell office:value-type="float" office:value="208" calcext:value-type="float">
            <text:p>208</text:p>
          </table:table-cell>
          <table:table-cell table:formula="of:=[.B446]-[.B$2]" office:value-type="float" office:value="22.2031586170197" calcext:value-type="float">
            <text:p>22.203158617</text:p>
          </table:table-cell>
          <table:table-cell table:formula="of:=[.C445]/([.D446]-[.D445])" office:value-type="float" office:value="4126.12377209287" calcext:value-type="float">
            <text:p>4126.123772092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642816.03557" calcext:value-type="float">
            <text:p>1455642816.03557</text:p>
          </table:table-cell>
          <table:table-cell office:value-type="float" office:value="208" calcext:value-type="float">
            <text:p>208</text:p>
          </table:table-cell>
          <table:table-cell table:formula="of:=[.B447]-[.B$2]" office:value-type="float" office:value="22.2530000209808" calcext:value-type="float">
            <text:p>22.253000021</text:p>
          </table:table-cell>
          <table:table-cell table:formula="of:=[.C446]/([.D447]-[.D446])" office:value-type="float" office:value="4173.23717770868" calcext:value-type="float">
            <text:p>4173.237177708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642816.08607" calcext:value-type="float">
            <text:p>1455642816.08607</text:p>
          </table:table-cell>
          <table:table-cell office:value-type="float" office:value="208" calcext:value-type="float">
            <text:p>208</text:p>
          </table:table-cell>
          <table:table-cell table:formula="of:=[.B448]-[.B$2]" office:value-type="float" office:value="22.3034958839416" calcext:value-type="float">
            <text:p>22.3034958839</text:p>
          </table:table-cell>
          <table:table-cell table:formula="of:=[.C447]/([.D448]-[.D447])" office:value-type="float" office:value="4119.14932835997" calcext:value-type="float">
            <text:p>4119.149328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642816.13597" calcext:value-type="float">
            <text:p>1455642816.13597</text:p>
          </table:table-cell>
          <table:table-cell office:value-type="float" office:value="208" calcext:value-type="float">
            <text:p>208</text:p>
          </table:table-cell>
          <table:table-cell table:formula="of:=[.B449]-[.B$2]" office:value-type="float" office:value="22.3533947467804" calcext:value-type="float">
            <text:p>22.3533947468</text:p>
          </table:table-cell>
          <table:table-cell table:formula="of:=[.C448]/([.D449]-[.D448])" office:value-type="float" office:value="4168.43166691353" calcext:value-type="float">
            <text:p>4168.43166691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642816.18561" calcext:value-type="float">
            <text:p>1455642816.18561</text:p>
          </table:table-cell>
          <table:table-cell office:value-type="float" office:value="208" calcext:value-type="float">
            <text:p>208</text:p>
          </table:table-cell>
          <table:table-cell table:formula="of:=[.B450]-[.B$2]" office:value-type="float" office:value="22.4030327796936" calcext:value-type="float">
            <text:p>22.4030327797</text:p>
          </table:table-cell>
          <table:table-cell table:formula="of:=[.C449]/([.D450]-[.D449])" office:value-type="float" office:value="4190.33526900003" calcext:value-type="float">
            <text:p>4190.33526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642816.23638" calcext:value-type="float">
            <text:p>1455642816.23638</text:p>
          </table:table-cell>
          <table:table-cell office:value-type="float" office:value="208" calcext:value-type="float">
            <text:p>208</text:p>
          </table:table-cell>
          <table:table-cell table:formula="of:=[.B451]-[.B$2]" office:value-type="float" office:value="22.4538083076477" calcext:value-type="float">
            <text:p>22.4538083076</text:p>
          </table:table-cell>
          <table:table-cell table:formula="of:=[.C450]/([.D451]-[.D450])" office:value-type="float" office:value="4096.46159047369" calcext:value-type="float">
            <text:p>4096.461590473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642816.28612" calcext:value-type="float">
            <text:p>1455642816.28612</text:p>
          </table:table-cell>
          <table:table-cell office:value-type="float" office:value="208" calcext:value-type="float">
            <text:p>208</text:p>
          </table:table-cell>
          <table:table-cell table:formula="of:=[.B452]-[.B$2]" office:value-type="float" office:value="22.5035498142242" calcext:value-type="float">
            <text:p>22.5035498142</text:p>
          </table:table-cell>
          <table:table-cell table:formula="of:=[.C451]/([.D452]-[.D451])" office:value-type="float" office:value="4181.6184172055" calcext:value-type="float">
            <text:p>4181.618417205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642816.33575" calcext:value-type="float">
            <text:p>1455642816.33575</text:p>
          </table:table-cell>
          <table:table-cell office:value-type="float" office:value="208" calcext:value-type="float">
            <text:p>208</text:p>
          </table:table-cell>
          <table:table-cell table:formula="of:=[.B453]-[.B$2]" office:value-type="float" office:value="22.5531761646271" calcext:value-type="float">
            <text:p>22.5531761646</text:p>
          </table:table-cell>
          <table:table-cell table:formula="of:=[.C452]/([.D453]-[.D452])" office:value-type="float" office:value="4191.32171339624" calcext:value-type="float">
            <text:p>4191.321713396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642816.3858" calcext:value-type="float">
            <text:p>1455642816.3858</text:p>
          </table:table-cell>
          <table:table-cell office:value-type="float" office:value="208" calcext:value-type="float">
            <text:p>208</text:p>
          </table:table-cell>
          <table:table-cell table:formula="of:=[.B454]-[.B$2]" office:value-type="float" office:value="22.6032228469849" calcext:value-type="float">
            <text:p>22.603222847</text:p>
          </table:table-cell>
          <table:table-cell table:formula="of:=[.C453]/([.D454]-[.D453])" office:value-type="float" office:value="4156.11965070911" calcext:value-type="float">
            <text:p>4156.119650709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642816.4358" calcext:value-type="float">
            <text:p>1455642816.4358</text:p>
          </table:table-cell>
          <table:table-cell office:value-type="float" office:value="208" calcext:value-type="float">
            <text:p>208</text:p>
          </table:table-cell>
          <table:table-cell table:formula="of:=[.B455]-[.B$2]" office:value-type="float" office:value="22.6532220840454" calcext:value-type="float">
            <text:p>22.653222084</text:p>
          </table:table-cell>
          <table:table-cell table:formula="of:=[.C454]/([.D455]-[.D454])" office:value-type="float" office:value="4160.06347753109" calcext:value-type="float">
            <text:p>4160.06347753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642816.4867" calcext:value-type="float">
            <text:p>1455642816.4867</text:p>
          </table:table-cell>
          <table:table-cell office:value-type="float" office:value="208" calcext:value-type="float">
            <text:p>208</text:p>
          </table:table-cell>
          <table:table-cell table:formula="of:=[.B456]-[.B$2]" office:value-type="float" office:value="22.7041237354279" calcext:value-type="float">
            <text:p>22.7041237354</text:p>
          </table:table-cell>
          <table:table-cell table:formula="of:=[.C455]/([.D456]-[.D455])" office:value-type="float" office:value="4086.31143294754" calcext:value-type="float">
            <text:p>4086.31143294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642816.53616" calcext:value-type="float">
            <text:p>1455642816.53616</text:p>
          </table:table-cell>
          <table:table-cell office:value-type="float" office:value="208" calcext:value-type="float">
            <text:p>208</text:p>
          </table:table-cell>
          <table:table-cell table:formula="of:=[.B457]-[.B$2]" office:value-type="float" office:value="22.7535870075226" calcext:value-type="float">
            <text:p>22.7535870075</text:p>
          </table:table-cell>
          <table:table-cell table:formula="of:=[.C456]/([.D457]-[.D456])" office:value-type="float" office:value="4205.1403231404" calcext:value-type="float">
            <text:p>4205.140323140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642816.58582" calcext:value-type="float">
            <text:p>1455642816.58582</text:p>
          </table:table-cell>
          <table:table-cell office:value-type="float" office:value="208" calcext:value-type="float">
            <text:p>208</text:p>
          </table:table-cell>
          <table:table-cell table:formula="of:=[.B458]-[.B$2]" office:value-type="float" office:value="22.8032422065735" calcext:value-type="float">
            <text:p>22.8032422066</text:p>
          </table:table-cell>
          <table:table-cell table:formula="of:=[.C457]/([.D458]-[.D457])" office:value-type="float" office:value="4188.88664179499" calcext:value-type="float">
            <text:p>4188.88664179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642816.63542" calcext:value-type="float">
            <text:p>1455642816.63542</text:p>
          </table:table-cell>
          <table:table-cell office:value-type="float" office:value="208" calcext:value-type="float">
            <text:p>208</text:p>
          </table:table-cell>
          <table:table-cell table:formula="of:=[.B459]-[.B$2]" office:value-type="float" office:value="22.8528463840485" calcext:value-type="float">
            <text:p>22.852846384</text:p>
          </table:table-cell>
          <table:table-cell table:formula="of:=[.C458]/([.D459]-[.D458])" office:value-type="float" office:value="4193.19522241715" calcext:value-type="float">
            <text:p>4193.195222417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642816.68569" calcext:value-type="float">
            <text:p>1455642816.68569</text:p>
          </table:table-cell>
          <table:table-cell office:value-type="float" office:value="208" calcext:value-type="float">
            <text:p>208</text:p>
          </table:table-cell>
          <table:table-cell table:formula="of:=[.B460]-[.B$2]" office:value-type="float" office:value="22.9031183719635" calcext:value-type="float">
            <text:p>22.903118372</text:p>
          </table:table-cell>
          <table:table-cell table:formula="of:=[.C459]/([.D460]-[.D459])" office:value-type="float" office:value="4137.49303790264" calcext:value-type="float">
            <text:p>4137.49303790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642816.7353" calcext:value-type="float">
            <text:p>1455642816.7353</text:p>
          </table:table-cell>
          <table:table-cell office:value-type="float" office:value="208" calcext:value-type="float">
            <text:p>208</text:p>
          </table:table-cell>
          <table:table-cell table:formula="of:=[.B461]-[.B$2]" office:value-type="float" office:value="22.9527254104614" calcext:value-type="float">
            <text:p>22.9527254105</text:p>
          </table:table-cell>
          <table:table-cell table:formula="of:=[.C460]/([.D461]-[.D460])" office:value-type="float" office:value="4192.95338520765" calcext:value-type="float">
            <text:p>4192.953385207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642816.78625" calcext:value-type="float">
            <text:p>1455642816.78625</text:p>
          </table:table-cell>
          <table:table-cell office:value-type="float" office:value="208" calcext:value-type="float">
            <text:p>208</text:p>
          </table:table-cell>
          <table:table-cell table:formula="of:=[.B462]-[.B$2]" office:value-type="float" office:value="23.0036714076996" calcext:value-type="float">
            <text:p>23.0036714077</text:p>
          </table:table-cell>
          <table:table-cell table:formula="of:=[.C461]/([.D462]-[.D461])" office:value-type="float" office:value="4082.75451018565" calcext:value-type="float">
            <text:p>4082.754510185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642816.83584" calcext:value-type="float">
            <text:p>1455642816.83584</text:p>
          </table:table-cell>
          <table:table-cell office:value-type="float" office:value="208" calcext:value-type="float">
            <text:p>208</text:p>
          </table:table-cell>
          <table:table-cell table:formula="of:=[.B463]-[.B$2]" office:value-type="float" office:value="23.0532608032227" calcext:value-type="float">
            <text:p>23.0532608032</text:p>
          </table:table-cell>
          <table:table-cell table:formula="of:=[.C462]/([.D463]-[.D462])" office:value-type="float" office:value="4194.44515921209" calcext:value-type="float">
            <text:p>4194.44515921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642816.88558" calcext:value-type="float">
            <text:p>1455642816.88558</text:p>
          </table:table-cell>
          <table:table-cell office:value-type="float" office:value="208" calcext:value-type="float">
            <text:p>208</text:p>
          </table:table-cell>
          <table:table-cell table:formula="of:=[.B464]-[.B$2]" office:value-type="float" office:value="23.1030035018921" calcext:value-type="float">
            <text:p>23.1030035019</text:p>
          </table:table-cell>
          <table:table-cell table:formula="of:=[.C463]/([.D464]-[.D463])" office:value-type="float" office:value="4181.5182039533" calcext:value-type="float">
            <text:p>4181.518203953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642816.93637" calcext:value-type="float">
            <text:p>1455642816.93637</text:p>
          </table:table-cell>
          <table:table-cell office:value-type="float" office:value="208" calcext:value-type="float">
            <text:p>208</text:p>
          </table:table-cell>
          <table:table-cell table:formula="of:=[.B465]-[.B$2]" office:value-type="float" office:value="23.1537907123566" calcext:value-type="float">
            <text:p>23.1537907124</text:p>
          </table:table-cell>
          <table:table-cell table:formula="of:=[.C464]/([.D465]-[.D464])" office:value-type="float" office:value="4095.51928719304" calcext:value-type="float">
            <text:p>4095.5192871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642816.98593" calcext:value-type="float">
            <text:p>1455642816.98593</text:p>
          </table:table-cell>
          <table:table-cell office:value-type="float" office:value="208" calcext:value-type="float">
            <text:p>208</text:p>
          </table:table-cell>
          <table:table-cell table:formula="of:=[.B466]-[.B$2]" office:value-type="float" office:value="23.2033576965332" calcext:value-type="float">
            <text:p>23.2033576965</text:p>
          </table:table-cell>
          <table:table-cell table:formula="of:=[.C465]/([.D466]-[.D465])" office:value-type="float" office:value="4196.34164666497" calcext:value-type="float">
            <text:p>4196.34164666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642817.03551" calcext:value-type="float">
            <text:p>1455642817.03551</text:p>
          </table:table-cell>
          <table:table-cell office:value-type="float" office:value="208" calcext:value-type="float">
            <text:p>208</text:p>
          </table:table-cell>
          <table:table-cell table:formula="of:=[.B467]-[.B$2]" office:value-type="float" office:value="23.2529351711273" calcext:value-type="float">
            <text:p>23.2529351711</text:p>
          </table:table-cell>
          <table:table-cell table:formula="of:=[.C466]/([.D467]-[.D466])" office:value-type="float" office:value="4195.4537156817" calcext:value-type="float">
            <text:p>4195.45371568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642817.08569" calcext:value-type="float">
            <text:p>1455642817.08569</text:p>
          </table:table-cell>
          <table:table-cell office:value-type="float" office:value="208" calcext:value-type="float">
            <text:p>208</text:p>
          </table:table-cell>
          <table:table-cell table:formula="of:=[.B468]-[.B$2]" office:value-type="float" office:value="23.3031167984009" calcext:value-type="float">
            <text:p>23.3031167984</text:p>
          </table:table-cell>
          <table:table-cell table:formula="of:=[.C467]/([.D468]-[.D467])" office:value-type="float" office:value="4144.94330496919" calcext:value-type="float">
            <text:p>4144.943304969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642817.13538" calcext:value-type="float">
            <text:p>1455642817.13538</text:p>
          </table:table-cell>
          <table:table-cell office:value-type="float" office:value="208" calcext:value-type="float">
            <text:p>208</text:p>
          </table:table-cell>
          <table:table-cell table:formula="of:=[.B469]-[.B$2]" office:value-type="float" office:value="23.3528006076813" calcext:value-type="float">
            <text:p>23.3528006077</text:p>
          </table:table-cell>
          <table:table-cell table:formula="of:=[.C468]/([.D469]-[.D468])" office:value-type="float" office:value="4186.47448761691" calcext:value-type="float">
            <text:p>4186.47448761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642817.18626" calcext:value-type="float">
            <text:p>1455642817.18626</text:p>
          </table:table-cell>
          <table:table-cell office:value-type="float" office:value="208" calcext:value-type="float">
            <text:p>208</text:p>
          </table:table-cell>
          <table:table-cell table:formula="of:=[.B470]-[.B$2]" office:value-type="float" office:value="23.4036812782288" calcext:value-type="float">
            <text:p>23.4036812782</text:p>
          </table:table-cell>
          <table:table-cell table:formula="of:=[.C469]/([.D470]-[.D469])" office:value-type="float" office:value="4087.99643876313" calcext:value-type="float">
            <text:p>4087.99643876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642817.23612" calcext:value-type="float">
            <text:p>1455642817.23612</text:p>
          </table:table-cell>
          <table:table-cell office:value-type="float" office:value="208" calcext:value-type="float">
            <text:p>208</text:p>
          </table:table-cell>
          <table:table-cell table:formula="of:=[.B471]-[.B$2]" office:value-type="float" office:value="23.4535503387451" calcext:value-type="float">
            <text:p>23.4535503387</text:p>
          </table:table-cell>
          <table:table-cell table:formula="of:=[.C470]/([.D471]-[.D470])" office:value-type="float" office:value="4170.92276947496" calcext:value-type="float">
            <text:p>4170.9227694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642817.2853" calcext:value-type="float">
            <text:p>1455642817.2853</text:p>
          </table:table-cell>
          <table:table-cell office:value-type="float" office:value="208" calcext:value-type="float">
            <text:p>208</text:p>
          </table:table-cell>
          <table:table-cell table:formula="of:=[.B472]-[.B$2]" office:value-type="float" office:value="23.5027222633362" calcext:value-type="float">
            <text:p>23.5027222633</text:p>
          </table:table-cell>
          <table:table-cell table:formula="of:=[.C471]/([.D472]-[.D471])" office:value-type="float" office:value="4230.05610884301" calcext:value-type="float">
            <text:p>4230.0561088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642817.3355" calcext:value-type="float">
            <text:p>1455642817.3355</text:p>
          </table:table-cell>
          <table:table-cell office:value-type="float" office:value="208" calcext:value-type="float">
            <text:p>208</text:p>
          </table:table-cell>
          <table:table-cell table:formula="of:=[.B473]-[.B$2]" office:value-type="float" office:value="23.5529274940491" calcext:value-type="float">
            <text:p>23.552927494</text:p>
          </table:table-cell>
          <table:table-cell table:formula="of:=[.C472]/([.D473]-[.D472])" office:value-type="float" office:value="4142.99460527316" calcext:value-type="float">
            <text:p>4142.994605273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642817.38591" calcext:value-type="float">
            <text:p>1455642817.38591</text:p>
          </table:table-cell>
          <table:table-cell office:value-type="float" office:value="208" calcext:value-type="float">
            <text:p>208</text:p>
          </table:table-cell>
          <table:table-cell table:formula="of:=[.B474]-[.B$2]" office:value-type="float" office:value="23.6033344268799" calcext:value-type="float">
            <text:p>23.6033344269</text:p>
          </table:table-cell>
          <table:table-cell table:formula="of:=[.C473]/([.D474]-[.D473])" office:value-type="float" office:value="4126.41651294567" calcext:value-type="float">
            <text:p>4126.41651294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642817.43571" calcext:value-type="float">
            <text:p>1455642817.43571</text:p>
          </table:table-cell>
          <table:table-cell office:value-type="float" office:value="208" calcext:value-type="float">
            <text:p>208</text:p>
          </table:table-cell>
          <table:table-cell table:formula="of:=[.B475]-[.B$2]" office:value-type="float" office:value="23.6531355381012" calcext:value-type="float">
            <text:p>23.6531355381</text:p>
          </table:table-cell>
          <table:table-cell table:formula="of:=[.C474]/([.D475]-[.D474])" office:value-type="float" office:value="4176.61363168503" calcext:value-type="float">
            <text:p>4176.6136316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642817.48593" calcext:value-type="float">
            <text:p>1455642817.48593</text:p>
          </table:table-cell>
          <table:table-cell office:value-type="float" office:value="208" calcext:value-type="float">
            <text:p>208</text:p>
          </table:table-cell>
          <table:table-cell table:formula="of:=[.B476]-[.B$2]" office:value-type="float" office:value="23.7033543586731" calcext:value-type="float">
            <text:p>23.7033543587</text:p>
          </table:table-cell>
          <table:table-cell table:formula="of:=[.C475]/([.D476]-[.D475])" office:value-type="float" office:value="4141.87345762535" calcext:value-type="float">
            <text:p>4141.87345762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642817.53551" calcext:value-type="float">
            <text:p>1455642817.53551</text:p>
          </table:table-cell>
          <table:table-cell office:value-type="float" office:value="208" calcext:value-type="float">
            <text:p>208</text:p>
          </table:table-cell>
          <table:table-cell table:formula="of:=[.B477]-[.B$2]" office:value-type="float" office:value="23.7529380321503" calcext:value-type="float">
            <text:p>23.7529380322</text:p>
          </table:table-cell>
          <table:table-cell table:formula="of:=[.C476]/([.D477]-[.D476])" office:value-type="float" office:value="4194.92920579509" calcext:value-type="float">
            <text:p>4194.92920579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642817.5861" calcext:value-type="float">
            <text:p>1455642817.5861</text:p>
          </table:table-cell>
          <table:table-cell office:value-type="float" office:value="208" calcext:value-type="float">
            <text:p>208</text:p>
          </table:table-cell>
          <table:table-cell table:formula="of:=[.B478]-[.B$2]" office:value-type="float" office:value="23.8035278320312" calcext:value-type="float">
            <text:p>23.803527832</text:p>
          </table:table-cell>
          <table:table-cell table:formula="of:=[.C477]/([.D478]-[.D477])" office:value-type="float" office:value="4111.50074697557" calcext:value-type="float">
            <text:p>4111.500746975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642817.63571" calcext:value-type="float">
            <text:p>1455642817.63571</text:p>
          </table:table-cell>
          <table:table-cell office:value-type="float" office:value="216" calcext:value-type="float">
            <text:p>216</text:p>
          </table:table-cell>
          <table:table-cell table:formula="of:=[.B479]-[.B$2]" office:value-type="float" office:value="23.8531358242035" calcext:value-type="float">
            <text:p>23.8531358242</text:p>
          </table:table-cell>
          <table:table-cell table:formula="of:=[.C478]/([.D479]-[.D478])" office:value-type="float" office:value="4192.87277900332" calcext:value-type="float">
            <text:p>4192.872779003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642817.68538" calcext:value-type="float">
            <text:p>1455642817.68538</text:p>
          </table:table-cell>
          <table:table-cell office:value-type="float" office:value="216" calcext:value-type="float">
            <text:p>216</text:p>
          </table:table-cell>
          <table:table-cell table:formula="of:=[.B480]-[.B$2]" office:value-type="float" office:value="23.9028062820435" calcext:value-type="float">
            <text:p>23.902806282</text:p>
          </table:table-cell>
          <table:table-cell table:formula="of:=[.C479]/([.D480]-[.D479])" office:value-type="float" office:value="4348.66134505815" calcext:value-type="float">
            <text:p>4348.661345058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642817.73526" calcext:value-type="float">
            <text:p>1455642817.73526</text:p>
          </table:table-cell>
          <table:table-cell office:value-type="float" office:value="216" calcext:value-type="float">
            <text:p>216</text:p>
          </table:table-cell>
          <table:table-cell table:formula="of:=[.B481]-[.B$2]" office:value-type="float" office:value="23.9526886940002" calcext:value-type="float">
            <text:p>23.952688694</text:p>
          </table:table-cell>
          <table:table-cell table:formula="of:=[.C480]/([.D481]-[.D480])" office:value-type="float" office:value="4330.18355622258" calcext:value-type="float">
            <text:p>4330.18355622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642817.78605" calcext:value-type="float">
            <text:p>1455642817.78605</text:p>
          </table:table-cell>
          <table:table-cell office:value-type="float" office:value="216" calcext:value-type="float">
            <text:p>216</text:p>
          </table:table-cell>
          <table:table-cell table:formula="of:=[.B482]-[.B$2]" office:value-type="float" office:value="24.0034785270691" calcext:value-type="float">
            <text:p>24.0034785271</text:p>
          </table:table-cell>
          <table:table-cell table:formula="of:=[.C481]/([.D482]-[.D481])" office:value-type="float" office:value="4252.81964812137" calcext:value-type="float">
            <text:p>4252.81964812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642817.83556" calcext:value-type="float">
            <text:p>1455642817.83556</text:p>
          </table:table-cell>
          <table:table-cell office:value-type="float" office:value="216" calcext:value-type="float">
            <text:p>216</text:p>
          </table:table-cell>
          <table:table-cell table:formula="of:=[.B483]-[.B$2]" office:value-type="float" office:value="24.0529816150665" calcext:value-type="float">
            <text:p>24.0529816151</text:p>
          </table:table-cell>
          <table:table-cell table:formula="of:=[.C482]/([.D483]-[.D482])" office:value-type="float" office:value="4363.36416045774" calcext:value-type="float">
            <text:p>4363.364160457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642817.88604" calcext:value-type="float">
            <text:p>1455642817.88604</text:p>
          </table:table-cell>
          <table:table-cell office:value-type="float" office:value="216" calcext:value-type="float">
            <text:p>216</text:p>
          </table:table-cell>
          <table:table-cell table:formula="of:=[.B484]-[.B$2]" office:value-type="float" office:value="24.1034679412842" calcext:value-type="float">
            <text:p>24.1034679413</text:p>
          </table:table-cell>
          <table:table-cell table:formula="of:=[.C483]/([.D484]-[.D483])" office:value-type="float" office:value="4278.38617269958" calcext:value-type="float">
            <text:p>4278.38617269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642817.93547" calcext:value-type="float">
            <text:p>1455642817.93547</text:p>
          </table:table-cell>
          <table:table-cell office:value-type="float" office:value="216" calcext:value-type="float">
            <text:p>216</text:p>
          </table:table-cell>
          <table:table-cell table:formula="of:=[.B485]-[.B$2]" office:value-type="float" office:value="24.1529004573822" calcext:value-type="float">
            <text:p>24.1529004574</text:p>
          </table:table-cell>
          <table:table-cell table:formula="of:=[.C484]/([.D485]-[.D484])" office:value-type="float" office:value="4369.5934791521" calcext:value-type="float">
            <text:p>4369.59347915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642817.98585" calcext:value-type="float">
            <text:p>1455642817.98585</text:p>
          </table:table-cell>
          <table:table-cell office:value-type="float" office:value="224" calcext:value-type="float">
            <text:p>224</text:p>
          </table:table-cell>
          <table:table-cell table:formula="of:=[.B486]-[.B$2]" office:value-type="float" office:value="24.2032725811005" calcext:value-type="float">
            <text:p>24.2032725811</text:p>
          </table:table-cell>
          <table:table-cell table:formula="of:=[.C485]/([.D486]-[.D485])" office:value-type="float" office:value="4288.08602964842" calcext:value-type="float">
            <text:p>4288.08602964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642818.0355" calcext:value-type="float">
            <text:p>1455642818.0355</text:p>
          </table:table-cell>
          <table:table-cell office:value-type="float" office:value="224" calcext:value-type="float">
            <text:p>224</text:p>
          </table:table-cell>
          <table:table-cell table:formula="of:=[.B487]-[.B$2]" office:value-type="float" office:value="24.2529301643372" calcext:value-type="float">
            <text:p>24.2529301643</text:p>
          </table:table-cell>
          <table:table-cell table:formula="of:=[.C486]/([.D487]-[.D486])" office:value-type="float" office:value="4510.89210146006" calcext:value-type="float">
            <text:p>4510.89210146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642818.08554" calcext:value-type="float">
            <text:p>1455642818.08554</text:p>
          </table:table-cell>
          <table:table-cell office:value-type="float" office:value="224" calcext:value-type="float">
            <text:p>224</text:p>
          </table:table-cell>
          <table:table-cell table:formula="of:=[.B488]-[.B$2]" office:value-type="float" office:value="24.3029639720917" calcext:value-type="float">
            <text:p>24.3029639721</text:p>
          </table:table-cell>
          <table:table-cell table:formula="of:=[.C487]/([.D488]-[.D487])" office:value-type="float" office:value="4476.97287200332" calcext:value-type="float">
            <text:p>4476.972872003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642818.13662" calcext:value-type="float">
            <text:p>1455642818.13662</text:p>
          </table:table-cell>
          <table:table-cell office:value-type="float" office:value="224" calcext:value-type="float">
            <text:p>224</text:p>
          </table:table-cell>
          <table:table-cell table:formula="of:=[.B489]-[.B$2]" office:value-type="float" office:value="24.3540468215942" calcext:value-type="float">
            <text:p>24.3540468216</text:p>
          </table:table-cell>
          <table:table-cell table:formula="of:=[.C488]/([.D489]-[.D488])" office:value-type="float" office:value="4385.03337580569" calcext:value-type="float">
            <text:p>4385.03337580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642818.18576" calcext:value-type="float">
            <text:p>1455642818.18576</text:p>
          </table:table-cell>
          <table:table-cell office:value-type="float" office:value="224" calcext:value-type="float">
            <text:p>224</text:p>
          </table:table-cell>
          <table:table-cell table:formula="of:=[.B490]-[.B$2]" office:value-type="float" office:value="24.4031851291656" calcext:value-type="float">
            <text:p>24.4031851292</text:p>
          </table:table-cell>
          <table:table-cell table:formula="of:=[.C489]/([.D490]-[.D489])" office:value-type="float" office:value="4558.56155962368" calcext:value-type="float">
            <text:p>4558.561559623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642818.23622" calcext:value-type="float">
            <text:p>1455642818.23622</text:p>
          </table:table-cell>
          <table:table-cell office:value-type="float" office:value="224" calcext:value-type="float">
            <text:p>224</text:p>
          </table:table-cell>
          <table:table-cell table:formula="of:=[.B491]-[.B$2]" office:value-type="float" office:value="24.4536430835724" calcext:value-type="float">
            <text:p>24.4536430836</text:p>
          </table:table-cell>
          <table:table-cell table:formula="of:=[.C490]/([.D491]-[.D490])" office:value-type="float" office:value="4439.33969645996" calcext:value-type="float">
            <text:p>4439.3396964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642818.28591" calcext:value-type="float">
            <text:p>1455642818.28591</text:p>
          </table:table-cell>
          <table:table-cell office:value-type="float" office:value="232" calcext:value-type="float">
            <text:p>232</text:p>
          </table:table-cell>
          <table:table-cell table:formula="of:=[.B492]-[.B$2]" office:value-type="float" office:value="24.5033383369446" calcext:value-type="float">
            <text:p>24.5033383369</text:p>
          </table:table-cell>
          <table:table-cell table:formula="of:=[.C491]/([.D492]-[.D491])" office:value-type="float" office:value="4507.4727423634" calcext:value-type="float">
            <text:p>4507.47274236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642818.33583" calcext:value-type="float">
            <text:p>1455642818.33583</text:p>
          </table:table-cell>
          <table:table-cell office:value-type="float" office:value="232" calcext:value-type="float">
            <text:p>232</text:p>
          </table:table-cell>
          <table:table-cell table:formula="of:=[.B493]-[.B$2]" office:value-type="float" office:value="24.553258895874" calcext:value-type="float">
            <text:p>24.5532588959</text:p>
          </table:table-cell>
          <table:table-cell table:formula="of:=[.C492]/([.D493]-[.D492])" office:value-type="float" office:value="4647.38386298727" calcext:value-type="float">
            <text:p>4647.38386298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642818.38567" calcext:value-type="float">
            <text:p>1455642818.38567</text:p>
          </table:table-cell>
          <table:table-cell office:value-type="float" office:value="232" calcext:value-type="float">
            <text:p>232</text:p>
          </table:table-cell>
          <table:table-cell table:formula="of:=[.B494]-[.B$2]" office:value-type="float" office:value="24.603099822998" calcext:value-type="float">
            <text:p>24.603099823</text:p>
          </table:table-cell>
          <table:table-cell table:formula="of:=[.C493]/([.D494]-[.D493])" office:value-type="float" office:value="4654.80907734109" calcext:value-type="float">
            <text:p>4654.80907734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642818.43515" calcext:value-type="float">
            <text:p>1455642818.43515</text:p>
          </table:table-cell>
          <table:table-cell office:value-type="float" office:value="232" calcext:value-type="float">
            <text:p>232</text:p>
          </table:table-cell>
          <table:table-cell table:formula="of:=[.B495]-[.B$2]" office:value-type="float" office:value="24.6525719165802" calcext:value-type="float">
            <text:p>24.6525719166</text:p>
          </table:table-cell>
          <table:table-cell table:formula="of:=[.C494]/([.D495]-[.D494])" office:value-type="float" office:value="4689.51247463868" calcext:value-type="float">
            <text:p>4689.512474638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642818.48607" calcext:value-type="float">
            <text:p>1455642818.48607</text:p>
          </table:table-cell>
          <table:table-cell office:value-type="float" office:value="232" calcext:value-type="float">
            <text:p>232</text:p>
          </table:table-cell>
          <table:table-cell table:formula="of:=[.B496]-[.B$2]" office:value-type="float" office:value="24.7034955024719" calcext:value-type="float">
            <text:p>24.7034955025</text:p>
          </table:table-cell>
          <table:table-cell table:formula="of:=[.C495]/([.D496]-[.D495])" office:value-type="float" office:value="4555.84570366452" calcext:value-type="float">
            <text:p>4555.84570366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642818.53578" calcext:value-type="float">
            <text:p>1455642818.53578</text:p>
          </table:table-cell>
          <table:table-cell office:value-type="float" office:value="240" calcext:value-type="float">
            <text:p>240</text:p>
          </table:table-cell>
          <table:table-cell table:formula="of:=[.B497]-[.B$2]" office:value-type="float" office:value="24.7532031536102" calcext:value-type="float">
            <text:p>24.7532031536</text:p>
          </table:table-cell>
          <table:table-cell table:formula="of:=[.C496]/([.D497]-[.D496])" office:value-type="float" office:value="4667.28953565896" calcext:value-type="float">
            <text:p>4667.2895356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642818.5856" calcext:value-type="float">
            <text:p>1455642818.5856</text:p>
          </table:table-cell>
          <table:table-cell office:value-type="float" office:value="240" calcext:value-type="float">
            <text:p>240</text:p>
          </table:table-cell>
          <table:table-cell table:formula="of:=[.B498]-[.B$2]" office:value-type="float" office:value="24.8030226230621" calcext:value-type="float">
            <text:p>24.8030226231</text:p>
          </table:table-cell>
          <table:table-cell table:formula="of:=[.C497]/([.D498]-[.D497])" office:value-type="float" office:value="4817.3937346261" calcext:value-type="float">
            <text:p>4817.393734626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642818.63571" calcext:value-type="float">
            <text:p>1455642818.63571</text:p>
          </table:table-cell>
          <table:table-cell office:value-type="float" office:value="240" calcext:value-type="float">
            <text:p>240</text:p>
          </table:table-cell>
          <table:table-cell table:formula="of:=[.B499]-[.B$2]" office:value-type="float" office:value="24.8531377315521" calcext:value-type="float">
            <text:p>24.8531377316</text:p>
          </table:table-cell>
          <table:table-cell table:formula="of:=[.C498]/([.D499]-[.D498])" office:value-type="float" office:value="4788.9749664602" calcext:value-type="float">
            <text:p>4788.974966460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642818.68629" calcext:value-type="float">
            <text:p>1455642818.68629</text:p>
          </table:table-cell>
          <table:table-cell office:value-type="float" office:value="240" calcext:value-type="float">
            <text:p>240</text:p>
          </table:table-cell>
          <table:table-cell table:formula="of:=[.B500]-[.B$2]" office:value-type="float" office:value="24.9037129878998" calcext:value-type="float">
            <text:p>24.9037129879</text:p>
          </table:table-cell>
          <table:table-cell table:formula="of:=[.C499]/([.D500]-[.D499])" office:value-type="float" office:value="4745.40352994419" calcext:value-type="float">
            <text:p>4745.403529944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642818.73594" calcext:value-type="float">
            <text:p>1455642818.73594</text:p>
          </table:table-cell>
          <table:table-cell office:value-type="float" office:value="240" calcext:value-type="float">
            <text:p>240</text:p>
          </table:table-cell>
          <table:table-cell table:formula="of:=[.B501]-[.B$2]" office:value-type="float" office:value="24.953364610672" calcext:value-type="float">
            <text:p>24.9533646107</text:p>
          </table:table-cell>
          <table:table-cell table:formula="of:=[.C500]/([.D501]-[.D500])" office:value-type="float" office:value="4833.67887291481" calcext:value-type="float">
            <text:p>4833.6788729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642818.78579" calcext:value-type="float">
            <text:p>1455642818.78579</text:p>
          </table:table-cell>
          <table:table-cell office:value-type="float" office:value="248" calcext:value-type="float">
            <text:p>248</text:p>
          </table:table-cell>
          <table:table-cell table:formula="of:=[.B502]-[.B$2]" office:value-type="float" office:value="25.003214597702" calcext:value-type="float">
            <text:p>25.0032145977</text:p>
          </table:table-cell>
          <table:table-cell table:formula="of:=[.C501]/([.D502]-[.D501])" office:value-type="float" office:value="4814.44458261194" calcext:value-type="float">
            <text:p>4814.44458261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642818.83555" calcext:value-type="float">
            <text:p>1455642818.83555</text:p>
          </table:table-cell>
          <table:table-cell office:value-type="float" office:value="248" calcext:value-type="float">
            <text:p>248</text:p>
          </table:table-cell>
          <table:table-cell table:formula="of:=[.B503]-[.B$2]" office:value-type="float" office:value="25.0529789924622" calcext:value-type="float">
            <text:p>25.0529789925</text:p>
          </table:table-cell>
          <table:table-cell table:formula="of:=[.C502]/([.D503]-[.D502])" office:value-type="float" office:value="4983.48269270387" calcext:value-type="float">
            <text:p>4983.482692703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642818.8856" calcext:value-type="float">
            <text:p>1455642818.8856</text:p>
          </table:table-cell>
          <table:table-cell office:value-type="float" office:value="248" calcext:value-type="float">
            <text:p>248</text:p>
          </table:table-cell>
          <table:table-cell table:formula="of:=[.B504]-[.B$2]" office:value-type="float" office:value="25.1030297279358" calcext:value-type="float">
            <text:p>25.1030297279</text:p>
          </table:table-cell>
          <table:table-cell table:formula="of:=[.C503]/([.D504]-[.D503])" office:value-type="float" office:value="4954.97214282992" calcext:value-type="float">
            <text:p>4954.97214282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642818.93565" calcext:value-type="float">
            <text:p>1455642818.93565</text:p>
          </table:table-cell>
          <table:table-cell office:value-type="float" office:value="248" calcext:value-type="float">
            <text:p>248</text:p>
          </table:table-cell>
          <table:table-cell table:formula="of:=[.B505]-[.B$2]" office:value-type="float" office:value="25.1530709266663" calcext:value-type="float">
            <text:p>25.1530709267</text:p>
          </table:table-cell>
          <table:table-cell table:formula="of:=[.C504]/([.D505]-[.D504])" office:value-type="float" office:value="4955.91645067846" calcext:value-type="float">
            <text:p>4955.916450678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642818.98609" calcext:value-type="float">
            <text:p>1455642818.98609</text:p>
          </table:table-cell>
          <table:table-cell office:value-type="float" office:value="248" calcext:value-type="float">
            <text:p>248</text:p>
          </table:table-cell>
          <table:table-cell table:formula="of:=[.B506]-[.B$2]" office:value-type="float" office:value="25.2035160064697" calcext:value-type="float">
            <text:p>25.2035160065</text:p>
          </table:table-cell>
          <table:table-cell table:formula="of:=[.C505]/([.D506]-[.D505])" office:value-type="float" office:value="4916.23763836243" calcext:value-type="float">
            <text:p>4916.23763836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642819.0359" calcext:value-type="float">
            <text:p>1455642819.0359</text:p>
          </table:table-cell>
          <table:table-cell office:value-type="float" office:value="256" calcext:value-type="float">
            <text:p>256</text:p>
          </table:table-cell>
          <table:table-cell table:formula="of:=[.B507]-[.B$2]" office:value-type="float" office:value="25.2533226013184" calcext:value-type="float">
            <text:p>25.2533226013</text:p>
          </table:table-cell>
          <table:table-cell table:formula="of:=[.C506]/([.D507]-[.D506])" office:value-type="float" office:value="4979.26029180868" calcext:value-type="float">
            <text:p>4979.260291808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642819.08593" calcext:value-type="float">
            <text:p>1455642819.08593</text:p>
          </table:table-cell>
          <table:table-cell office:value-type="float" office:value="256" calcext:value-type="float">
            <text:p>256</text:p>
          </table:table-cell>
          <table:table-cell table:formula="of:=[.B508]-[.B$2]" office:value-type="float" office:value="25.3033590316772" calcext:value-type="float">
            <text:p>25.3033590317</text:p>
          </table:table-cell>
          <table:table-cell table:formula="of:=[.C507]/([.D508]-[.D507])" office:value-type="float" office:value="5116.27224731736" calcext:value-type="float">
            <text:p>5116.272247317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642819.13556" calcext:value-type="float">
            <text:p>1455642819.13556</text:p>
          </table:table-cell>
          <table:table-cell office:value-type="float" office:value="256" calcext:value-type="float">
            <text:p>256</text:p>
          </table:table-cell>
          <table:table-cell table:formula="of:=[.B509]-[.B$2]" office:value-type="float" office:value="25.3529839515686" calcext:value-type="float">
            <text:p>25.3529839516</text:p>
          </table:table-cell>
          <table:table-cell table:formula="of:=[.C508]/([.D509]-[.D508])" office:value-type="float" office:value="5158.69850390599" calcext:value-type="float">
            <text:p>5158.6985039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642819.18626" calcext:value-type="float">
            <text:p>1455642819.18626</text:p>
          </table:table-cell>
          <table:table-cell office:value-type="float" office:value="256" calcext:value-type="float">
            <text:p>256</text:p>
          </table:table-cell>
          <table:table-cell table:formula="of:=[.B510]-[.B$2]" office:value-type="float" office:value="25.4036843776703" calcext:value-type="float">
            <text:p>25.4036843777</text:p>
          </table:table-cell>
          <table:table-cell table:formula="of:=[.C509]/([.D510]-[.D509])" office:value-type="float" office:value="5049.26722877176" calcext:value-type="float">
            <text:p>5049.26722877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642819.23602" calcext:value-type="float">
            <text:p>1455642819.23602</text:p>
          </table:table-cell>
          <table:table-cell office:value-type="float" office:value="256" calcext:value-type="float">
            <text:p>256</text:p>
          </table:table-cell>
          <table:table-cell table:formula="of:=[.B511]-[.B$2]" office:value-type="float" office:value="25.4534456729889" calcext:value-type="float">
            <text:p>25.453445673</text:p>
          </table:table-cell>
          <table:table-cell table:formula="of:=[.C510]/([.D511]-[.D510])" office:value-type="float" office:value="5144.56061404602" calcext:value-type="float">
            <text:p>5144.56061404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642819.28593" calcext:value-type="float">
            <text:p>1455642819.28593</text:p>
          </table:table-cell>
          <table:table-cell office:value-type="float" office:value="264" calcext:value-type="float">
            <text:p>264</text:p>
          </table:table-cell>
          <table:table-cell table:formula="of:=[.B512]-[.B$2]" office:value-type="float" office:value="25.5033583641052" calcext:value-type="float">
            <text:p>25.5033583641</text:p>
          </table:table-cell>
          <table:table-cell table:formula="of:=[.C511]/([.D512]-[.D511])" office:value-type="float" office:value="5128.95606857449" calcext:value-type="float">
            <text:p>5128.956068574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642819.33518" calcext:value-type="float">
            <text:p>1455642819.33518</text:p>
          </table:table-cell>
          <table:table-cell office:value-type="float" office:value="264" calcext:value-type="float">
            <text:p>264</text:p>
          </table:table-cell>
          <table:table-cell table:formula="of:=[.B513]-[.B$2]" office:value-type="float" office:value="25.5526015758514" calcext:value-type="float">
            <text:p>25.5526015759</text:p>
          </table:table-cell>
          <table:table-cell table:formula="of:=[.C512]/([.D513]-[.D512])" office:value-type="float" office:value="5361.14503173704" calcext:value-type="float">
            <text:p>5361.1450317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642819.38585" calcext:value-type="float">
            <text:p>1455642819.38585</text:p>
          </table:table-cell>
          <table:table-cell office:value-type="float" office:value="264" calcext:value-type="float">
            <text:p>264</text:p>
          </table:table-cell>
          <table:table-cell table:formula="of:=[.B514]-[.B$2]" office:value-type="float" office:value="25.6032779216766" calcext:value-type="float">
            <text:p>25.6032779217</text:p>
          </table:table-cell>
          <table:table-cell table:formula="of:=[.C513]/([.D514]-[.D513])" office:value-type="float" office:value="5209.53110768189" calcext:value-type="float">
            <text:p>5209.53110768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642819.43581" calcext:value-type="float">
            <text:p>1455642819.43581</text:p>
          </table:table-cell>
          <table:table-cell office:value-type="float" office:value="264" calcext:value-type="float">
            <text:p>264</text:p>
          </table:table-cell>
          <table:table-cell table:formula="of:=[.B515]-[.B$2]" office:value-type="float" office:value="25.6532387733459" calcext:value-type="float">
            <text:p>25.6532387733</text:p>
          </table:table-cell>
          <table:table-cell table:formula="of:=[.C514]/([.D515]-[.D514])" office:value-type="float" office:value="5284.13730309089" calcext:value-type="float">
            <text:p>5284.137303090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642819.48561" calcext:value-type="float">
            <text:p>1455642819.48561</text:p>
          </table:table-cell>
          <table:table-cell office:value-type="float" office:value="264" calcext:value-type="float">
            <text:p>264</text:p>
          </table:table-cell>
          <table:table-cell table:formula="of:=[.B516]-[.B$2]" office:value-type="float" office:value="25.7030353546143" calcext:value-type="float">
            <text:p>25.7030353546</text:p>
          </table:table-cell>
          <table:table-cell table:formula="of:=[.C515]/([.D516]-[.D515])" office:value-type="float" office:value="5301.56876789459" calcext:value-type="float">
            <text:p>5301.56876789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642819.53584" calcext:value-type="float">
            <text:p>1455642819.53584</text:p>
          </table:table-cell>
          <table:table-cell office:value-type="float" office:value="272" calcext:value-type="float">
            <text:p>272</text:p>
          </table:table-cell>
          <table:table-cell table:formula="of:=[.B517]-[.B$2]" office:value-type="float" office:value="25.7532677650452" calcext:value-type="float">
            <text:p>25.753267765</text:p>
          </table:table-cell>
          <table:table-cell table:formula="of:=[.C516]/([.D517]-[.D516])" office:value-type="float" office:value="5255.57100954008" calcext:value-type="float">
            <text:p>5255.57100954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642819.58615" calcext:value-type="float">
            <text:p>1455642819.58615</text:p>
          </table:table-cell>
          <table:table-cell office:value-type="float" office:value="272" calcext:value-type="float">
            <text:p>272</text:p>
          </table:table-cell>
          <table:table-cell table:formula="of:=[.B518]-[.B$2]" office:value-type="float" office:value="25.8035728931427" calcext:value-type="float">
            <text:p>25.8035728931</text:p>
          </table:table-cell>
          <table:table-cell table:formula="of:=[.C517]/([.D518]-[.D517])" office:value-type="float" office:value="5407.00342662148" calcext:value-type="float">
            <text:p>5407.00342662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642819.63601" calcext:value-type="float">
            <text:p>1455642819.63601</text:p>
          </table:table-cell>
          <table:table-cell office:value-type="float" office:value="272" calcext:value-type="float">
            <text:p>272</text:p>
          </table:table-cell>
          <table:table-cell table:formula="of:=[.B519]-[.B$2]" office:value-type="float" office:value="25.8534333705902" calcext:value-type="float">
            <text:p>25.8534333706</text:p>
          </table:table-cell>
          <table:table-cell table:formula="of:=[.C518]/([.D519]-[.D518])" office:value-type="float" office:value="5455.22253143978" calcext:value-type="float">
            <text:p>5455.222531439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642819.68541" calcext:value-type="float">
            <text:p>1455642819.68541</text:p>
          </table:table-cell>
          <table:table-cell office:value-type="float" office:value="272" calcext:value-type="float">
            <text:p>272</text:p>
          </table:table-cell>
          <table:table-cell table:formula="of:=[.B520]-[.B$2]" office:value-type="float" office:value="25.9028310775757" calcext:value-type="float">
            <text:p>25.9028310776</text:p>
          </table:table-cell>
          <table:table-cell table:formula="of:=[.C519]/([.D520]-[.D519])" office:value-type="float" office:value="5506.32846338367" calcext:value-type="float">
            <text:p>5506.328463383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642819.73215" calcext:value-type="float">
            <text:p>1455642819.73215</text:p>
          </table:table-cell>
          <table:table-cell office:value-type="float" office:value="272" calcext:value-type="float">
            <text:p>272</text:p>
          </table:table-cell>
          <table:table-cell table:formula="of:=[.B521]-[.B$2]" office:value-type="float" office:value="25.9495766162872" calcext:value-type="float">
            <text:p>25.9495766163</text:p>
          </table:table-cell>
          <table:table-cell table:formula="of:=[.C520]/([.D521]-[.D520])" office:value-type="float" office:value="5818.73709229082" calcext:value-type="float">
            <text:p>5818.73709229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642819.78254" calcext:value-type="float">
            <text:p>1455642819.78254</text:p>
          </table:table-cell>
          <table:table-cell office:value-type="float" office:value="280" calcext:value-type="float">
            <text:p>280</text:p>
          </table:table-cell>
          <table:table-cell table:formula="of:=[.B522]-[.B$2]" office:value-type="float" office:value="25.9999670982361" calcext:value-type="float">
            <text:p>25.9999670982</text:p>
          </table:table-cell>
          <table:table-cell table:formula="of:=[.C521]/([.D522]-[.D521])" office:value-type="float" office:value="5397.84478100618" calcext:value-type="float">
            <text:p>5397.844781006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642819.83156" calcext:value-type="float">
            <text:p>1455642819.83156</text:p>
          </table:table-cell>
          <table:table-cell office:value-type="float" office:value="280" calcext:value-type="float">
            <text:p>280</text:p>
          </table:table-cell>
          <table:table-cell table:formula="of:=[.B523]-[.B$2]" office:value-type="float" office:value="26.0489900112152" calcext:value-type="float">
            <text:p>26.0489900112</text:p>
          </table:table-cell>
          <table:table-cell table:formula="of:=[.C522]/([.D523]-[.D522])" office:value-type="float" office:value="5711.61489565552" calcext:value-type="float">
            <text:p>5711.614895655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642819.88235" calcext:value-type="float">
            <text:p>1455642819.88235</text:p>
          </table:table-cell>
          <table:table-cell office:value-type="float" office:value="280" calcext:value-type="float">
            <text:p>280</text:p>
          </table:table-cell>
          <table:table-cell table:formula="of:=[.B524]-[.B$2]" office:value-type="float" office:value="26.0997767448425" calcext:value-type="float">
            <text:p>26.0997767448</text:p>
          </table:table-cell>
          <table:table-cell table:formula="of:=[.C523]/([.D524]-[.D523])" office:value-type="float" office:value="5513.250803934" calcext:value-type="float">
            <text:p>5513.25080393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642819.93231" calcext:value-type="float">
            <text:p>1455642819.93231</text:p>
          </table:table-cell>
          <table:table-cell office:value-type="float" office:value="280" calcext:value-type="float">
            <text:p>280</text:p>
          </table:table-cell>
          <table:table-cell table:formula="of:=[.B525]-[.B$2]" office:value-type="float" office:value="26.1497390270233" calcext:value-type="float">
            <text:p>26.149739027</text:p>
          </table:table-cell>
          <table:table-cell table:formula="of:=[.C524]/([.D525]-[.D524])" office:value-type="float" office:value="5604.22758485758" calcext:value-type="float">
            <text:p>5604.227584857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642819.98384" calcext:value-type="float">
            <text:p>1455642819.98384</text:p>
          </table:table-cell>
          <table:table-cell office:value-type="float" office:value="280" calcext:value-type="float">
            <text:p>280</text:p>
          </table:table-cell>
          <table:table-cell table:formula="of:=[.B526]-[.B$2]" office:value-type="float" office:value="26.2012610435486" calcext:value-type="float">
            <text:p>26.2012610435</text:p>
          </table:table-cell>
          <table:table-cell table:formula="of:=[.C525]/([.D526]-[.D525])" office:value-type="float" office:value="5434.56989620498" calcext:value-type="float">
            <text:p>5434.5698962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642820.03527" calcext:value-type="float">
            <text:p>1455642820.03527</text:p>
          </table:table-cell>
          <table:table-cell office:value-type="float" office:value="280" calcext:value-type="float">
            <text:p>280</text:p>
          </table:table-cell>
          <table:table-cell table:formula="of:=[.B527]-[.B$2]" office:value-type="float" office:value="26.2526915073395" calcext:value-type="float">
            <text:p>26.2526915073</text:p>
          </table:table-cell>
          <table:table-cell table:formula="of:=[.C526]/([.D527]-[.D526])" office:value-type="float" office:value="5444.24411839696" calcext:value-type="float">
            <text:p>5444.24411839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642820.0862" calcext:value-type="float">
            <text:p>1455642820.0862</text:p>
          </table:table-cell>
          <table:table-cell office:value-type="float" office:value="288" calcext:value-type="float">
            <text:p>288</text:p>
          </table:table-cell>
          <table:table-cell table:formula="of:=[.B528]-[.B$2]" office:value-type="float" office:value="26.3036234378815" calcext:value-type="float">
            <text:p>26.3036234379</text:p>
          </table:table-cell>
          <table:table-cell table:formula="of:=[.C527]/([.D528]-[.D527])" office:value-type="float" office:value="5497.53361045575" calcext:value-type="float">
            <text:p>5497.533610455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642820.13609" calcext:value-type="float">
            <text:p>1455642820.13609</text:p>
          </table:table-cell>
          <table:table-cell office:value-type="float" office:value="288" calcext:value-type="float">
            <text:p>288</text:p>
          </table:table-cell>
          <table:table-cell table:formula="of:=[.B529]-[.B$2]" office:value-type="float" office:value="26.3535115718842" calcext:value-type="float">
            <text:p>26.3535115719</text:p>
          </table:table-cell>
          <table:table-cell table:formula="of:=[.C528]/([.D529]-[.D528])" office:value-type="float" office:value="5772.91585980138" calcext:value-type="float">
            <text:p>5772.91585980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642820.18577" calcext:value-type="float">
            <text:p>1455642820.18577</text:p>
          </table:table-cell>
          <table:table-cell office:value-type="float" office:value="288" calcext:value-type="float">
            <text:p>288</text:p>
          </table:table-cell>
          <table:table-cell table:formula="of:=[.B530]-[.B$2]" office:value-type="float" office:value="26.4031999111176" calcext:value-type="float">
            <text:p>26.4031999111</text:p>
          </table:table-cell>
          <table:table-cell table:formula="of:=[.C529]/([.D530]-[.D529])" office:value-type="float" office:value="5796.12851713946" calcext:value-type="float">
            <text:p>5796.128517139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642820.23557" calcext:value-type="float">
            <text:p>1455642820.23557</text:p>
          </table:table-cell>
          <table:table-cell office:value-type="float" office:value="288" calcext:value-type="float">
            <text:p>288</text:p>
          </table:table-cell>
          <table:table-cell table:formula="of:=[.B531]-[.B$2]" office:value-type="float" office:value="26.4529993534088" calcext:value-type="float">
            <text:p>26.4529993534</text:p>
          </table:table-cell>
          <table:table-cell table:formula="of:=[.C530]/([.D531]-[.D530])" office:value-type="float" office:value="5783.19729597748" calcext:value-type="float">
            <text:p>5783.19729597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642820.28495" calcext:value-type="float">
            <text:p>1455642820.28495</text:p>
          </table:table-cell>
          <table:table-cell office:value-type="float" office:value="288" calcext:value-type="float">
            <text:p>288</text:p>
          </table:table-cell>
          <table:table-cell table:formula="of:=[.B532]-[.B$2]" office:value-type="float" office:value="26.5023777484894" calcext:value-type="float">
            <text:p>26.5023777485</text:p>
          </table:table-cell>
          <table:table-cell table:formula="of:=[.C531]/([.D532]-[.D531])" office:value-type="float" office:value="5832.51034243004" calcext:value-type="float">
            <text:p>5832.5103424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642820.3315" calcext:value-type="float">
            <text:p>1455642820.3315</text:p>
          </table:table-cell>
          <table:table-cell office:value-type="float" office:value="288" calcext:value-type="float">
            <text:p>288</text:p>
          </table:table-cell>
          <table:table-cell table:formula="of:=[.B533]-[.B$2]" office:value-type="float" office:value="26.5489263534546" calcext:value-type="float">
            <text:p>26.5489263535</text:p>
          </table:table-cell>
          <table:table-cell table:formula="of:=[.C532]/([.D533]-[.D532])" office:value-type="float" office:value="6187.08122864796" calcext:value-type="float">
            <text:p>6187.0812286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642820.38245" calcext:value-type="float">
            <text:p>1455642820.38245</text:p>
          </table:table-cell>
          <table:table-cell office:value-type="float" office:value="288" calcext:value-type="float">
            <text:p>288</text:p>
          </table:table-cell>
          <table:table-cell table:formula="of:=[.B534]-[.B$2]" office:value-type="float" office:value="26.5998713970184" calcext:value-type="float">
            <text:p>26.599871397</text:p>
          </table:table-cell>
          <table:table-cell table:formula="of:=[.C533]/([.D534]-[.D533])" office:value-type="float" office:value="5653.15052953262" calcext:value-type="float">
            <text:p>5653.15052953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642820.43206" calcext:value-type="float">
            <text:p>1455642820.43206</text:p>
          </table:table-cell>
          <table:table-cell office:value-type="float" office:value="296" calcext:value-type="float">
            <text:p>296</text:p>
          </table:table-cell>
          <table:table-cell table:formula="of:=[.B535]-[.B$2]" office:value-type="float" office:value="26.6494829654694" calcext:value-type="float">
            <text:p>26.6494829655</text:p>
          </table:table-cell>
          <table:table-cell table:formula="of:=[.C534]/([.D535]-[.D534])" office:value-type="float" office:value="5805.09766154379" calcext:value-type="float">
            <text:p>5805.097661543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642820.48226" calcext:value-type="float">
            <text:p>1455642820.48226</text:p>
          </table:table-cell>
          <table:table-cell office:value-type="float" office:value="296" calcext:value-type="float">
            <text:p>296</text:p>
          </table:table-cell>
          <table:table-cell table:formula="of:=[.B536]-[.B$2]" office:value-type="float" office:value="26.6996896266937" calcext:value-type="float">
            <text:p>26.6996896267</text:p>
          </table:table-cell>
          <table:table-cell table:formula="of:=[.C535]/([.D536]-[.D535])" office:value-type="float" office:value="5895.63202932824" calcext:value-type="float">
            <text:p>5895.632029328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642820.532" calcext:value-type="float">
            <text:p>1455642820.532</text:p>
          </table:table-cell>
          <table:table-cell office:value-type="float" office:value="296" calcext:value-type="float">
            <text:p>296</text:p>
          </table:table-cell>
          <table:table-cell table:formula="of:=[.B537]-[.B$2]" office:value-type="float" office:value="26.7494258880615" calcext:value-type="float">
            <text:p>26.7494258881</text:p>
          </table:table-cell>
          <table:table-cell table:formula="of:=[.C536]/([.D537]-[.D536])" office:value-type="float" office:value="5951.39224098673" calcext:value-type="float">
            <text:p>5951.392240986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642820.58177" calcext:value-type="float">
            <text:p>1455642820.58177</text:p>
          </table:table-cell>
          <table:table-cell office:value-type="float" office:value="296" calcext:value-type="float">
            <text:p>296</text:p>
          </table:table-cell>
          <table:table-cell table:formula="of:=[.B538]-[.B$2]" office:value-type="float" office:value="26.799197435379" calcext:value-type="float">
            <text:p>26.7991974354</text:p>
          </table:table-cell>
          <table:table-cell table:formula="of:=[.C537]/([.D538]-[.D537])" office:value-type="float" office:value="5947.17295228424" calcext:value-type="float">
            <text:p>5947.17295228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642820.63177" calcext:value-type="float">
            <text:p>1455642820.63177</text:p>
          </table:table-cell>
          <table:table-cell office:value-type="float" office:value="296" calcext:value-type="float">
            <text:p>296</text:p>
          </table:table-cell>
          <table:table-cell table:formula="of:=[.B539]-[.B$2]" office:value-type="float" office:value="26.8491983413696" calcext:value-type="float">
            <text:p>26.8491983414</text:p>
          </table:table-cell>
          <table:table-cell table:formula="of:=[.C538]/([.D539]-[.D538])" office:value-type="float" office:value="5919.89273265656" calcext:value-type="float">
            <text:p>5919.892732656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642820.68251" calcext:value-type="float">
            <text:p>1455642820.68251</text:p>
          </table:table-cell>
          <table:table-cell office:value-type="float" office:value="296" calcext:value-type="float">
            <text:p>296</text:p>
          </table:table-cell>
          <table:table-cell table:formula="of:=[.B540]-[.B$2]" office:value-type="float" office:value="26.8999359607697" calcext:value-type="float">
            <text:p>26.8999359608</text:p>
          </table:table-cell>
          <table:table-cell table:formula="of:=[.C539]/([.D540]-[.D539])" office:value-type="float" office:value="5833.93551964438" calcext:value-type="float">
            <text:p>5833.93551964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642820.7369" calcext:value-type="float">
            <text:p>1455642820.7369</text:p>
          </table:table-cell>
          <table:table-cell office:value-type="float" office:value="296" calcext:value-type="float">
            <text:p>296</text:p>
          </table:table-cell>
          <table:table-cell table:formula="of:=[.B541]-[.B$2]" office:value-type="float" office:value="26.9543266296387" calcext:value-type="float">
            <text:p>26.9543266296</text:p>
          </table:table-cell>
          <table:table-cell table:formula="of:=[.C540]/([.D541]-[.D540])" office:value-type="float" office:value="5442.10994560143" calcext:value-type="float">
            <text:p>5442.10994560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642820.78241" calcext:value-type="float">
            <text:p>1455642820.78241</text:p>
          </table:table-cell>
          <table:table-cell office:value-type="float" office:value="296" calcext:value-type="float">
            <text:p>296</text:p>
          </table:table-cell>
          <table:table-cell table:formula="of:=[.B542]-[.B$2]" office:value-type="float" office:value="26.9998373985291" calcext:value-type="float">
            <text:p>26.9998373985</text:p>
          </table:table-cell>
          <table:table-cell table:formula="of:=[.C541]/([.D542]-[.D541])" office:value-type="float" office:value="6503.95515648083" calcext:value-type="float">
            <text:p>6503.95515648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642820.83227" calcext:value-type="float">
            <text:p>1455642820.83227</text:p>
          </table:table-cell>
          <table:table-cell office:value-type="float" office:value="296" calcext:value-type="float">
            <text:p>296</text:p>
          </table:table-cell>
          <table:table-cell table:formula="of:=[.B543]-[.B$2]" office:value-type="float" office:value="27.049699306488" calcext:value-type="float">
            <text:p>27.0496993065</text:p>
          </table:table-cell>
          <table:table-cell table:formula="of:=[.C542]/([.D543]-[.D542])" office:value-type="float" office:value="5936.39537908347" calcext:value-type="float">
            <text:p>5936.395379083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642820.88656" calcext:value-type="float">
            <text:p>1455642820.88656</text:p>
          </table:table-cell>
          <table:table-cell office:value-type="float" office:value="296" calcext:value-type="float">
            <text:p>296</text:p>
          </table:table-cell>
          <table:table-cell table:formula="of:=[.B544]-[.B$2]" office:value-type="float" office:value="27.1039805412292" calcext:value-type="float">
            <text:p>27.1039805412</text:p>
          </table:table-cell>
          <table:table-cell table:formula="of:=[.C543]/([.D544]-[.D543])" office:value-type="float" office:value="5453.08155592256" calcext:value-type="float">
            <text:p>5453.081555922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642820.93254" calcext:value-type="float">
            <text:p>1455642820.93254</text:p>
          </table:table-cell>
          <table:table-cell office:value-type="float" office:value="296" calcext:value-type="float">
            <text:p>296</text:p>
          </table:table-cell>
          <table:table-cell table:formula="of:=[.B545]-[.B$2]" office:value-type="float" office:value="27.1499645709991" calcext:value-type="float">
            <text:p>27.149964571</text:p>
          </table:table-cell>
          <table:table-cell table:formula="of:=[.C544]/([.D545]-[.D544])" office:value-type="float" office:value="6437.01740541606" calcext:value-type="float">
            <text:p>6437.017405416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642820.98213" calcext:value-type="float">
            <text:p>1455642820.98213</text:p>
          </table:table-cell>
          <table:table-cell office:value-type="float" office:value="296" calcext:value-type="float">
            <text:p>296</text:p>
          </table:table-cell>
          <table:table-cell table:formula="of:=[.B546]-[.B$2]" office:value-type="float" office:value="27.199559211731" calcext:value-type="float">
            <text:p>27.1995592117</text:p>
          </table:table-cell>
          <table:table-cell table:formula="of:=[.C545]/([.D546]-[.D545])" office:value-type="float" office:value="5968.3868182583" calcext:value-type="float">
            <text:p>5968.38681825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642821.03239" calcext:value-type="float">
            <text:p>1455642821.03239</text:p>
          </table:table-cell>
          <table:table-cell office:value-type="float" office:value="296" calcext:value-type="float">
            <text:p>296</text:p>
          </table:table-cell>
          <table:table-cell table:formula="of:=[.B547]-[.B$2]" office:value-type="float" office:value="27.2498202323914" calcext:value-type="float">
            <text:p>27.2498202324</text:p>
          </table:table-cell>
          <table:table-cell table:formula="of:=[.C546]/([.D547]-[.D546])" office:value-type="float" office:value="5889.25565200892" calcext:value-type="float">
            <text:p>5889.255652008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642821.08618" calcext:value-type="float">
            <text:p>1455642821.08618</text:p>
          </table:table-cell>
          <table:table-cell office:value-type="float" office:value="296" calcext:value-type="float">
            <text:p>296</text:p>
          </table:table-cell>
          <table:table-cell table:formula="of:=[.B548]-[.B$2]" office:value-type="float" office:value="27.3036029338837" calcext:value-type="float">
            <text:p>27.3036029339</text:p>
          </table:table-cell>
          <table:table-cell table:formula="of:=[.C547]/([.D548]-[.D547])" office:value-type="float" office:value="5503.62833749296" calcext:value-type="float">
            <text:p>5503.62833749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642821.13576" calcext:value-type="float">
            <text:p>1455642821.13576</text:p>
          </table:table-cell>
          <table:table-cell office:value-type="float" office:value="296" calcext:value-type="float">
            <text:p>296</text:p>
          </table:table-cell>
          <table:table-cell table:formula="of:=[.B549]-[.B$2]" office:value-type="float" office:value="27.3531892299652" calcext:value-type="float">
            <text:p>27.35318923</text:p>
          </table:table-cell>
          <table:table-cell table:formula="of:=[.C548]/([.D549]-[.D548])" office:value-type="float" office:value="5969.39121069334" calcext:value-type="float">
            <text:p>5969.39121069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642821.18568" calcext:value-type="float">
            <text:p>1455642821.18568</text:p>
          </table:table-cell>
          <table:table-cell office:value-type="float" office:value="296" calcext:value-type="float">
            <text:p>296</text:p>
          </table:table-cell>
          <table:table-cell table:formula="of:=[.B550]-[.B$2]" office:value-type="float" office:value="27.4031074047089" calcext:value-type="float">
            <text:p>27.4031074047</text:p>
          </table:table-cell>
          <table:table-cell table:formula="of:=[.C549]/([.D550]-[.D549])" office:value-type="float" office:value="5929.70399098256" calcext:value-type="float">
            <text:p>5929.70399098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642821.23596" calcext:value-type="float">
            <text:p>1455642821.23596</text:p>
          </table:table-cell>
          <table:table-cell office:value-type="float" office:value="296" calcext:value-type="float">
            <text:p>296</text:p>
          </table:table-cell>
          <table:table-cell table:formula="of:=[.B551]-[.B$2]" office:value-type="float" office:value="27.4533820152283" calcext:value-type="float">
            <text:p>27.4533820152</text:p>
          </table:table-cell>
          <table:table-cell table:formula="of:=[.C550]/([.D551]-[.D550])" office:value-type="float" office:value="5887.66371219774" calcext:value-type="float">
            <text:p>5887.663712197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642821.28427" calcext:value-type="float">
            <text:p>1455642821.28427</text:p>
          </table:table-cell>
          <table:table-cell office:value-type="float" office:value="296" calcext:value-type="float">
            <text:p>296</text:p>
          </table:table-cell>
          <table:table-cell table:formula="of:=[.B552]-[.B$2]" office:value-type="float" office:value="27.5016968250275" calcext:value-type="float">
            <text:p>27.501696825</text:p>
          </table:table-cell>
          <table:table-cell table:formula="of:=[.C551]/([.D552]-[.D551])" office:value-type="float" office:value="6126.48587938632" calcext:value-type="float">
            <text:p>6126.485879386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642821.33208" calcext:value-type="float">
            <text:p>1455642821.33208</text:p>
          </table:table-cell>
          <table:table-cell office:value-type="float" office:value="296" calcext:value-type="float">
            <text:p>296</text:p>
          </table:table-cell>
          <table:table-cell table:formula="of:=[.B553]-[.B$2]" office:value-type="float" office:value="27.5495076179504" calcext:value-type="float">
            <text:p>27.549507618</text:p>
          </table:table-cell>
          <table:table-cell table:formula="of:=[.C552]/([.D553]-[.D552])" office:value-type="float" office:value="6191.07071654042" calcext:value-type="float">
            <text:p>6191.07071654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642821.38196" calcext:value-type="float">
            <text:p>1455642821.38196</text:p>
          </table:table-cell>
          <table:table-cell office:value-type="float" office:value="296" calcext:value-type="float">
            <text:p>296</text:p>
          </table:table-cell>
          <table:table-cell table:formula="of:=[.B554]-[.B$2]" office:value-type="float" office:value="27.5993847846985" calcext:value-type="float">
            <text:p>27.5993847847</text:p>
          </table:table-cell>
          <table:table-cell table:formula="of:=[.C553]/([.D554]-[.D553])" office:value-type="float" office:value="5934.57927342256" calcext:value-type="float">
            <text:p>5934.57927342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642821.43164" calcext:value-type="float">
            <text:p>1455642821.43164</text:p>
          </table:table-cell>
          <table:table-cell office:value-type="float" office:value="296" calcext:value-type="float">
            <text:p>296</text:p>
          </table:table-cell>
          <table:table-cell table:formula="of:=[.B555]-[.B$2]" office:value-type="float" office:value="27.6490683555603" calcext:value-type="float">
            <text:p>27.6490683556</text:p>
          </table:table-cell>
          <table:table-cell table:formula="of:=[.C554]/([.D555]-[.D554])" office:value-type="float" office:value="5957.70382171718" calcext:value-type="float">
            <text:p>5957.703821717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642821.48253" calcext:value-type="float">
            <text:p>1455642821.48253</text:p>
          </table:table-cell>
          <table:table-cell office:value-type="float" office:value="296" calcext:value-type="float">
            <text:p>296</text:p>
          </table:table-cell>
          <table:table-cell table:formula="of:=[.B556]-[.B$2]" office:value-type="float" office:value="27.6999559402466" calcext:value-type="float">
            <text:p>27.6999559402</text:p>
          </table:table-cell>
          <table:table-cell table:formula="of:=[.C555]/([.D556]-[.D555])" office:value-type="float" office:value="5816.74296048501" calcext:value-type="float">
            <text:p>5816.74296048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642821.53241" calcext:value-type="float">
            <text:p>1455642821.53241</text:p>
          </table:table-cell>
          <table:table-cell office:value-type="float" office:value="296" calcext:value-type="float">
            <text:p>296</text:p>
          </table:table-cell>
          <table:table-cell table:formula="of:=[.B557]-[.B$2]" office:value-type="float" office:value="27.7498364448547" calcext:value-type="float">
            <text:p>27.7498364449</text:p>
          </table:table-cell>
          <table:table-cell table:formula="of:=[.C556]/([.D557]-[.D556])" office:value-type="float" office:value="5934.18214842219" calcext:value-type="float">
            <text:p>5934.18214842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642821.58192" calcext:value-type="float">
            <text:p>1455642821.58192</text:p>
          </table:table-cell>
          <table:table-cell office:value-type="float" office:value="296" calcext:value-type="float">
            <text:p>296</text:p>
          </table:table-cell>
          <table:table-cell table:formula="of:=[.B558]-[.B$2]" office:value-type="float" office:value="27.7993409633636" calcext:value-type="float">
            <text:p>27.7993409634</text:p>
          </table:table-cell>
          <table:table-cell table:formula="of:=[.C557]/([.D558]-[.D557])" office:value-type="float" office:value="5979.25217567197" calcext:value-type="float">
            <text:p>5979.25217567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642821.63185" calcext:value-type="float">
            <text:p>1455642821.63185</text:p>
          </table:table-cell>
          <table:table-cell office:value-type="float" office:value="296" calcext:value-type="float">
            <text:p>296</text:p>
          </table:table-cell>
          <table:table-cell table:formula="of:=[.B559]-[.B$2]" office:value-type="float" office:value="27.8492767810822" calcext:value-type="float">
            <text:p>27.8492767811</text:p>
          </table:table-cell>
          <table:table-cell table:formula="of:=[.C558]/([.D559]-[.D558])" office:value-type="float" office:value="5927.60894932345" calcext:value-type="float">
            <text:p>5927.60894932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642821.68256" calcext:value-type="float">
            <text:p>1455642821.68256</text:p>
          </table:table-cell>
          <table:table-cell office:value-type="float" office:value="296" calcext:value-type="float">
            <text:p>296</text:p>
          </table:table-cell>
          <table:table-cell table:formula="of:=[.B560]-[.B$2]" office:value-type="float" office:value="27.8999888896942" calcext:value-type="float">
            <text:p>27.8999888897</text:p>
          </table:table-cell>
          <table:table-cell table:formula="of:=[.C559]/([.D560]-[.D559])" office:value-type="float" office:value="5836.87028800858" calcext:value-type="float">
            <text:p>5836.87028800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642821.73199" calcext:value-type="float">
            <text:p>1455642821.73199</text:p>
          </table:table-cell>
          <table:table-cell office:value-type="float" office:value="296" calcext:value-type="float">
            <text:p>296</text:p>
          </table:table-cell>
          <table:table-cell table:formula="of:=[.B561]-[.B$2]" office:value-type="float" office:value="27.9494180679321" calcext:value-type="float">
            <text:p>27.9494180679</text:p>
          </table:table-cell>
          <table:table-cell table:formula="of:=[.C560]/([.D561]-[.D560])" office:value-type="float" office:value="5988.36579024797" calcext:value-type="float">
            <text:p>5988.3657902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642821.78226" calcext:value-type="float">
            <text:p>1455642821.78226</text:p>
          </table:table-cell>
          <table:table-cell office:value-type="float" office:value="296" calcext:value-type="float">
            <text:p>296</text:p>
          </table:table-cell>
          <table:table-cell table:formula="of:=[.B562]-[.B$2]" office:value-type="float" office:value="27.9996898174286" calcext:value-type="float">
            <text:p>27.9996898174</text:p>
          </table:table-cell>
          <table:table-cell table:formula="of:=[.C561]/([.D562]-[.D561])" office:value-type="float" office:value="5887.99878589552" calcext:value-type="float">
            <text:p>5887.99878589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642821.83325" calcext:value-type="float">
            <text:p>1455642821.83325</text:p>
          </table:table-cell>
          <table:table-cell office:value-type="float" office:value="296" calcext:value-type="float">
            <text:p>296</text:p>
          </table:table-cell>
          <table:table-cell table:formula="of:=[.B563]-[.B$2]" office:value-type="float" office:value="28.0506792068481" calcext:value-type="float">
            <text:p>28.0506792068</text:p>
          </table:table-cell>
          <table:table-cell table:formula="of:=[.C562]/([.D563]-[.D562])" office:value-type="float" office:value="5805.12932924976" calcext:value-type="float">
            <text:p>5805.129329249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642821.88187" calcext:value-type="float">
            <text:p>1455642821.88187</text:p>
          </table:table-cell>
          <table:table-cell office:value-type="float" office:value="296" calcext:value-type="float">
            <text:p>296</text:p>
          </table:table-cell>
          <table:table-cell table:formula="of:=[.B564]-[.B$2]" office:value-type="float" office:value="28.0992922782898" calcext:value-type="float">
            <text:p>28.0992922783</text:p>
          </table:table-cell>
          <table:table-cell table:formula="of:=[.C563]/([.D564]-[.D563])" office:value-type="float" office:value="6088.8973114008" calcext:value-type="float">
            <text:p>6088.89731140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642821.93191" calcext:value-type="float">
            <text:p>1455642821.93191</text:p>
          </table:table-cell>
          <table:table-cell office:value-type="float" office:value="296" calcext:value-type="float">
            <text:p>296</text:p>
          </table:table-cell>
          <table:table-cell table:formula="of:=[.B565]-[.B$2]" office:value-type="float" office:value="28.1493382453918" calcext:value-type="float">
            <text:p>28.1493382454</text:p>
          </table:table-cell>
          <table:table-cell table:formula="of:=[.C564]/([.D565]-[.D564])" office:value-type="float" office:value="5914.56249404501" calcext:value-type="float">
            <text:p>5914.5624940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642821.98209" calcext:value-type="float">
            <text:p>1455642821.98209</text:p>
          </table:table-cell>
          <table:table-cell office:value-type="float" office:value="296" calcext:value-type="float">
            <text:p>296</text:p>
          </table:table-cell>
          <table:table-cell table:formula="of:=[.B566]-[.B$2]" office:value-type="float" office:value="28.1995148658752" calcext:value-type="float">
            <text:p>28.1995148659</text:p>
          </table:table-cell>
          <table:table-cell table:formula="of:=[.C565]/([.D566]-[.D565])" office:value-type="float" office:value="5899.1617440225" calcext:value-type="float">
            <text:p>5899.16174402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642822.03161" calcext:value-type="float">
            <text:p>1455642822.03161</text:p>
          </table:table-cell>
          <table:table-cell office:value-type="float" office:value="296" calcext:value-type="float">
            <text:p>296</text:p>
          </table:table-cell>
          <table:table-cell table:formula="of:=[.B567]-[.B$2]" office:value-type="float" office:value="28.249032497406" calcext:value-type="float">
            <text:p>28.2490324974</text:p>
          </table:table-cell>
          <table:table-cell table:formula="of:=[.C566]/([.D567]-[.D566])" office:value-type="float" office:value="5977.66877876856" calcext:value-type="float">
            <text:p>5977.66877876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642822.08626" calcext:value-type="float">
            <text:p>1455642822.08626</text:p>
          </table:table-cell>
          <table:table-cell office:value-type="float" office:value="296" calcext:value-type="float">
            <text:p>296</text:p>
          </table:table-cell>
          <table:table-cell table:formula="of:=[.B568]-[.B$2]" office:value-type="float" office:value="28.3036806583405" calcext:value-type="float">
            <text:p>28.3036806583</text:p>
          </table:table-cell>
          <table:table-cell table:formula="of:=[.C567]/([.D568]-[.D567])" office:value-type="float" office:value="5416.46772624351" calcext:value-type="float">
            <text:p>5416.467726243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642822.13598" calcext:value-type="float">
            <text:p>1455642822.13598</text:p>
          </table:table-cell>
          <table:table-cell office:value-type="float" office:value="288" calcext:value-type="float">
            <text:p>288</text:p>
          </table:table-cell>
          <table:table-cell table:formula="of:=[.B569]-[.B$2]" office:value-type="float" office:value="28.3534014225006" calcext:value-type="float">
            <text:p>28.3534014225</text:p>
          </table:table-cell>
          <table:table-cell table:formula="of:=[.C568]/([.D569]-[.D568])" office:value-type="float" office:value="5953.24719963173" calcext:value-type="float">
            <text:p>5953.24719963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642822.18616" calcext:value-type="float">
            <text:p>1455642822.18616</text:p>
          </table:table-cell>
          <table:table-cell office:value-type="float" office:value="288" calcext:value-type="float">
            <text:p>288</text:p>
          </table:table-cell>
          <table:table-cell table:formula="of:=[.B570]-[.B$2]" office:value-type="float" office:value="28.4035868644714" calcext:value-type="float">
            <text:p>28.4035868645</text:p>
          </table:table-cell>
          <table:table-cell table:formula="of:=[.C569]/([.D570]-[.D569])" office:value-type="float" office:value="5738.71602381077" calcext:value-type="float">
            <text:p>5738.716023810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642822.2354" calcext:value-type="float">
            <text:p>1455642822.2354</text:p>
          </table:table-cell>
          <table:table-cell office:value-type="float" office:value="288" calcext:value-type="float">
            <text:p>288</text:p>
          </table:table-cell>
          <table:table-cell table:formula="of:=[.B571]-[.B$2]" office:value-type="float" office:value="28.4528253078461" calcext:value-type="float">
            <text:p>28.4528253078</text:p>
          </table:table-cell>
          <table:table-cell table:formula="of:=[.C570]/([.D571]-[.D570])" office:value-type="float" office:value="5849.08823800001" calcext:value-type="float">
            <text:p>5849.0882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642822.28538" calcext:value-type="float">
            <text:p>1455642822.28538</text:p>
          </table:table-cell>
          <table:table-cell office:value-type="float" office:value="288" calcext:value-type="float">
            <text:p>288</text:p>
          </table:table-cell>
          <table:table-cell table:formula="of:=[.B572]-[.B$2]" office:value-type="float" office:value="28.5028095245361" calcext:value-type="float">
            <text:p>28.5028095245</text:p>
          </table:table-cell>
          <table:table-cell table:formula="of:=[.C571]/([.D572]-[.D571])" office:value-type="float" office:value="5761.81881144198" calcext:value-type="float">
            <text:p>5761.81881144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642822.33606" calcext:value-type="float">
            <text:p>1455642822.33606</text:p>
          </table:table-cell>
          <table:table-cell office:value-type="float" office:value="288" calcext:value-type="float">
            <text:p>288</text:p>
          </table:table-cell>
          <table:table-cell table:formula="of:=[.B573]-[.B$2]" office:value-type="float" office:value="28.5534870624542" calcext:value-type="float">
            <text:p>28.5534870625</text:p>
          </table:table-cell>
          <table:table-cell table:formula="of:=[.C572]/([.D573]-[.D572])" office:value-type="float" office:value="5682.99116001825" calcext:value-type="float">
            <text:p>5682.991160018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642822.38595" calcext:value-type="float">
            <text:p>1455642822.38595</text:p>
          </table:table-cell>
          <table:table-cell office:value-type="float" office:value="288" calcext:value-type="float">
            <text:p>288</text:p>
          </table:table-cell>
          <table:table-cell table:formula="of:=[.B574]-[.B$2]" office:value-type="float" office:value="28.6033706665039" calcext:value-type="float">
            <text:p>28.6033706665</text:p>
          </table:table-cell>
          <table:table-cell table:formula="of:=[.C573]/([.D574]-[.D573])" office:value-type="float" office:value="5773.440100943" calcext:value-type="float">
            <text:p>5773.4401009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642822.43579" calcext:value-type="float">
            <text:p>1455642822.43579</text:p>
          </table:table-cell>
          <table:table-cell office:value-type="float" office:value="288" calcext:value-type="float">
            <text:p>288</text:p>
          </table:table-cell>
          <table:table-cell table:formula="of:=[.B575]-[.B$2]" office:value-type="float" office:value="28.6532137393951" calcext:value-type="float">
            <text:p>28.6532137394</text:p>
          </table:table-cell>
          <table:table-cell table:formula="of:=[.C574]/([.D575]-[.D574])" office:value-type="float" office:value="5778.1349201414" calcext:value-type="float">
            <text:p>5778.13492014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642822.48542" calcext:value-type="float">
            <text:p>1455642822.48542</text:p>
          </table:table-cell>
          <table:table-cell office:value-type="float" office:value="280" calcext:value-type="float">
            <text:p>280</text:p>
          </table:table-cell>
          <table:table-cell table:formula="of:=[.B576]-[.B$2]" office:value-type="float" office:value="28.7028479576111" calcext:value-type="float">
            <text:p>28.7028479576</text:p>
          </table:table-cell>
          <table:table-cell table:formula="of:=[.C575]/([.D576]-[.D575])" office:value-type="float" office:value="5802.44860001633" calcext:value-type="float">
            <text:p>5802.44860001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642822.53549" calcext:value-type="float">
            <text:p>1455642822.53549</text:p>
          </table:table-cell>
          <table:table-cell office:value-type="float" office:value="280" calcext:value-type="float">
            <text:p>280</text:p>
          </table:table-cell>
          <table:table-cell table:formula="of:=[.B577]-[.B$2]" office:value-type="float" office:value="28.7529110908508" calcext:value-type="float">
            <text:p>28.7529110909</text:p>
          </table:table-cell>
          <table:table-cell table:formula="of:=[.C576]/([.D577]-[.D576])" office:value-type="float" office:value="5592.93799409468" calcext:value-type="float">
            <text:p>5592.93799409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642822.58489" calcext:value-type="float">
            <text:p>1455642822.58489</text:p>
          </table:table-cell>
          <table:table-cell office:value-type="float" office:value="280" calcext:value-type="float">
            <text:p>280</text:p>
          </table:table-cell>
          <table:table-cell table:formula="of:=[.B578]-[.B$2]" office:value-type="float" office:value="28.8023154735565" calcext:value-type="float">
            <text:p>28.8023154736</text:p>
          </table:table-cell>
          <table:table-cell table:formula="of:=[.C577]/([.D578]-[.D577])" office:value-type="float" office:value="5667.51337969375" calcext:value-type="float">
            <text:p>5667.51337969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642822.6321" calcext:value-type="float">
            <text:p>1455642822.6321</text:p>
          </table:table-cell>
          <table:table-cell office:value-type="float" office:value="280" calcext:value-type="float">
            <text:p>280</text:p>
          </table:table-cell>
          <table:table-cell table:formula="of:=[.B579]-[.B$2]" office:value-type="float" office:value="28.8495252132416" calcext:value-type="float">
            <text:p>28.8495252132</text:p>
          </table:table-cell>
          <table:table-cell table:formula="of:=[.C578]/([.D579]-[.D578])" office:value-type="float" office:value="5930.97953659374" calcext:value-type="float">
            <text:p>5930.97953659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642822.68216" calcext:value-type="float">
            <text:p>1455642822.68216</text:p>
          </table:table-cell>
          <table:table-cell office:value-type="float" office:value="280" calcext:value-type="float">
            <text:p>280</text:p>
          </table:table-cell>
          <table:table-cell table:formula="of:=[.B580]-[.B$2]" office:value-type="float" office:value="28.8995821475983" calcext:value-type="float">
            <text:p>28.8995821476</text:p>
          </table:table-cell>
          <table:table-cell table:formula="of:=[.C579]/([.D580]-[.D579])" office:value-type="float" office:value="5593.63060479915" calcext:value-type="float">
            <text:p>5593.630604799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642822.73378" calcext:value-type="float">
            <text:p>1455642822.73378</text:p>
          </table:table-cell>
          <table:table-cell office:value-type="float" office:value="280" calcext:value-type="float">
            <text:p>280</text:p>
          </table:table-cell>
          <table:table-cell table:formula="of:=[.B581]-[.B$2]" office:value-type="float" office:value="28.951201915741" calcext:value-type="float">
            <text:p>28.9512019157</text:p>
          </table:table-cell>
          <table:table-cell table:formula="of:=[.C580]/([.D581]-[.D580])" office:value-type="float" office:value="5424.27852883714" calcext:value-type="float">
            <text:p>5424.278528837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642822.78255" calcext:value-type="float">
            <text:p>1455642822.78255</text:p>
          </table:table-cell>
          <table:table-cell office:value-type="float" office:value="272" calcext:value-type="float">
            <text:p>272</text:p>
          </table:table-cell>
          <table:table-cell table:formula="of:=[.B582]-[.B$2]" office:value-type="float" office:value="28.9999794960022" calcext:value-type="float">
            <text:p>28.999979496</text:p>
          </table:table-cell>
          <table:table-cell table:formula="of:=[.C581]/([.D582]-[.D581])" office:value-type="float" office:value="5740.3421510548" calcext:value-type="float">
            <text:p>5740.342151054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642822.83189" calcext:value-type="float">
            <text:p>1455642822.83189</text:p>
          </table:table-cell>
          <table:table-cell office:value-type="float" office:value="272" calcext:value-type="float">
            <text:p>272</text:p>
          </table:table-cell>
          <table:table-cell table:formula="of:=[.B583]-[.B$2]" office:value-type="float" office:value="29.0493123531342" calcext:value-type="float">
            <text:p>29.0493123531</text:p>
          </table:table-cell>
          <table:table-cell table:formula="of:=[.C582]/([.D583]-[.D582])" office:value-type="float" office:value="5513.56673448774" calcext:value-type="float">
            <text:p>5513.566734487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642822.88252" calcext:value-type="float">
            <text:p>1455642822.88252</text:p>
          </table:table-cell>
          <table:table-cell office:value-type="float" office:value="272" calcext:value-type="float">
            <text:p>272</text:p>
          </table:table-cell>
          <table:table-cell table:formula="of:=[.B584]-[.B$2]" office:value-type="float" office:value="29.0999441146851" calcext:value-type="float">
            <text:p>29.0999441147</text:p>
          </table:table-cell>
          <table:table-cell table:formula="of:=[.C583]/([.D584]-[.D583])" office:value-type="float" office:value="5372.1219975043" calcext:value-type="float">
            <text:p>5372.121997504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642822.93242" calcext:value-type="float">
            <text:p>1455642822.93242</text:p>
          </table:table-cell>
          <table:table-cell office:value-type="float" office:value="272" calcext:value-type="float">
            <text:p>272</text:p>
          </table:table-cell>
          <table:table-cell table:formula="of:=[.B585]-[.B$2]" office:value-type="float" office:value="29.1498415470123" calcext:value-type="float">
            <text:p>29.149841547</text:p>
          </table:table-cell>
          <table:table-cell table:formula="of:=[.C584]/([.D585]-[.D584])" office:value-type="float" office:value="5451.18230164608" calcext:value-type="float">
            <text:p>5451.182301646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642822.98238" calcext:value-type="float">
            <text:p>1455642822.98238</text:p>
          </table:table-cell>
          <table:table-cell office:value-type="float" office:value="272" calcext:value-type="float">
            <text:p>272</text:p>
          </table:table-cell>
          <table:table-cell table:formula="of:=[.B586]-[.B$2]" office:value-type="float" office:value="29.1998090744019" calcext:value-type="float">
            <text:p>29.1998090744</text:p>
          </table:table-cell>
          <table:table-cell table:formula="of:=[.C585]/([.D586]-[.D585])" office:value-type="float" office:value="5443.53531603834" calcext:value-type="float">
            <text:p>5443.53531603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642823.03588" calcext:value-type="float">
            <text:p>1455642823.03588</text:p>
          </table:table-cell>
          <table:table-cell office:value-type="float" office:value="264" calcext:value-type="float">
            <text:p>264</text:p>
          </table:table-cell>
          <table:table-cell table:formula="of:=[.B587]-[.B$2]" office:value-type="float" office:value="29.2533023357391" calcext:value-type="float">
            <text:p>29.2533023357</text:p>
          </table:table-cell>
          <table:table-cell table:formula="of:=[.C586]/([.D587]-[.D586])" office:value-type="float" office:value="5084.75260622106" calcext:value-type="float">
            <text:p>5084.75260622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642823.08559" calcext:value-type="float">
            <text:p>1455642823.08559</text:p>
          </table:table-cell>
          <table:table-cell office:value-type="float" office:value="264" calcext:value-type="float">
            <text:p>264</text:p>
          </table:table-cell>
          <table:table-cell table:formula="of:=[.B588]-[.B$2]" office:value-type="float" office:value="29.303019285202" calcext:value-type="float">
            <text:p>29.3030192852</text:p>
          </table:table-cell>
          <table:table-cell table:formula="of:=[.C587]/([.D588]-[.D587])" office:value-type="float" office:value="5310.06030844779" calcext:value-type="float">
            <text:p>5310.060308447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642823.13648" calcext:value-type="float">
            <text:p>1455642823.13648</text:p>
          </table:table-cell>
          <table:table-cell office:value-type="float" office:value="264" calcext:value-type="float">
            <text:p>264</text:p>
          </table:table-cell>
          <table:table-cell table:formula="of:=[.B589]-[.B$2]" office:value-type="float" office:value="29.3539087772369" calcext:value-type="float">
            <text:p>29.3539087772</text:p>
          </table:table-cell>
          <table:table-cell table:formula="of:=[.C588]/([.D589]-[.D588])" office:value-type="float" office:value="5187.7114398958" calcext:value-type="float">
            <text:p>5187.71143989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642823.18589" calcext:value-type="float">
            <text:p>1455642823.18589</text:p>
          </table:table-cell>
          <table:table-cell office:value-type="float" office:value="264" calcext:value-type="float">
            <text:p>264</text:p>
          </table:table-cell>
          <table:table-cell table:formula="of:=[.B590]-[.B$2]" office:value-type="float" office:value="29.4033155441284" calcext:value-type="float">
            <text:p>29.4033155441</text:p>
          </table:table-cell>
          <table:table-cell table:formula="of:=[.C589]/([.D590]-[.D589])" office:value-type="float" office:value="5343.39760745463" calcext:value-type="float">
            <text:p>5343.397607454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642823.23579" calcext:value-type="float">
            <text:p>1455642823.23579</text:p>
          </table:table-cell>
          <table:table-cell office:value-type="float" office:value="264" calcext:value-type="float">
            <text:p>264</text:p>
          </table:table-cell>
          <table:table-cell table:formula="of:=[.B591]-[.B$2]" office:value-type="float" office:value="29.4532201290131" calcext:value-type="float">
            <text:p>29.453220129</text:p>
          </table:table-cell>
          <table:table-cell table:formula="of:=[.C590]/([.D591]-[.D590])" office:value-type="float" office:value="5290.09510068557" calcext:value-type="float">
            <text:p>5290.095100685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642823.28614" calcext:value-type="float">
            <text:p>1455642823.28614</text:p>
          </table:table-cell>
          <table:table-cell office:value-type="float" office:value="256" calcext:value-type="float">
            <text:p>256</text:p>
          </table:table-cell>
          <table:table-cell table:formula="of:=[.B592]-[.B$2]" office:value-type="float" office:value="29.5035634040833" calcext:value-type="float">
            <text:p>29.5035634041</text:p>
          </table:table-cell>
          <table:table-cell table:formula="of:=[.C591]/([.D592]-[.D591])" office:value-type="float" office:value="5243.99732897635" calcext:value-type="float">
            <text:p>5243.99732897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642823.33572" calcext:value-type="float">
            <text:p>1455642823.33572</text:p>
          </table:table-cell>
          <table:table-cell office:value-type="float" office:value="256" calcext:value-type="float">
            <text:p>256</text:p>
          </table:table-cell>
          <table:table-cell table:formula="of:=[.B593]-[.B$2]" office:value-type="float" office:value="29.5531475543976" calcext:value-type="float">
            <text:p>29.5531475544</text:p>
          </table:table-cell>
          <table:table-cell table:formula="of:=[.C592]/([.D593]-[.D592])" office:value-type="float" office:value="5162.94014069269" calcext:value-type="float">
            <text:p>5162.94014069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642823.38538" calcext:value-type="float">
            <text:p>1455642823.38538</text:p>
          </table:table-cell>
          <table:table-cell office:value-type="float" office:value="256" calcext:value-type="float">
            <text:p>256</text:p>
          </table:table-cell>
          <table:table-cell table:formula="of:=[.B594]-[.B$2]" office:value-type="float" office:value="29.6028006076813" calcext:value-type="float">
            <text:p>29.6028006077</text:p>
          </table:table-cell>
          <table:table-cell table:formula="of:=[.C593]/([.D594]-[.D593])" office:value-type="float" office:value="5155.77558820705" calcext:value-type="float">
            <text:p>5155.775588207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642823.43571" calcext:value-type="float">
            <text:p>1455642823.43571</text:p>
          </table:table-cell>
          <table:table-cell office:value-type="float" office:value="256" calcext:value-type="float">
            <text:p>256</text:p>
          </table:table-cell>
          <table:table-cell table:formula="of:=[.B595]-[.B$2]" office:value-type="float" office:value="29.6531343460083" calcext:value-type="float">
            <text:p>29.653134346</text:p>
          </table:table-cell>
          <table:table-cell table:formula="of:=[.C594]/([.D595]-[.D594])" office:value-type="float" office:value="5086.05179167752" calcext:value-type="float">
            <text:p>5086.051791677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642823.48565" calcext:value-type="float">
            <text:p>1455642823.48565</text:p>
          </table:table-cell>
          <table:table-cell office:value-type="float" office:value="256" calcext:value-type="float">
            <text:p>256</text:p>
          </table:table-cell>
          <table:table-cell table:formula="of:=[.B596]-[.B$2]" office:value-type="float" office:value="29.7030735015869" calcext:value-type="float">
            <text:p>29.7030735016</text:p>
          </table:table-cell>
          <table:table-cell table:formula="of:=[.C595]/([.D596]-[.D595])" office:value-type="float" office:value="5126.23805977275" calcext:value-type="float">
            <text:p>5126.23805977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642823.53262" calcext:value-type="float">
            <text:p>1455642823.53262</text:p>
          </table:table-cell>
          <table:table-cell office:value-type="float" office:value="248" calcext:value-type="float">
            <text:p>248</text:p>
          </table:table-cell>
          <table:table-cell table:formula="of:=[.B597]-[.B$2]" office:value-type="float" office:value="29.7500479221344" calcext:value-type="float">
            <text:p>29.7500479221</text:p>
          </table:table-cell>
          <table:table-cell table:formula="of:=[.C596]/([.D597]-[.D596])" office:value-type="float" office:value="5449.77451592438" calcext:value-type="float">
            <text:p>5449.774515924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642823.58245" calcext:value-type="float">
            <text:p>1455642823.58245</text:p>
          </table:table-cell>
          <table:table-cell office:value-type="float" office:value="248" calcext:value-type="float">
            <text:p>248</text:p>
          </table:table-cell>
          <table:table-cell table:formula="of:=[.B598]-[.B$2]" office:value-type="float" office:value="29.799870967865" calcext:value-type="float">
            <text:p>29.7998709679</text:p>
          </table:table-cell>
          <table:table-cell table:formula="of:=[.C597]/([.D598]-[.D597])" office:value-type="float" office:value="4977.61620879252" calcext:value-type="float">
            <text:p>4977.616208792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642823.63237" calcext:value-type="float">
            <text:p>1455642823.63237</text:p>
          </table:table-cell>
          <table:table-cell office:value-type="float" office:value="248" calcext:value-type="float">
            <text:p>248</text:p>
          </table:table-cell>
          <table:table-cell table:formula="of:=[.B599]-[.B$2]" office:value-type="float" office:value="29.8497989177704" calcext:value-type="float">
            <text:p>29.8497989178</text:p>
          </table:table-cell>
          <table:table-cell table:formula="of:=[.C598]/([.D599]-[.D598])" office:value-type="float" office:value="4967.15768362041" calcext:value-type="float">
            <text:p>4967.157683620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642823.68205" calcext:value-type="float">
            <text:p>1455642823.68205</text:p>
          </table:table-cell>
          <table:table-cell office:value-type="float" office:value="248" calcext:value-type="float">
            <text:p>248</text:p>
          </table:table-cell>
          <table:table-cell table:formula="of:=[.B600]-[.B$2]" office:value-type="float" office:value="29.8994760513306" calcext:value-type="float">
            <text:p>29.8994760513</text:p>
          </table:table-cell>
          <table:table-cell table:formula="of:=[.C599]/([.D600]-[.D599])" office:value-type="float" office:value="4992.23651259113" calcext:value-type="float">
            <text:p>4992.23651259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642823.73199" calcext:value-type="float">
            <text:p>1455642823.73199</text:p>
          </table:table-cell>
          <table:table-cell office:value-type="float" office:value="248" calcext:value-type="float">
            <text:p>248</text:p>
          </table:table-cell>
          <table:table-cell table:formula="of:=[.B601]-[.B$2]" office:value-type="float" office:value="29.9494137763977" calcext:value-type="float">
            <text:p>29.9494137764</text:p>
          </table:table-cell>
          <table:table-cell table:formula="of:=[.C600]/([.D601]-[.D600])" office:value-type="float" office:value="4966.18537721886" calcext:value-type="float">
            <text:p>4966.18537721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642823.78159" calcext:value-type="float">
            <text:p>1455642823.78159</text:p>
          </table:table-cell>
          <table:table-cell office:value-type="float" office:value="240" calcext:value-type="float">
            <text:p>240</text:p>
          </table:table-cell>
          <table:table-cell table:formula="of:=[.B602]-[.B$2]" office:value-type="float" office:value="29.9990167617798" calcext:value-type="float">
            <text:p>29.9990167618</text:p>
          </table:table-cell>
          <table:table-cell table:formula="of:=[.C601]/([.D602]-[.D601])" office:value-type="float" office:value="4999.69907233838" calcext:value-type="float">
            <text:p>4999.69907233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642823.83255" calcext:value-type="float">
            <text:p>1455642823.83255</text:p>
          </table:table-cell>
          <table:table-cell office:value-type="float" office:value="240" calcext:value-type="float">
            <text:p>240</text:p>
          </table:table-cell>
          <table:table-cell table:formula="of:=[.B603]-[.B$2]" office:value-type="float" office:value="30.0499730110168" calcext:value-type="float">
            <text:p>30.049973011</text:p>
          </table:table-cell>
          <table:table-cell table:formula="of:=[.C602]/([.D603]-[.D602])" office:value-type="float" office:value="4709.92279834929" calcext:value-type="float">
            <text:p>4709.922798349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642823.88254" calcext:value-type="float">
            <text:p>1455642823.88254</text:p>
          </table:table-cell>
          <table:table-cell office:value-type="float" office:value="240" calcext:value-type="float">
            <text:p>240</text:p>
          </table:table-cell>
          <table:table-cell table:formula="of:=[.B604]-[.B$2]" office:value-type="float" office:value="30.0999610424042" calcext:value-type="float">
            <text:p>30.0999610424</text:p>
          </table:table-cell>
          <table:table-cell table:formula="of:=[.C603]/([.D604]-[.D603])" office:value-type="float" office:value="4801.14926191782" calcext:value-type="float">
            <text:p>4801.149261917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642823.93226" calcext:value-type="float">
            <text:p>1455642823.93226</text:p>
          </table:table-cell>
          <table:table-cell office:value-type="float" office:value="240" calcext:value-type="float">
            <text:p>240</text:p>
          </table:table-cell>
          <table:table-cell table:formula="of:=[.B605]-[.B$2]" office:value-type="float" office:value="30.1496875286102" calcext:value-type="float">
            <text:p>30.1496875286</text:p>
          </table:table-cell>
          <table:table-cell table:formula="of:=[.C604]/([.D605]-[.D604])" office:value-type="float" office:value="4826.40174906985" calcext:value-type="float">
            <text:p>4826.40174906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642823.98324" calcext:value-type="float">
            <text:p>1455642823.98324</text:p>
          </table:table-cell>
          <table:table-cell office:value-type="float" office:value="240" calcext:value-type="float">
            <text:p>240</text:p>
          </table:table-cell>
          <table:table-cell table:formula="of:=[.B606]-[.B$2]" office:value-type="float" office:value="30.2006661891937" calcext:value-type="float">
            <text:p>30.2006661892</text:p>
          </table:table-cell>
          <table:table-cell table:formula="of:=[.C605]/([.D606]-[.D605])" office:value-type="float" office:value="4707.85221214105" calcext:value-type="float">
            <text:p>4707.85221214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642824.03576" calcext:value-type="float">
            <text:p>1455642824.03576</text:p>
          </table:table-cell>
          <table:table-cell office:value-type="float" office:value="232" calcext:value-type="float">
            <text:p>232</text:p>
          </table:table-cell>
          <table:table-cell table:formula="of:=[.B607]-[.B$2]" office:value-type="float" office:value="30.2531862258911" calcext:value-type="float">
            <text:p>30.2531862259</text:p>
          </table:table-cell>
          <table:table-cell table:formula="of:=[.C606]/([.D607]-[.D606])" office:value-type="float" office:value="4569.68454502122" calcext:value-type="float">
            <text:p>4569.68454502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642824.08644" calcext:value-type="float">
            <text:p>1455642824.08644</text:p>
          </table:table-cell>
          <table:table-cell office:value-type="float" office:value="232" calcext:value-type="float">
            <text:p>232</text:p>
          </table:table-cell>
          <table:table-cell table:formula="of:=[.B608]-[.B$2]" office:value-type="float" office:value="30.3038649559021" calcext:value-type="float">
            <text:p>30.3038649559</text:p>
          </table:table-cell>
          <table:table-cell table:formula="of:=[.C607]/([.D608]-[.D607])" office:value-type="float" office:value="4577.85741571871" calcext:value-type="float">
            <text:p>4577.857415718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642824.13596" calcext:value-type="float">
            <text:p>1455642824.13596</text:p>
          </table:table-cell>
          <table:table-cell office:value-type="float" office:value="232" calcext:value-type="float">
            <text:p>232</text:p>
          </table:table-cell>
          <table:table-cell table:formula="of:=[.B609]-[.B$2]" office:value-type="float" office:value="30.35338139534" calcext:value-type="float">
            <text:p>30.3533813953</text:p>
          </table:table-cell>
          <table:table-cell table:formula="of:=[.C608]/([.D609]-[.D608])" office:value-type="float" office:value="4685.31264836027" calcext:value-type="float">
            <text:p>4685.31264836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642824.18567" calcext:value-type="float">
            <text:p>1455642824.18567</text:p>
          </table:table-cell>
          <table:table-cell office:value-type="float" office:value="232" calcext:value-type="float">
            <text:p>232</text:p>
          </table:table-cell>
          <table:table-cell table:formula="of:=[.B610]-[.B$2]" office:value-type="float" office:value="30.4030959606171" calcext:value-type="float">
            <text:p>30.4030959606</text:p>
          </table:table-cell>
          <table:table-cell table:formula="of:=[.C609]/([.D610]-[.D609])" office:value-type="float" office:value="4666.64042432788" calcext:value-type="float">
            <text:p>4666.640424327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642824.23601" calcext:value-type="float">
            <text:p>1455642824.23601</text:p>
          </table:table-cell>
          <table:table-cell office:value-type="float" office:value="232" calcext:value-type="float">
            <text:p>232</text:p>
          </table:table-cell>
          <table:table-cell table:formula="of:=[.B611]-[.B$2]" office:value-type="float" office:value="30.4534358978271" calcext:value-type="float">
            <text:p>30.4534358978</text:p>
          </table:table-cell>
          <table:table-cell table:formula="of:=[.C610]/([.D611]-[.D610])" office:value-type="float" office:value="4608.66685295608" calcext:value-type="float">
            <text:p>4608.666852956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642824.28572" calcext:value-type="float">
            <text:p>1455642824.28572</text:p>
          </table:table-cell>
          <table:table-cell office:value-type="float" office:value="224" calcext:value-type="float">
            <text:p>224</text:p>
          </table:table-cell>
          <table:table-cell table:formula="of:=[.B612]-[.B$2]" office:value-type="float" office:value="30.5031430721283" calcext:value-type="float">
            <text:p>30.5031430721</text:p>
          </table:table-cell>
          <table:table-cell table:formula="of:=[.C611]/([.D612]-[.D611])" office:value-type="float" office:value="4667.33430861397" calcext:value-type="float">
            <text:p>4667.33430861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642824.33545" calcext:value-type="float">
            <text:p>1455642824.33545</text:p>
          </table:table-cell>
          <table:table-cell office:value-type="float" office:value="224" calcext:value-type="float">
            <text:p>224</text:p>
          </table:table-cell>
          <table:table-cell table:formula="of:=[.B613]-[.B$2]" office:value-type="float" office:value="30.5528771877289" calcext:value-type="float">
            <text:p>30.5528771877</text:p>
          </table:table-cell>
          <table:table-cell table:formula="of:=[.C612]/([.D613]-[.D612])" office:value-type="float" office:value="4503.95060402685" calcext:value-type="float">
            <text:p>4503.950604026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642824.38527" calcext:value-type="float">
            <text:p>1455642824.38527</text:p>
          </table:table-cell>
          <table:table-cell office:value-type="float" office:value="224" calcext:value-type="float">
            <text:p>224</text:p>
          </table:table-cell>
          <table:table-cell table:formula="of:=[.B614]-[.B$2]" office:value-type="float" office:value="30.6026966571808" calcext:value-type="float">
            <text:p>30.6026966572</text:p>
          </table:table-cell>
          <table:table-cell table:formula="of:=[.C613]/([.D614]-[.D613])" office:value-type="float" office:value="4496.23415231769" calcext:value-type="float">
            <text:p>4496.234152317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642824.43605" calcext:value-type="float">
            <text:p>1455642824.43605</text:p>
          </table:table-cell>
          <table:table-cell office:value-type="float" office:value="224" calcext:value-type="float">
            <text:p>224</text:p>
          </table:table-cell>
          <table:table-cell table:formula="of:=[.B615]-[.B$2]" office:value-type="float" office:value="30.6534743309021" calcext:value-type="float">
            <text:p>30.6534743309</text:p>
          </table:table-cell>
          <table:table-cell table:formula="of:=[.C614]/([.D615]-[.D614])" office:value-type="float" office:value="4411.38759584368" calcext:value-type="float">
            <text:p>4411.38759584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642824.48568" calcext:value-type="float">
            <text:p>1455642824.48568</text:p>
          </table:table-cell>
          <table:table-cell office:value-type="float" office:value="224" calcext:value-type="float">
            <text:p>224</text:p>
          </table:table-cell>
          <table:table-cell table:formula="of:=[.B616]-[.B$2]" office:value-type="float" office:value="30.7031028270721" calcext:value-type="float">
            <text:p>30.7031028271</text:p>
          </table:table-cell>
          <table:table-cell table:formula="of:=[.C615]/([.D616]-[.D615])" office:value-type="float" office:value="4513.53591760066" calcext:value-type="float">
            <text:p>4513.53591760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642824.53589" calcext:value-type="float">
            <text:p>1455642824.53589</text:p>
          </table:table-cell>
          <table:table-cell office:value-type="float" office:value="224" calcext:value-type="float">
            <text:p>224</text:p>
          </table:table-cell>
          <table:table-cell table:formula="of:=[.B617]-[.B$2]" office:value-type="float" office:value="30.7533173561096" calcext:value-type="float">
            <text:p>30.7533173561</text:p>
          </table:table-cell>
          <table:table-cell table:formula="of:=[.C616]/([.D617]-[.D616])" office:value-type="float" office:value="4460.86031859079" calcext:value-type="float">
            <text:p>4460.860318590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642824.58558" calcext:value-type="float">
            <text:p>1455642824.58558</text:p>
          </table:table-cell>
          <table:table-cell office:value-type="float" office:value="216" calcext:value-type="float">
            <text:p>216</text:p>
          </table:table-cell>
          <table:table-cell table:formula="of:=[.B618]-[.B$2]" office:value-type="float" office:value="30.8030033111572" calcext:value-type="float">
            <text:p>30.8030033112</text:p>
          </table:table-cell>
          <table:table-cell table:formula="of:=[.C617]/([.D618]-[.D617])" office:value-type="float" office:value="4508.31627942687" calcext:value-type="float">
            <text:p>4508.316279426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642824.63559" calcext:value-type="float">
            <text:p>1455642824.63559</text:p>
          </table:table-cell>
          <table:table-cell office:value-type="float" office:value="216" calcext:value-type="float">
            <text:p>216</text:p>
          </table:table-cell>
          <table:table-cell table:formula="of:=[.B619]-[.B$2]" office:value-type="float" office:value="30.8530128002167" calcext:value-type="float">
            <text:p>30.8530128002</text:p>
          </table:table-cell>
          <table:table-cell table:formula="of:=[.C618]/([.D619]-[.D618])" office:value-type="float" office:value="4319.18030082716" calcext:value-type="float">
            <text:p>4319.180300827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642824.68608" calcext:value-type="float">
            <text:p>1455642824.68608</text:p>
          </table:table-cell>
          <table:table-cell office:value-type="float" office:value="216" calcext:value-type="float">
            <text:p>216</text:p>
          </table:table-cell>
          <table:table-cell table:formula="of:=[.B620]-[.B$2]" office:value-type="float" office:value="30.9035007953644" calcext:value-type="float">
            <text:p>30.9035007954</text:p>
          </table:table-cell>
          <table:table-cell table:formula="of:=[.C619]/([.D620]-[.D619])" office:value-type="float" office:value="4278.24474646065" calcext:value-type="float">
            <text:p>4278.24474646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642824.73558" calcext:value-type="float">
            <text:p>1455642824.73558</text:p>
          </table:table-cell>
          <table:table-cell office:value-type="float" office:value="216" calcext:value-type="float">
            <text:p>216</text:p>
          </table:table-cell>
          <table:table-cell table:formula="of:=[.B621]-[.B$2]" office:value-type="float" office:value="30.9530069828033" calcext:value-type="float">
            <text:p>30.9530069828</text:p>
          </table:table-cell>
          <table:table-cell table:formula="of:=[.C620]/([.D621]-[.D620])" office:value-type="float" office:value="4363.09098264337" calcext:value-type="float">
            <text:p>4363.090982643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642824.78568" calcext:value-type="float">
            <text:p>1455642824.78568</text:p>
          </table:table-cell>
          <table:table-cell office:value-type="float" office:value="216" calcext:value-type="float">
            <text:p>216</text:p>
          </table:table-cell>
          <table:table-cell table:formula="of:=[.B622]-[.B$2]" office:value-type="float" office:value="31.0031027793884" calcext:value-type="float">
            <text:p>31.0031027794</text:p>
          </table:table-cell>
          <table:table-cell table:formula="of:=[.C621]/([.D622]-[.D621])" office:value-type="float" office:value="4311.73900255572" calcext:value-type="float">
            <text:p>4311.73900255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642824.83537" calcext:value-type="float">
            <text:p>1455642824.83537</text:p>
          </table:table-cell>
          <table:table-cell office:value-type="float" office:value="216" calcext:value-type="float">
            <text:p>216</text:p>
          </table:table-cell>
          <table:table-cell table:formula="of:=[.B623]-[.B$2]" office:value-type="float" office:value="31.0527911186218" calcext:value-type="float">
            <text:p>31.0527911186</text:p>
          </table:table-cell>
          <table:table-cell table:formula="of:=[.C622]/([.D623]-[.D622])" office:value-type="float" office:value="4347.09638785459" calcext:value-type="float">
            <text:p>4347.096387854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642824.88579" calcext:value-type="float">
            <text:p>1455642824.88579</text:p>
          </table:table-cell>
          <table:table-cell office:value-type="float" office:value="216" calcext:value-type="float">
            <text:p>216</text:p>
          </table:table-cell>
          <table:table-cell table:formula="of:=[.B624]-[.B$2]" office:value-type="float" office:value="31.1032140254974" calcext:value-type="float">
            <text:p>31.1032140255</text:p>
          </table:table-cell>
          <table:table-cell table:formula="of:=[.C623]/([.D624]-[.D623])" office:value-type="float" office:value="4283.7673070467" calcext:value-type="float">
            <text:p>4283.767307046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642824.93584" calcext:value-type="float">
            <text:p>1455642824.93584</text:p>
          </table:table-cell>
          <table:table-cell office:value-type="float" office:value="208" calcext:value-type="float">
            <text:p>208</text:p>
          </table:table-cell>
          <table:table-cell table:formula="of:=[.B625]-[.B$2]" office:value-type="float" office:value="31.1532680988312" calcext:value-type="float">
            <text:p>31.1532680988</text:p>
          </table:table-cell>
          <table:table-cell table:formula="of:=[.C624]/([.D625]-[.D624])" office:value-type="float" office:value="4315.33311104972" calcext:value-type="float">
            <text:p>4315.333111049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642824.9858" calcext:value-type="float">
            <text:p>1455642824.9858</text:p>
          </table:table-cell>
          <table:table-cell office:value-type="float" office:value="208" calcext:value-type="float">
            <text:p>208</text:p>
          </table:table-cell>
          <table:table-cell table:formula="of:=[.B626]-[.B$2]" office:value-type="float" office:value="31.2032251358032" calcext:value-type="float">
            <text:p>31.2032251358</text:p>
          </table:table-cell>
          <table:table-cell table:formula="of:=[.C625]/([.D626]-[.D625])" office:value-type="float" office:value="4163.57759801465" calcext:value-type="float">
            <text:p>4163.577598014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642825.03606" calcext:value-type="float">
            <text:p>1455642825.03606</text:p>
          </table:table-cell>
          <table:table-cell office:value-type="float" office:value="208" calcext:value-type="float">
            <text:p>208</text:p>
          </table:table-cell>
          <table:table-cell table:formula="of:=[.B627]-[.B$2]" office:value-type="float" office:value="31.2534894943237" calcext:value-type="float">
            <text:p>31.2534894943</text:p>
          </table:table-cell>
          <table:table-cell table:formula="of:=[.C626]/([.D627]-[.D626])" office:value-type="float" office:value="4138.12104883694" calcext:value-type="float">
            <text:p>4138.1210488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642825.08587" calcext:value-type="float">
            <text:p>1455642825.08587</text:p>
          </table:table-cell>
          <table:table-cell office:value-type="float" office:value="208" calcext:value-type="float">
            <text:p>208</text:p>
          </table:table-cell>
          <table:table-cell table:formula="of:=[.B628]-[.B$2]" office:value-type="float" office:value="31.3032991886139" calcext:value-type="float">
            <text:p>31.3032991886</text:p>
          </table:table-cell>
          <table:table-cell table:formula="of:=[.C627]/([.D628]-[.D627])" office:value-type="float" office:value="4175.89392916804" calcext:value-type="float">
            <text:p>4175.893929168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642825.13591" calcext:value-type="float">
            <text:p>1455642825.13591</text:p>
          </table:table-cell>
          <table:table-cell office:value-type="float" office:value="208" calcext:value-type="float">
            <text:p>208</text:p>
          </table:table-cell>
          <table:table-cell table:formula="of:=[.B629]-[.B$2]" office:value-type="float" office:value="31.3533403873444" calcext:value-type="float">
            <text:p>31.3533403873</text:p>
          </table:table-cell>
          <table:table-cell table:formula="of:=[.C628]/([.D629]-[.D628])" office:value-type="float" office:value="4156.5750876658" calcext:value-type="float">
            <text:p>4156.575087665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5642825.1853" calcext:value-type="float">
            <text:p>1455642825.1853</text:p>
          </table:table-cell>
          <table:table-cell office:value-type="float" office:value="208" calcext:value-type="float">
            <text:p>208</text:p>
          </table:table-cell>
          <table:table-cell table:formula="of:=[.B630]-[.B$2]" office:value-type="float" office:value="31.4027225971222" calcext:value-type="float">
            <text:p>31.4027225971</text:p>
          </table:table-cell>
          <table:table-cell table:formula="of:=[.C629]/([.D630]-[.D629])" office:value-type="float" office:value="4212.04318186207" calcext:value-type="float">
            <text:p>4212.04318186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5642825.23593" calcext:value-type="float">
            <text:p>1455642825.23593</text:p>
          </table:table-cell>
          <table:table-cell office:value-type="float" office:value="208" calcext:value-type="float">
            <text:p>208</text:p>
          </table:table-cell>
          <table:table-cell table:formula="of:=[.B631]-[.B$2]" office:value-type="float" office:value="31.4533560276031" calcext:value-type="float">
            <text:p>31.4533560276</text:p>
          </table:table-cell>
          <table:table-cell table:formula="of:=[.C630]/([.D631]-[.D630])" office:value-type="float" office:value="4107.95788522027" calcext:value-type="float">
            <text:p>4107.957885220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5642825.28553" calcext:value-type="float">
            <text:p>1455642825.28553</text:p>
          </table:table-cell>
          <table:table-cell office:value-type="float" office:value="208" calcext:value-type="float">
            <text:p>208</text:p>
          </table:table-cell>
          <table:table-cell table:formula="of:=[.B632]-[.B$2]" office:value-type="float" office:value="31.5029561519623" calcext:value-type="float">
            <text:p>31.502956152</text:p>
          </table:table-cell>
          <table:table-cell table:formula="of:=[.C631]/([.D632]-[.D631])" office:value-type="float" office:value="4193.53787288861" calcext:value-type="float">
            <text:p>4193.537872888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5642825.33615" calcext:value-type="float">
            <text:p>1455642825.33615</text:p>
          </table:table-cell>
          <table:table-cell office:value-type="float" office:value="208" calcext:value-type="float">
            <text:p>208</text:p>
          </table:table-cell>
          <table:table-cell table:formula="of:=[.B633]-[.B$2]" office:value-type="float" office:value="31.5535771846771" calcext:value-type="float">
            <text:p>31.5535771847</text:p>
          </table:table-cell>
          <table:table-cell table:formula="of:=[.C632]/([.D633]-[.D632])" office:value-type="float" office:value="4108.96397889977" calcext:value-type="float">
            <text:p>4108.963978899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5642825.38561" calcext:value-type="float">
            <text:p>1455642825.38561</text:p>
          </table:table-cell>
          <table:table-cell office:value-type="float" office:value="208" calcext:value-type="float">
            <text:p>208</text:p>
          </table:table-cell>
          <table:table-cell table:formula="of:=[.B634]-[.B$2]" office:value-type="float" office:value="31.6030321121216" calcext:value-type="float">
            <text:p>31.6030321121</text:p>
          </table:table-cell>
          <table:table-cell table:formula="of:=[.C633]/([.D634]-[.D633])" office:value-type="float" office:value="4205.84986670138" calcext:value-type="float">
            <text:p>4205.84986670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5642825.43582" calcext:value-type="float">
            <text:p>1455642825.43582</text:p>
          </table:table-cell>
          <table:table-cell office:value-type="float" office:value="208" calcext:value-type="float">
            <text:p>208</text:p>
          </table:table-cell>
          <table:table-cell table:formula="of:=[.B635]-[.B$2]" office:value-type="float" office:value="31.6532485485077" calcext:value-type="float">
            <text:p>31.6532485485</text:p>
          </table:table-cell>
          <table:table-cell table:formula="of:=[.C634]/([.D635]-[.D634])" office:value-type="float" office:value="4142.07010630368" calcext:value-type="float">
            <text:p>4142.070106303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5642825.48587" calcext:value-type="float">
            <text:p>1455642825.48587</text:p>
          </table:table-cell>
          <table:table-cell office:value-type="float" office:value="208" calcext:value-type="float">
            <text:p>208</text:p>
          </table:table-cell>
          <table:table-cell table:formula="of:=[.B636]-[.B$2]" office:value-type="float" office:value="31.7032945156097" calcext:value-type="float">
            <text:p>31.7032945156</text:p>
          </table:table-cell>
          <table:table-cell table:formula="of:=[.C635]/([.D636]-[.D635])" office:value-type="float" office:value="4156.17904986947" calcext:value-type="float">
            <text:p>4156.179049869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5642825.53551" calcext:value-type="float">
            <text:p>1455642825.53551</text:p>
          </table:table-cell>
          <table:table-cell office:value-type="float" office:value="208" calcext:value-type="float">
            <text:p>208</text:p>
          </table:table-cell>
          <table:table-cell table:formula="of:=[.B637]-[.B$2]" office:value-type="float" office:value="31.7529325485229" calcext:value-type="float">
            <text:p>31.7529325485</text:p>
          </table:table-cell>
          <table:table-cell table:formula="of:=[.C636]/([.D637]-[.D636])" office:value-type="float" office:value="4190.33526900003" calcext:value-type="float">
            <text:p>4190.33526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5642825.58591" calcext:value-type="float">
            <text:p>1455642825.58591</text:p>
          </table:table-cell>
          <table:table-cell office:value-type="float" office:value="208" calcext:value-type="float">
            <text:p>208</text:p>
          </table:table-cell>
          <table:table-cell table:formula="of:=[.B638]-[.B$2]" office:value-type="float" office:value="31.8033318519592" calcext:value-type="float">
            <text:p>31.803331852</text:p>
          </table:table-cell>
          <table:table-cell table:formula="of:=[.C637]/([.D638]-[.D637])" office:value-type="float" office:value="4127.04116561805" calcext:value-type="float">
            <text:p>4127.041165618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5642825.63562" calcext:value-type="float">
            <text:p>1455642825.63562</text:p>
          </table:table-cell>
          <table:table-cell office:value-type="float" office:value="208" calcext:value-type="float">
            <text:p>208</text:p>
          </table:table-cell>
          <table:table-cell table:formula="of:=[.B639]-[.B$2]" office:value-type="float" office:value="31.8530478477478" calcext:value-type="float">
            <text:p>31.8530478477</text:p>
          </table:table-cell>
          <table:table-cell table:formula="of:=[.C638]/([.D639]-[.D638])" office:value-type="float" office:value="4183.76413266578" calcext:value-type="float">
            <text:p>4183.76413266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5642825.68585" calcext:value-type="float">
            <text:p>1455642825.68585</text:p>
          </table:table-cell>
          <table:table-cell office:value-type="float" office:value="208" calcext:value-type="float">
            <text:p>208</text:p>
          </table:table-cell>
          <table:table-cell table:formula="of:=[.B640]-[.B$2]" office:value-type="float" office:value="31.90327501297" calcext:value-type="float">
            <text:p>31.903275013</text:p>
          </table:table-cell>
          <table:table-cell table:formula="of:=[.C639]/([.D640]-[.D639])" office:value-type="float" office:value="4141.18533427004" calcext:value-type="float">
            <text:p>4141.1853342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5642825.7364" calcext:value-type="float">
            <text:p>1455642825.7364</text:p>
          </table:table-cell>
          <table:table-cell office:value-type="float" office:value="208" calcext:value-type="float">
            <text:p>208</text:p>
          </table:table-cell>
          <table:table-cell table:formula="of:=[.B641]-[.B$2]" office:value-type="float" office:value="31.9538266658783" calcext:value-type="float">
            <text:p>31.9538266659</text:p>
          </table:table-cell>
          <table:table-cell table:formula="of:=[.C640]/([.D641]-[.D640])" office:value-type="float" office:value="4114.60334199567" calcext:value-type="float">
            <text:p>4114.60334199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5642825.78593" calcext:value-type="float">
            <text:p>1455642825.78593</text:p>
          </table:table-cell>
          <table:table-cell office:value-type="float" office:value="208" calcext:value-type="float">
            <text:p>208</text:p>
          </table:table-cell>
          <table:table-cell table:formula="of:=[.B642]-[.B$2]" office:value-type="float" office:value="32.0033524036407" calcext:value-type="float">
            <text:p>32.0033524036</text:p>
          </table:table-cell>
          <table:table-cell table:formula="of:=[.C641]/([.D642]-[.D641])" office:value-type="float" office:value="4199.83647689745" calcext:value-type="float">
            <text:p>4199.83647689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5642825.83552" calcext:value-type="float">
            <text:p>1455642825.83552</text:p>
          </table:table-cell>
          <table:table-cell office:value-type="float" office:value="208" calcext:value-type="float">
            <text:p>208</text:p>
          </table:table-cell>
          <table:table-cell table:formula="of:=[.B643]-[.B$2]" office:value-type="float" office:value="32.0529477596283" calcext:value-type="float">
            <text:p>32.0529477596</text:p>
          </table:table-cell>
          <table:table-cell table:formula="of:=[.C642]/([.D643]-[.D642])" office:value-type="float" office:value="4193.94106279264" calcext:value-type="float">
            <text:p>4193.94106279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5642825.88577" calcext:value-type="float">
            <text:p>1455642825.88577</text:p>
          </table:table-cell>
          <table:table-cell office:value-type="float" office:value="208" calcext:value-type="float">
            <text:p>208</text:p>
          </table:table-cell>
          <table:table-cell table:formula="of:=[.B644]-[.B$2]" office:value-type="float" office:value="32.1031997203827" calcext:value-type="float">
            <text:p>32.1031997204</text:p>
          </table:table-cell>
          <table:table-cell table:formula="of:=[.C643]/([.D644]-[.D643])" office:value-type="float" office:value="4139.14197331714" calcext:value-type="float">
            <text:p>4139.141973317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5642825.93579" calcext:value-type="float">
            <text:p>1455642825.93579</text:p>
          </table:table-cell>
          <table:table-cell office:value-type="float" office:value="208" calcext:value-type="float">
            <text:p>208</text:p>
          </table:table-cell>
          <table:table-cell table:formula="of:=[.B645]-[.B$2]" office:value-type="float" office:value="32.1532154083252" calcext:value-type="float">
            <text:p>32.1532154083</text:p>
          </table:table-cell>
          <table:table-cell table:formula="of:=[.C644]/([.D645]-[.D644])" office:value-type="float" office:value="4158.69517258474" calcext:value-type="float">
            <text:p>4158.695172584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5642825.98603" calcext:value-type="float">
            <text:p>1455642825.98603</text:p>
          </table:table-cell>
          <table:table-cell office:value-type="float" office:value="208" calcext:value-type="float">
            <text:p>208</text:p>
          </table:table-cell>
          <table:table-cell table:formula="of:=[.B646]-[.B$2]" office:value-type="float" office:value="32.2034542560577" calcext:value-type="float">
            <text:p>32.2034542561</text:p>
          </table:table-cell>
          <table:table-cell table:formula="of:=[.C645]/([.D646]-[.D645])" office:value-type="float" office:value="4140.22234561046" calcext:value-type="float">
            <text:p>4140.222345610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5642826.03579" calcext:value-type="float">
            <text:p>1455642826.03579</text:p>
          </table:table-cell>
          <table:table-cell office:value-type="float" office:value="208" calcext:value-type="float">
            <text:p>208</text:p>
          </table:table-cell>
          <table:table-cell table:formula="of:=[.B647]-[.B$2]" office:value-type="float" office:value="32.2532188892364" calcext:value-type="float">
            <text:p>32.2532188892</text:p>
          </table:table-cell>
          <table:table-cell table:formula="of:=[.C646]/([.D647]-[.D646])" office:value-type="float" office:value="4179.67513702043" calcext:value-type="float">
            <text:p>4179.675137020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5642826.08574" calcext:value-type="float">
            <text:p>1455642826.08574</text:p>
          </table:table-cell>
          <table:table-cell office:value-type="float" office:value="208" calcext:value-type="float">
            <text:p>208</text:p>
          </table:table-cell>
          <table:table-cell table:formula="of:=[.B648]-[.B$2]" office:value-type="float" office:value="32.3031687736511" calcext:value-type="float">
            <text:p>32.3031687737</text:p>
          </table:table-cell>
          <table:table-cell table:formula="of:=[.C647]/([.D648]-[.D647])" office:value-type="float" office:value="4164.17380014797" calcext:value-type="float">
            <text:p>4164.1738001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5642826.13532" calcext:value-type="float">
            <text:p>1455642826.13532</text:p>
          </table:table-cell>
          <table:table-cell office:value-type="float" office:value="208" calcext:value-type="float">
            <text:p>208</text:p>
          </table:table-cell>
          <table:table-cell table:formula="of:=[.B649]-[.B$2]" office:value-type="float" office:value="32.3527436256409" calcext:value-type="float">
            <text:p>32.3527436256</text:p>
          </table:table-cell>
          <table:table-cell table:formula="of:=[.C648]/([.D649]-[.D648])" office:value-type="float" office:value="4195.67566319758" calcext:value-type="float">
            <text:p>4195.675663197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5642826.18577" calcext:value-type="float">
            <text:p>1455642826.18577</text:p>
          </table:table-cell>
          <table:table-cell office:value-type="float" office:value="208" calcext:value-type="float">
            <text:p>208</text:p>
          </table:table-cell>
          <table:table-cell table:formula="of:=[.B650]-[.B$2]" office:value-type="float" office:value="32.4031953811645" calcext:value-type="float">
            <text:p>32.4031953812</text:p>
          </table:table-cell>
          <table:table-cell table:formula="of:=[.C649]/([.D650]-[.D649])" office:value-type="float" office:value="4122.750493833" calcext:value-type="float">
            <text:p>4122.75049383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5642826.23532" calcext:value-type="float">
            <text:p>1455642826.23532</text:p>
          </table:table-cell>
          <table:table-cell office:value-type="float" office:value="208" calcext:value-type="float">
            <text:p>208</text:p>
          </table:table-cell>
          <table:table-cell table:formula="of:=[.B651]-[.B$2]" office:value-type="float" office:value="32.452748298645" calcext:value-type="float">
            <text:p>32.4527482986</text:p>
          </table:table-cell>
          <table:table-cell table:formula="of:=[.C650]/([.D651]-[.D650])" office:value-type="float" office:value="4197.53287143957" calcext:value-type="float">
            <text:p>4197.532871439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5642826.28543" calcext:value-type="float">
            <text:p>1455642826.28543</text:p>
          </table:table-cell>
          <table:table-cell office:value-type="float" office:value="208" calcext:value-type="float">
            <text:p>208</text:p>
          </table:table-cell>
          <table:table-cell table:formula="of:=[.B652]-[.B$2]" office:value-type="float" office:value="32.5028538703918" calcext:value-type="float">
            <text:p>32.5028538704</text:p>
          </table:table-cell>
          <table:table-cell table:formula="of:=[.C651]/([.D652]-[.D651])" office:value-type="float" office:value="4151.2349375232" calcext:value-type="float">
            <text:p>4151.234937523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5642826.33556" calcext:value-type="float">
            <text:p>1455642826.33556</text:p>
          </table:table-cell>
          <table:table-cell office:value-type="float" office:value="208" calcext:value-type="float">
            <text:p>208</text:p>
          </table:table-cell>
          <table:table-cell table:formula="of:=[.B653]-[.B$2]" office:value-type="float" office:value="32.5529892444611" calcext:value-type="float">
            <text:p>32.5529892445</text:p>
          </table:table-cell>
          <table:table-cell table:formula="of:=[.C652]/([.D653]-[.D652])" office:value-type="float" office:value="4148.76728979518" calcext:value-type="float">
            <text:p>4148.76728979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5642826.38613" calcext:value-type="float">
            <text:p>1455642826.38613</text:p>
          </table:table-cell>
          <table:table-cell office:value-type="float" office:value="208" calcext:value-type="float">
            <text:p>208</text:p>
          </table:table-cell>
          <table:table-cell table:formula="of:=[.B654]-[.B$2]" office:value-type="float" office:value="32.6035583019257" calcext:value-type="float">
            <text:p>32.6035583019</text:p>
          </table:table-cell>
          <table:table-cell table:formula="of:=[.C653]/([.D654]-[.D653])" office:value-type="float" office:value="4113.18720238376" calcext:value-type="float">
            <text:p>4113.18720238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5642826.43538" calcext:value-type="float">
            <text:p>1455642826.43538</text:p>
          </table:table-cell>
          <table:table-cell office:value-type="float" office:value="208" calcext:value-type="float">
            <text:p>208</text:p>
          </table:table-cell>
          <table:table-cell table:formula="of:=[.B655]-[.B$2]" office:value-type="float" office:value="32.6528060436249" calcext:value-type="float">
            <text:p>32.6528060436</text:p>
          </table:table-cell>
          <table:table-cell table:formula="of:=[.C654]/([.D655]-[.D654])" office:value-type="float" office:value="4223.54391944229" calcext:value-type="float">
            <text:p>4223.543919442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5642826.48634" calcext:value-type="float">
            <text:p>1455642826.48634</text:p>
          </table:table-cell>
          <table:table-cell office:value-type="float" office:value="208" calcext:value-type="float">
            <text:p>208</text:p>
          </table:table-cell>
          <table:table-cell table:formula="of:=[.B656]-[.B$2]" office:value-type="float" office:value="32.7037630081177" calcext:value-type="float">
            <text:p>32.7037630081</text:p>
          </table:table-cell>
          <table:table-cell table:formula="of:=[.C655]/([.D656]-[.D655])" office:value-type="float" office:value="4081.87579598464" calcext:value-type="float">
            <text:p>4081.875795984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5642826.53591" calcext:value-type="float">
            <text:p>1455642826.53591</text:p>
          </table:table-cell>
          <table:table-cell office:value-type="float" office:value="208" calcext:value-type="float">
            <text:p>208</text:p>
          </table:table-cell>
          <table:table-cell table:formula="of:=[.B657]-[.B$2]" office:value-type="float" office:value="32.7533330917358" calcext:value-type="float">
            <text:p>32.7533330917</text:p>
          </table:table-cell>
          <table:table-cell table:formula="of:=[.C656]/([.D657]-[.D656])" office:value-type="float" office:value="4196.07926430413" calcext:value-type="float">
            <text:p>4196.079264304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5642826.58587" calcext:value-type="float">
            <text:p>1455642826.58587</text:p>
          </table:table-cell>
          <table:table-cell office:value-type="float" office:value="208" calcext:value-type="float">
            <text:p>208</text:p>
          </table:table-cell>
          <table:table-cell table:formula="of:=[.B658]-[.B$2]" office:value-type="float" office:value="32.8032953739166" calcext:value-type="float">
            <text:p>32.8032953739</text:p>
          </table:table-cell>
          <table:table-cell table:formula="of:=[.C657]/([.D658]-[.D657])" office:value-type="float" office:value="4163.14049160849" calcext:value-type="float">
            <text:p>4163.140491608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5642826.63575" calcext:value-type="float">
            <text:p>1455642826.63575</text:p>
          </table:table-cell>
          <table:table-cell office:value-type="float" office:value="216" calcext:value-type="float">
            <text:p>216</text:p>
          </table:table-cell>
          <table:table-cell table:formula="of:=[.B659]-[.B$2]" office:value-type="float" office:value="32.8531756401062" calcext:value-type="float">
            <text:p>32.8531756401</text:p>
          </table:table-cell>
          <table:table-cell table:formula="of:=[.C658]/([.D659]-[.D658])" office:value-type="float" office:value="4169.9857657029" calcext:value-type="float">
            <text:p>4169.985765702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5642826.6857" calcext:value-type="float">
            <text:p>1455642826.6857</text:p>
          </table:table-cell>
          <table:table-cell office:value-type="float" office:value="216" calcext:value-type="float">
            <text:p>216</text:p>
          </table:table-cell>
          <table:table-cell table:formula="of:=[.B660]-[.B$2]" office:value-type="float" office:value="32.9031286239624" calcext:value-type="float">
            <text:p>32.903128624</text:p>
          </table:table-cell>
          <table:table-cell table:formula="of:=[.C659]/([.D660]-[.D659])" office:value-type="float" office:value="4324.06601819414" calcext:value-type="float">
            <text:p>4324.066018194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5642826.73555" calcext:value-type="float">
            <text:p>1455642826.73555</text:p>
          </table:table-cell>
          <table:table-cell office:value-type="float" office:value="216" calcext:value-type="float">
            <text:p>216</text:p>
          </table:table-cell>
          <table:table-cell table:formula="of:=[.B661]-[.B$2]" office:value-type="float" office:value="32.9529714584351" calcext:value-type="float">
            <text:p>32.9529714584</text:p>
          </table:table-cell>
          <table:table-cell table:formula="of:=[.C660]/([.D661]-[.D660])" office:value-type="float" office:value="4333.62191948569" calcext:value-type="float">
            <text:p>4333.62191948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5642826.78575" calcext:value-type="float">
            <text:p>1455642826.78575</text:p>
          </table:table-cell>
          <table:table-cell office:value-type="float" office:value="216" calcext:value-type="float">
            <text:p>216</text:p>
          </table:table-cell>
          <table:table-cell table:formula="of:=[.B662]-[.B$2]" office:value-type="float" office:value="33.0031764507294" calcext:value-type="float">
            <text:p>33.0031764507</text:p>
          </table:table-cell>
          <table:table-cell table:formula="of:=[.C661]/([.D662]-[.D661])" office:value-type="float" office:value="4302.36098302268" calcext:value-type="float">
            <text:p>4302.36098302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5642826.83564" calcext:value-type="float">
            <text:p>1455642826.83564</text:p>
          </table:table-cell>
          <table:table-cell office:value-type="float" office:value="216" calcext:value-type="float">
            <text:p>216</text:p>
          </table:table-cell>
          <table:table-cell table:formula="of:=[.B663]-[.B$2]" office:value-type="float" office:value="33.0530614852905" calcext:value-type="float">
            <text:p>33.0530614853</text:p>
          </table:table-cell>
          <table:table-cell table:formula="of:=[.C662]/([.D663]-[.D662])" office:value-type="float" office:value="4329.95590561718" calcext:value-type="float">
            <text:p>4329.955905617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5642826.88567" calcext:value-type="float">
            <text:p>1455642826.88567</text:p>
          </table:table-cell>
          <table:table-cell office:value-type="float" office:value="216" calcext:value-type="float">
            <text:p>216</text:p>
          </table:table-cell>
          <table:table-cell table:formula="of:=[.B664]-[.B$2]" office:value-type="float" office:value="33.1030914783478" calcext:value-type="float">
            <text:p>33.1030914783</text:p>
          </table:table-cell>
          <table:table-cell table:formula="of:=[.C663]/([.D664]-[.D663])" office:value-type="float" office:value="4317.41015340186" calcext:value-type="float">
            <text:p>4317.41015340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5642826.93561" calcext:value-type="float">
            <text:p>1455642826.93561</text:p>
          </table:table-cell>
          <table:table-cell office:value-type="float" office:value="216" calcext:value-type="float">
            <text:p>216</text:p>
          </table:table-cell>
          <table:table-cell table:formula="of:=[.B665]-[.B$2]" office:value-type="float" office:value="33.1530337333679" calcext:value-type="float">
            <text:p>33.1530337334</text:p>
          </table:table-cell>
          <table:table-cell table:formula="of:=[.C664]/([.D665]-[.D664])" office:value-type="float" office:value="4324.99493490808" calcext:value-type="float">
            <text:p>4324.994934908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5642826.98621" calcext:value-type="float">
            <text:p>1455642826.98621</text:p>
          </table:table-cell>
          <table:table-cell office:value-type="float" office:value="224" calcext:value-type="float">
            <text:p>224</text:p>
          </table:table-cell>
          <table:table-cell table:formula="of:=[.B666]-[.B$2]" office:value-type="float" office:value="33.2036309242249" calcext:value-type="float">
            <text:p>33.2036309242</text:p>
          </table:table-cell>
          <table:table-cell table:formula="of:=[.C665]/([.D666]-[.D665])" office:value-type="float" office:value="4269.01170483461" calcext:value-type="float">
            <text:p>4269.011704834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5642827.03598" calcext:value-type="float">
            <text:p>1455642827.03598</text:p>
          </table:table-cell>
          <table:table-cell office:value-type="float" office:value="224" calcext:value-type="float">
            <text:p>224</text:p>
          </table:table-cell>
          <table:table-cell table:formula="of:=[.B667]-[.B$2]" office:value-type="float" office:value="33.2534027099609" calcext:value-type="float">
            <text:p>33.25340271</text:p>
          </table:table-cell>
          <table:table-cell table:formula="of:=[.C666]/([.D667]-[.D666])" office:value-type="float" office:value="4500.54175648358" calcext:value-type="float">
            <text:p>4500.541756483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5642827.0856" calcext:value-type="float">
            <text:p>1455642827.0856</text:p>
          </table:table-cell>
          <table:table-cell office:value-type="float" office:value="224" calcext:value-type="float">
            <text:p>224</text:p>
          </table:table-cell>
          <table:table-cell table:formula="of:=[.B668]-[.B$2]" office:value-type="float" office:value="33.3030271530151" calcext:value-type="float">
            <text:p>33.303027153</text:p>
          </table:table-cell>
          <table:table-cell table:formula="of:=[.C667]/([.D668]-[.D667])" office:value-type="float" office:value="4513.90456423561" calcext:value-type="float">
            <text:p>4513.90456423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5642827.13578" calcext:value-type="float">
            <text:p>1455642827.13578</text:p>
          </table:table-cell>
          <table:table-cell office:value-type="float" office:value="224" calcext:value-type="float">
            <text:p>224</text:p>
          </table:table-cell>
          <table:table-cell table:formula="of:=[.B669]-[.B$2]" office:value-type="float" office:value="33.3532032966614" calcext:value-type="float">
            <text:p>33.3532032967</text:p>
          </table:table-cell>
          <table:table-cell table:formula="of:=[.C668]/([.D669]-[.D668])" office:value-type="float" office:value="4464.27293375275" calcext:value-type="float">
            <text:p>4464.27293375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5642827.18552" calcext:value-type="float">
            <text:p>1455642827.18552</text:p>
          </table:table-cell>
          <table:table-cell office:value-type="float" office:value="224" calcext:value-type="float">
            <text:p>224</text:p>
          </table:table-cell>
          <table:table-cell table:formula="of:=[.B670]-[.B$2]" office:value-type="float" office:value="33.4029424190521" calcext:value-type="float">
            <text:p>33.4029424191</text:p>
          </table:table-cell>
          <table:table-cell table:formula="of:=[.C669]/([.D670]-[.D669])" office:value-type="float" office:value="4503.4972318223" calcext:value-type="float">
            <text:p>4503.49723182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5642827.23592" calcext:value-type="float">
            <text:p>1455642827.23592</text:p>
          </table:table-cell>
          <table:table-cell office:value-type="float" office:value="224" calcext:value-type="float">
            <text:p>224</text:p>
          </table:table-cell>
          <table:table-cell table:formula="of:=[.B671]-[.B$2]" office:value-type="float" office:value="33.4533417224884" calcext:value-type="float">
            <text:p>33.4533417225</text:p>
          </table:table-cell>
          <table:table-cell table:formula="of:=[.C670]/([.D671]-[.D670])" office:value-type="float" office:value="4444.50587066559" calcext:value-type="float">
            <text:p>4444.505870665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5642827.28574" calcext:value-type="float">
            <text:p>1455642827.28574</text:p>
          </table:table-cell>
          <table:table-cell office:value-type="float" office:value="232" calcext:value-type="float">
            <text:p>232</text:p>
          </table:table-cell>
          <table:table-cell table:formula="of:=[.B672]-[.B$2]" office:value-type="float" office:value="33.5031697750092" calcext:value-type="float">
            <text:p>33.503169775</text:p>
          </table:table-cell>
          <table:table-cell table:formula="of:=[.C671]/([.D672]-[.D671])" office:value-type="float" office:value="4495.45965912897" calcext:value-type="float">
            <text:p>4495.45965912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5642827.33588" calcext:value-type="float">
            <text:p>1455642827.33588</text:p>
          </table:table-cell>
          <table:table-cell office:value-type="float" office:value="232" calcext:value-type="float">
            <text:p>232</text:p>
          </table:table-cell>
          <table:table-cell table:formula="of:=[.B673]-[.B$2]" office:value-type="float" office:value="33.5533096790314" calcext:value-type="float">
            <text:p>33.553309679</text:p>
          </table:table-cell>
          <table:table-cell table:formula="of:=[.C672]/([.D673]-[.D672])" office:value-type="float" office:value="4627.05313311333" calcext:value-type="float">
            <text:p>4627.05313311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5642827.3863" calcext:value-type="float">
            <text:p>1455642827.3863</text:p>
          </table:table-cell>
          <table:table-cell office:value-type="float" office:value="232" calcext:value-type="float">
            <text:p>232</text:p>
          </table:table-cell>
          <table:table-cell table:formula="of:=[.B674]-[.B$2]" office:value-type="float" office:value="33.6037225723267" calcext:value-type="float">
            <text:p>33.6037225723</text:p>
          </table:table-cell>
          <table:table-cell table:formula="of:=[.C673]/([.D674]-[.D673])" office:value-type="float" office:value="4601.99732320629" calcext:value-type="float">
            <text:p>4601.997323206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5642827.43545" calcext:value-type="float">
            <text:p>1455642827.43545</text:p>
          </table:table-cell>
          <table:table-cell office:value-type="float" office:value="232" calcext:value-type="float">
            <text:p>232</text:p>
          </table:table-cell>
          <table:table-cell table:formula="of:=[.B675]-[.B$2]" office:value-type="float" office:value="33.6528713703156" calcext:value-type="float">
            <text:p>33.6528713703</text:p>
          </table:table-cell>
          <table:table-cell table:formula="of:=[.C674]/([.D675]-[.D674])" office:value-type="float" office:value="4720.35959154964" calcext:value-type="float">
            <text:p>4720.359591549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5642827.48605" calcext:value-type="float">
            <text:p>1455642827.48605</text:p>
          </table:table-cell>
          <table:table-cell office:value-type="float" office:value="232" calcext:value-type="float">
            <text:p>232</text:p>
          </table:table-cell>
          <table:table-cell table:formula="of:=[.B676]-[.B$2]" office:value-type="float" office:value="33.703474521637" calcext:value-type="float">
            <text:p>33.7034745216</text:p>
          </table:table-cell>
          <table:table-cell table:formula="of:=[.C675]/([.D676]-[.D675])" office:value-type="float" office:value="4584.69470658908" calcext:value-type="float">
            <text:p>4584.694706589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5642827.53596" calcext:value-type="float">
            <text:p>1455642827.53596</text:p>
          </table:table-cell>
          <table:table-cell office:value-type="float" office:value="240" calcext:value-type="float">
            <text:p>240</text:p>
          </table:table-cell>
          <table:table-cell table:formula="of:=[.B677]-[.B$2]" office:value-type="float" office:value="33.7533867359161" calcext:value-type="float">
            <text:p>33.7533867359</text:p>
          </table:table-cell>
          <table:table-cell table:formula="of:=[.C676]/([.D677]-[.D676])" office:value-type="float" office:value="4648.16084300229" calcext:value-type="float">
            <text:p>4648.160843002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5642827.58608" calcext:value-type="float">
            <text:p>1455642827.58608</text:p>
          </table:table-cell>
          <table:table-cell office:value-type="float" office:value="240" calcext:value-type="float">
            <text:p>240</text:p>
          </table:table-cell>
          <table:table-cell table:formula="of:=[.B678]-[.B$2]" office:value-type="float" office:value="33.8035054206848" calcext:value-type="float">
            <text:p>33.8035054207</text:p>
          </table:table-cell>
          <table:table-cell table:formula="of:=[.C677]/([.D678]-[.D677])" office:value-type="float" office:value="4788.63324342453" calcext:value-type="float">
            <text:p>4788.63324342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5642827.63572" calcext:value-type="float">
            <text:p>1455642827.63572</text:p>
          </table:table-cell>
          <table:table-cell office:value-type="float" office:value="240" calcext:value-type="float">
            <text:p>240</text:p>
          </table:table-cell>
          <table:table-cell table:formula="of:=[.B679]-[.B$2]" office:value-type="float" office:value="33.8531405925751" calcext:value-type="float">
            <text:p>33.8531405926</text:p>
          </table:table-cell>
          <table:table-cell table:formula="of:=[.C678]/([.D679]-[.D678])" office:value-type="float" office:value="4835.28092802075" calcext:value-type="float">
            <text:p>4835.280928020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5642827.68604" calcext:value-type="float">
            <text:p>1455642827.68604</text:p>
          </table:table-cell>
          <table:table-cell office:value-type="float" office:value="240" calcext:value-type="float">
            <text:p>240</text:p>
          </table:table-cell>
          <table:table-cell table:formula="of:=[.B680]-[.B$2]" office:value-type="float" office:value="33.9034674167633" calcext:value-type="float">
            <text:p>33.9034674168</text:p>
          </table:table-cell>
          <table:table-cell table:formula="of:=[.C679]/([.D680]-[.D679])" office:value-type="float" office:value="4768.82862908957" calcext:value-type="float">
            <text:p>4768.828629089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5642827.73613" calcext:value-type="float">
            <text:p>1455642827.73613</text:p>
          </table:table-cell>
          <table:table-cell office:value-type="float" office:value="240" calcext:value-type="float">
            <text:p>240</text:p>
          </table:table-cell>
          <table:table-cell table:formula="of:=[.B681]-[.B$2]" office:value-type="float" office:value="33.9535539150238" calcext:value-type="float">
            <text:p>33.953553915</text:p>
          </table:table-cell>
          <table:table-cell table:formula="of:=[.C680]/([.D681]-[.D680])" office:value-type="float" office:value="4791.71050752578" calcext:value-type="float">
            <text:p>4791.71050752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5642827.78601" calcext:value-type="float">
            <text:p>1455642827.78601</text:p>
          </table:table-cell>
          <table:table-cell office:value-type="float" office:value="248" calcext:value-type="float">
            <text:p>248</text:p>
          </table:table-cell>
          <table:table-cell table:formula="of:=[.B682]-[.B$2]" office:value-type="float" office:value="34.0034306049347" calcext:value-type="float">
            <text:p>34.0034306049</text:p>
          </table:table-cell>
          <table:table-cell table:formula="of:=[.C681]/([.D682]-[.D681])" office:value-type="float" office:value="4811.8670350577" calcext:value-type="float">
            <text:p>4811.867035057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5642827.83619" calcext:value-type="float">
            <text:p>1455642827.83619</text:p>
          </table:table-cell>
          <table:table-cell office:value-type="float" office:value="248" calcext:value-type="float">
            <text:p>248</text:p>
          </table:table-cell>
          <table:table-cell table:formula="of:=[.B683]-[.B$2]" office:value-type="float" office:value="34.0536177158356" calcext:value-type="float">
            <text:p>34.0536177158</text:p>
          </table:table-cell>
          <table:table-cell table:formula="of:=[.C682]/([.D683]-[.D682])" office:value-type="float" office:value="4941.50780047506" calcext:value-type="float">
            <text:p>4941.507800475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5642827.88566" calcext:value-type="float">
            <text:p>1455642827.88566</text:p>
          </table:table-cell>
          <table:table-cell office:value-type="float" office:value="248" calcext:value-type="float">
            <text:p>248</text:p>
          </table:table-cell>
          <table:table-cell table:formula="of:=[.B684]-[.B$2]" office:value-type="float" office:value="34.103081703186" calcext:value-type="float">
            <text:p>34.1030817032</text:p>
          </table:table-cell>
          <table:table-cell table:formula="of:=[.C683]/([.D684]-[.D683])" office:value-type="float" office:value="5013.7486540028" calcext:value-type="float">
            <text:p>5013.748654002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5642827.93583" calcext:value-type="float">
            <text:p>1455642827.93583</text:p>
          </table:table-cell>
          <table:table-cell office:value-type="float" office:value="248" calcext:value-type="float">
            <text:p>248</text:p>
          </table:table-cell>
          <table:table-cell table:formula="of:=[.B685]-[.B$2]" office:value-type="float" office:value="34.1532592773437" calcext:value-type="float">
            <text:p>34.1532592773</text:p>
          </table:table-cell>
          <table:table-cell table:formula="of:=[.C684]/([.D685]-[.D684])" office:value-type="float" office:value="4942.44698279958" calcext:value-type="float">
            <text:p>4942.446982799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5642827.98633" calcext:value-type="float">
            <text:p>1455642827.98633</text:p>
          </table:table-cell>
          <table:table-cell office:value-type="float" office:value="248" calcext:value-type="float">
            <text:p>248</text:p>
          </table:table-cell>
          <table:table-cell table:formula="of:=[.B686]-[.B$2]" office:value-type="float" office:value="34.2037518024445" calcext:value-type="float">
            <text:p>34.2037518024</text:p>
          </table:table-cell>
          <table:table-cell table:formula="of:=[.C685]/([.D686]-[.D685])" office:value-type="float" office:value="4911.61809605205" calcext:value-type="float">
            <text:p>4911.618096052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5642828.0363" calcext:value-type="float">
            <text:p>1455642828.0363</text:p>
          </table:table-cell>
          <table:table-cell office:value-type="float" office:value="256" calcext:value-type="float">
            <text:p>256</text:p>
          </table:table-cell>
          <table:table-cell table:formula="of:=[.B687]-[.B$2]" office:value-type="float" office:value="34.2537267208099" calcext:value-type="float">
            <text:p>34.2537267208</text:p>
          </table:table-cell>
          <table:table-cell table:formula="of:=[.C686]/([.D687]-[.D686])" office:value-type="float" office:value="4962.48934688231" calcext:value-type="float">
            <text:p>4962.489346882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5642828.08592" calcext:value-type="float">
            <text:p>1455642828.08592</text:p>
          </table:table-cell>
          <table:table-cell office:value-type="float" office:value="256" calcext:value-type="float">
            <text:p>256</text:p>
          </table:table-cell>
          <table:table-cell table:formula="of:=[.B688]-[.B$2]" office:value-type="float" office:value="34.3033480644226" calcext:value-type="float">
            <text:p>34.3033480644</text:p>
          </table:table-cell>
          <table:table-cell table:formula="of:=[.C687]/([.D688]-[.D687])" office:value-type="float" office:value="5159.07029842356" calcext:value-type="float">
            <text:p>5159.070298423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5642828.13615" calcext:value-type="float">
            <text:p>1455642828.13615</text:p>
          </table:table-cell>
          <table:table-cell office:value-type="float" office:value="256" calcext:value-type="float">
            <text:p>256</text:p>
          </table:table-cell>
          <table:table-cell table:formula="of:=[.B689]-[.B$2]" office:value-type="float" office:value="34.3535759449005" calcext:value-type="float">
            <text:p>34.3535759449</text:p>
          </table:table-cell>
          <table:table-cell table:formula="of:=[.C688]/([.D689]-[.D688])" office:value-type="float" office:value="5096.77090819335" calcext:value-type="float">
            <text:p>5096.770908193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5642828.18592" calcext:value-type="float">
            <text:p>1455642828.18592</text:p>
          </table:table-cell>
          <table:table-cell office:value-type="float" office:value="256" calcext:value-type="float">
            <text:p>256</text:p>
          </table:table-cell>
          <table:table-cell table:formula="of:=[.B690]-[.B$2]" office:value-type="float" office:value="34.4033498764038" calcext:value-type="float">
            <text:p>34.4033498764</text:p>
          </table:table-cell>
          <table:table-cell table:formula="of:=[.C689]/([.D690]-[.D689])" office:value-type="float" office:value="5143.25455651516" calcext:value-type="float">
            <text:p>5143.25455651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5642828.23546" calcext:value-type="float">
            <text:p>1455642828.23546</text:p>
          </table:table-cell>
          <table:table-cell office:value-type="float" office:value="256" calcext:value-type="float">
            <text:p>256</text:p>
          </table:table-cell>
          <table:table-cell table:formula="of:=[.B691]-[.B$2]" office:value-type="float" office:value="34.4528825283051" calcext:value-type="float">
            <text:p>34.4528825283</text:p>
          </table:table-cell>
          <table:table-cell table:formula="of:=[.C690]/([.D691]-[.D690])" office:value-type="float" office:value="5168.30797814734" calcext:value-type="float">
            <text:p>5168.307978147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5642828.2861" calcext:value-type="float">
            <text:p>1455642828.2861</text:p>
          </table:table-cell>
          <table:table-cell office:value-type="float" office:value="264" calcext:value-type="float">
            <text:p>264</text:p>
          </table:table-cell>
          <table:table-cell table:formula="of:=[.B692]-[.B$2]" office:value-type="float" office:value="34.5035245418549" calcext:value-type="float">
            <text:p>34.5035245419</text:p>
          </table:table-cell>
          <table:table-cell table:formula="of:=[.C691]/([.D692]-[.D691])" office:value-type="float" office:value="5055.09125833302" calcext:value-type="float">
            <text:p>5055.0912583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5642828.33517" calcext:value-type="float">
            <text:p>1455642828.33517</text:p>
          </table:table-cell>
          <table:table-cell office:value-type="float" office:value="264" calcext:value-type="float">
            <text:p>264</text:p>
          </table:table-cell>
          <table:table-cell table:formula="of:=[.B693]-[.B$2]" office:value-type="float" office:value="34.5525951385498" calcext:value-type="float">
            <text:p>34.5525951385</text:p>
          </table:table-cell>
          <table:table-cell table:formula="of:=[.C692]/([.D693]-[.D692])" office:value-type="float" office:value="5380.00386751337" calcext:value-type="float">
            <text:p>5380.003867513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5642828.39633" calcext:value-type="float">
            <text:p>1455642828.39633</text:p>
          </table:table-cell>
          <table:table-cell office:value-type="float" office:value="264" calcext:value-type="float">
            <text:p>264</text:p>
          </table:table-cell>
          <table:table-cell table:formula="of:=[.B694]-[.B$2]" office:value-type="float" office:value="34.613757610321" calcext:value-type="float">
            <text:p>34.6137576103</text:p>
          </table:table-cell>
          <table:table-cell table:formula="of:=[.C693]/([.D694]-[.D693])" office:value-type="float" office:value="4316.37231711976" calcext:value-type="float">
            <text:p>4316.372317119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5642828.43562" calcext:value-type="float">
            <text:p>1455642828.43562</text:p>
          </table:table-cell>
          <table:table-cell office:value-type="float" office:value="264" calcext:value-type="float">
            <text:p>264</text:p>
          </table:table-cell>
          <table:table-cell table:formula="of:=[.B695]-[.B$2]" office:value-type="float" office:value="34.6530413627625" calcext:value-type="float">
            <text:p>34.6530413628</text:p>
          </table:table-cell>
          <table:table-cell table:formula="of:=[.C694]/([.D695]-[.D694])" office:value-type="float" office:value="6720.33559914547" calcext:value-type="float">
            <text:p>6720.335599145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5642828.48624" calcext:value-type="float">
            <text:p>1455642828.48624</text:p>
          </table:table-cell>
          <table:table-cell office:value-type="float" office:value="264" calcext:value-type="float">
            <text:p>264</text:p>
          </table:table-cell>
          <table:table-cell table:formula="of:=[.B696]-[.B$2]" office:value-type="float" office:value="34.7036657333374" calcext:value-type="float">
            <text:p>34.7036657333</text:p>
          </table:table-cell>
          <table:table-cell table:formula="of:=[.C695]/([.D696]-[.D695])" office:value-type="float" office:value="5214.87965186923" calcext:value-type="float">
            <text:p>5214.879651869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5642828.53579" calcext:value-type="float">
            <text:p>1455642828.53579</text:p>
          </table:table-cell>
          <table:table-cell office:value-type="float" office:value="272" calcext:value-type="float">
            <text:p>272</text:p>
          </table:table-cell>
          <table:table-cell table:formula="of:=[.B697]-[.B$2]" office:value-type="float" office:value="34.7532114982605" calcext:value-type="float">
            <text:p>34.7532114983</text:p>
          </table:table-cell>
          <table:table-cell table:formula="of:=[.C696]/([.D697]-[.D696])" office:value-type="float" office:value="5328.40698715173" calcext:value-type="float">
            <text:p>5328.40698715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5642828.58544" calcext:value-type="float">
            <text:p>1455642828.58544</text:p>
          </table:table-cell>
          <table:table-cell office:value-type="float" office:value="272" calcext:value-type="float">
            <text:p>272</text:p>
          </table:table-cell>
          <table:table-cell table:formula="of:=[.B698]-[.B$2]" office:value-type="float" office:value="34.802864074707" calcext:value-type="float">
            <text:p>34.8028640747</text:p>
          </table:table-cell>
          <table:table-cell table:formula="of:=[.C697]/([.D698]-[.D697])" office:value-type="float" office:value="5478.06417040402" calcext:value-type="float">
            <text:p>5478.06417040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5642828.63452" calcext:value-type="float">
            <text:p>1455642828.63452</text:p>
          </table:table-cell>
          <table:table-cell office:value-type="float" office:value="272" calcext:value-type="float">
            <text:p>272</text:p>
          </table:table-cell>
          <table:table-cell table:formula="of:=[.B699]-[.B$2]" office:value-type="float" office:value="34.8519451618195" calcext:value-type="float">
            <text:p>34.8519451618</text:p>
          </table:table-cell>
          <table:table-cell table:formula="of:=[.C698]/([.D699]-[.D698])" office:value-type="float" office:value="5541.84953925221" calcext:value-type="float">
            <text:p>5541.849539252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5642828.68637" calcext:value-type="float">
            <text:p>1455642828.68637</text:p>
          </table:table-cell>
          <table:table-cell office:value-type="float" office:value="272" calcext:value-type="float">
            <text:p>272</text:p>
          </table:table-cell>
          <table:table-cell table:formula="of:=[.B700]-[.B$2]" office:value-type="float" office:value="34.9037928581238" calcext:value-type="float">
            <text:p>34.9037928581</text:p>
          </table:table-cell>
          <table:table-cell table:formula="of:=[.C699]/([.D700]-[.D699])" office:value-type="float" office:value="5246.13472512818" calcext:value-type="float">
            <text:p>5246.134725128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5642828.73213" calcext:value-type="float">
            <text:p>1455642828.73213</text:p>
          </table:table-cell>
          <table:table-cell office:value-type="float" office:value="272" calcext:value-type="float">
            <text:p>272</text:p>
          </table:table-cell>
          <table:table-cell table:formula="of:=[.B701]-[.B$2]" office:value-type="float" office:value="34.9495549201965" calcext:value-type="float">
            <text:p>34.9495549202</text:p>
          </table:table-cell>
          <table:table-cell table:formula="of:=[.C700]/([.D701]-[.D700])" office:value-type="float" office:value="5943.78810044806" calcext:value-type="float">
            <text:p>5943.78810044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5642828.78191" calcext:value-type="float">
            <text:p>1455642828.78191</text:p>
          </table:table-cell>
          <table:table-cell office:value-type="float" office:value="280" calcext:value-type="float">
            <text:p>280</text:p>
          </table:table-cell>
          <table:table-cell table:formula="of:=[.B702]-[.B$2]" office:value-type="float" office:value="34.9993357658386" calcext:value-type="float">
            <text:p>34.9993357658</text:p>
          </table:table-cell>
          <table:table-cell table:formula="of:=[.C701]/([.D702]-[.D701])" office:value-type="float" office:value="5463.94896453955" calcext:value-type="float">
            <text:p>5463.948964539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5642828.83185" calcext:value-type="float">
            <text:p>1455642828.83185</text:p>
          </table:table-cell>
          <table:table-cell office:value-type="float" office:value="280" calcext:value-type="float">
            <text:p>280</text:p>
          </table:table-cell>
          <table:table-cell table:formula="of:=[.B703]-[.B$2]" office:value-type="float" office:value="35.0492796897888" calcext:value-type="float">
            <text:p>35.0492796898</text:p>
          </table:table-cell>
          <table:table-cell table:formula="of:=[.C702]/([.D703]-[.D702])" office:value-type="float" office:value="5606.28756921902" calcext:value-type="float">
            <text:p>5606.28756921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5642828.88256" calcext:value-type="float">
            <text:p>1455642828.88256</text:p>
          </table:table-cell>
          <table:table-cell office:value-type="float" office:value="280" calcext:value-type="float">
            <text:p>280</text:p>
          </table:table-cell>
          <table:table-cell table:formula="of:=[.B704]-[.B$2]" office:value-type="float" office:value="35.0999903678894" calcext:value-type="float">
            <text:p>35.0999903679</text:p>
          </table:table-cell>
          <table:table-cell table:formula="of:=[.C703]/([.D704]-[.D703])" office:value-type="float" office:value="5521.51953962463" calcext:value-type="float">
            <text:p>5521.519539624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5642828.93256" calcext:value-type="float">
            <text:p>1455642828.93256</text:p>
          </table:table-cell>
          <table:table-cell office:value-type="float" office:value="280" calcext:value-type="float">
            <text:p>280</text:p>
          </table:table-cell>
          <table:table-cell table:formula="of:=[.B705]-[.B$2]" office:value-type="float" office:value="35.1499855518341" calcext:value-type="float">
            <text:p>35.1499855518</text:p>
          </table:table-cell>
          <table:table-cell table:formula="of:=[.C704]/([.D705]-[.D704])" office:value-type="float" office:value="5600.53945015379" calcext:value-type="float">
            <text:p>5600.53945015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5642828.98409" calcext:value-type="float">
            <text:p>1455642828.98409</text:p>
          </table:table-cell>
          <table:table-cell office:value-type="float" office:value="280" calcext:value-type="float">
            <text:p>280</text:p>
          </table:table-cell>
          <table:table-cell table:formula="of:=[.B706]-[.B$2]" office:value-type="float" office:value="35.201514005661" calcext:value-type="float">
            <text:p>35.2015140057</text:p>
          </table:table-cell>
          <table:table-cell table:formula="of:=[.C705]/([.D706]-[.D705])" office:value-type="float" office:value="5433.89097100765" calcext:value-type="float">
            <text:p>5433.890971007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5642829.03465" calcext:value-type="float">
            <text:p>1455642829.03465</text:p>
          </table:table-cell>
          <table:table-cell office:value-type="float" office:value="280" calcext:value-type="float">
            <text:p>280</text:p>
          </table:table-cell>
          <table:table-cell table:formula="of:=[.B707]-[.B$2]" office:value-type="float" office:value="35.2520718574524" calcext:value-type="float">
            <text:p>35.2520718575</text:p>
          </table:table-cell>
          <table:table-cell table:formula="of:=[.C706]/([.D707]-[.D706])" office:value-type="float" office:value="5538.20999269058" calcext:value-type="float">
            <text:p>5538.209992690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5642829.08588" calcext:value-type="float">
            <text:p>1455642829.08588</text:p>
          </table:table-cell>
          <table:table-cell office:value-type="float" office:value="288" calcext:value-type="float">
            <text:p>288</text:p>
          </table:table-cell>
          <table:table-cell table:formula="of:=[.B708]-[.B$2]" office:value-type="float" office:value="35.3033039569855" calcext:value-type="float">
            <text:p>35.303303957</text:p>
          </table:table-cell>
          <table:table-cell table:formula="of:=[.C707]/([.D708]-[.D707])" office:value-type="float" office:value="5465.32354816342" calcext:value-type="float">
            <text:p>5465.323548163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5642829.13686" calcext:value-type="float">
            <text:p>1455642829.13686</text:p>
          </table:table-cell>
          <table:table-cell office:value-type="float" office:value="288" calcext:value-type="float">
            <text:p>288</text:p>
          </table:table-cell>
          <table:table-cell table:formula="of:=[.B709]-[.B$2]" office:value-type="float" office:value="35.3542861938477" calcext:value-type="float">
            <text:p>35.3542861938</text:p>
          </table:table-cell>
          <table:table-cell table:formula="of:=[.C708]/([.D709]-[.D708])" office:value-type="float" office:value="5649.02636144691" calcext:value-type="float">
            <text:p>5649.026361446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5642829.18567" calcext:value-type="float">
            <text:p>1455642829.18567</text:p>
          </table:table-cell>
          <table:table-cell office:value-type="float" office:value="288" calcext:value-type="float">
            <text:p>288</text:p>
          </table:table-cell>
          <table:table-cell table:formula="of:=[.B710]-[.B$2]" office:value-type="float" office:value="35.4030952453613" calcext:value-type="float">
            <text:p>35.4030952454</text:p>
          </table:table-cell>
          <table:table-cell table:formula="of:=[.C709]/([.D710]-[.D709])" office:value-type="float" office:value="5900.5449003517" calcext:value-type="float">
            <text:p>5900.544900351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5642829.23573" calcext:value-type="float">
            <text:p>1455642829.23573</text:p>
          </table:table-cell>
          <table:table-cell office:value-type="float" office:value="288" calcext:value-type="float">
            <text:p>288</text:p>
          </table:table-cell>
          <table:table-cell table:formula="of:=[.B711]-[.B$2]" office:value-type="float" office:value="35.4531519412994" calcext:value-type="float">
            <text:p>35.4531519413</text:p>
          </table:table-cell>
          <table:table-cell table:formula="of:=[.C710]/([.D711]-[.D710])" office:value-type="float" office:value="5753.47602558668" calcext:value-type="float">
            <text:p>5753.47602558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5642829.28154" calcext:value-type="float">
            <text:p>1455642829.28154</text:p>
          </table:table-cell>
          <table:table-cell office:value-type="float" office:value="288" calcext:value-type="float">
            <text:p>288</text:p>
          </table:table-cell>
          <table:table-cell table:formula="of:=[.B712]-[.B$2]" office:value-type="float" office:value="35.4989619255066" calcext:value-type="float">
            <text:p>35.4989619255</text:p>
          </table:table-cell>
          <table:table-cell table:formula="of:=[.C711]/([.D712]-[.D711])" office:value-type="float" office:value="6286.83910253408" calcext:value-type="float">
            <text:p>6286.839102534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5642829.33227" calcext:value-type="float">
            <text:p>1455642829.33227</text:p>
          </table:table-cell>
          <table:table-cell office:value-type="float" office:value="288" calcext:value-type="float">
            <text:p>288</text:p>
          </table:table-cell>
          <table:table-cell table:formula="of:=[.B713]-[.B$2]" office:value-type="float" office:value="35.5496942996979" calcext:value-type="float">
            <text:p>35.5496942997</text:p>
          </table:table-cell>
          <table:table-cell table:formula="of:=[.C712]/([.D713]-[.D712])" office:value-type="float" office:value="5676.84845408789" calcext:value-type="float">
            <text:p>5676.848454087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642829.38228" calcext:value-type="float">
            <text:p>1455642829.38228</text:p>
          </table:table-cell>
          <table:table-cell office:value-type="float" office:value="288" calcext:value-type="float">
            <text:p>288</text:p>
          </table:table-cell>
          <table:table-cell table:formula="of:=[.B714]-[.B$2]" office:value-type="float" office:value="35.599707365036" calcext:value-type="float">
            <text:p>35.599707365</text:p>
          </table:table-cell>
          <table:table-cell table:formula="of:=[.C713]/([.D714]-[.D713])" office:value-type="float" office:value="5758.49526624398" calcext:value-type="float">
            <text:p>5758.49526624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5642829.43227" calcext:value-type="float">
            <text:p>1455642829.43227</text:p>
          </table:table-cell>
          <table:table-cell office:value-type="float" office:value="296" calcext:value-type="float">
            <text:p>296</text:p>
          </table:table-cell>
          <table:table-cell table:formula="of:=[.B715]-[.B$2]" office:value-type="float" office:value="35.6496908664703" calcext:value-type="float">
            <text:p>35.6496908665</text:p>
          </table:table-cell>
          <table:table-cell table:formula="of:=[.C714]/([.D715]-[.D714])" office:value-type="float" office:value="5761.90126212759" calcext:value-type="float">
            <text:p>5761.901262127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5642829.48205" calcext:value-type="float">
            <text:p>1455642829.48205</text:p>
          </table:table-cell>
          <table:table-cell office:value-type="float" office:value="296" calcext:value-type="float">
            <text:p>296</text:p>
          </table:table-cell>
          <table:table-cell table:formula="of:=[.B716]-[.B$2]" office:value-type="float" office:value="35.6994755268097" calcext:value-type="float">
            <text:p>35.6994755268</text:p>
          </table:table-cell>
          <table:table-cell table:formula="of:=[.C715]/([.D716]-[.D715])" office:value-type="float" office:value="5945.60649771086" calcext:value-type="float">
            <text:p>5945.606497710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5642829.53177" calcext:value-type="float">
            <text:p>1455642829.53177</text:p>
          </table:table-cell>
          <table:table-cell office:value-type="float" office:value="296" calcext:value-type="float">
            <text:p>296</text:p>
          </table:table-cell>
          <table:table-cell table:formula="of:=[.B717]-[.B$2]" office:value-type="float" office:value="35.7491960525513" calcext:value-type="float">
            <text:p>35.7491960526</text:p>
          </table:table-cell>
          <table:table-cell table:formula="of:=[.C716]/([.D717]-[.D716])" office:value-type="float" office:value="5953.27574648873" calcext:value-type="float">
            <text:p>5953.275746488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5642829.58243" calcext:value-type="float">
            <text:p>1455642829.58243</text:p>
          </table:table-cell>
          <table:table-cell office:value-type="float" office:value="296" calcext:value-type="float">
            <text:p>296</text:p>
          </table:table-cell>
          <table:table-cell table:formula="of:=[.B718]-[.B$2]" office:value-type="float" office:value="35.799859046936" calcext:value-type="float">
            <text:p>35.7998590469</text:p>
          </table:table-cell>
          <table:table-cell table:formula="of:=[.C717]/([.D718]-[.D717])" office:value-type="float" office:value="5842.52872524659" calcext:value-type="float">
            <text:p>5842.528725246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5642829.63236" calcext:value-type="float">
            <text:p>1455642829.63236</text:p>
          </table:table-cell>
          <table:table-cell office:value-type="float" office:value="296" calcext:value-type="float">
            <text:p>296</text:p>
          </table:table-cell>
          <table:table-cell table:formula="of:=[.B719]-[.B$2]" office:value-type="float" office:value="35.8497869968414" calcext:value-type="float">
            <text:p>35.8497869968</text:p>
          </table:table-cell>
          <table:table-cell table:formula="of:=[.C718]/([.D719]-[.D718])" office:value-type="float" office:value="5928.54304174048" calcext:value-type="float">
            <text:p>5928.54304174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5642829.68228" calcext:value-type="float">
            <text:p>1455642829.68228</text:p>
          </table:table-cell>
          <table:table-cell office:value-type="float" office:value="296" calcext:value-type="float">
            <text:p>296</text:p>
          </table:table-cell>
          <table:table-cell table:formula="of:=[.B720]-[.B$2]" office:value-type="float" office:value="35.8997056484222" calcext:value-type="float">
            <text:p>35.8997056484</text:p>
          </table:table-cell>
          <table:table-cell table:formula="of:=[.C719]/([.D720]-[.D719])" office:value-type="float" office:value="5929.64734876346" calcext:value-type="float">
            <text:p>5929.647348763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5642829.73437" calcext:value-type="float">
            <text:p>1455642829.73437</text:p>
          </table:table-cell>
          <table:table-cell office:value-type="float" office:value="296" calcext:value-type="float">
            <text:p>296</text:p>
          </table:table-cell>
          <table:table-cell table:formula="of:=[.B721]-[.B$2]" office:value-type="float" office:value="35.9517946243286" calcext:value-type="float">
            <text:p>35.9517946243</text:p>
          </table:table-cell>
          <table:table-cell table:formula="of:=[.C720]/([.D721]-[.D720])" office:value-type="float" office:value="5682.58436357145" calcext:value-type="float">
            <text:p>5682.58436357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5642829.78214" calcext:value-type="float">
            <text:p>1455642829.78214</text:p>
          </table:table-cell>
          <table:table-cell office:value-type="float" office:value="296" calcext:value-type="float">
            <text:p>296</text:p>
          </table:table-cell>
          <table:table-cell table:formula="of:=[.B722]-[.B$2]" office:value-type="float" office:value="35.9995667934418" calcext:value-type="float">
            <text:p>35.9995667934</text:p>
          </table:table-cell>
          <table:table-cell table:formula="of:=[.C721]/([.D722]-[.D721])" office:value-type="float" office:value="6196.0761986515" calcext:value-type="float">
            <text:p>6196.07619865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5642829.83258" calcext:value-type="float">
            <text:p>1455642829.83258</text:p>
          </table:table-cell>
          <table:table-cell office:value-type="float" office:value="296" calcext:value-type="float">
            <text:p>296</text:p>
          </table:table-cell>
          <table:table-cell table:formula="of:=[.B723]-[.B$2]" office:value-type="float" office:value="36.0500090122223" calcext:value-type="float">
            <text:p>36.0500090122</text:p>
          </table:table-cell>
          <table:table-cell table:formula="of:=[.C722]/([.D723]-[.D722])" office:value-type="float" office:value="5868.10031668006" calcext:value-type="float">
            <text:p>5868.10031668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5642829.88457" calcext:value-type="float">
            <text:p>1455642829.88457</text:p>
          </table:table-cell>
          <table:table-cell office:value-type="float" office:value="296" calcext:value-type="float">
            <text:p>296</text:p>
          </table:table-cell>
          <table:table-cell table:formula="of:=[.B724]-[.B$2]" office:value-type="float" office:value="36.1019990444183" calcext:value-type="float">
            <text:p>36.1019990444</text:p>
          </table:table-cell>
          <table:table-cell table:formula="of:=[.C723]/([.D724]-[.D723])" office:value-type="float" office:value="5693.39905164586" calcext:value-type="float">
            <text:p>5693.39905164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5642829.93236" calcext:value-type="float">
            <text:p>1455642829.93236</text:p>
          </table:table-cell>
          <table:table-cell office:value-type="float" office:value="296" calcext:value-type="float">
            <text:p>296</text:p>
          </table:table-cell>
          <table:table-cell table:formula="of:=[.B725]-[.B$2]" office:value-type="float" office:value="36.1497824192047" calcext:value-type="float">
            <text:p>36.1497824192</text:p>
          </table:table-cell>
          <table:table-cell table:formula="of:=[.C724]/([.D725]-[.D724])" office:value-type="float" office:value="6194.62315760062" calcext:value-type="float">
            <text:p>6194.62315760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5642829.98344" calcext:value-type="float">
            <text:p>1455642829.98344</text:p>
          </table:table-cell>
          <table:table-cell office:value-type="float" office:value="296" calcext:value-type="float">
            <text:p>296</text:p>
          </table:table-cell>
          <table:table-cell table:formula="of:=[.B726]-[.B$2]" office:value-type="float" office:value="36.2008697986603" calcext:value-type="float">
            <text:p>36.2008697987</text:p>
          </table:table-cell>
          <table:table-cell table:formula="of:=[.C725]/([.D726]-[.D725])" office:value-type="float" office:value="5793.99458642125" calcext:value-type="float">
            <text:p>5793.99458642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5642830.03609" calcext:value-type="float">
            <text:p>1455642830.03609</text:p>
          </table:table-cell>
          <table:table-cell office:value-type="float" office:value="296" calcext:value-type="float">
            <text:p>296</text:p>
          </table:table-cell>
          <table:table-cell table:formula="of:=[.B727]-[.B$2]" office:value-type="float" office:value="36.2535138130188" calcext:value-type="float">
            <text:p>36.253513813</text:p>
          </table:table-cell>
          <table:table-cell table:formula="of:=[.C726]/([.D727]-[.D726])" office:value-type="float" office:value="5622.67151559068" calcext:value-type="float">
            <text:p>5622.671515590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5642830.08562" calcext:value-type="float">
            <text:p>1455642830.08562</text:p>
          </table:table-cell>
          <table:table-cell office:value-type="float" office:value="296" calcext:value-type="float">
            <text:p>296</text:p>
          </table:table-cell>
          <table:table-cell table:formula="of:=[.B728]-[.B$2]" office:value-type="float" office:value="36.3030438423157" calcext:value-type="float">
            <text:p>36.3030438423</text:p>
          </table:table-cell>
          <table:table-cell table:formula="of:=[.C727]/([.D728]-[.D727])" office:value-type="float" office:value="5976.17252002465" calcext:value-type="float">
            <text:p>5976.17252002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5642830.13574" calcext:value-type="float">
            <text:p>1455642830.13574</text:p>
          </table:table-cell>
          <table:table-cell office:value-type="float" office:value="296" calcext:value-type="float">
            <text:p>296</text:p>
          </table:table-cell>
          <table:table-cell table:formula="of:=[.B729]-[.B$2]" office:value-type="float" office:value="36.3531656265259" calcext:value-type="float">
            <text:p>36.3531656265</text:p>
          </table:table-cell>
          <table:table-cell table:formula="of:=[.C728]/([.D729]-[.D728])" office:value-type="float" office:value="5905.61578491718" calcext:value-type="float">
            <text:p>5905.615784917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5642830.18568" calcext:value-type="float">
            <text:p>1455642830.18568</text:p>
          </table:table-cell>
          <table:table-cell office:value-type="float" office:value="296" calcext:value-type="float">
            <text:p>296</text:p>
          </table:table-cell>
          <table:table-cell table:formula="of:=[.B730]-[.B$2]" office:value-type="float" office:value="36.4031059741974" calcext:value-type="float">
            <text:p>36.4031059742</text:p>
          </table:table-cell>
          <table:table-cell table:formula="of:=[.C729]/([.D730]-[.D729])" office:value-type="float" office:value="5927.07127205022" calcext:value-type="float">
            <text:p>5927.071272050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5642830.23555" calcext:value-type="float">
            <text:p>1455642830.23555</text:p>
          </table:table-cell>
          <table:table-cell office:value-type="float" office:value="296" calcext:value-type="float">
            <text:p>296</text:p>
          </table:table-cell>
          <table:table-cell table:formula="of:=[.B731]-[.B$2]" office:value-type="float" office:value="36.4529755115509" calcext:value-type="float">
            <text:p>36.4529755116</text:p>
          </table:table-cell>
          <table:table-cell table:formula="of:=[.C730]/([.D731]-[.D730])" office:value-type="float" office:value="5935.48718733267" calcext:value-type="float">
            <text:p>5935.487187332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5642830.28623" calcext:value-type="float">
            <text:p>1455642830.28623</text:p>
          </table:table-cell>
          <table:table-cell office:value-type="float" office:value="296" calcext:value-type="float">
            <text:p>296</text:p>
          </table:table-cell>
          <table:table-cell table:formula="of:=[.B732]-[.B$2]" office:value-type="float" office:value="36.5036568641663" calcext:value-type="float">
            <text:p>36.5036568642</text:p>
          </table:table-cell>
          <table:table-cell table:formula="of:=[.C731]/([.D732]-[.D731])" office:value-type="float" office:value="5840.41239480084" calcext:value-type="float">
            <text:p>5840.41239480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5642830.33467" calcext:value-type="float">
            <text:p>1455642830.33467</text:p>
          </table:table-cell>
          <table:table-cell office:value-type="float" office:value="296" calcext:value-type="float">
            <text:p>296</text:p>
          </table:table-cell>
          <table:table-cell table:formula="of:=[.B733]-[.B$2]" office:value-type="float" office:value="36.5520911216736" calcext:value-type="float">
            <text:p>36.5520911217</text:p>
          </table:table-cell>
          <table:table-cell table:formula="of:=[.C732]/([.D733]-[.D732])" office:value-type="float" office:value="6111.37684840609" calcext:value-type="float">
            <text:p>6111.376848406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5642830.38281" calcext:value-type="float">
            <text:p>1455642830.38281</text:p>
          </table:table-cell>
          <table:table-cell office:value-type="float" office:value="296" calcext:value-type="float">
            <text:p>296</text:p>
          </table:table-cell>
          <table:table-cell table:formula="of:=[.B734]-[.B$2]" office:value-type="float" office:value="36.6002399921417" calcext:value-type="float">
            <text:p>36.6002399921</text:p>
          </table:table-cell>
          <table:table-cell table:formula="of:=[.C733]/([.D734]-[.D733])" office:value-type="float" office:value="6147.60008120782" calcext:value-type="float">
            <text:p>6147.600081207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5642830.43143" calcext:value-type="float">
            <text:p>1455642830.43143</text:p>
          </table:table-cell>
          <table:table-cell office:value-type="float" office:value="296" calcext:value-type="float">
            <text:p>296</text:p>
          </table:table-cell>
          <table:table-cell table:formula="of:=[.B735]-[.B$2]" office:value-type="float" office:value="36.6488554477692" calcext:value-type="float">
            <text:p>36.6488554478</text:p>
          </table:table-cell>
          <table:table-cell table:formula="of:=[.C734]/([.D735]-[.D734])" office:value-type="float" office:value="6088.59870137513" calcext:value-type="float">
            <text:p>6088.598701375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5642830.48236" calcext:value-type="float">
            <text:p>1455642830.48236</text:p>
          </table:table-cell>
          <table:table-cell office:value-type="float" office:value="296" calcext:value-type="float">
            <text:p>296</text:p>
          </table:table-cell>
          <table:table-cell table:formula="of:=[.B736]-[.B$2]" office:value-type="float" office:value="36.6997845172882" calcext:value-type="float">
            <text:p>36.6997845173</text:p>
          </table:table-cell>
          <table:table-cell table:formula="of:=[.C735]/([.D736]-[.D735])" office:value-type="float" office:value="5812.00486864034" calcext:value-type="float">
            <text:p>5812.00486864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5642830.5321" calcext:value-type="float">
            <text:p>1455642830.5321</text:p>
          </table:table-cell>
          <table:table-cell office:value-type="float" office:value="296" calcext:value-type="float">
            <text:p>296</text:p>
          </table:table-cell>
          <table:table-cell table:formula="of:=[.B737]-[.B$2]" office:value-type="float" office:value="36.749529838562" calcext:value-type="float">
            <text:p>36.7495298386</text:p>
          </table:table-cell>
          <table:table-cell table:formula="of:=[.C736]/([.D737]-[.D736])" office:value-type="float" office:value="5950.30833896485" calcext:value-type="float">
            <text:p>5950.308338964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5642830.5818" calcext:value-type="float">
            <text:p>1455642830.5818</text:p>
          </table:table-cell>
          <table:table-cell office:value-type="float" office:value="296" calcext:value-type="float">
            <text:p>296</text:p>
          </table:table-cell>
          <table:table-cell table:formula="of:=[.B738]-[.B$2]" office:value-type="float" office:value="36.7992236614227" calcext:value-type="float">
            <text:p>36.7992236614</text:p>
          </table:table-cell>
          <table:table-cell table:formula="of:=[.C737]/([.D738]-[.D737])" office:value-type="float" office:value="5956.47472784759" calcext:value-type="float">
            <text:p>5956.474727847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5642830.63191" calcext:value-type="float">
            <text:p>1455642830.63191</text:p>
          </table:table-cell>
          <table:table-cell office:value-type="float" office:value="296" calcext:value-type="float">
            <text:p>296</text:p>
          </table:table-cell>
          <table:table-cell table:formula="of:=[.B739]-[.B$2]" office:value-type="float" office:value="36.8493330478668" calcext:value-type="float">
            <text:p>36.8493330479</text:p>
          </table:table-cell>
          <table:table-cell table:formula="of:=[.C738]/([.D739]-[.D738])" office:value-type="float" office:value="5907.07691722097" calcext:value-type="float">
            <text:p>5907.0769172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5642830.68434" calcext:value-type="float">
            <text:p>1455642830.68434</text:p>
          </table:table-cell>
          <table:table-cell office:value-type="float" office:value="296" calcext:value-type="float">
            <text:p>296</text:p>
          </table:table-cell>
          <table:table-cell table:formula="of:=[.B740]-[.B$2]" office:value-type="float" office:value="36.9017608165741" calcext:value-type="float">
            <text:p>36.9017608166</text:p>
          </table:table-cell>
          <table:table-cell table:formula="of:=[.C739]/([.D740]-[.D739])" office:value-type="float" office:value="5645.86300921336" calcext:value-type="float">
            <text:p>5645.863009213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5642830.73222" calcext:value-type="float">
            <text:p>1455642830.73222</text:p>
          </table:table-cell>
          <table:table-cell office:value-type="float" office:value="296" calcext:value-type="float">
            <text:p>296</text:p>
          </table:table-cell>
          <table:table-cell table:formula="of:=[.B741]-[.B$2]" office:value-type="float" office:value="36.9496448040009" calcext:value-type="float">
            <text:p>36.949644804</text:p>
          </table:table-cell>
          <table:table-cell table:formula="of:=[.C740]/([.D741]-[.D740])" office:value-type="float" office:value="6181.60716988648" calcext:value-type="float">
            <text:p>6181.60716988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5642830.78205" calcext:value-type="float">
            <text:p>1455642830.78205</text:p>
          </table:table-cell>
          <table:table-cell office:value-type="float" office:value="296" calcext:value-type="float">
            <text:p>296</text:p>
          </table:table-cell>
          <table:table-cell table:formula="of:=[.B742]-[.B$2]" office:value-type="float" office:value="36.9994804859161" calcext:value-type="float">
            <text:p>36.9994804859</text:p>
          </table:table-cell>
          <table:table-cell table:formula="of:=[.C741]/([.D742]-[.D741])" office:value-type="float" office:value="5939.51940906873" calcext:value-type="float">
            <text:p>5939.519409068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5642830.83227" calcext:value-type="float">
            <text:p>1455642830.83227</text:p>
          </table:table-cell>
          <table:table-cell office:value-type="float" office:value="296" calcext:value-type="float">
            <text:p>296</text:p>
          </table:table-cell>
          <table:table-cell table:formula="of:=[.B743]-[.B$2]" office:value-type="float" office:value="37.0496912002563" calcext:value-type="float">
            <text:p>37.0496912003</text:p>
          </table:table-cell>
          <table:table-cell table:formula="of:=[.C742]/([.D743]-[.D742])" office:value-type="float" office:value="5895.1561213491" calcext:value-type="float">
            <text:p>5895.156121349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5642830.8825" calcext:value-type="float">
            <text:p>1455642830.8825</text:p>
          </table:table-cell>
          <table:table-cell office:value-type="float" office:value="296" calcext:value-type="float">
            <text:p>296</text:p>
          </table:table-cell>
          <table:table-cell table:formula="of:=[.B744]-[.B$2]" office:value-type="float" office:value="37.0999228954315" calcext:value-type="float">
            <text:p>37.0999228954</text:p>
          </table:table-cell>
          <table:table-cell table:formula="of:=[.C743]/([.D744]-[.D743])" office:value-type="float" office:value="5892.69382543773" calcext:value-type="float">
            <text:p>5892.693825437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5642830.93469" calcext:value-type="float">
            <text:p>1455642830.93469</text:p>
          </table:table-cell>
          <table:table-cell office:value-type="float" office:value="296" calcext:value-type="float">
            <text:p>296</text:p>
          </table:table-cell>
          <table:table-cell table:formula="of:=[.B745]-[.B$2]" office:value-type="float" office:value="37.1521141529083" calcext:value-type="float">
            <text:p>37.1521141529</text:p>
          </table:table-cell>
          <table:table-cell table:formula="of:=[.C744]/([.D745]-[.D744])" office:value-type="float" office:value="5671.44794569359" calcext:value-type="float">
            <text:p>5671.44794569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5642830.98254" calcext:value-type="float">
            <text:p>1455642830.98254</text:p>
          </table:table-cell>
          <table:table-cell office:value-type="float" office:value="296" calcext:value-type="float">
            <text:p>296</text:p>
          </table:table-cell>
          <table:table-cell table:formula="of:=[.B746]-[.B$2]" office:value-type="float" office:value="37.1999626159668" calcext:value-type="float">
            <text:p>37.199962616</text:p>
          </table:table-cell>
          <table:table-cell table:formula="of:=[.C745]/([.D746]-[.D745])" office:value-type="float" office:value="6186.19661071" calcext:value-type="float">
            <text:p>6186.1966107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5642831.03256" calcext:value-type="float">
            <text:p>1455642831.03256</text:p>
          </table:table-cell>
          <table:table-cell office:value-type="float" office:value="296" calcext:value-type="float">
            <text:p>296</text:p>
          </table:table-cell>
          <table:table-cell table:formula="of:=[.B747]-[.B$2]" office:value-type="float" office:value="37.2499878406525" calcext:value-type="float">
            <text:p>37.2499878407</text:p>
          </table:table-cell>
          <table:table-cell table:formula="of:=[.C746]/([.D747]-[.D746])" office:value-type="float" office:value="5917.01490317938" calcext:value-type="float">
            <text:p>5917.014903179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5642831.08541" calcext:value-type="float">
            <text:p>1455642831.08541</text:p>
          </table:table-cell>
          <table:table-cell office:value-type="float" office:value="296" calcext:value-type="float">
            <text:p>296</text:p>
          </table:table-cell>
          <table:table-cell table:formula="of:=[.B748]-[.B$2]" office:value-type="float" office:value="37.3028378486633" calcext:value-type="float">
            <text:p>37.3028378487</text:p>
          </table:table-cell>
          <table:table-cell table:formula="of:=[.C747]/([.D748]-[.D747])" office:value-type="float" office:value="5600.75601008711" calcext:value-type="float">
            <text:p>5600.756010087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5642831.13619" calcext:value-type="float">
            <text:p>1455642831.13619</text:p>
          </table:table-cell>
          <table:table-cell office:value-type="float" office:value="288" calcext:value-type="float">
            <text:p>288</text:p>
          </table:table-cell>
          <table:table-cell table:formula="of:=[.B749]-[.B$2]" office:value-type="float" office:value="37.3536183834076" calcext:value-type="float">
            <text:p>37.3536183834</text:p>
          </table:table-cell>
          <table:table-cell table:formula="of:=[.C748]/([.D749]-[.D748])" office:value-type="float" office:value="5829.0051786712" calcext:value-type="float">
            <text:p>5829.00517867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5642831.18591" calcext:value-type="float">
            <text:p>1455642831.18591</text:p>
          </table:table-cell>
          <table:table-cell office:value-type="float" office:value="288" calcext:value-type="float">
            <text:p>288</text:p>
          </table:table-cell>
          <table:table-cell table:formula="of:=[.B750]-[.B$2]" office:value-type="float" office:value="37.4033360481262" calcext:value-type="float">
            <text:p>37.4033360481</text:p>
          </table:table-cell>
          <table:table-cell table:formula="of:=[.C749]/([.D750]-[.D749])" office:value-type="float" office:value="5792.70972661139" calcext:value-type="float">
            <text:p>5792.70972661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5642831.23575" calcext:value-type="float">
            <text:p>1455642831.23575</text:p>
          </table:table-cell>
          <table:table-cell office:value-type="float" office:value="288" calcext:value-type="float">
            <text:p>288</text:p>
          </table:table-cell>
          <table:table-cell table:formula="of:=[.B751]-[.B$2]" office:value-type="float" office:value="37.4531767368317" calcext:value-type="float">
            <text:p>37.4531767368</text:p>
          </table:table-cell>
          <table:table-cell table:formula="of:=[.C750]/([.D751]-[.D750])" office:value-type="float" office:value="5778.4113237693" calcext:value-type="float">
            <text:p>5778.41132376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5642831.28554" calcext:value-type="float">
            <text:p>1455642831.28554</text:p>
          </table:table-cell>
          <table:table-cell office:value-type="float" office:value="288" calcext:value-type="float">
            <text:p>288</text:p>
          </table:table-cell>
          <table:table-cell table:formula="of:=[.B752]-[.B$2]" office:value-type="float" office:value="37.5029630661011" calcext:value-type="float">
            <text:p>37.5029630661</text:p>
          </table:table-cell>
          <table:table-cell table:formula="of:=[.C751]/([.D752]-[.D751])" office:value-type="float" office:value="5784.72050914907" calcext:value-type="float">
            <text:p>5784.720509149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5642831.33591" calcext:value-type="float">
            <text:p>1455642831.33591</text:p>
          </table:table-cell>
          <table:table-cell office:value-type="float" office:value="288" calcext:value-type="float">
            <text:p>288</text:p>
          </table:table-cell>
          <table:table-cell table:formula="of:=[.B753]-[.B$2]" office:value-type="float" office:value="37.5533394813538" calcext:value-type="float">
            <text:p>37.5533394814</text:p>
          </table:table-cell>
          <table:table-cell table:formula="of:=[.C752]/([.D753]-[.D752])" office:value-type="float" office:value="5716.96097380901" calcext:value-type="float">
            <text:p>5716.96097380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5642831.38662" calcext:value-type="float">
            <text:p>1455642831.38662</text:p>
          </table:table-cell>
          <table:table-cell office:value-type="float" office:value="288" calcext:value-type="float">
            <text:p>288</text:p>
          </table:table-cell>
          <table:table-cell table:formula="of:=[.B754]-[.B$2]" office:value-type="float" office:value="37.6040422916412" calcext:value-type="float">
            <text:p>37.6040422916</text:p>
          </table:table-cell>
          <table:table-cell table:formula="of:=[.C753]/([.D754]-[.D753])" office:value-type="float" office:value="5680.15852310933" calcext:value-type="float">
            <text:p>5680.158523109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5642831.43612" calcext:value-type="float">
            <text:p>1455642831.43612</text:p>
          </table:table-cell>
          <table:table-cell office:value-type="float" office:value="288" calcext:value-type="float">
            <text:p>288</text:p>
          </table:table-cell>
          <table:table-cell table:formula="of:=[.B755]-[.B$2]" office:value-type="float" office:value="37.6535491943359" calcext:value-type="float">
            <text:p>37.6535491943</text:p>
          </table:table-cell>
          <table:table-cell table:formula="of:=[.C754]/([.D755]-[.D754])" office:value-type="float" office:value="5817.37059528912" calcext:value-type="float">
            <text:p>5817.370595289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5642831.48664" calcext:value-type="float">
            <text:p>1455642831.48664</text:p>
          </table:table-cell>
          <table:table-cell office:value-type="float" office:value="280" calcext:value-type="float">
            <text:p>280</text:p>
          </table:table-cell>
          <table:table-cell table:formula="of:=[.B756]-[.B$2]" office:value-type="float" office:value="37.7040629386902" calcext:value-type="float">
            <text:p>37.7040629387</text:p>
          </table:table-cell>
          <table:table-cell table:formula="of:=[.C755]/([.D756]-[.D755])" office:value-type="float" office:value="5701.41856798981" calcext:value-type="float">
            <text:p>5701.418567989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5642831.53747" calcext:value-type="float">
            <text:p>1455642831.53747</text:p>
          </table:table-cell>
          <table:table-cell office:value-type="float" office:value="280" calcext:value-type="float">
            <text:p>280</text:p>
          </table:table-cell>
          <table:table-cell table:formula="of:=[.B757]-[.B$2]" office:value-type="float" office:value="37.7548928260803" calcext:value-type="float">
            <text:p>37.7548928261</text:p>
          </table:table-cell>
          <table:table-cell table:formula="of:=[.C756]/([.D757]-[.D756])" office:value-type="float" office:value="5508.57014202893" calcext:value-type="float">
            <text:p>5508.570142028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5642831.58464" calcext:value-type="float">
            <text:p>1455642831.58464</text:p>
          </table:table-cell>
          <table:table-cell office:value-type="float" office:value="280" calcext:value-type="float">
            <text:p>280</text:p>
          </table:table-cell>
          <table:table-cell table:formula="of:=[.B758]-[.B$2]" office:value-type="float" office:value="37.8020651340485" calcext:value-type="float">
            <text:p>37.802065134</text:p>
          </table:table-cell>
          <table:table-cell table:formula="of:=[.C757]/([.D758]-[.D757])" office:value-type="float" office:value="5935.68583053246" calcext:value-type="float">
            <text:p>5935.685830532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5642831.63726" calcext:value-type="float">
            <text:p>1455642831.63726</text:p>
          </table:table-cell>
          <table:table-cell office:value-type="float" office:value="280" calcext:value-type="float">
            <text:p>280</text:p>
          </table:table-cell>
          <table:table-cell table:formula="of:=[.B759]-[.B$2]" office:value-type="float" office:value="37.8546812534332" calcext:value-type="float">
            <text:p>37.8546812534</text:p>
          </table:table-cell>
          <table:table-cell table:formula="of:=[.C758]/([.D759]-[.D758])" office:value-type="float" office:value="5321.56311172334" calcext:value-type="float">
            <text:p>5321.563111723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5642831.68199" calcext:value-type="float">
            <text:p>1455642831.68199</text:p>
          </table:table-cell>
          <table:table-cell office:value-type="float" office:value="280" calcext:value-type="float">
            <text:p>280</text:p>
          </table:table-cell>
          <table:table-cell table:formula="of:=[.B760]-[.B$2]" office:value-type="float" office:value="37.8994176387787" calcext:value-type="float">
            <text:p>37.8994176388</text:p>
          </table:table-cell>
          <table:table-cell table:formula="of:=[.C759]/([.D760]-[.D759])" office:value-type="float" office:value="6258.88743218325" calcext:value-type="float">
            <text:p>6258.887432183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5642831.73384" calcext:value-type="float">
            <text:p>1455642831.73384</text:p>
          </table:table-cell>
          <table:table-cell office:value-type="float" office:value="280" calcext:value-type="float">
            <text:p>280</text:p>
          </table:table-cell>
          <table:table-cell table:formula="of:=[.B761]-[.B$2]" office:value-type="float" office:value="37.9512648582458" calcext:value-type="float">
            <text:p>37.9512648582</text:p>
          </table:table-cell>
          <table:table-cell table:formula="of:=[.C760]/([.D761]-[.D760])" office:value-type="float" office:value="5400.48247288044" calcext:value-type="float">
            <text:p>5400.48247288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5642831.78664" calcext:value-type="float">
            <text:p>1455642831.78664</text:p>
          </table:table-cell>
          <table:table-cell office:value-type="float" office:value="272" calcext:value-type="float">
            <text:p>272</text:p>
          </table:table-cell>
          <table:table-cell table:formula="of:=[.B762]-[.B$2]" office:value-type="float" office:value="38.0040636062622" calcext:value-type="float">
            <text:p>38.0040636063</text:p>
          </table:table-cell>
          <table:table-cell table:formula="of:=[.C761]/([.D762]-[.D761])" office:value-type="float" office:value="5303.15605046646" calcext:value-type="float">
            <text:p>5303.15605046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5642831.83263" calcext:value-type="float">
            <text:p>1455642831.83263</text:p>
          </table:table-cell>
          <table:table-cell office:value-type="float" office:value="272" calcext:value-type="float">
            <text:p>272</text:p>
          </table:table-cell>
          <table:table-cell table:formula="of:=[.B763]-[.B$2]" office:value-type="float" office:value="38.0500519275665" calcext:value-type="float">
            <text:p>38.0500519276</text:p>
          </table:table-cell>
          <table:table-cell table:formula="of:=[.C762]/([.D763]-[.D762])" office:value-type="float" office:value="5914.54509069983" calcext:value-type="float">
            <text:p>5914.545090699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5642831.88224" calcext:value-type="float">
            <text:p>1455642831.88224</text:p>
          </table:table-cell>
          <table:table-cell office:value-type="float" office:value="272" calcext:value-type="float">
            <text:p>272</text:p>
          </table:table-cell>
          <table:table-cell table:formula="of:=[.B764]-[.B$2]" office:value-type="float" office:value="38.0996670722961" calcext:value-type="float">
            <text:p>38.0996670723</text:p>
          </table:table-cell>
          <table:table-cell table:formula="of:=[.C763]/([.D764]-[.D763])" office:value-type="float" office:value="5482.19704854854" calcext:value-type="float">
            <text:p>5482.197048548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5642831.93197" calcext:value-type="float">
            <text:p>1455642831.93197</text:p>
          </table:table-cell>
          <table:table-cell office:value-type="float" office:value="272" calcext:value-type="float">
            <text:p>272</text:p>
          </table:table-cell>
          <table:table-cell table:formula="of:=[.B765]-[.B$2]" office:value-type="float" office:value="38.1493992805481" calcext:value-type="float">
            <text:p>38.1493992805</text:p>
          </table:table-cell>
          <table:table-cell table:formula="of:=[.C764]/([.D765]-[.D764])" office:value-type="float" office:value="5469.29262867224" calcext:value-type="float">
            <text:p>5469.29262867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5642831.98189" calcext:value-type="float">
            <text:p>1455642831.98189</text:p>
          </table:table-cell>
          <table:table-cell office:value-type="float" office:value="272" calcext:value-type="float">
            <text:p>272</text:p>
          </table:table-cell>
          <table:table-cell table:formula="of:=[.B766]-[.B$2]" office:value-type="float" office:value="38.1993172168732" calcext:value-type="float">
            <text:p>38.1993172169</text:p>
          </table:table-cell>
          <table:table-cell table:formula="of:=[.C765]/([.D766]-[.D765])" office:value-type="float" office:value="5448.94320607916" calcext:value-type="float">
            <text:p>5448.943206079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5642832.03416" calcext:value-type="float">
            <text:p>1455642832.03416</text:p>
          </table:table-cell>
          <table:table-cell office:value-type="float" office:value="264" calcext:value-type="float">
            <text:p>264</text:p>
          </table:table-cell>
          <table:table-cell table:formula="of:=[.B767]-[.B$2]" office:value-type="float" office:value="38.2515869140625" calcext:value-type="float">
            <text:p>38.2515869141</text:p>
          </table:table-cell>
          <table:table-cell table:formula="of:=[.C766]/([.D767]-[.D766])" office:value-type="float" office:value="5203.7799074053" calcext:value-type="float">
            <text:p>5203.779907405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5642832.08622" calcext:value-type="float">
            <text:p>1455642832.08622</text:p>
          </table:table-cell>
          <table:table-cell office:value-type="float" office:value="264" calcext:value-type="float">
            <text:p>264</text:p>
          </table:table-cell>
          <table:table-cell table:formula="of:=[.B768]-[.B$2]" office:value-type="float" office:value="38.3036496639252" calcext:value-type="float">
            <text:p>38.3036496639</text:p>
          </table:table-cell>
          <table:table-cell table:formula="of:=[.C767]/([.D768]-[.D767])" office:value-type="float" office:value="5070.80399510915" calcext:value-type="float">
            <text:p>5070.803995109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5642832.13567" calcext:value-type="float">
            <text:p>1455642832.13567</text:p>
          </table:table-cell>
          <table:table-cell office:value-type="float" office:value="264" calcext:value-type="float">
            <text:p>264</text:p>
          </table:table-cell>
          <table:table-cell table:formula="of:=[.B769]-[.B$2]" office:value-type="float" office:value="38.3530983924866" calcext:value-type="float">
            <text:p>38.3530983925</text:p>
          </table:table-cell>
          <table:table-cell table:formula="of:=[.C768]/([.D769]-[.D768])" office:value-type="float" office:value="5338.86325655849" calcext:value-type="float">
            <text:p>5338.863256558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5642832.18634" calcext:value-type="float">
            <text:p>1455642832.18634</text:p>
          </table:table-cell>
          <table:table-cell office:value-type="float" office:value="264" calcext:value-type="float">
            <text:p>264</text:p>
          </table:table-cell>
          <table:table-cell table:formula="of:=[.B770]-[.B$2]" office:value-type="float" office:value="38.4037680625916" calcext:value-type="float">
            <text:p>38.4037680626</text:p>
          </table:table-cell>
          <table:table-cell table:formula="of:=[.C769]/([.D770]-[.D769])" office:value-type="float" office:value="5210.21746249835" calcext:value-type="float">
            <text:p>5210.217462498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5642832.23596" calcext:value-type="float">
            <text:p>1455642832.23596</text:p>
          </table:table-cell>
          <table:table-cell office:value-type="float" office:value="264" calcext:value-type="float">
            <text:p>264</text:p>
          </table:table-cell>
          <table:table-cell table:formula="of:=[.B771]-[.B$2]" office:value-type="float" office:value="38.4533805847168" calcext:value-type="float">
            <text:p>38.4533805847</text:p>
          </table:table-cell>
          <table:table-cell table:formula="of:=[.C770]/([.D771]-[.D770])" office:value-type="float" office:value="5321.23723388918" calcext:value-type="float">
            <text:p>5321.237233889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5642832.28677" calcext:value-type="float">
            <text:p>1455642832.28677</text:p>
          </table:table-cell>
          <table:table-cell office:value-type="float" office:value="256" calcext:value-type="float">
            <text:p>256</text:p>
          </table:table-cell>
          <table:table-cell table:formula="of:=[.B772]-[.B$2]" office:value-type="float" office:value="38.5041942596436" calcext:value-type="float">
            <text:p>38.5041942596</text:p>
          </table:table-cell>
          <table:table-cell table:formula="of:=[.C771]/([.D772]-[.D771])" office:value-type="float" office:value="5195.45182237904" calcext:value-type="float">
            <text:p>5195.45182237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5642832.33591" calcext:value-type="float">
            <text:p>1455642832.33591</text:p>
          </table:table-cell>
          <table:table-cell office:value-type="float" office:value="256" calcext:value-type="float">
            <text:p>256</text:p>
          </table:table-cell>
          <table:table-cell table:formula="of:=[.B773]-[.B$2]" office:value-type="float" office:value="38.5533344745636" calcext:value-type="float">
            <text:p>38.5533344746</text:p>
          </table:table-cell>
          <table:table-cell table:formula="of:=[.C772]/([.D773]-[.D772])" office:value-type="float" office:value="5209.58242483346" calcext:value-type="float">
            <text:p>5209.582424833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5642832.3841" calcext:value-type="float">
            <text:p>1455642832.3841</text:p>
          </table:table-cell>
          <table:table-cell office:value-type="float" office:value="256" calcext:value-type="float">
            <text:p>256</text:p>
          </table:table-cell>
          <table:table-cell table:formula="of:=[.B774]-[.B$2]" office:value-type="float" office:value="38.6015214920044" calcext:value-type="float">
            <text:p>38.601521492</text:p>
          </table:table-cell>
          <table:table-cell table:formula="of:=[.C773]/([.D774]-[.D773])" office:value-type="float" office:value="5312.63426532945" calcext:value-type="float">
            <text:p>5312.634265329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5642832.43629" calcext:value-type="float">
            <text:p>1455642832.43629</text:p>
          </table:table-cell>
          <table:table-cell office:value-type="float" office:value="256" calcext:value-type="float">
            <text:p>256</text:p>
          </table:table-cell>
          <table:table-cell table:formula="of:=[.B775]-[.B$2]" office:value-type="float" office:value="38.6537120342255" calcext:value-type="float">
            <text:p>38.6537120342</text:p>
          </table:table-cell>
          <table:table-cell table:formula="of:=[.C774]/([.D775]-[.D774])" office:value-type="float" office:value="4905.10328318936" calcext:value-type="float">
            <text:p>4905.103283189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5642832.48669" calcext:value-type="float">
            <text:p>1455642832.48669</text:p>
          </table:table-cell>
          <table:table-cell office:value-type="float" office:value="256" calcext:value-type="float">
            <text:p>256</text:p>
          </table:table-cell>
          <table:table-cell table:formula="of:=[.B776]-[.B$2]" office:value-type="float" office:value="38.7041184902191" calcext:value-type="float">
            <text:p>38.7041184902</text:p>
          </table:table-cell>
          <table:table-cell table:formula="of:=[.C775]/([.D776]-[.D775])" office:value-type="float" office:value="5078.71452085895" calcext:value-type="float">
            <text:p>5078.71452085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5642832.53187" calcext:value-type="float">
            <text:p>1455642832.53187</text:p>
          </table:table-cell>
          <table:table-cell office:value-type="float" office:value="248" calcext:value-type="float">
            <text:p>248</text:p>
          </table:table-cell>
          <table:table-cell table:formula="of:=[.B777]-[.B$2]" office:value-type="float" office:value="38.749293088913" calcext:value-type="float">
            <text:p>38.7492930889</text:p>
          </table:table-cell>
          <table:table-cell table:formula="of:=[.C776]/([.D777]-[.D776])" office:value-type="float" office:value="5666.90147564863" calcext:value-type="float">
            <text:p>5666.901475648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5642832.58511" calcext:value-type="float">
            <text:p>1455642832.58511</text:p>
          </table:table-cell>
          <table:table-cell office:value-type="float" office:value="248" calcext:value-type="float">
            <text:p>248</text:p>
          </table:table-cell>
          <table:table-cell table:formula="of:=[.B778]-[.B$2]" office:value-type="float" office:value="38.802535533905" calcext:value-type="float">
            <text:p>38.8025355339</text:p>
          </table:table-cell>
          <table:table-cell table:formula="of:=[.C777]/([.D778]-[.D777])" office:value-type="float" office:value="4657.9378546" calcext:value-type="float">
            <text:p>4657.937854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5642832.6343" calcext:value-type="float">
            <text:p>1455642832.6343</text:p>
          </table:table-cell>
          <table:table-cell office:value-type="float" office:value="248" calcext:value-type="float">
            <text:p>248</text:p>
          </table:table-cell>
          <table:table-cell table:formula="of:=[.B779]-[.B$2]" office:value-type="float" office:value="38.8517282009125" calcext:value-type="float">
            <text:p>38.8517282009</text:p>
          </table:table-cell>
          <table:table-cell table:formula="of:=[.C778]/([.D779]-[.D778])" office:value-type="float" office:value="5041.4018000378" calcext:value-type="float">
            <text:p>5041.401800037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5642832.68253" calcext:value-type="float">
            <text:p>1455642832.68253</text:p>
          </table:table-cell>
          <table:table-cell office:value-type="float" office:value="248" calcext:value-type="float">
            <text:p>248</text:p>
          </table:table-cell>
          <table:table-cell table:formula="of:=[.B780]-[.B$2]" office:value-type="float" office:value="38.8999557495117" calcext:value-type="float">
            <text:p>38.8999557495</text:p>
          </table:table-cell>
          <table:table-cell table:formula="of:=[.C779]/([.D780]-[.D779])" office:value-type="float" office:value="5142.28915221894" calcext:value-type="float">
            <text:p>5142.28915221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5642832.73248" calcext:value-type="float">
            <text:p>1455642832.73248</text:p>
          </table:table-cell>
          <table:table-cell office:value-type="float" office:value="248" calcext:value-type="float">
            <text:p>248</text:p>
          </table:table-cell>
          <table:table-cell table:formula="of:=[.B781]-[.B$2]" office:value-type="float" office:value="38.9499063491821" calcext:value-type="float">
            <text:p>38.9499063492</text:p>
          </table:table-cell>
          <table:table-cell table:formula="of:=[.C780]/([.D781]-[.D780])" office:value-type="float" office:value="4964.90535922256" calcext:value-type="float">
            <text:p>4964.905359222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5642832.78255" calcext:value-type="float">
            <text:p>1455642832.78255</text:p>
          </table:table-cell>
          <table:table-cell office:value-type="float" office:value="240" calcext:value-type="float">
            <text:p>240</text:p>
          </table:table-cell>
          <table:table-cell table:formula="of:=[.B782]-[.B$2]" office:value-type="float" office:value="38.9999711513519" calcext:value-type="float">
            <text:p>38.9999711514</text:p>
          </table:table-cell>
          <table:table-cell table:formula="of:=[.C781]/([.D782]-[.D781])" office:value-type="float" office:value="4953.57994542519" calcext:value-type="float">
            <text:p>4953.57994542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5642832.83225" calcext:value-type="float">
            <text:p>1455642832.83225</text:p>
          </table:table-cell>
          <table:table-cell office:value-type="float" office:value="240" calcext:value-type="float">
            <text:p>240</text:p>
          </table:table-cell>
          <table:table-cell table:formula="of:=[.B783]-[.B$2]" office:value-type="float" office:value="39.0496728420258" calcext:value-type="float">
            <text:p>39.049672842</text:p>
          </table:table-cell>
          <table:table-cell table:formula="of:=[.C782]/([.D783]-[.D782])" office:value-type="float" office:value="4828.80957863228" calcext:value-type="float">
            <text:p>4828.80957863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5642832.88212" calcext:value-type="float">
            <text:p>1455642832.88212</text:p>
          </table:table-cell>
          <table:table-cell office:value-type="float" office:value="240" calcext:value-type="float">
            <text:p>240</text:p>
          </table:table-cell>
          <table:table-cell table:formula="of:=[.B784]-[.B$2]" office:value-type="float" office:value="39.0995488166809" calcext:value-type="float">
            <text:p>39.0995488167</text:p>
          </table:table-cell>
          <table:table-cell table:formula="of:=[.C783]/([.D784]-[.D783])" office:value-type="float" office:value="4811.93604053634" calcext:value-type="float">
            <text:p>4811.936040536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5642832.93368" calcext:value-type="float">
            <text:p>1455642832.93368</text:p>
          </table:table-cell>
          <table:table-cell office:value-type="float" office:value="240" calcext:value-type="float">
            <text:p>240</text:p>
          </table:table-cell>
          <table:table-cell table:formula="of:=[.B785]-[.B$2]" office:value-type="float" office:value="39.1511039733887" calcext:value-type="float">
            <text:p>39.1511039734</text:p>
          </table:table-cell>
          <table:table-cell table:formula="of:=[.C784]/([.D785]-[.D784])" office:value-type="float" office:value="4655.2084277509" calcext:value-type="float">
            <text:p>4655.208427750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5642832.98254" calcext:value-type="float">
            <text:p>1455642832.98254</text:p>
          </table:table-cell>
          <table:table-cell office:value-type="float" office:value="240" calcext:value-type="float">
            <text:p>240</text:p>
          </table:table-cell>
          <table:table-cell table:formula="of:=[.B786]-[.B$2]" office:value-type="float" office:value="39.1999650001526" calcext:value-type="float">
            <text:p>39.1999650002</text:p>
          </table:table-cell>
          <table:table-cell table:formula="of:=[.C785]/([.D786]-[.D785])" office:value-type="float" office:value="4911.89023021597" calcext:value-type="float">
            <text:p>4911.8902302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5642833.03491" calcext:value-type="float">
            <text:p>1455642833.03491</text:p>
          </table:table-cell>
          <table:table-cell office:value-type="float" office:value="232" calcext:value-type="float">
            <text:p>232</text:p>
          </table:table-cell>
          <table:table-cell table:formula="of:=[.B787]-[.B$2]" office:value-type="float" office:value="39.252331495285" calcext:value-type="float">
            <text:p>39.2523314953</text:p>
          </table:table-cell>
          <table:table-cell table:formula="of:=[.C786]/([.D787]-[.D786])" office:value-type="float" office:value="4583.08312200363" calcext:value-type="float">
            <text:p>4583.08312200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5642833.0857" calcext:value-type="float">
            <text:p>1455642833.0857</text:p>
          </table:table-cell>
          <table:table-cell office:value-type="float" office:value="232" calcext:value-type="float">
            <text:p>232</text:p>
          </table:table-cell>
          <table:table-cell table:formula="of:=[.B788]-[.B$2]" office:value-type="float" office:value="39.3031280040741" calcext:value-type="float">
            <text:p>39.3031280041</text:p>
          </table:table-cell>
          <table:table-cell table:formula="of:=[.C787]/([.D788]-[.D787])" office:value-type="float" office:value="4567.2430159207" calcext:value-type="float">
            <text:p>4567.24301592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5642833.13577" calcext:value-type="float">
            <text:p>1455642833.13577</text:p>
          </table:table-cell>
          <table:table-cell office:value-type="float" office:value="232" calcext:value-type="float">
            <text:p>232</text:p>
          </table:table-cell>
          <table:table-cell table:formula="of:=[.B789]-[.B$2]" office:value-type="float" office:value="39.3531911373138" calcext:value-type="float">
            <text:p>39.3531911373</text:p>
          </table:table-cell>
          <table:table-cell table:formula="of:=[.C788]/([.D789]-[.D788])" office:value-type="float" office:value="4634.14862367845" calcext:value-type="float">
            <text:p>4634.148623678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5642833.18574" calcext:value-type="float">
            <text:p>1455642833.18574</text:p>
          </table:table-cell>
          <table:table-cell office:value-type="float" office:value="232" calcext:value-type="float">
            <text:p>232</text:p>
          </table:table-cell>
          <table:table-cell table:formula="of:=[.B790]-[.B$2]" office:value-type="float" office:value="39.4031629562378" calcext:value-type="float">
            <text:p>39.4031629562</text:p>
          </table:table-cell>
          <table:table-cell table:formula="of:=[.C789]/([.D790]-[.D789])" office:value-type="float" office:value="4642.61667867384" calcext:value-type="float">
            <text:p>4642.616678673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5642833.23608" calcext:value-type="float">
            <text:p>1455642833.23608</text:p>
          </table:table-cell>
          <table:table-cell office:value-type="float" office:value="232" calcext:value-type="float">
            <text:p>232</text:p>
          </table:table-cell>
          <table:table-cell table:formula="of:=[.B791]-[.B$2]" office:value-type="float" office:value="39.4535083770752" calcext:value-type="float">
            <text:p>39.4535083771</text:p>
          </table:table-cell>
          <table:table-cell table:formula="of:=[.C790]/([.D791]-[.D790])" office:value-type="float" office:value="4608.16487658881" calcext:value-type="float">
            <text:p>4608.16487658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5642833.2859" calcext:value-type="float">
            <text:p>1455642833.2859</text:p>
          </table:table-cell>
          <table:table-cell office:value-type="float" office:value="224" calcext:value-type="float">
            <text:p>224</text:p>
          </table:table-cell>
          <table:table-cell table:formula="of:=[.B792]-[.B$2]" office:value-type="float" office:value="39.5033218860626" calcext:value-type="float">
            <text:p>39.5033218861</text:p>
          </table:table-cell>
          <table:table-cell table:formula="of:=[.C791]/([.D792]-[.D791])" office:value-type="float" office:value="4657.37115726094" calcext:value-type="float">
            <text:p>4657.371157260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5642833.33595" calcext:value-type="float">
            <text:p>1455642833.33595</text:p>
          </table:table-cell>
          <table:table-cell office:value-type="float" office:value="224" calcext:value-type="float">
            <text:p>224</text:p>
          </table:table-cell>
          <table:table-cell table:formula="of:=[.B793]-[.B$2]" office:value-type="float" office:value="39.5533738136292" calcext:value-type="float">
            <text:p>39.5533738136</text:p>
          </table:table-cell>
          <table:table-cell table:formula="of:=[.C792]/([.D793]-[.D792])" office:value-type="float" office:value="4475.35211710403" calcext:value-type="float">
            <text:p>4475.35211710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5642833.38602" calcext:value-type="float">
            <text:p>1455642833.38602</text:p>
          </table:table-cell>
          <table:table-cell office:value-type="float" office:value="224" calcext:value-type="float">
            <text:p>224</text:p>
          </table:table-cell>
          <table:table-cell table:formula="of:=[.B794]-[.B$2]" office:value-type="float" office:value="39.6034419536591" calcext:value-type="float">
            <text:p>39.6034419537</text:p>
          </table:table-cell>
          <table:table-cell table:formula="of:=[.C793]/([.D794]-[.D793])" office:value-type="float" office:value="4473.90296236685" calcext:value-type="float">
            <text:p>4473.902962366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5642833.43554" calcext:value-type="float">
            <text:p>1455642833.43554</text:p>
          </table:table-cell>
          <table:table-cell office:value-type="float" office:value="224" calcext:value-type="float">
            <text:p>224</text:p>
          </table:table-cell>
          <table:table-cell table:formula="of:=[.B795]-[.B$2]" office:value-type="float" office:value="39.6529633998871" calcext:value-type="float">
            <text:p>39.6529633999</text:p>
          </table:table-cell>
          <table:table-cell table:formula="of:=[.C794]/([.D795]-[.D794])" office:value-type="float" office:value="4523.29277639764" calcext:value-type="float">
            <text:p>4523.292776397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5642833.4848" calcext:value-type="float">
            <text:p>1455642833.4848</text:p>
          </table:table-cell>
          <table:table-cell office:value-type="float" office:value="224" calcext:value-type="float">
            <text:p>224</text:p>
          </table:table-cell>
          <table:table-cell table:formula="of:=[.B796]-[.B$2]" office:value-type="float" office:value="39.7022268772125" calcext:value-type="float">
            <text:p>39.7022268772</text:p>
          </table:table-cell>
          <table:table-cell table:formula="of:=[.C795]/([.D796]-[.D795])" office:value-type="float" office:value="4546.9790636222" calcext:value-type="float">
            <text:p>4546.979063622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5642833.53553" calcext:value-type="float">
            <text:p>1455642833.53553</text:p>
          </table:table-cell>
          <table:table-cell office:value-type="float" office:value="224" calcext:value-type="float">
            <text:p>224</text:p>
          </table:table-cell>
          <table:table-cell table:formula="of:=[.B797]-[.B$2]" office:value-type="float" office:value="39.7529590129852" calcext:value-type="float">
            <text:p>39.752959013</text:p>
          </table:table-cell>
          <table:table-cell table:formula="of:=[.C796]/([.D797]-[.D796])" office:value-type="float" office:value="4415.34732548194" calcext:value-type="float">
            <text:p>4415.347325481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5642833.58594" calcext:value-type="float">
            <text:p>1455642833.58594</text:p>
          </table:table-cell>
          <table:table-cell office:value-type="float" office:value="216" calcext:value-type="float">
            <text:p>216</text:p>
          </table:table-cell>
          <table:table-cell table:formula="of:=[.B798]-[.B$2]" office:value-type="float" office:value="39.8033628463745" calcext:value-type="float">
            <text:p>39.8033628464</text:p>
          </table:table-cell>
          <table:table-cell table:formula="of:=[.C797]/([.D798]-[.D797])" office:value-type="float" office:value="4444.10642877077" calcext:value-type="float">
            <text:p>4444.10642877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5642833.63578" calcext:value-type="float">
            <text:p>1455642833.63578</text:p>
          </table:table-cell>
          <table:table-cell office:value-type="float" office:value="216" calcext:value-type="float">
            <text:p>216</text:p>
          </table:table-cell>
          <table:table-cell table:formula="of:=[.B799]-[.B$2]" office:value-type="float" office:value="39.8532071113586" calcext:value-type="float">
            <text:p>39.8532071114</text:p>
          </table:table-cell>
          <table:table-cell table:formula="of:=[.C798]/([.D799]-[.D798])" office:value-type="float" office:value="4333.49754618247" calcext:value-type="float">
            <text:p>4333.49754618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5642833.68633" calcext:value-type="float">
            <text:p>1455642833.68633</text:p>
          </table:table-cell>
          <table:table-cell office:value-type="float" office:value="216" calcext:value-type="float">
            <text:p>216</text:p>
          </table:table-cell>
          <table:table-cell table:formula="of:=[.B800]-[.B$2]" office:value-type="float" office:value="39.9037525653839" calcext:value-type="float">
            <text:p>39.9037525654</text:p>
          </table:table-cell>
          <table:table-cell table:formula="of:=[.C799]/([.D800]-[.D799])" office:value-type="float" office:value="4273.38133894332" calcext:value-type="float">
            <text:p>4273.38133894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5642833.73616" calcext:value-type="float">
            <text:p>1455642833.73616</text:p>
          </table:table-cell>
          <table:table-cell office:value-type="float" office:value="216" calcext:value-type="float">
            <text:p>216</text:p>
          </table:table-cell>
          <table:table-cell table:formula="of:=[.B801]-[.B$2]" office:value-type="float" office:value="39.9535858631134" calcext:value-type="float">
            <text:p>39.9535858631</text:p>
          </table:table-cell>
          <table:table-cell table:formula="of:=[.C800]/([.D801]-[.D800])" office:value-type="float" office:value="4334.45125732001" calcext:value-type="float">
            <text:p>4334.451257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5642833.78608" calcext:value-type="float">
            <text:p>1455642833.78608</text:p>
          </table:table-cell>
          <table:table-cell office:value-type="float" office:value="216" calcext:value-type="float">
            <text:p>216</text:p>
          </table:table-cell>
          <table:table-cell table:formula="of:=[.B802]-[.B$2]" office:value-type="float" office:value="40.0035064220428" calcext:value-type="float">
            <text:p>40.003506422</text:p>
          </table:table-cell>
          <table:table-cell table:formula="of:=[.C801]/([.D802]-[.D801])" office:value-type="float" office:value="4326.87463105711" calcext:value-type="float">
            <text:p>4326.874631057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5642833.83189" calcext:value-type="float">
            <text:p>1455642833.83189</text:p>
          </table:table-cell>
          <table:table-cell office:value-type="float" office:value="216" calcext:value-type="float">
            <text:p>216</text:p>
          </table:table-cell>
          <table:table-cell table:formula="of:=[.B803]-[.B$2]" office:value-type="float" office:value="40.0493111610413" calcext:value-type="float">
            <text:p>40.049311161</text:p>
          </table:table-cell>
          <table:table-cell table:formula="of:=[.C802]/([.D803]-[.D802])" office:value-type="float" office:value="4715.66926748526" calcext:value-type="float">
            <text:p>4715.669267485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5642833.88192" calcext:value-type="float">
            <text:p>1455642833.88192</text:p>
          </table:table-cell>
          <table:table-cell office:value-type="float" office:value="216" calcext:value-type="float">
            <text:p>216</text:p>
          </table:table-cell>
          <table:table-cell table:formula="of:=[.B804]-[.B$2]" office:value-type="float" office:value="40.0993480682373" calcext:value-type="float">
            <text:p>40.0993480682</text:p>
          </table:table-cell>
          <table:table-cell table:formula="of:=[.C803]/([.D804]-[.D803])" office:value-type="float" office:value="4316.81357030543" calcext:value-type="float">
            <text:p>4316.813570305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5642833.93172" calcext:value-type="float">
            <text:p>1455642833.93172</text:p>
          </table:table-cell>
          <table:table-cell office:value-type="float" office:value="208" calcext:value-type="float">
            <text:p>208</text:p>
          </table:table-cell>
          <table:table-cell table:formula="of:=[.B805]-[.B$2]" office:value-type="float" office:value="40.1491484642029" calcext:value-type="float">
            <text:p>40.1491484642</text:p>
          </table:table-cell>
          <table:table-cell table:formula="of:=[.C804]/([.D805]-[.D804])" office:value-type="float" office:value="4337.31491109643" calcext:value-type="float">
            <text:p>4337.314911096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5642833.98253" calcext:value-type="float">
            <text:p>1455642833.98253</text:p>
          </table:table-cell>
          <table:table-cell office:value-type="float" office:value="208" calcext:value-type="float">
            <text:p>208</text:p>
          </table:table-cell>
          <table:table-cell table:formula="of:=[.B806]-[.B$2]" office:value-type="float" office:value="40.1999561786652" calcext:value-type="float">
            <text:p>40.1999561787</text:p>
          </table:table-cell>
          <table:table-cell table:formula="of:=[.C805]/([.D806]-[.D805])" office:value-type="float" office:value="4093.86649648292" calcext:value-type="float">
            <text:p>4093.866496482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5642834.03586" calcext:value-type="float">
            <text:p>1455642834.03586</text:p>
          </table:table-cell>
          <table:table-cell office:value-type="float" office:value="208" calcext:value-type="float">
            <text:p>208</text:p>
          </table:table-cell>
          <table:table-cell table:formula="of:=[.B807]-[.B$2]" office:value-type="float" office:value="40.2532889842987" calcext:value-type="float">
            <text:p>40.2532889843</text:p>
          </table:table-cell>
          <table:table-cell table:formula="of:=[.C806]/([.D807]-[.D806])" office:value-type="float" office:value="3900.03858842884" calcext:value-type="float">
            <text:p>3900.038588428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5642834.0859" calcext:value-type="float">
            <text:p>1455642834.0859</text:p>
          </table:table-cell>
          <table:table-cell office:value-type="float" office:value="208" calcext:value-type="float">
            <text:p>208</text:p>
          </table:table-cell>
          <table:table-cell table:formula="of:=[.B808]-[.B$2]" office:value-type="float" office:value="40.3033287525177" calcext:value-type="float">
            <text:p>40.3033287525</text:p>
          </table:table-cell>
          <table:table-cell table:formula="of:=[.C807]/([.D808]-[.D807])" office:value-type="float" office:value="4156.69391372295" calcext:value-type="float">
            <text:p>4156.69391372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5642834.13572" calcext:value-type="float">
            <text:p>1455642834.13572</text:p>
          </table:table-cell>
          <table:table-cell office:value-type="float" office:value="208" calcext:value-type="float">
            <text:p>208</text:p>
          </table:table-cell>
          <table:table-cell table:formula="of:=[.B809]-[.B$2]" office:value-type="float" office:value="40.3531491756439" calcext:value-type="float">
            <text:p>40.3531491756</text:p>
          </table:table-cell>
          <table:table-cell table:formula="of:=[.C808]/([.D809]-[.D808])" office:value-type="float" office:value="4174.99464974493" calcext:value-type="float">
            <text:p>4174.994649744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5642834.18543" calcext:value-type="float">
            <text:p>1455642834.18543</text:p>
          </table:table-cell>
          <table:table-cell office:value-type="float" office:value="208" calcext:value-type="float">
            <text:p>208</text:p>
          </table:table-cell>
          <table:table-cell table:formula="of:=[.B810]-[.B$2]" office:value-type="float" office:value="40.4028565883637" calcext:value-type="float">
            <text:p>40.4028565884</text:p>
          </table:table-cell>
          <table:table-cell table:formula="of:=[.C809]/([.D810]-[.D809])" office:value-type="float" office:value="4184.4865507847" calcext:value-type="float">
            <text:p>4184.486550784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5642834.23598" calcext:value-type="float">
            <text:p>1455642834.23598</text:p>
          </table:table-cell>
          <table:table-cell office:value-type="float" office:value="208" calcext:value-type="float">
            <text:p>208</text:p>
          </table:table-cell>
          <table:table-cell table:formula="of:=[.B811]-[.B$2]" office:value-type="float" office:value="40.4534089565277" calcext:value-type="float">
            <text:p>40.4534089565</text:p>
          </table:table-cell>
          <table:table-cell table:formula="of:=[.C810]/([.D811]-[.D810])" office:value-type="float" office:value="4114.54512526411" calcext:value-type="float">
            <text:p>4114.545125264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5642834.28582" calcext:value-type="float">
            <text:p>1455642834.28582</text:p>
          </table:table-cell>
          <table:table-cell office:value-type="float" office:value="208" calcext:value-type="float">
            <text:p>208</text:p>
          </table:table-cell>
          <table:table-cell table:formula="of:=[.B812]-[.B$2]" office:value-type="float" office:value="40.5032451152802" calcext:value-type="float">
            <text:p>40.5032451153</text:p>
          </table:table-cell>
          <table:table-cell table:formula="of:=[.C811]/([.D812]-[.D811])" office:value-type="float" office:value="4173.67640698854" calcext:value-type="float">
            <text:p>4173.676406988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5642834.33545" calcext:value-type="float">
            <text:p>1455642834.33545</text:p>
          </table:table-cell>
          <table:table-cell office:value-type="float" office:value="208" calcext:value-type="float">
            <text:p>208</text:p>
          </table:table-cell>
          <table:table-cell table:formula="of:=[.B813]-[.B$2]" office:value-type="float" office:value="40.5528771877289" calcext:value-type="float">
            <text:p>40.5528771877</text:p>
          </table:table-cell>
          <table:table-cell table:formula="of:=[.C812]/([.D813]-[.D812])" office:value-type="float" office:value="4190.83849893358" calcext:value-type="float">
            <text:p>4190.838498933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5642834.38566" calcext:value-type="float">
            <text:p>1455642834.38566</text:p>
          </table:table-cell>
          <table:table-cell office:value-type="float" office:value="208" calcext:value-type="float">
            <text:p>208</text:p>
          </table:table-cell>
          <table:table-cell table:formula="of:=[.B814]-[.B$2]" office:value-type="float" office:value="40.6030814647675" calcext:value-type="float">
            <text:p>40.6030814648</text:p>
          </table:table-cell>
          <table:table-cell table:formula="of:=[.C813]/([.D814]-[.D813])" office:value-type="float" office:value="4143.0733050928" calcext:value-type="float">
            <text:p>4143.073305092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5642834.43568" calcext:value-type="float">
            <text:p>1455642834.43568</text:p>
          </table:table-cell>
          <table:table-cell office:value-type="float" office:value="208" calcext:value-type="float">
            <text:p>208</text:p>
          </table:table-cell>
          <table:table-cell table:formula="of:=[.B815]-[.B$2]" office:value-type="float" office:value="40.6531031131744" calcext:value-type="float">
            <text:p>40.6531031132</text:p>
          </table:table-cell>
          <table:table-cell table:formula="of:=[.C814]/([.D815]-[.D814])" office:value-type="float" office:value="4158.19963204103" calcext:value-type="float">
            <text:p>4158.19963204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5642834.48624" calcext:value-type="float">
            <text:p>1455642834.48624</text:p>
          </table:table-cell>
          <table:table-cell office:value-type="float" office:value="208" calcext:value-type="float">
            <text:p>208</text:p>
          </table:table-cell>
          <table:table-cell table:formula="of:=[.B816]-[.B$2]" office:value-type="float" office:value="40.7036621570587" calcext:value-type="float">
            <text:p>40.7036621571</text:p>
          </table:table-cell>
          <table:table-cell table:formula="of:=[.C815]/([.D816]-[.D815])" office:value-type="float" office:value="4114.00184853343" calcext:value-type="float">
            <text:p>4114.001848533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5642834.53591" calcext:value-type="float">
            <text:p>1455642834.53591</text:p>
          </table:table-cell>
          <table:table-cell office:value-type="float" office:value="208" calcext:value-type="float">
            <text:p>208</text:p>
          </table:table-cell>
          <table:table-cell table:formula="of:=[.B817]-[.B$2]" office:value-type="float" office:value="40.7533385753632" calcext:value-type="float">
            <text:p>40.7533385754</text:p>
          </table:table-cell>
          <table:table-cell table:formula="of:=[.C816]/([.D817]-[.D816])" office:value-type="float" office:value="4187.09736127243" calcext:value-type="float">
            <text:p>4187.097361272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5642834.58551" calcext:value-type="float">
            <text:p>1455642834.58551</text:p>
          </table:table-cell>
          <table:table-cell office:value-type="float" office:value="208" calcext:value-type="float">
            <text:p>208</text:p>
          </table:table-cell>
          <table:table-cell table:formula="of:=[.B818]-[.B$2]" office:value-type="float" office:value="40.802937746048" calcext:value-type="float">
            <text:p>40.802937746</text:p>
          </table:table-cell>
          <table:table-cell table:formula="of:=[.C817]/([.D818]-[.D817])" office:value-type="float" office:value="4193.61850466751" calcext:value-type="float">
            <text:p>4193.618504667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5642834.63558" calcext:value-type="float">
            <text:p>1455642834.63558</text:p>
          </table:table-cell>
          <table:table-cell office:value-type="float" office:value="208" calcext:value-type="float">
            <text:p>208</text:p>
          </table:table-cell>
          <table:table-cell table:formula="of:=[.B819]-[.B$2]" office:value-type="float" office:value="40.8530037403107" calcext:value-type="float">
            <text:p>40.8530037403</text:p>
          </table:table-cell>
          <table:table-cell table:formula="of:=[.C818]/([.D819]-[.D818])" office:value-type="float" office:value="4154.51651491485" calcext:value-type="float">
            <text:p>4154.516514914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5642834.68563" calcext:value-type="float">
            <text:p>1455642834.68563</text:p>
          </table:table-cell>
          <table:table-cell office:value-type="float" office:value="208" calcext:value-type="float">
            <text:p>208</text:p>
          </table:table-cell>
          <table:table-cell table:formula="of:=[.B820]-[.B$2]" office:value-type="float" office:value="40.9030556678772" calcext:value-type="float">
            <text:p>40.9030556679</text:p>
          </table:table-cell>
          <table:table-cell table:formula="of:=[.C819]/([.D820]-[.D819])" office:value-type="float" office:value="4155.68410873946" calcext:value-type="float">
            <text:p>4155.684108739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5642834.73579" calcext:value-type="float">
            <text:p>1455642834.73579</text:p>
          </table:table-cell>
          <table:table-cell office:value-type="float" office:value="208" calcext:value-type="float">
            <text:p>208</text:p>
          </table:table-cell>
          <table:table-cell table:formula="of:=[.B821]-[.B$2]" office:value-type="float" office:value="40.9532141685486" calcext:value-type="float">
            <text:p>40.9532141685</text:p>
          </table:table-cell>
          <table:table-cell table:formula="of:=[.C820]/([.D821]-[.D820])" office:value-type="float" office:value="4146.85441581899" calcext:value-type="float">
            <text:p>4146.8544158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5642834.78549" calcext:value-type="float">
            <text:p>1455642834.78549</text:p>
          </table:table-cell>
          <table:table-cell office:value-type="float" office:value="208" calcext:value-type="float">
            <text:p>208</text:p>
          </table:table-cell>
          <table:table-cell table:formula="of:=[.B822]-[.B$2]" office:value-type="float" office:value="41.0029156208038" calcext:value-type="float">
            <text:p>41.0029156208</text:p>
          </table:table-cell>
          <table:table-cell table:formula="of:=[.C821]/([.D822]-[.D821])" office:value-type="float" office:value="4184.98837683426" calcext:value-type="float">
            <text:p>4184.98837683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5642834.83553" calcext:value-type="float">
            <text:p>1455642834.83553</text:p>
          </table:table-cell>
          <table:table-cell office:value-type="float" office:value="208" calcext:value-type="float">
            <text:p>208</text:p>
          </table:table-cell>
          <table:table-cell table:formula="of:=[.B823]-[.B$2]" office:value-type="float" office:value="41.0529594421387" calcext:value-type="float">
            <text:p>41.0529594421</text:p>
          </table:table-cell>
          <table:table-cell table:formula="of:=[.C822]/([.D823]-[.D822])" office:value-type="float" office:value="4156.35725753815" calcext:value-type="float">
            <text:p>4156.357257538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5642834.88608" calcext:value-type="float">
            <text:p>1455642834.88608</text:p>
          </table:table-cell>
          <table:table-cell office:value-type="float" office:value="208" calcext:value-type="float">
            <text:p>208</text:p>
          </table:table-cell>
          <table:table-cell table:formula="of:=[.B824]-[.B$2]" office:value-type="float" office:value="41.1035017967224" calcext:value-type="float">
            <text:p>41.1035017967</text:p>
          </table:table-cell>
          <table:table-cell table:formula="of:=[.C823]/([.D824]-[.D823])" office:value-type="float" office:value="4115.36030944856" calcext:value-type="float">
            <text:p>4115.360309448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5642834.93586" calcext:value-type="float">
            <text:p>1455642834.93586</text:p>
          </table:table-cell>
          <table:table-cell office:value-type="float" office:value="208" calcext:value-type="float">
            <text:p>208</text:p>
          </table:table-cell>
          <table:table-cell table:formula="of:=[.B825]-[.B$2]" office:value-type="float" office:value="41.1532850265503" calcext:value-type="float">
            <text:p>41.1532850266</text:p>
          </table:table-cell>
          <table:table-cell table:formula="of:=[.C824]/([.D825]-[.D824])" office:value-type="float" office:value="4178.11380899016" calcext:value-type="float">
            <text:p>4178.113808990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5642834.98536" calcext:value-type="float">
            <text:p>1455642834.98536</text:p>
          </table:table-cell>
          <table:table-cell office:value-type="float" office:value="208" calcext:value-type="float">
            <text:p>208</text:p>
          </table:table-cell>
          <table:table-cell table:formula="of:=[.B826]-[.B$2]" office:value-type="float" office:value="41.2027857303619" calcext:value-type="float">
            <text:p>41.2027857304</text:p>
          </table:table-cell>
          <table:table-cell table:formula="of:=[.C825]/([.D826]-[.D825])" office:value-type="float" office:value="4201.96045679387" calcext:value-type="float">
            <text:p>4201.960456793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5642835.03599" calcext:value-type="float">
            <text:p>1455642835.03599</text:p>
          </table:table-cell>
          <table:table-cell office:value-type="float" office:value="208" calcext:value-type="float">
            <text:p>208</text:p>
          </table:table-cell>
          <table:table-cell table:formula="of:=[.B827]-[.B$2]" office:value-type="float" office:value="41.2534165382385" calcext:value-type="float">
            <text:p>41.2534165382</text:p>
          </table:table-cell>
          <table:table-cell table:formula="of:=[.C826]/([.D827]-[.D826])" office:value-type="float" office:value="4108.17067163933" calcext:value-type="float">
            <text:p>4108.170671639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5642835.08577" calcext:value-type="float">
            <text:p>1455642835.08577</text:p>
          </table:table-cell>
          <table:table-cell office:value-type="float" office:value="208" calcext:value-type="float">
            <text:p>208</text:p>
          </table:table-cell>
          <table:table-cell table:formula="of:=[.B828]-[.B$2]" office:value-type="float" office:value="41.3031992912292" calcext:value-type="float">
            <text:p>41.3031992912</text:p>
          </table:table-cell>
          <table:table-cell table:formula="of:=[.C827]/([.D828]-[.D827])" office:value-type="float" office:value="4178.15382847072" calcext:value-type="float">
            <text:p>4178.153828470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5642835.13583" calcext:value-type="float">
            <text:p>1455642835.13583</text:p>
          </table:table-cell>
          <table:table-cell office:value-type="float" office:value="208" calcext:value-type="float">
            <text:p>208</text:p>
          </table:table-cell>
          <table:table-cell table:formula="of:=[.B829]-[.B$2]" office:value-type="float" office:value="41.3532564640045" calcext:value-type="float">
            <text:p>41.353256464</text:p>
          </table:table-cell>
          <table:table-cell table:formula="of:=[.C828]/([.D829]-[.D828])" office:value-type="float" office:value="4155.24865804577" calcext:value-type="float">
            <text:p>4155.248658045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5642835.18543" calcext:value-type="float">
            <text:p>1455642835.18543</text:p>
          </table:table-cell>
          <table:table-cell office:value-type="float" office:value="208" calcext:value-type="float">
            <text:p>208</text:p>
          </table:table-cell>
          <table:table-cell table:formula="of:=[.B830]-[.B$2]" office:value-type="float" office:value="41.4028515815735" calcext:value-type="float">
            <text:p>41.4028515816</text:p>
          </table:table-cell>
          <table:table-cell table:formula="of:=[.C829]/([.D830]-[.D829])" office:value-type="float" office:value="4193.96122432301" calcext:value-type="float">
            <text:p>4193.96122432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5642835.23551" calcext:value-type="float">
            <text:p>1455642835.23551</text:p>
          </table:table-cell>
          <table:table-cell office:value-type="float" office:value="208" calcext:value-type="float">
            <text:p>208</text:p>
          </table:table-cell>
          <table:table-cell table:formula="of:=[.B831]-[.B$2]" office:value-type="float" office:value="41.4529323577881" calcext:value-type="float">
            <text:p>41.4529323578</text:p>
          </table:table-cell>
          <table:table-cell table:formula="of:=[.C830]/([.D831]-[.D830])" office:value-type="float" office:value="4153.29025869538" calcext:value-type="float">
            <text:p>4153.29025869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5642835.28578" calcext:value-type="float">
            <text:p>1455642835.28578</text:p>
          </table:table-cell>
          <table:table-cell office:value-type="float" office:value="208" calcext:value-type="float">
            <text:p>208</text:p>
          </table:table-cell>
          <table:table-cell table:formula="of:=[.B832]-[.B$2]" office:value-type="float" office:value="41.5032095909119" calcext:value-type="float">
            <text:p>41.5032095909</text:p>
          </table:table-cell>
          <table:table-cell table:formula="of:=[.C831]/([.D832]-[.D831])" office:value-type="float" office:value="4137.06139094642" calcext:value-type="float">
            <text:p>4137.061390946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5642835.33539" calcext:value-type="float">
            <text:p>1455642835.33539</text:p>
          </table:table-cell>
          <table:table-cell office:value-type="float" office:value="208" calcext:value-type="float">
            <text:p>208</text:p>
          </table:table-cell>
          <table:table-cell table:formula="of:=[.B833]-[.B$2]" office:value-type="float" office:value="41.5528192520142" calcext:value-type="float">
            <text:p>41.552819252</text:p>
          </table:table-cell>
          <table:table-cell table:formula="of:=[.C832]/([.D833]-[.D832])" office:value-type="float" office:value="4192.7317256029" calcext:value-type="float">
            <text:p>4192.73172560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5642835.38527" calcext:value-type="float">
            <text:p>1455642835.38527</text:p>
          </table:table-cell>
          <table:table-cell office:value-type="float" office:value="208" calcext:value-type="float">
            <text:p>208</text:p>
          </table:table-cell>
          <table:table-cell table:formula="of:=[.B834]-[.B$2]" office:value-type="float" office:value="41.6026992797852" calcext:value-type="float">
            <text:p>41.6026992798</text:p>
          </table:table-cell>
          <table:table-cell table:formula="of:=[.C833]/([.D834]-[.D833])" office:value-type="float" office:value="4170.00569756993" calcext:value-type="float">
            <text:p>4170.005697569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5642835.43534" calcext:value-type="float">
            <text:p>1455642835.43534</text:p>
          </table:table-cell>
          <table:table-cell office:value-type="float" office:value="208" calcext:value-type="float">
            <text:p>208</text:p>
          </table:table-cell>
          <table:table-cell table:formula="of:=[.B835]-[.B$2]" office:value-type="float" office:value="41.6527624130249" calcext:value-type="float">
            <text:p>41.652762413</text:p>
          </table:table-cell>
          <table:table-cell table:formula="of:=[.C834]/([.D835]-[.D834])" office:value-type="float" office:value="4154.75393847033" calcext:value-type="float">
            <text:p>4154.75393847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5642835.48576" calcext:value-type="float">
            <text:p>1455642835.48576</text:p>
          </table:table-cell>
          <table:table-cell office:value-type="float" office:value="208" calcext:value-type="float">
            <text:p>208</text:p>
          </table:table-cell>
          <table:table-cell table:formula="of:=[.B836]-[.B$2]" office:value-type="float" office:value="41.7031848430634" calcext:value-type="float">
            <text:p>41.7031848431</text:p>
          </table:table-cell>
          <table:table-cell table:formula="of:=[.C835]/([.D836]-[.D835])" office:value-type="float" office:value="4125.14826916075" calcext:value-type="float">
            <text:p>4125.148269160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5642835.536" calcext:value-type="float">
            <text:p>1455642835.536</text:p>
          </table:table-cell>
          <table:table-cell office:value-type="float" office:value="208" calcext:value-type="float">
            <text:p>208</text:p>
          </table:table-cell>
          <table:table-cell table:formula="of:=[.B837]-[.B$2]" office:value-type="float" office:value="41.7534267902374" calcext:value-type="float">
            <text:p>41.7534267902</text:p>
          </table:table-cell>
          <table:table-cell table:formula="of:=[.C836]/([.D837]-[.D836])" office:value-type="float" office:value="4139.96693399136" calcext:value-type="float">
            <text:p>4139.96693399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5642835.58563" calcext:value-type="float">
            <text:p>1455642835.58563</text:p>
          </table:table-cell>
          <table:table-cell office:value-type="float" office:value="208" calcext:value-type="float">
            <text:p>208</text:p>
          </table:table-cell>
          <table:table-cell table:formula="of:=[.B838]-[.B$2]" office:value-type="float" office:value="41.8030552864075" calcext:value-type="float">
            <text:p>41.8030552864</text:p>
          </table:table-cell>
          <table:table-cell table:formula="of:=[.C837]/([.D838]-[.D837])" office:value-type="float" office:value="4191.1404949149" calcext:value-type="float">
            <text:p>4191.140494914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5642835.63572" calcext:value-type="float">
            <text:p>1455642835.63572</text:p>
          </table:table-cell>
          <table:table-cell office:value-type="float" office:value="216" calcext:value-type="float">
            <text:p>216</text:p>
          </table:table-cell>
          <table:table-cell table:formula="of:=[.B839]-[.B$2]" office:value-type="float" office:value="41.8531484603882" calcext:value-type="float">
            <text:p>41.8531484604</text:p>
          </table:table-cell>
          <table:table-cell table:formula="of:=[.C838]/([.D839]-[.D838])" office:value-type="float" office:value="4152.26234376934" calcext:value-type="float">
            <text:p>4152.262343769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5642835.68542" calcext:value-type="float">
            <text:p>1455642835.68542</text:p>
          </table:table-cell>
          <table:table-cell office:value-type="float" office:value="216" calcext:value-type="float">
            <text:p>216</text:p>
          </table:table-cell>
          <table:table-cell table:formula="of:=[.B840]-[.B$2]" office:value-type="float" office:value="41.9028429985046" calcext:value-type="float">
            <text:p>41.9028429985</text:p>
          </table:table-cell>
          <table:table-cell table:formula="of:=[.C839]/([.D840]-[.D839])" office:value-type="float" office:value="4346.5541322433" calcext:value-type="float">
            <text:p>4346.554132243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5642835.7354" calcext:value-type="float">
            <text:p>1455642835.7354</text:p>
          </table:table-cell>
          <table:table-cell office:value-type="float" office:value="216" calcext:value-type="float">
            <text:p>216</text:p>
          </table:table-cell>
          <table:table-cell table:formula="of:=[.B841]-[.B$2]" office:value-type="float" office:value="41.9528255462646" calcext:value-type="float">
            <text:p>41.9528255463</text:p>
          </table:table-cell>
          <table:table-cell table:formula="of:=[.C840]/([.D841]-[.D840])" office:value-type="float" office:value="4321.50840003434" calcext:value-type="float">
            <text:p>4321.508400034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5642835.78568" calcext:value-type="float">
            <text:p>1455642835.78568</text:p>
          </table:table-cell>
          <table:table-cell office:value-type="float" office:value="216" calcext:value-type="float">
            <text:p>216</text:p>
          </table:table-cell>
          <table:table-cell table:formula="of:=[.B842]-[.B$2]" office:value-type="float" office:value="42.0031096935272" calcext:value-type="float">
            <text:p>42.0031096935</text:p>
          </table:table-cell>
          <table:table-cell table:formula="of:=[.C841]/([.D842]-[.D841])" office:value-type="float" office:value="4295.58840626437" calcext:value-type="float">
            <text:p>4295.588406264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5642835.83538" calcext:value-type="float">
            <text:p>1455642835.83538</text:p>
          </table:table-cell>
          <table:table-cell office:value-type="float" office:value="216" calcext:value-type="float">
            <text:p>216</text:p>
          </table:table-cell>
          <table:table-cell table:formula="of:=[.B843]-[.B$2]" office:value-type="float" office:value="42.0528094768524" calcext:value-type="float">
            <text:p>42.0528094769</text:p>
          </table:table-cell>
          <table:table-cell table:formula="of:=[.C842]/([.D843]-[.D842])" office:value-type="float" office:value="4346.09540622482" calcext:value-type="float">
            <text:p>4346.095406224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5642835.88572" calcext:value-type="float">
            <text:p>1455642835.88572</text:p>
          </table:table-cell>
          <table:table-cell office:value-type="float" office:value="216" calcext:value-type="float">
            <text:p>216</text:p>
          </table:table-cell>
          <table:table-cell table:formula="of:=[.B844]-[.B$2]" office:value-type="float" office:value="42.1031451225281" calcext:value-type="float">
            <text:p>42.1031451225</text:p>
          </table:table-cell>
          <table:table-cell table:formula="of:=[.C843]/([.D844]-[.D843])" office:value-type="float" office:value="4291.19358857159" calcext:value-type="float">
            <text:p>4291.19358857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5642835.93571" calcext:value-type="float">
            <text:p>1455642835.93571</text:p>
          </table:table-cell>
          <table:table-cell office:value-type="float" office:value="216" calcext:value-type="float">
            <text:p>216</text:p>
          </table:table-cell>
          <table:table-cell table:formula="of:=[.B845]-[.B$2]" office:value-type="float" office:value="42.1531326770783" calcext:value-type="float">
            <text:p>42.1531326771</text:p>
          </table:table-cell>
          <table:table-cell table:formula="of:=[.C844]/([.D845]-[.D844])" office:value-type="float" office:value="4321.07555458045" calcext:value-type="float">
            <text:p>4321.075554580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5642835.98562" calcext:value-type="float">
            <text:p>1455642835.98562</text:p>
          </table:table-cell>
          <table:table-cell office:value-type="float" office:value="224" calcext:value-type="float">
            <text:p>224</text:p>
          </table:table-cell>
          <table:table-cell table:formula="of:=[.B846]-[.B$2]" office:value-type="float" office:value="42.2030467987061" calcext:value-type="float">
            <text:p>42.2030467987</text:p>
          </table:table-cell>
          <table:table-cell table:formula="of:=[.C845]/([.D846]-[.D845])" office:value-type="float" office:value="4327.43265744788" calcext:value-type="float">
            <text:p>4327.432657447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5642836.03541" calcext:value-type="float">
            <text:p>1455642836.03541</text:p>
          </table:table-cell>
          <table:table-cell office:value-type="float" office:value="224" calcext:value-type="float">
            <text:p>224</text:p>
          </table:table-cell>
          <table:table-cell table:formula="of:=[.B847]-[.B$2]" office:value-type="float" office:value="42.2528402805328" calcext:value-type="float">
            <text:p>42.2528402805</text:p>
          </table:table-cell>
          <table:table-cell table:formula="of:=[.C846]/([.D847]-[.D846])" office:value-type="float" office:value="4498.58077366901" calcext:value-type="float">
            <text:p>4498.58077366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5642836.08592" calcext:value-type="float">
            <text:p>1455642836.08592</text:p>
          </table:table-cell>
          <table:table-cell office:value-type="float" office:value="224" calcext:value-type="float">
            <text:p>224</text:p>
          </table:table-cell>
          <table:table-cell table:formula="of:=[.B848]-[.B$2]" office:value-type="float" office:value="42.3033466339111" calcext:value-type="float">
            <text:p>42.3033466339</text:p>
          </table:table-cell>
          <table:table-cell table:formula="of:=[.C847]/([.D848]-[.D847])" office:value-type="float" office:value="4435.08558858378" calcext:value-type="float">
            <text:p>4435.08558858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5642836.13157" calcext:value-type="float">
            <text:p>1455642836.13157</text:p>
          </table:table-cell>
          <table:table-cell office:value-type="float" office:value="224" calcext:value-type="float">
            <text:p>224</text:p>
          </table:table-cell>
          <table:table-cell table:formula="of:=[.B849]-[.B$2]" office:value-type="float" office:value="42.3489944934845" calcext:value-type="float">
            <text:p>42.3489944935</text:p>
          </table:table-cell>
          <table:table-cell table:formula="of:=[.C848]/([.D849]-[.D848])" office:value-type="float" office:value="4907.13041298228" calcext:value-type="float">
            <text:p>4907.13041298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5642836.18513" calcext:value-type="float">
            <text:p>1455642836.18513</text:p>
          </table:table-cell>
          <table:table-cell office:value-type="float" office:value="224" calcext:value-type="float">
            <text:p>224</text:p>
          </table:table-cell>
          <table:table-cell table:formula="of:=[.B850]-[.B$2]" office:value-type="float" office:value="42.4025540351868" calcext:value-type="float">
            <text:p>42.4025540352</text:p>
          </table:table-cell>
          <table:table-cell table:formula="of:=[.C849]/([.D850]-[.D849])" office:value-type="float" office:value="4182.26132787287" calcext:value-type="float">
            <text:p>4182.261327872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5642836.23578" calcext:value-type="float">
            <text:p>1455642836.23578</text:p>
          </table:table-cell>
          <table:table-cell office:value-type="float" office:value="224" calcext:value-type="float">
            <text:p>224</text:p>
          </table:table-cell>
          <table:table-cell table:formula="of:=[.B851]-[.B$2]" office:value-type="float" office:value="42.4532103538513" calcext:value-type="float">
            <text:p>42.4532103539</text:p>
          </table:table-cell>
          <table:table-cell table:formula="of:=[.C850]/([.D851]-[.D850])" office:value-type="float" office:value="4421.95575804356" calcext:value-type="float">
            <text:p>4421.95575804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5642836.28405" calcext:value-type="float">
            <text:p>1455642836.28405</text:p>
          </table:table-cell>
          <table:table-cell office:value-type="float" office:value="232" calcext:value-type="float">
            <text:p>232</text:p>
          </table:table-cell>
          <table:table-cell table:formula="of:=[.B852]-[.B$2]" office:value-type="float" office:value="42.501476764679" calcext:value-type="float">
            <text:p>42.5014767647</text:p>
          </table:table-cell>
          <table:table-cell table:formula="of:=[.C851]/([.D852]-[.D851])" office:value-type="float" office:value="4640.90857718678" calcext:value-type="float">
            <text:p>4640.908577186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5642836.33567" calcext:value-type="float">
            <text:p>1455642836.33567</text:p>
          </table:table-cell>
          <table:table-cell office:value-type="float" office:value="232" calcext:value-type="float">
            <text:p>232</text:p>
          </table:table-cell>
          <table:table-cell table:formula="of:=[.B853]-[.B$2]" office:value-type="float" office:value="42.5530931949615" calcext:value-type="float">
            <text:p>42.553093195</text:p>
          </table:table-cell>
          <table:table-cell table:formula="of:=[.C852]/([.D853]-[.D852])" office:value-type="float" office:value="4494.69284740987" calcext:value-type="float">
            <text:p>4494.692847409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5642836.38732" calcext:value-type="float">
            <text:p>1455642836.38732</text:p>
          </table:table-cell>
          <table:table-cell office:value-type="float" office:value="232" calcext:value-type="float">
            <text:p>232</text:p>
          </table:table-cell>
          <table:table-cell table:formula="of:=[.B854]-[.B$2]" office:value-type="float" office:value="42.6047427654266" calcext:value-type="float">
            <text:p>42.6047427654</text:p>
          </table:table-cell>
          <table:table-cell table:formula="of:=[.C853]/([.D854]-[.D853])" office:value-type="float" office:value="4491.80889426406" calcext:value-type="float">
            <text:p>4491.808894264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5642836.43502" calcext:value-type="float">
            <text:p>1455642836.43502</text:p>
          </table:table-cell>
          <table:table-cell office:value-type="float" office:value="232" calcext:value-type="float">
            <text:p>232</text:p>
          </table:table-cell>
          <table:table-cell table:formula="of:=[.B855]-[.B$2]" office:value-type="float" office:value="42.6524441242218" calcext:value-type="float">
            <text:p>42.6524441242</text:p>
          </table:table-cell>
          <table:table-cell table:formula="of:=[.C854]/([.D855]-[.D854])" office:value-type="float" office:value="4863.5931105491" calcext:value-type="float">
            <text:p>4863.59311054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5642836.48545" calcext:value-type="float">
            <text:p>1455642836.48545</text:p>
          </table:table-cell>
          <table:table-cell office:value-type="float" office:value="232" calcext:value-type="float">
            <text:p>232</text:p>
          </table:table-cell>
          <table:table-cell table:formula="of:=[.B856]-[.B$2]" office:value-type="float" office:value="42.7028748989105" calcext:value-type="float">
            <text:p>42.7028748989</text:p>
          </table:table-cell>
          <table:table-cell table:formula="of:=[.C855]/([.D856]-[.D855])" office:value-type="float" office:value="4600.36557899415" calcext:value-type="float">
            <text:p>4600.365578994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5642836.53499" calcext:value-type="float">
            <text:p>1455642836.53499</text:p>
          </table:table-cell>
          <table:table-cell office:value-type="float" office:value="240" calcext:value-type="float">
            <text:p>240</text:p>
          </table:table-cell>
          <table:table-cell table:formula="of:=[.B857]-[.B$2]" office:value-type="float" office:value="42.7524189949036" calcext:value-type="float">
            <text:p>42.7524189949</text:p>
          </table:table-cell>
          <table:table-cell table:formula="of:=[.C856]/([.D857]-[.D856])" office:value-type="float" office:value="4682.69720841374" calcext:value-type="float">
            <text:p>4682.697208413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5642836.58576" calcext:value-type="float">
            <text:p>1455642836.58576</text:p>
          </table:table-cell>
          <table:table-cell office:value-type="float" office:value="240" calcext:value-type="float">
            <text:p>240</text:p>
          </table:table-cell>
          <table:table-cell table:formula="of:=[.B858]-[.B$2]" office:value-type="float" office:value="42.8031823635101" calcext:value-type="float">
            <text:p>42.8031823635</text:p>
          </table:table-cell>
          <table:table-cell table:formula="of:=[.C857]/([.D858]-[.D857])" office:value-type="float" office:value="4727.81863355204" calcext:value-type="float">
            <text:p>4727.81863355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5642836.63609" calcext:value-type="float">
            <text:p>1455642836.63609</text:p>
          </table:table-cell>
          <table:table-cell office:value-type="float" office:value="240" calcext:value-type="float">
            <text:p>240</text:p>
          </table:table-cell>
          <table:table-cell table:formula="of:=[.B859]-[.B$2]" office:value-type="float" office:value="42.8535163402557" calcext:value-type="float">
            <text:p>42.8535163403</text:p>
          </table:table-cell>
          <table:table-cell table:formula="of:=[.C858]/([.D859]-[.D858])" office:value-type="float" office:value="4768.15096913545" calcext:value-type="float">
            <text:p>4768.150969135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5642836.68527" calcext:value-type="float">
            <text:p>1455642836.68527</text:p>
          </table:table-cell>
          <table:table-cell office:value-type="float" office:value="240" calcext:value-type="float">
            <text:p>240</text:p>
          </table:table-cell>
          <table:table-cell table:formula="of:=[.B860]-[.B$2]" office:value-type="float" office:value="42.90269947052" calcext:value-type="float">
            <text:p>42.9026994705</text:p>
          </table:table-cell>
          <table:table-cell table:formula="of:=[.C859]/([.D860]-[.D859])" office:value-type="float" office:value="4879.72194348705" calcext:value-type="float">
            <text:p>4879.721943487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5642836.73539" calcext:value-type="float">
            <text:p>1455642836.73539</text:p>
          </table:table-cell>
          <table:table-cell office:value-type="float" office:value="240" calcext:value-type="float">
            <text:p>240</text:p>
          </table:table-cell>
          <table:table-cell table:formula="of:=[.B861]-[.B$2]" office:value-type="float" office:value="42.95281457901" calcext:value-type="float">
            <text:p>42.952814579</text:p>
          </table:table-cell>
          <table:table-cell table:formula="of:=[.C860]/([.D861]-[.D860])" office:value-type="float" office:value="4788.9749664602" calcext:value-type="float">
            <text:p>4788.97496646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5642836.7851" calcext:value-type="float">
            <text:p>1455642836.7851</text:p>
          </table:table-cell>
          <table:table-cell office:value-type="float" office:value="248" calcext:value-type="float">
            <text:p>248</text:p>
          </table:table-cell>
          <table:table-cell table:formula="of:=[.B862]-[.B$2]" office:value-type="float" office:value="43.0025296211243" calcext:value-type="float">
            <text:p>43.0025296211</text:p>
          </table:table-cell>
          <table:table-cell table:formula="of:=[.C861]/([.D862]-[.D861])" office:value-type="float" office:value="4827.51275657011" calcext:value-type="float">
            <text:p>4827.512756570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5642836.8352" calcext:value-type="float">
            <text:p>1455642836.8352</text:p>
          </table:table-cell>
          <table:table-cell office:value-type="float" office:value="248" calcext:value-type="float">
            <text:p>248</text:p>
          </table:table-cell>
          <table:table-cell table:formula="of:=[.B863]-[.B$2]" office:value-type="float" office:value="43.0526280403137" calcext:value-type="float">
            <text:p>43.0526280403</text:p>
          </table:table-cell>
          <table:table-cell table:formula="of:=[.C862]/([.D863]-[.D862])" office:value-type="float" office:value="4950.25599634509" calcext:value-type="float">
            <text:p>4950.255996345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5642836.88612" calcext:value-type="float">
            <text:p>1455642836.88612</text:p>
          </table:table-cell>
          <table:table-cell office:value-type="float" office:value="248" calcext:value-type="float">
            <text:p>248</text:p>
          </table:table-cell>
          <table:table-cell table:formula="of:=[.B864]-[.B$2]" office:value-type="float" office:value="43.1035406589508" calcext:value-type="float">
            <text:p>43.103540659</text:p>
          </table:table-cell>
          <table:table-cell table:formula="of:=[.C863]/([.D864]-[.D863])" office:value-type="float" office:value="4871.09103084625" calcext:value-type="float">
            <text:p>4871.091030846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5642836.93574" calcext:value-type="float">
            <text:p>1455642836.93574</text:p>
          </table:table-cell>
          <table:table-cell office:value-type="float" office:value="248" calcext:value-type="float">
            <text:p>248</text:p>
          </table:table-cell>
          <table:table-cell table:formula="of:=[.B865]-[.B$2]" office:value-type="float" office:value="43.1531660556793" calcext:value-type="float">
            <text:p>43.1531660557</text:p>
          </table:table-cell>
          <table:table-cell table:formula="of:=[.C864]/([.D865]-[.D864])" office:value-type="float" office:value="4997.44115612268" calcext:value-type="float">
            <text:p>4997.441156122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5642836.98523" calcext:value-type="float">
            <text:p>1455642836.98523</text:p>
          </table:table-cell>
          <table:table-cell office:value-type="float" office:value="248" calcext:value-type="float">
            <text:p>248</text:p>
          </table:table-cell>
          <table:table-cell table:formula="of:=[.B866]-[.B$2]" office:value-type="float" office:value="43.2026517391205" calcext:value-type="float">
            <text:p>43.2026517391</text:p>
          </table:table-cell>
          <table:table-cell table:formula="of:=[.C865]/([.D866]-[.D865])" office:value-type="float" office:value="5011.55046782104" calcext:value-type="float">
            <text:p>5011.55046782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5642837.03554" calcext:value-type="float">
            <text:p>1455642837.03554</text:p>
          </table:table-cell>
          <table:table-cell office:value-type="float" office:value="256" calcext:value-type="float">
            <text:p>256</text:p>
          </table:table-cell>
          <table:table-cell table:formula="of:=[.B867]-[.B$2]" office:value-type="float" office:value="43.2529647350311" calcext:value-type="float">
            <text:p>43.252964735</text:p>
          </table:table-cell>
          <table:table-cell table:formula="of:=[.C866]/([.D867]-[.D866])" office:value-type="float" office:value="4929.1439619387" calcext:value-type="float">
            <text:p>4929.143961938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5642837.08544" calcext:value-type="float">
            <text:p>1455642837.08544</text:p>
          </table:table-cell>
          <table:table-cell office:value-type="float" office:value="256" calcext:value-type="float">
            <text:p>256</text:p>
          </table:table-cell>
          <table:table-cell table:formula="of:=[.B868]-[.B$2]" office:value-type="float" office:value="43.3028638362885" calcext:value-type="float">
            <text:p>43.3028638363</text:p>
          </table:table-cell>
          <table:table-cell table:formula="of:=[.C867]/([.D868]-[.D867])" office:value-type="float" office:value="5130.35292318865" calcext:value-type="float">
            <text:p>5130.352923188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5642837.13615" calcext:value-type="float">
            <text:p>1455642837.13615</text:p>
          </table:table-cell>
          <table:table-cell office:value-type="float" office:value="256" calcext:value-type="float">
            <text:p>256</text:p>
          </table:table-cell>
          <table:table-cell table:formula="of:=[.B869]-[.B$2]" office:value-type="float" office:value="43.3535749912262" calcext:value-type="float">
            <text:p>43.3535749912</text:p>
          </table:table-cell>
          <table:table-cell table:formula="of:=[.C868]/([.D869]-[.D868])" office:value-type="float" office:value="5048.19896755024" calcext:value-type="float">
            <text:p>5048.198967550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5642837.1854" calcext:value-type="float">
            <text:p>1455642837.1854</text:p>
          </table:table-cell>
          <table:table-cell office:value-type="float" office:value="256" calcext:value-type="float">
            <text:p>256</text:p>
          </table:table-cell>
          <table:table-cell table:formula="of:=[.B870]-[.B$2]" office:value-type="float" office:value="43.4028291702271" calcext:value-type="float">
            <text:p>43.4028291702</text:p>
          </table:table-cell>
          <table:table-cell table:formula="of:=[.C869]/([.D870]-[.D869])" office:value-type="float" office:value="5197.52851825139" calcext:value-type="float">
            <text:p>5197.52851825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5642837.23564" calcext:value-type="float">
            <text:p>1455642837.23564</text:p>
          </table:table-cell>
          <table:table-cell office:value-type="float" office:value="256" calcext:value-type="float">
            <text:p>256</text:p>
          </table:table-cell>
          <table:table-cell table:formula="of:=[.B871]-[.B$2]" office:value-type="float" office:value="43.4530694484711" calcext:value-type="float">
            <text:p>43.4530694485</text:p>
          </table:table-cell>
          <table:table-cell table:formula="of:=[.C870]/([.D871]-[.D870])" office:value-type="float" office:value="5095.51318081083" calcext:value-type="float">
            <text:p>5095.513180810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5642837.28538" calcext:value-type="float">
            <text:p>1455642837.28538</text:p>
          </table:table-cell>
          <table:table-cell office:value-type="float" office:value="264" calcext:value-type="float">
            <text:p>264</text:p>
          </table:table-cell>
          <table:table-cell table:formula="of:=[.B872]-[.B$2]" office:value-type="float" office:value="43.5028076171875" calcext:value-type="float">
            <text:p>43.5028076172</text:p>
          </table:table-cell>
          <table:table-cell table:formula="of:=[.C871]/([.D872]-[.D871])" office:value-type="float" office:value="5146.95266445208" calcext:value-type="float">
            <text:p>5146.95266445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5642837.3357" calcext:value-type="float">
            <text:p>1455642837.3357</text:p>
          </table:table-cell>
          <table:table-cell office:value-type="float" office:value="264" calcext:value-type="float">
            <text:p>264</text:p>
          </table:table-cell>
          <table:table-cell table:formula="of:=[.B873]-[.B$2]" office:value-type="float" office:value="43.5531277656555" calcext:value-type="float">
            <text:p>43.5531277657</text:p>
          </table:table-cell>
          <table:table-cell table:formula="of:=[.C872]/([.D873]-[.D872])" office:value-type="float" office:value="5246.40741407575" calcext:value-type="float">
            <text:p>5246.40741407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5642837.38553" calcext:value-type="float">
            <text:p>1455642837.38553</text:p>
          </table:table-cell>
          <table:table-cell office:value-type="float" office:value="264" calcext:value-type="float">
            <text:p>264</text:p>
          </table:table-cell>
          <table:table-cell table:formula="of:=[.B874]-[.B$2]" office:value-type="float" office:value="43.6029591560364" calcext:value-type="float">
            <text:p>43.602959156</text:p>
          </table:table-cell>
          <table:table-cell table:formula="of:=[.C873]/([.D874]-[.D873])" office:value-type="float" office:value="5297.86542141928" calcext:value-type="float">
            <text:p>5297.865421419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5642837.43575" calcext:value-type="float">
            <text:p>1455642837.43575</text:p>
          </table:table-cell>
          <table:table-cell office:value-type="float" office:value="264" calcext:value-type="float">
            <text:p>264</text:p>
          </table:table-cell>
          <table:table-cell table:formula="of:=[.B875]-[.B$2]" office:value-type="float" office:value="43.6531767845154" calcext:value-type="float">
            <text:p>43.6531767845</text:p>
          </table:table-cell>
          <table:table-cell table:formula="of:=[.C874]/([.D875]-[.D874])" office:value-type="float" office:value="5257.11802799248" calcext:value-type="float">
            <text:p>5257.118027992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5642837.4856" calcext:value-type="float">
            <text:p>1455642837.4856</text:p>
          </table:table-cell>
          <table:table-cell office:value-type="float" office:value="264" calcext:value-type="float">
            <text:p>264</text:p>
          </table:table-cell>
          <table:table-cell table:formula="of:=[.B876]-[.B$2]" office:value-type="float" office:value="43.7030234336853" calcext:value-type="float">
            <text:p>43.7030234337</text:p>
          </table:table-cell>
          <table:table-cell table:formula="of:=[.C875]/([.D876]-[.D875])" office:value-type="float" office:value="5296.24366725339" calcext:value-type="float">
            <text:p>5296.243667253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5642837.5362" calcext:value-type="float">
            <text:p>1455642837.5362</text:p>
          </table:table-cell>
          <table:table-cell office:value-type="float" office:value="272" calcext:value-type="float">
            <text:p>272</text:p>
          </table:table-cell>
          <table:table-cell table:formula="of:=[.B877]-[.B$2]" office:value-type="float" office:value="43.7536292076111" calcext:value-type="float">
            <text:p>43.7536292076</text:p>
          </table:table-cell>
          <table:table-cell table:formula="of:=[.C876]/([.D877]-[.D876])" office:value-type="float" office:value="5216.7960199005" calcext:value-type="float">
            <text:p>5216.796019900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5642837.58552" calcext:value-type="float">
            <text:p>1455642837.58552</text:p>
          </table:table-cell>
          <table:table-cell office:value-type="float" office:value="272" calcext:value-type="float">
            <text:p>272</text:p>
          </table:table-cell>
          <table:table-cell table:formula="of:=[.B878]-[.B$2]" office:value-type="float" office:value="43.8029446601868" calcext:value-type="float">
            <text:p>43.8029446602</text:p>
          </table:table-cell>
          <table:table-cell table:formula="of:=[.C877]/([.D878]-[.D877])" office:value-type="float" office:value="5515.51259886678" calcext:value-type="float">
            <text:p>5515.512598866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5642837.63458" calcext:value-type="float">
            <text:p>1455642837.63458</text:p>
          </table:table-cell>
          <table:table-cell office:value-type="float" office:value="272" calcext:value-type="float">
            <text:p>272</text:p>
          </table:table-cell>
          <table:table-cell table:formula="of:=[.B879]-[.B$2]" office:value-type="float" office:value="43.8520059585571" calcext:value-type="float">
            <text:p>43.8520059586</text:p>
          </table:table-cell>
          <table:table-cell table:formula="of:=[.C878]/([.D879]-[.D878])" office:value-type="float" office:value="5544.08482928204" calcext:value-type="float">
            <text:p>5544.08482928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5642837.68213" calcext:value-type="float">
            <text:p>1455642837.68213</text:p>
          </table:table-cell>
          <table:table-cell office:value-type="float" office:value="272" calcext:value-type="float">
            <text:p>272</text:p>
          </table:table-cell>
          <table:table-cell table:formula="of:=[.B880]-[.B$2]" office:value-type="float" office:value="43.8995580673218" calcext:value-type="float">
            <text:p>43.8995580673</text:p>
          </table:table-cell>
          <table:table-cell table:formula="of:=[.C879]/([.D880]-[.D879])" office:value-type="float" office:value="5720.04075247684" calcext:value-type="float">
            <text:p>5720.040752476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5642837.73225" calcext:value-type="float">
            <text:p>1455642837.73225</text:p>
          </table:table-cell>
          <table:table-cell office:value-type="float" office:value="272" calcext:value-type="float">
            <text:p>272</text:p>
          </table:table-cell>
          <table:table-cell table:formula="of:=[.B881]-[.B$2]" office:value-type="float" office:value="43.9496760368347" calcext:value-type="float">
            <text:p>43.9496760368</text:p>
          </table:table-cell>
          <table:table-cell table:formula="of:=[.C880]/([.D881]-[.D880])" office:value-type="float" office:value="5427.19512868084" calcext:value-type="float">
            <text:p>5427.195128680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5642837.78213" calcext:value-type="float">
            <text:p>1455642837.78213</text:p>
          </table:table-cell>
          <table:table-cell office:value-type="float" office:value="280" calcext:value-type="float">
            <text:p>280</text:p>
          </table:table-cell>
          <table:table-cell table:formula="of:=[.B882]-[.B$2]" office:value-type="float" office:value="43.9995529651642" calcext:value-type="float">
            <text:p>43.9995529652</text:p>
          </table:table-cell>
          <table:table-cell table:formula="of:=[.C881]/([.D882]-[.D881])" office:value-type="float" office:value="5453.42323816079" calcext:value-type="float">
            <text:p>5453.42323816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5642837.83196" calcext:value-type="float">
            <text:p>1455642837.83196</text:p>
          </table:table-cell>
          <table:table-cell office:value-type="float" office:value="280" calcext:value-type="float">
            <text:p>280</text:p>
          </table:table-cell>
          <table:table-cell table:formula="of:=[.B883]-[.B$2]" office:value-type="float" office:value="44.0493879318237" calcext:value-type="float">
            <text:p>44.0493879318</text:p>
          </table:table-cell>
          <table:table-cell table:formula="of:=[.C882]/([.D883]-[.D882])" office:value-type="float" office:value="5618.54494481469" calcext:value-type="float">
            <text:p>5618.544944814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5642837.88179" calcext:value-type="float">
            <text:p>1455642837.88179</text:p>
          </table:table-cell>
          <table:table-cell office:value-type="float" office:value="280" calcext:value-type="float">
            <text:p>280</text:p>
          </table:table-cell>
          <table:table-cell table:formula="of:=[.B884]-[.B$2]" office:value-type="float" office:value="44.0992147922516" calcext:value-type="float">
            <text:p>44.0992147923</text:p>
          </table:table-cell>
          <table:table-cell table:formula="of:=[.C883]/([.D884]-[.D883])" office:value-type="float" office:value="5619.45901458928" calcext:value-type="float">
            <text:p>5619.45901458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5642837.93154" calcext:value-type="float">
            <text:p>1455642837.93154</text:p>
          </table:table-cell>
          <table:table-cell office:value-type="float" office:value="280" calcext:value-type="float">
            <text:p>280</text:p>
          </table:table-cell>
          <table:table-cell table:formula="of:=[.B885]-[.B$2]" office:value-type="float" office:value="44.1489636898041" calcext:value-type="float">
            <text:p>44.1489636898</text:p>
          </table:table-cell>
          <table:table-cell table:formula="of:=[.C884]/([.D885]-[.D884])" office:value-type="float" office:value="5628.26542446636" calcext:value-type="float">
            <text:p>5628.265424466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5642837.98212" calcext:value-type="float">
            <text:p>1455642837.98212</text:p>
          </table:table-cell>
          <table:table-cell office:value-type="float" office:value="280" calcext:value-type="float">
            <text:p>280</text:p>
          </table:table-cell>
          <table:table-cell table:formula="of:=[.B886]-[.B$2]" office:value-type="float" office:value="44.1995432376862" calcext:value-type="float">
            <text:p>44.1995432377</text:p>
          </table:table-cell>
          <table:table-cell table:formula="of:=[.C885]/([.D886]-[.D885])" office:value-type="float" office:value="5535.83437821123" calcext:value-type="float">
            <text:p>5535.834378211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5642838.03189" calcext:value-type="float">
            <text:p>1455642838.03189</text:p>
          </table:table-cell>
          <table:table-cell office:value-type="float" office:value="280" calcext:value-type="float">
            <text:p>280</text:p>
          </table:table-cell>
          <table:table-cell table:formula="of:=[.B887]-[.B$2]" office:value-type="float" office:value="44.2493109703064" calcext:value-type="float">
            <text:p>44.2493109703</text:p>
          </table:table-cell>
          <table:table-cell table:formula="of:=[.C886]/([.D887]-[.D886])" office:value-type="float" office:value="5626.13535433863" calcext:value-type="float">
            <text:p>5626.135354338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5642838.08532" calcext:value-type="float">
            <text:p>1455642838.08532</text:p>
          </table:table-cell>
          <table:table-cell office:value-type="float" office:value="288" calcext:value-type="float">
            <text:p>288</text:p>
          </table:table-cell>
          <table:table-cell table:formula="of:=[.B888]-[.B$2]" office:value-type="float" office:value="44.302743434906" calcext:value-type="float">
            <text:p>44.3027434349</text:p>
          </table:table-cell>
          <table:table-cell table:formula="of:=[.C887]/([.D888]-[.D887])" office:value-type="float" office:value="5240.25987006497" calcext:value-type="float">
            <text:p>5240.2598700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5642838.13582" calcext:value-type="float">
            <text:p>1455642838.13582</text:p>
          </table:table-cell>
          <table:table-cell office:value-type="float" office:value="288" calcext:value-type="float">
            <text:p>288</text:p>
          </table:table-cell>
          <table:table-cell table:formula="of:=[.B889]-[.B$2]" office:value-type="float" office:value="44.353244304657" calcext:value-type="float">
            <text:p>44.3532443047</text:p>
          </table:table-cell>
          <table:table-cell table:formula="of:=[.C888]/([.D889]-[.D888])" office:value-type="float" office:value="5702.8720776523" calcext:value-type="float">
            <text:p>5702.87207765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5642838.18556" calcext:value-type="float">
            <text:p>1455642838.18556</text:p>
          </table:table-cell>
          <table:table-cell office:value-type="float" office:value="288" calcext:value-type="float">
            <text:p>288</text:p>
          </table:table-cell>
          <table:table-cell table:formula="of:=[.B890]-[.B$2]" office:value-type="float" office:value="44.4029865264893" calcext:value-type="float">
            <text:p>44.4029865265</text:p>
          </table:table-cell>
          <table:table-cell table:formula="of:=[.C889]/([.D890]-[.D889])" office:value-type="float" office:value="5789.84993816923" calcext:value-type="float">
            <text:p>5789.84993816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5642838.23537" calcext:value-type="float">
            <text:p>1455642838.23537</text:p>
          </table:table-cell>
          <table:table-cell office:value-type="float" office:value="288" calcext:value-type="float">
            <text:p>288</text:p>
          </table:table-cell>
          <table:table-cell table:formula="of:=[.B891]-[.B$2]" office:value-type="float" office:value="44.4527928829193" calcext:value-type="float">
            <text:p>44.4527928829</text:p>
          </table:table-cell>
          <table:table-cell table:formula="of:=[.C890]/([.D891]-[.D890])" office:value-type="float" office:value="5782.39447016079" calcext:value-type="float">
            <text:p>5782.394470160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5642838.28431" calcext:value-type="float">
            <text:p>1455642838.28431</text:p>
          </table:table-cell>
          <table:table-cell office:value-type="float" office:value="288" calcext:value-type="float">
            <text:p>288</text:p>
          </table:table-cell>
          <table:table-cell table:formula="of:=[.B892]-[.B$2]" office:value-type="float" office:value="44.5017304420471" calcext:value-type="float">
            <text:p>44.501730442</text:p>
          </table:table-cell>
          <table:table-cell table:formula="of:=[.C891]/([.D892]-[.D891])" office:value-type="float" office:value="5885.05036076372" calcext:value-type="float">
            <text:p>5885.050360763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5642838.33211" calcext:value-type="float">
            <text:p>1455642838.33211</text:p>
          </table:table-cell>
          <table:table-cell office:value-type="float" office:value="288" calcext:value-type="float">
            <text:p>288</text:p>
          </table:table-cell>
          <table:table-cell table:formula="of:=[.B893]-[.B$2]" office:value-type="float" office:value="44.549533367157" calcext:value-type="float">
            <text:p>44.5495333672</text:p>
          </table:table-cell>
          <table:table-cell table:formula="of:=[.C892]/([.D893]-[.D892])" office:value-type="float" office:value="6024.7359201995" calcext:value-type="float">
            <text:p>6024.735920199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5642838.38201" calcext:value-type="float">
            <text:p>1455642838.38201</text:p>
          </table:table-cell>
          <table:table-cell office:value-type="float" office:value="288" calcext:value-type="float">
            <text:p>288</text:p>
          </table:table-cell>
          <table:table-cell table:formula="of:=[.B894]-[.B$2]" office:value-type="float" office:value="44.5994365215302" calcext:value-type="float">
            <text:p>44.5994365215</text:p>
          </table:table-cell>
          <table:table-cell table:formula="of:=[.C893]/([.D894]-[.D893])" office:value-type="float" office:value="5771.17826753747" calcext:value-type="float">
            <text:p>5771.178267537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5642838.43484" calcext:value-type="float">
            <text:p>1455642838.43484</text:p>
          </table:table-cell>
          <table:table-cell office:value-type="float" office:value="296" calcext:value-type="float">
            <text:p>296</text:p>
          </table:table-cell>
          <table:table-cell table:formula="of:=[.B895]-[.B$2]" office:value-type="float" office:value="44.6522612571716" calcext:value-type="float">
            <text:p>44.6522612572</text:p>
          </table:table-cell>
          <table:table-cell table:formula="of:=[.C894]/([.D895]-[.D894])" office:value-type="float" office:value="5451.99131623963" calcext:value-type="float">
            <text:p>5451.991316239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5642838.48294" calcext:value-type="float">
            <text:p>1455642838.48294</text:p>
          </table:table-cell>
          <table:table-cell office:value-type="float" office:value="296" calcext:value-type="float">
            <text:p>296</text:p>
          </table:table-cell>
          <table:table-cell table:formula="of:=[.B896]-[.B$2]" office:value-type="float" office:value="44.7003657817841" calcext:value-type="float">
            <text:p>44.7003657818</text:p>
          </table:table-cell>
          <table:table-cell table:formula="of:=[.C895]/([.D896]-[.D895])" office:value-type="float" office:value="6153.2673357619" calcext:value-type="float">
            <text:p>6153.267335761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5642838.53257" calcext:value-type="float">
            <text:p>1455642838.53257</text:p>
          </table:table-cell>
          <table:table-cell office:value-type="float" office:value="296" calcext:value-type="float">
            <text:p>296</text:p>
          </table:table-cell>
          <table:table-cell table:formula="of:=[.B897]-[.B$2]" office:value-type="float" office:value="44.7499942779541" calcext:value-type="float">
            <text:p>44.749994278</text:p>
          </table:table-cell>
          <table:table-cell table:formula="of:=[.C896]/([.D897]-[.D896])" office:value-type="float" office:value="5964.31531968658" calcext:value-type="float">
            <text:p>5964.315319686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5642838.58235" calcext:value-type="float">
            <text:p>1455642838.58235</text:p>
          </table:table-cell>
          <table:table-cell office:value-type="float" office:value="296" calcext:value-type="float">
            <text:p>296</text:p>
          </table:table-cell>
          <table:table-cell table:formula="of:=[.B898]-[.B$2]" office:value-type="float" office:value="44.7997784614563" calcext:value-type="float">
            <text:p>44.7997784615</text:p>
          </table:table-cell>
          <table:table-cell table:formula="of:=[.C897]/([.D898]-[.D897])" office:value-type="float" office:value="5945.6634452373" calcext:value-type="float">
            <text:p>5945.663445237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5642838.63468" calcext:value-type="float">
            <text:p>1455642838.63468</text:p>
          </table:table-cell>
          <table:table-cell office:value-type="float" office:value="296" calcext:value-type="float">
            <text:p>296</text:p>
          </table:table-cell>
          <table:table-cell table:formula="of:=[.B899]-[.B$2]" office:value-type="float" office:value="44.8521060943604" calcext:value-type="float">
            <text:p>44.8521060944</text:p>
          </table:table-cell>
          <table:table-cell table:formula="of:=[.C898]/([.D899]-[.D898])" office:value-type="float" office:value="5656.66711014316" calcext:value-type="float">
            <text:p>5656.667110143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5642838.68238" calcext:value-type="float">
            <text:p>1455642838.68238</text:p>
          </table:table-cell>
          <table:table-cell office:value-type="float" office:value="296" calcext:value-type="float">
            <text:p>296</text:p>
          </table:table-cell>
          <table:table-cell table:formula="of:=[.B900]-[.B$2]" office:value-type="float" office:value="44.8998074531555" calcext:value-type="float">
            <text:p>44.8998074532</text:p>
          </table:table-cell>
          <table:table-cell table:formula="of:=[.C899]/([.D900]-[.D899])" office:value-type="float" office:value="6205.27396863161" calcext:value-type="float">
            <text:p>6205.27396863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5642838.73219" calcext:value-type="float">
            <text:p>1455642838.73219</text:p>
          </table:table-cell>
          <table:table-cell office:value-type="float" office:value="296" calcext:value-type="float">
            <text:p>296</text:p>
          </table:table-cell>
          <table:table-cell table:formula="of:=[.B901]-[.B$2]" office:value-type="float" office:value="44.9496192932129" calcext:value-type="float">
            <text:p>44.9496192932</text:p>
          </table:table-cell>
          <table:table-cell table:formula="of:=[.C900]/([.D901]-[.D900])" office:value-type="float" office:value="5942.36229095469" calcext:value-type="float">
            <text:p>5942.36229095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5642838.78188" calcext:value-type="float">
            <text:p>1455642838.78188</text:p>
          </table:table-cell>
          <table:table-cell office:value-type="float" office:value="296" calcext:value-type="float">
            <text:p>296</text:p>
          </table:table-cell>
          <table:table-cell table:formula="of:=[.B902]-[.B$2]" office:value-type="float" office:value="44.9993014335632" calcext:value-type="float">
            <text:p>44.9993014336</text:p>
          </table:table-cell>
          <table:table-cell table:formula="of:=[.C901]/([.D902]-[.D901])" office:value-type="float" office:value="5957.87536351508" calcext:value-type="float">
            <text:p>5957.875363515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5642838.83215" calcext:value-type="float">
            <text:p>1455642838.83215</text:p>
          </table:table-cell>
          <table:table-cell office:value-type="float" office:value="296" calcext:value-type="float">
            <text:p>296</text:p>
          </table:table-cell>
          <table:table-cell table:formula="of:=[.B903]-[.B$2]" office:value-type="float" office:value="45.0495789051056" calcext:value-type="float">
            <text:p>45.0495789051</text:p>
          </table:table-cell>
          <table:table-cell table:formula="of:=[.C902]/([.D903]-[.D902])" office:value-type="float" office:value="5887.32867663447" calcext:value-type="float">
            <text:p>5887.328676634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5642838.88185" calcext:value-type="float">
            <text:p>1455642838.88185</text:p>
          </table:table-cell>
          <table:table-cell office:value-type="float" office:value="296" calcext:value-type="float">
            <text:p>296</text:p>
          </table:table-cell>
          <table:table-cell table:formula="of:=[.B904]-[.B$2]" office:value-type="float" office:value="45.0992729663849" calcext:value-type="float">
            <text:p>45.0992729664</text:p>
          </table:table-cell>
          <table:table-cell table:formula="of:=[.C903]/([.D904]-[.D903])" office:value-type="float" office:value="5956.44615030322" calcext:value-type="float">
            <text:p>5956.446150303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5642838.93613" calcext:value-type="float">
            <text:p>1455642838.93613</text:p>
          </table:table-cell>
          <table:table-cell office:value-type="float" office:value="296" calcext:value-type="float">
            <text:p>296</text:p>
          </table:table-cell>
          <table:table-cell table:formula="of:=[.B905]-[.B$2]" office:value-type="float" office:value="45.1535568237305" calcext:value-type="float">
            <text:p>45.1535568237</text:p>
          </table:table-cell>
          <table:table-cell table:formula="of:=[.C904]/([.D905]-[.D904])" office:value-type="float" office:value="5452.81810236162" calcext:value-type="float">
            <text:p>5452.81810236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5642838.98152" calcext:value-type="float">
            <text:p>1455642838.98152</text:p>
          </table:table-cell>
          <table:table-cell office:value-type="float" office:value="296" calcext:value-type="float">
            <text:p>296</text:p>
          </table:table-cell>
          <table:table-cell table:formula="of:=[.B906]-[.B$2]" office:value-type="float" office:value="45.1989419460297" calcext:value-type="float">
            <text:p>45.198941946</text:p>
          </table:table-cell>
          <table:table-cell table:formula="of:=[.C905]/([.D906]-[.D905])" office:value-type="float" office:value="6521.96105253757" calcext:value-type="float">
            <text:p>6521.961052537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5642839.03412" calcext:value-type="float">
            <text:p>1455642839.03412</text:p>
          </table:table-cell>
          <table:table-cell office:value-type="float" office:value="296" calcext:value-type="float">
            <text:p>296</text:p>
          </table:table-cell>
          <table:table-cell table:formula="of:=[.B907]-[.B$2]" office:value-type="float" office:value="45.2515473365784" calcext:value-type="float">
            <text:p>45.2515473366</text:p>
          </table:table-cell>
          <table:table-cell table:formula="of:=[.C906]/([.D907]-[.D906])" office:value-type="float" office:value="5626.79978064113" calcext:value-type="float">
            <text:p>5626.79978064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5642839.08598" calcext:value-type="float">
            <text:p>1455642839.08598</text:p>
          </table:table-cell>
          <table:table-cell office:value-type="float" office:value="296" calcext:value-type="float">
            <text:p>296</text:p>
          </table:table-cell>
          <table:table-cell table:formula="of:=[.B908]-[.B$2]" office:value-type="float" office:value="45.3034036159515" calcext:value-type="float">
            <text:p>45.303403616</text:p>
          </table:table-cell>
          <table:table-cell table:formula="of:=[.C907]/([.D908]-[.D907])" office:value-type="float" office:value="5708.08402719988" calcext:value-type="float">
            <text:p>5708.084027199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5642839.13549" calcext:value-type="float">
            <text:p>1455642839.13549</text:p>
          </table:table-cell>
          <table:table-cell office:value-type="float" office:value="296" calcext:value-type="float">
            <text:p>296</text:p>
          </table:table-cell>
          <table:table-cell table:formula="of:=[.B909]-[.B$2]" office:value-type="float" office:value="45.3529150485992" calcext:value-type="float">
            <text:p>45.3529150486</text:p>
          </table:table-cell>
          <table:table-cell table:formula="of:=[.C908]/([.D909]-[.D908])" office:value-type="float" office:value="5978.41718914025" calcext:value-type="float">
            <text:p>5978.41718914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5642839.18536" calcext:value-type="float">
            <text:p>1455642839.18536</text:p>
          </table:table-cell>
          <table:table-cell office:value-type="float" office:value="296" calcext:value-type="float">
            <text:p>296</text:p>
          </table:table-cell>
          <table:table-cell table:formula="of:=[.B910]-[.B$2]" office:value-type="float" office:value="45.40278840065" calcext:value-type="float">
            <text:p>45.4027884007</text:p>
          </table:table-cell>
          <table:table-cell table:formula="of:=[.C909]/([.D910]-[.D909])" office:value-type="float" office:value="5935.0331956555" calcext:value-type="float">
            <text:p>5935.033195655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5642839.23547" calcext:value-type="float">
            <text:p>1455642839.23547</text:p>
          </table:table-cell>
          <table:table-cell office:value-type="float" office:value="296" calcext:value-type="float">
            <text:p>296</text:p>
          </table:table-cell>
          <table:table-cell table:formula="of:=[.B911]-[.B$2]" office:value-type="float" office:value="45.4528951644897" calcext:value-type="float">
            <text:p>45.4528951645</text:p>
          </table:table-cell>
          <table:table-cell table:formula="of:=[.C910]/([.D911]-[.D910])" office:value-type="float" office:value="5907.3860955544" calcext:value-type="float">
            <text:p>5907.386095554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5642839.28402" calcext:value-type="float">
            <text:p>1455642839.28402</text:p>
          </table:table-cell>
          <table:table-cell office:value-type="float" office:value="296" calcext:value-type="float">
            <text:p>296</text:p>
          </table:table-cell>
          <table:table-cell table:formula="of:=[.B912]-[.B$2]" office:value-type="float" office:value="45.5014436244965" calcext:value-type="float">
            <text:p>45.5014436245</text:p>
          </table:table-cell>
          <table:table-cell table:formula="of:=[.C911]/([.D912]-[.D911])" office:value-type="float" office:value="6097.00081030512" calcext:value-type="float">
            <text:p>6097.000810305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5642839.33428" calcext:value-type="float">
            <text:p>1455642839.33428</text:p>
          </table:table-cell>
          <table:table-cell office:value-type="float" office:value="296" calcext:value-type="float">
            <text:p>296</text:p>
          </table:table-cell>
          <table:table-cell table:formula="of:=[.B913]-[.B$2]" office:value-type="float" office:value="45.5517063140869" calcext:value-type="float">
            <text:p>45.5517063141</text:p>
          </table:table-cell>
          <table:table-cell table:formula="of:=[.C912]/([.D913]-[.D912])" office:value-type="float" office:value="5889.06010426104" calcext:value-type="float">
            <text:p>5889.06010426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5642839.3845" calcext:value-type="float">
            <text:p>1455642839.3845</text:p>
          </table:table-cell>
          <table:table-cell office:value-type="float" office:value="296" calcext:value-type="float">
            <text:p>296</text:p>
          </table:table-cell>
          <table:table-cell table:formula="of:=[.B914]-[.B$2]" office:value-type="float" office:value="45.6019296646118" calcext:value-type="float">
            <text:p>45.6019296646</text:p>
          </table:table-cell>
          <table:table-cell table:formula="of:=[.C913]/([.D914]-[.D913])" office:value-type="float" office:value="5893.67290127794" calcext:value-type="float">
            <text:p>5893.672901277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5642839.4323" calcext:value-type="float">
            <text:p>1455642839.4323</text:p>
          </table:table-cell>
          <table:table-cell office:value-type="float" office:value="296" calcext:value-type="float">
            <text:p>296</text:p>
          </table:table-cell>
          <table:table-cell table:formula="of:=[.B915]-[.B$2]" office:value-type="float" office:value="45.6497254371643" calcext:value-type="float">
            <text:p>45.6497254372</text:p>
          </table:table-cell>
          <table:table-cell table:formula="of:=[.C914]/([.D915]-[.D914])" office:value-type="float" office:value="6193.01633162069" calcext:value-type="float">
            <text:p>6193.01633162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5642839.48237" calcext:value-type="float">
            <text:p>1455642839.48237</text:p>
          </table:table-cell>
          <table:table-cell office:value-type="float" office:value="296" calcext:value-type="float">
            <text:p>296</text:p>
          </table:table-cell>
          <table:table-cell table:formula="of:=[.B916]-[.B$2]" office:value-type="float" office:value="45.6997938156128" calcext:value-type="float">
            <text:p>45.6997938156</text:p>
          </table:table-cell>
          <table:table-cell table:formula="of:=[.C915]/([.D916]-[.D915])" office:value-type="float" office:value="5911.91504842811" calcext:value-type="float">
            <text:p>5911.915048428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5642839.53212" calcext:value-type="float">
            <text:p>1455642839.53212</text:p>
          </table:table-cell>
          <table:table-cell office:value-type="float" office:value="296" calcext:value-type="float">
            <text:p>296</text:p>
          </table:table-cell>
          <table:table-cell table:formula="of:=[.B917]-[.B$2]" office:value-type="float" office:value="45.7495470046997" calcext:value-type="float">
            <text:p>45.7495470047</text:p>
          </table:table-cell>
          <table:table-cell table:formula="of:=[.C916]/([.D917]-[.D916])" office:value-type="float" office:value="5949.36737588653" calcext:value-type="float">
            <text:p>5949.367375886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5642839.58214" calcext:value-type="float">
            <text:p>1455642839.58214</text:p>
          </table:table-cell>
          <table:table-cell office:value-type="float" office:value="296" calcext:value-type="float">
            <text:p>296</text:p>
          </table:table-cell>
          <table:table-cell table:formula="of:=[.B918]-[.B$2]" office:value-type="float" office:value="45.7995617389679" calcext:value-type="float">
            <text:p>45.799561739</text:p>
          </table:table-cell>
          <table:table-cell table:formula="of:=[.C917]/([.D918]-[.D917])" office:value-type="float" office:value="5918.25597658466" calcext:value-type="float">
            <text:p>5918.255976584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5642839.63249" calcext:value-type="float">
            <text:p>1455642839.63249</text:p>
          </table:table-cell>
          <table:table-cell office:value-type="float" office:value="296" calcext:value-type="float">
            <text:p>296</text:p>
          </table:table-cell>
          <table:table-cell table:formula="of:=[.B919]-[.B$2]" office:value-type="float" office:value="45.8499147891998" calcext:value-type="float">
            <text:p>45.8499147892</text:p>
          </table:table-cell>
          <table:table-cell table:formula="of:=[.C918]/([.D919]-[.D918])" office:value-type="float" office:value="5878.49194113525" calcext:value-type="float">
            <text:p>5878.491941135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5642839.68524" calcext:value-type="float">
            <text:p>1455642839.68524</text:p>
          </table:table-cell>
          <table:table-cell office:value-type="float" office:value="296" calcext:value-type="float">
            <text:p>296</text:p>
          </table:table-cell>
          <table:table-cell table:formula="of:=[.B920]-[.B$2]" office:value-type="float" office:value="45.9026668071747" calcext:value-type="float">
            <text:p>45.9026668072</text:p>
          </table:table-cell>
          <table:table-cell table:formula="of:=[.C919]/([.D920]-[.D919])" office:value-type="float" office:value="5611.15975015593" calcext:value-type="float">
            <text:p>5611.15975015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642839.73206" calcext:value-type="float">
            <text:p>1455642839.73206</text:p>
          </table:table-cell>
          <table:table-cell office:value-type="float" office:value="296" calcext:value-type="float">
            <text:p>296</text:p>
          </table:table-cell>
          <table:table-cell table:formula="of:=[.B921]-[.B$2]" office:value-type="float" office:value="45.9494826793671" calcext:value-type="float">
            <text:p>45.9494826794</text:p>
          </table:table-cell>
          <table:table-cell table:formula="of:=[.C920]/([.D921]-[.D920])" office:value-type="float" office:value="6322.64200448156" calcext:value-type="float">
            <text:p>6322.64200448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5642839.78241" calcext:value-type="float">
            <text:p>1455642839.78241</text:p>
          </table:table-cell>
          <table:table-cell office:value-type="float" office:value="296" calcext:value-type="float">
            <text:p>296</text:p>
          </table:table-cell>
          <table:table-cell table:formula="of:=[.B922]-[.B$2]" office:value-type="float" office:value="45.9998381137848" calcext:value-type="float">
            <text:p>45.9998381138</text:p>
          </table:table-cell>
          <table:table-cell table:formula="of:=[.C921]/([.D922]-[.D921])" office:value-type="float" office:value="5878.21361135574" calcext:value-type="float">
            <text:p>5878.213611355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5642839.83233" calcext:value-type="float">
            <text:p>1455642839.83233</text:p>
          </table:table-cell>
          <table:table-cell office:value-type="float" office:value="296" calcext:value-type="float">
            <text:p>296</text:p>
          </table:table-cell>
          <table:table-cell table:formula="of:=[.B923]-[.B$2]" office:value-type="float" office:value="46.0497553348541" calcext:value-type="float">
            <text:p>46.0497553349</text:p>
          </table:table-cell>
          <table:table-cell table:formula="of:=[.C922]/([.D923]-[.D922])" office:value-type="float" office:value="5929.81727866723" calcext:value-type="float">
            <text:p>5929.817278667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5642839.88209" calcext:value-type="float">
            <text:p>1455642839.88209</text:p>
          </table:table-cell>
          <table:table-cell office:value-type="float" office:value="296" calcext:value-type="float">
            <text:p>296</text:p>
          </table:table-cell>
          <table:table-cell table:formula="of:=[.B924]-[.B$2]" office:value-type="float" office:value="46.0995161533356" calcext:value-type="float">
            <text:p>46.0995161533</text:p>
          </table:table-cell>
          <table:table-cell table:formula="of:=[.C923]/([.D924]-[.D923])" office:value-type="float" office:value="5948.45521100847" calcext:value-type="float">
            <text:p>5948.45521100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5642839.93437" calcext:value-type="float">
            <text:p>1455642839.93437</text:p>
          </table:table-cell>
          <table:table-cell office:value-type="float" office:value="296" calcext:value-type="float">
            <text:p>296</text:p>
          </table:table-cell>
          <table:table-cell table:formula="of:=[.B925]-[.B$2]" office:value-type="float" office:value="46.1517906188965" calcext:value-type="float">
            <text:p>46.1517906189</text:p>
          </table:table-cell>
          <table:table-cell table:formula="of:=[.C924]/([.D925]-[.D924])" office:value-type="float" office:value="5662.42039634216" calcext:value-type="float">
            <text:p>5662.42039634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5642839.98202" calcext:value-type="float">
            <text:p>1455642839.98202</text:p>
          </table:table-cell>
          <table:table-cell office:value-type="float" office:value="296" calcext:value-type="float">
            <text:p>296</text:p>
          </table:table-cell>
          <table:table-cell table:formula="of:=[.B926]-[.B$2]" office:value-type="float" office:value="46.1994504928589" calcext:value-type="float">
            <text:p>46.1994504929</text:p>
          </table:table-cell>
          <table:table-cell table:formula="of:=[.C925]/([.D926]-[.D925])" office:value-type="float" office:value="6210.67525762881" calcext:value-type="float">
            <text:p>6210.675257628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5642840.03986" calcext:value-type="float">
            <text:p>1455642840.03986</text:p>
          </table:table-cell>
          <table:table-cell office:value-type="float" office:value="296" calcext:value-type="float">
            <text:p>296</text:p>
          </table:table-cell>
          <table:table-cell table:formula="of:=[.B927]-[.B$2]" office:value-type="float" office:value="46.2572813034058" calcext:value-type="float">
            <text:p>46.2572813034</text:p>
          </table:table-cell>
          <table:table-cell table:formula="of:=[.C926]/([.D927]-[.D926])" office:value-type="float" office:value="5118.37889182058" calcext:value-type="float">
            <text:p>5118.378891820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5642840.08549" calcext:value-type="float">
            <text:p>1455642840.08549</text:p>
          </table:table-cell>
          <table:table-cell office:value-type="float" office:value="296" calcext:value-type="float">
            <text:p>296</text:p>
          </table:table-cell>
          <table:table-cell table:formula="of:=[.B928]-[.B$2]" office:value-type="float" office:value="46.3029108047485" calcext:value-type="float">
            <text:p>46.3029108047</text:p>
          </table:table-cell>
          <table:table-cell table:formula="of:=[.C927]/([.D928]-[.D927])" office:value-type="float" office:value="6487.03122518079" calcext:value-type="float">
            <text:p>6487.03122518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5642840.13573" calcext:value-type="float">
            <text:p>1455642840.13573</text:p>
          </table:table-cell>
          <table:table-cell office:value-type="float" office:value="288" calcext:value-type="float">
            <text:p>288</text:p>
          </table:table-cell>
          <table:table-cell table:formula="of:=[.B929]-[.B$2]" office:value-type="float" office:value="46.3531510829926" calcext:value-type="float">
            <text:p>46.353151083</text:p>
          </table:table-cell>
          <table:table-cell table:formula="of:=[.C928]/([.D929]-[.D928])" office:value-type="float" office:value="5891.68711531252" calcext:value-type="float">
            <text:p>5891.687115312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5642840.18587" calcext:value-type="float">
            <text:p>1455642840.18587</text:p>
          </table:table-cell>
          <table:table-cell office:value-type="float" office:value="288" calcext:value-type="float">
            <text:p>288</text:p>
          </table:table-cell>
          <table:table-cell table:formula="of:=[.B930]-[.B$2]" office:value-type="float" office:value="46.4032979011536" calcext:value-type="float">
            <text:p>46.4032979012</text:p>
          </table:table-cell>
          <table:table-cell table:formula="of:=[.C929]/([.D930]-[.D929])" office:value-type="float" office:value="5743.13606648568" calcext:value-type="float">
            <text:p>5743.136066485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5642840.23581" calcext:value-type="float">
            <text:p>1455642840.23581</text:p>
          </table:table-cell>
          <table:table-cell office:value-type="float" office:value="288" calcext:value-type="float">
            <text:p>288</text:p>
          </table:table-cell>
          <table:table-cell table:formula="of:=[.B931]-[.B$2]" office:value-type="float" office:value="46.4532363414764" calcext:value-type="float">
            <text:p>46.4532363415</text:p>
          </table:table-cell>
          <table:table-cell table:formula="of:=[.C930]/([.D931]-[.D930])" office:value-type="float" office:value="5767.10041679199" calcext:value-type="float">
            <text:p>5767.10041679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5642840.28566" calcext:value-type="float">
            <text:p>1455642840.28566</text:p>
          </table:table-cell>
          <table:table-cell office:value-type="float" office:value="288" calcext:value-type="float">
            <text:p>288</text:p>
          </table:table-cell>
          <table:table-cell table:formula="of:=[.B932]-[.B$2]" office:value-type="float" office:value="46.5030822753906" calcext:value-type="float">
            <text:p>46.5030822754</text:p>
          </table:table-cell>
          <table:table-cell table:formula="of:=[.C931]/([.D932]-[.D931])" office:value-type="float" office:value="5777.80327069054" calcext:value-type="float">
            <text:p>5777.803270690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5642840.33564" calcext:value-type="float">
            <text:p>1455642840.33564</text:p>
          </table:table-cell>
          <table:table-cell office:value-type="float" office:value="288" calcext:value-type="float">
            <text:p>288</text:p>
          </table:table-cell>
          <table:table-cell table:formula="of:=[.B933]-[.B$2]" office:value-type="float" office:value="46.553061246872" calcext:value-type="float">
            <text:p>46.5530612469</text:p>
          </table:table-cell>
          <table:table-cell table:formula="of:=[.C932]/([.D933]-[.D932])" office:value-type="float" office:value="5762.4235046058" calcext:value-type="float">
            <text:p>5762.423504605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5642840.38572" calcext:value-type="float">
            <text:p>1455642840.38572</text:p>
          </table:table-cell>
          <table:table-cell office:value-type="float" office:value="288" calcext:value-type="float">
            <text:p>288</text:p>
          </table:table-cell>
          <table:table-cell table:formula="of:=[.B934]-[.B$2]" office:value-type="float" office:value="46.6031472682953" calcext:value-type="float">
            <text:p>46.6031472683</text:p>
          </table:table-cell>
          <table:table-cell table:formula="of:=[.C933]/([.D934]-[.D933])" office:value-type="float" office:value="5750.10735162513" calcext:value-type="float">
            <text:p>5750.107351625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5642840.4355" calcext:value-type="float">
            <text:p>1455642840.4355</text:p>
          </table:table-cell>
          <table:table-cell office:value-type="float" office:value="288" calcext:value-type="float">
            <text:p>288</text:p>
          </table:table-cell>
          <table:table-cell table:formula="of:=[.B935]-[.B$2]" office:value-type="float" office:value="46.6529226303101" calcext:value-type="float">
            <text:p>46.6529226303</text:p>
          </table:table-cell>
          <table:table-cell table:formula="of:=[.C934]/([.D935]-[.D934])" office:value-type="float" office:value="5785.99508557141" calcext:value-type="float">
            <text:p>5785.995085571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5642840.48608" calcext:value-type="float">
            <text:p>1455642840.48608</text:p>
          </table:table-cell>
          <table:table-cell office:value-type="float" office:value="280" calcext:value-type="float">
            <text:p>280</text:p>
          </table:table-cell>
          <table:table-cell table:formula="of:=[.B936]-[.B$2]" office:value-type="float" office:value="46.703506231308" calcext:value-type="float">
            <text:p>46.7035062313</text:p>
          </table:table-cell>
          <table:table-cell table:formula="of:=[.C935]/([.D936]-[.D935])" office:value-type="float" office:value="5693.54483109685" calcext:value-type="float">
            <text:p>5693.544831096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5642840.53199" calcext:value-type="float">
            <text:p>1455642840.53199</text:p>
          </table:table-cell>
          <table:table-cell office:value-type="float" office:value="280" calcext:value-type="float">
            <text:p>280</text:p>
          </table:table-cell>
          <table:table-cell table:formula="of:=[.B937]-[.B$2]" office:value-type="float" office:value="46.7494113445282" calcext:value-type="float">
            <text:p>46.7494113445</text:p>
          </table:table-cell>
          <table:table-cell table:formula="of:=[.C936]/([.D937]-[.D936])" office:value-type="float" office:value="6099.53838163499" calcext:value-type="float">
            <text:p>6099.5383816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5642840.58242" calcext:value-type="float">
            <text:p>1455642840.58242</text:p>
          </table:table-cell>
          <table:table-cell office:value-type="float" office:value="280" calcext:value-type="float">
            <text:p>280</text:p>
          </table:table-cell>
          <table:table-cell table:formula="of:=[.B938]-[.B$2]" office:value-type="float" office:value="46.7998492717743" calcext:value-type="float">
            <text:p>46.7998492718</text:p>
          </table:table-cell>
          <table:table-cell table:formula="of:=[.C937]/([.D938]-[.D937])" office:value-type="float" office:value="5551.37800635305" calcext:value-type="float">
            <text:p>5551.378006353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5642840.63242" calcext:value-type="float">
            <text:p>1455642840.63242</text:p>
          </table:table-cell>
          <table:table-cell office:value-type="float" office:value="280" calcext:value-type="float">
            <text:p>280</text:p>
          </table:table-cell>
          <table:table-cell table:formula="of:=[.B939]-[.B$2]" office:value-type="float" office:value="46.8498473167419" calcext:value-type="float">
            <text:p>46.8498473167</text:p>
          </table:table-cell>
          <table:table-cell table:formula="of:=[.C938]/([.D939]-[.D938])" office:value-type="float" office:value="5600.218972185" calcext:value-type="float">
            <text:p>5600.21897218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5642840.68224" calcext:value-type="float">
            <text:p>1455642840.68224</text:p>
          </table:table-cell>
          <table:table-cell office:value-type="float" office:value="280" calcext:value-type="float">
            <text:p>280</text:p>
          </table:table-cell>
          <table:table-cell table:formula="of:=[.B940]-[.B$2]" office:value-type="float" office:value="46.8996620178223" calcext:value-type="float">
            <text:p>46.8996620178</text:p>
          </table:table-cell>
          <table:table-cell table:formula="of:=[.C939]/([.D940]-[.D939])" office:value-type="float" office:value="5620.83067704295" calcext:value-type="float">
            <text:p>5620.83067704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5642840.7324" calcext:value-type="float">
            <text:p>1455642840.7324</text:p>
          </table:table-cell>
          <table:table-cell office:value-type="float" office:value="280" calcext:value-type="float">
            <text:p>280</text:p>
          </table:table-cell>
          <table:table-cell table:formula="of:=[.B941]-[.B$2]" office:value-type="float" office:value="46.9498281478882" calcext:value-type="float">
            <text:p>46.9498281479</text:p>
          </table:table-cell>
          <table:table-cell table:formula="of:=[.C940]/([.D941]-[.D940])" office:value-type="float" office:value="5581.4550500922" calcext:value-type="float">
            <text:p>5581.455050092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5642840.78205" calcext:value-type="float">
            <text:p>1455642840.78205</text:p>
          </table:table-cell>
          <table:table-cell office:value-type="float" office:value="272" calcext:value-type="float">
            <text:p>272</text:p>
          </table:table-cell>
          <table:table-cell table:formula="of:=[.B942]-[.B$2]" office:value-type="float" office:value="46.9994792938232" calcext:value-type="float">
            <text:p>46.9994792938</text:p>
          </table:table-cell>
          <table:table-cell table:formula="of:=[.C941]/([.D942]-[.D941])" office:value-type="float" office:value="5639.3461767474" calcext:value-type="float">
            <text:p>5639.346176747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5642840.83216" calcext:value-type="float">
            <text:p>1455642840.83216</text:p>
          </table:table-cell>
          <table:table-cell office:value-type="float" office:value="272" calcext:value-type="float">
            <text:p>272</text:p>
          </table:table-cell>
          <table:table-cell table:formula="of:=[.B943]-[.B$2]" office:value-type="float" office:value="47.0495817661285" calcext:value-type="float">
            <text:p>47.0495817661</text:p>
          </table:table-cell>
          <table:table-cell table:formula="of:=[.C942]/([.D943]-[.D942])" office:value-type="float" office:value="5428.87381569869" calcext:value-type="float">
            <text:p>5428.873815698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5642840.88192" calcext:value-type="float">
            <text:p>1455642840.88192</text:p>
          </table:table-cell>
          <table:table-cell office:value-type="float" office:value="272" calcext:value-type="float">
            <text:p>272</text:p>
          </table:table-cell>
          <table:table-cell table:formula="of:=[.B944]-[.B$2]" office:value-type="float" office:value="47.0993411540985" calcext:value-type="float">
            <text:p>47.0993411541</text:p>
          </table:table-cell>
          <table:table-cell table:formula="of:=[.C943]/([.D944]-[.D943])" office:value-type="float" office:value="5466.30517570171" calcext:value-type="float">
            <text:p>5466.305175701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5642840.93214" calcext:value-type="float">
            <text:p>1455642840.93214</text:p>
          </table:table-cell>
          <table:table-cell office:value-type="float" office:value="272" calcext:value-type="float">
            <text:p>272</text:p>
          </table:table-cell>
          <table:table-cell table:formula="of:=[.B945]-[.B$2]" office:value-type="float" office:value="47.1495671272278" calcext:value-type="float">
            <text:p>47.1495671272</text:p>
          </table:table-cell>
          <table:table-cell table:formula="of:=[.C944]/([.D945]-[.D944])" office:value-type="float" office:value="5415.52473856349" calcext:value-type="float">
            <text:p>5415.524738563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5642840.98205" calcext:value-type="float">
            <text:p>1455642840.98205</text:p>
          </table:table-cell>
          <table:table-cell office:value-type="float" office:value="272" calcext:value-type="float">
            <text:p>272</text:p>
          </table:table-cell>
          <table:table-cell table:formula="of:=[.B946]-[.B$2]" office:value-type="float" office:value="47.1994733810425" calcext:value-type="float">
            <text:p>47.199473381</text:p>
          </table:table-cell>
          <table:table-cell table:formula="of:=[.C945]/([.D946]-[.D945])" office:value-type="float" office:value="5450.21874432692" calcext:value-type="float">
            <text:p>5450.218744326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5642841.03539" calcext:value-type="float">
            <text:p>1455642841.03539</text:p>
          </table:table-cell>
          <table:table-cell office:value-type="float" office:value="264" calcext:value-type="float">
            <text:p>264</text:p>
          </table:table-cell>
          <table:table-cell table:formula="of:=[.B947]-[.B$2]" office:value-type="float" office:value="47.2528192996979" calcext:value-type="float">
            <text:p>47.2528192997</text:p>
          </table:table-cell>
          <table:table-cell table:formula="of:=[.C946]/([.D947]-[.D946])" office:value-type="float" office:value="5098.79681249972" calcext:value-type="float">
            <text:p>5098.796812499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5642841.08567" calcext:value-type="float">
            <text:p>1455642841.08567</text:p>
          </table:table-cell>
          <table:table-cell office:value-type="float" office:value="264" calcext:value-type="float">
            <text:p>264</text:p>
          </table:table-cell>
          <table:table-cell table:formula="of:=[.B948]-[.B$2]" office:value-type="float" office:value="47.303099155426" calcext:value-type="float">
            <text:p>47.3030991554</text:p>
          </table:table-cell>
          <table:table-cell table:formula="of:=[.C947]/([.D948]-[.D947])" office:value-type="float" office:value="5250.61172465136" calcext:value-type="float">
            <text:p>5250.61172465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5642841.13545" calcext:value-type="float">
            <text:p>1455642841.13545</text:p>
          </table:table-cell>
          <table:table-cell office:value-type="float" office:value="264" calcext:value-type="float">
            <text:p>264</text:p>
          </table:table-cell>
          <table:table-cell table:formula="of:=[.B949]-[.B$2]" office:value-type="float" office:value="47.3528747558594" calcext:value-type="float">
            <text:p>47.3528747559</text:p>
          </table:table-cell>
          <table:table-cell table:formula="of:=[.C948]/([.D949]-[.D948])" office:value-type="float" office:value="5303.80342379798" calcext:value-type="float">
            <text:p>5303.80342379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5642841.18583" calcext:value-type="float">
            <text:p>1455642841.18583</text:p>
          </table:table-cell>
          <table:table-cell office:value-type="float" office:value="264" calcext:value-type="float">
            <text:p>264</text:p>
          </table:table-cell>
          <table:table-cell table:formula="of:=[.B950]-[.B$2]" office:value-type="float" office:value="47.4032561779022" calcext:value-type="float">
            <text:p>47.4032561779</text:p>
          </table:table-cell>
          <table:table-cell table:formula="of:=[.C949]/([.D950]-[.D949])" office:value-type="float" office:value="5240.02676572889" calcext:value-type="float">
            <text:p>5240.026765728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5642841.23588" calcext:value-type="float">
            <text:p>1455642841.23588</text:p>
          </table:table-cell>
          <table:table-cell office:value-type="float" office:value="264" calcext:value-type="float">
            <text:p>264</text:p>
          </table:table-cell>
          <table:table-cell table:formula="of:=[.B951]-[.B$2]" office:value-type="float" office:value="47.4533045291901" calcext:value-type="float">
            <text:p>47.4533045292</text:p>
          </table:table-cell>
          <table:table-cell table:formula="of:=[.C950]/([.D951]-[.D950])" office:value-type="float" office:value="5274.89903676674" calcext:value-type="float">
            <text:p>5274.899036766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5642841.28595" calcext:value-type="float">
            <text:p>1455642841.28595</text:p>
          </table:table-cell>
          <table:table-cell office:value-type="float" office:value="256" calcext:value-type="float">
            <text:p>256</text:p>
          </table:table-cell>
          <table:table-cell table:formula="of:=[.B952]-[.B$2]" office:value-type="float" office:value="47.5033762454987" calcext:value-type="float">
            <text:p>47.5033762455</text:p>
          </table:table-cell>
          <table:table-cell table:formula="of:=[.C951]/([.D952]-[.D951])" office:value-type="float" office:value="5272.43760475392" calcext:value-type="float">
            <text:p>5272.437604753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5642841.33142" calcext:value-type="float">
            <text:p>1455642841.33142</text:p>
          </table:table-cell>
          <table:table-cell office:value-type="float" office:value="256" calcext:value-type="float">
            <text:p>256</text:p>
          </table:table-cell>
          <table:table-cell table:formula="of:=[.B953]-[.B$2]" office:value-type="float" office:value="47.5488419532776" calcext:value-type="float">
            <text:p>47.5488419533</text:p>
          </table:table-cell>
          <table:table-cell table:formula="of:=[.C952]/([.D953]-[.D952])" office:value-type="float" office:value="5630.61728291478" calcext:value-type="float">
            <text:p>5630.617282914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5642841.38588" calcext:value-type="float">
            <text:p>1455642841.38588</text:p>
          </table:table-cell>
          <table:table-cell office:value-type="float" office:value="256" calcext:value-type="float">
            <text:p>256</text:p>
          </table:table-cell>
          <table:table-cell table:formula="of:=[.B954]-[.B$2]" office:value-type="float" office:value="47.6033103466034" calcext:value-type="float">
            <text:p>47.6033103466</text:p>
          </table:table-cell>
          <table:table-cell table:formula="of:=[.C953]/([.D954]-[.D953])" office:value-type="float" office:value="4699.97340418547" calcext:value-type="float">
            <text:p>4699.97340418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5642841.43143" calcext:value-type="float">
            <text:p>1455642841.43143</text:p>
          </table:table-cell>
          <table:table-cell office:value-type="float" office:value="256" calcext:value-type="float">
            <text:p>256</text:p>
          </table:table-cell>
          <table:table-cell table:formula="of:=[.B955]-[.B$2]" office:value-type="float" office:value="47.6488525867462" calcext:value-type="float">
            <text:p>47.6488525867</text:p>
          </table:table-cell>
          <table:table-cell table:formula="of:=[.C954]/([.D955]-[.D954])" office:value-type="float" office:value="5621.15520003351" calcext:value-type="float">
            <text:p>5621.15520003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5642841.4842" calcext:value-type="float">
            <text:p>1455642841.4842</text:p>
          </table:table-cell>
          <table:table-cell office:value-type="float" office:value="256" calcext:value-type="float">
            <text:p>256</text:p>
          </table:table-cell>
          <table:table-cell table:formula="of:=[.B956]-[.B$2]" office:value-type="float" office:value="47.7016282081604" calcext:value-type="float">
            <text:p>47.7016282082</text:p>
          </table:table-cell>
          <table:table-cell table:formula="of:=[.C955]/([.D956]-[.D955])" office:value-type="float" office:value="4850.72450385576" calcext:value-type="float">
            <text:p>4850.72450385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5642841.53211" calcext:value-type="float">
            <text:p>1455642841.53211</text:p>
          </table:table-cell>
          <table:table-cell office:value-type="float" office:value="248" calcext:value-type="float">
            <text:p>248</text:p>
          </table:table-cell>
          <table:table-cell table:formula="of:=[.B957]-[.B$2]" office:value-type="float" office:value="47.7495350837708" calcext:value-type="float">
            <text:p>47.7495350838</text:p>
          </table:table-cell>
          <table:table-cell table:formula="of:=[.C956]/([.D957]-[.D956])" office:value-type="float" office:value="5343.70060118645" calcext:value-type="float">
            <text:p>5343.700601186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5642841.58195" calcext:value-type="float">
            <text:p>1455642841.58195</text:p>
          </table:table-cell>
          <table:table-cell office:value-type="float" office:value="248" calcext:value-type="float">
            <text:p>248</text:p>
          </table:table-cell>
          <table:table-cell table:formula="of:=[.B958]-[.B$2]" office:value-type="float" office:value="47.7993717193604" calcext:value-type="float">
            <text:p>47.7993717194</text:p>
          </table:table-cell>
          <table:table-cell table:formula="of:=[.C957]/([.D958]-[.D957])" office:value-type="float" office:value="4976.25887193226" calcext:value-type="float">
            <text:p>4976.25887193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5642841.63274" calcext:value-type="float">
            <text:p>1455642841.63274</text:p>
          </table:table-cell>
          <table:table-cell office:value-type="float" office:value="248" calcext:value-type="float">
            <text:p>248</text:p>
          </table:table-cell>
          <table:table-cell table:formula="of:=[.B959]-[.B$2]" office:value-type="float" office:value="47.8501663208008" calcext:value-type="float">
            <text:p>47.8501663208</text:p>
          </table:table-cell>
          <table:table-cell table:formula="of:=[.C958]/([.D959]-[.D958])" office:value-type="float" office:value="4882.4086215313" calcext:value-type="float">
            <text:p>4882.40862153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5642841.68244" calcext:value-type="float">
            <text:p>1455642841.68244</text:p>
          </table:table-cell>
          <table:table-cell office:value-type="float" office:value="248" calcext:value-type="float">
            <text:p>248</text:p>
          </table:table-cell>
          <table:table-cell table:formula="of:=[.B960]-[.B$2]" office:value-type="float" office:value="47.8998637199402" calcext:value-type="float">
            <text:p>47.8998637199</text:p>
          </table:table-cell>
          <table:table-cell table:formula="of:=[.C959]/([.D960]-[.D959])" office:value-type="float" office:value="4990.20078101763" calcext:value-type="float">
            <text:p>4990.200781017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5642841.73242" calcext:value-type="float">
            <text:p>1455642841.73242</text:p>
          </table:table-cell>
          <table:table-cell office:value-type="float" office:value="248" calcext:value-type="float">
            <text:p>248</text:p>
          </table:table-cell>
          <table:table-cell table:formula="of:=[.B961]-[.B$2]" office:value-type="float" office:value="47.949848651886" calcext:value-type="float">
            <text:p>47.9498486519</text:p>
          </table:table-cell>
          <table:table-cell table:formula="of:=[.C960]/([.D961]-[.D960])" office:value-type="float" office:value="4961.49520157213" calcext:value-type="float">
            <text:p>4961.49520157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5642841.78253" calcext:value-type="float">
            <text:p>1455642841.78253</text:p>
          </table:table-cell>
          <table:table-cell office:value-type="float" office:value="240" calcext:value-type="float">
            <text:p>240</text:p>
          </table:table-cell>
          <table:table-cell table:formula="of:=[.B962]-[.B$2]" office:value-type="float" office:value="47.9999504089355" calcext:value-type="float">
            <text:p>47.9999504089</text:p>
          </table:table-cell>
          <table:table-cell table:formula="of:=[.C961]/([.D962]-[.D961])" office:value-type="float" office:value="4949.92620228227" calcext:value-type="float">
            <text:p>4949.92620228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5642841.83262" calcext:value-type="float">
            <text:p>1455642841.83262</text:p>
          </table:table-cell>
          <table:table-cell office:value-type="float" office:value="240" calcext:value-type="float">
            <text:p>240</text:p>
          </table:table-cell>
          <table:table-cell table:formula="of:=[.B963]-[.B$2]" office:value-type="float" office:value="48.0500414371491" calcext:value-type="float">
            <text:p>48.0500414371</text:p>
          </table:table-cell>
          <table:table-cell table:formula="of:=[.C962]/([.D963]-[.D962])" office:value-type="float" office:value="4791.27717197295" calcext:value-type="float">
            <text:p>4791.27717197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5642841.88248" calcext:value-type="float">
            <text:p>1455642841.88248</text:p>
          </table:table-cell>
          <table:table-cell office:value-type="float" office:value="240" calcext:value-type="float">
            <text:p>240</text:p>
          </table:table-cell>
          <table:table-cell table:formula="of:=[.B964]-[.B$2]" office:value-type="float" office:value="48.0999069213867" calcext:value-type="float">
            <text:p>48.0999069214</text:p>
          </table:table-cell>
          <table:table-cell table:formula="of:=[.C963]/([.D964]-[.D963])" office:value-type="float" office:value="4812.9483483225" calcext:value-type="float">
            <text:p>4812.948348322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5642841.93261" calcext:value-type="float">
            <text:p>1455642841.93261</text:p>
          </table:table-cell>
          <table:table-cell office:value-type="float" office:value="240" calcext:value-type="float">
            <text:p>240</text:p>
          </table:table-cell>
          <table:table-cell table:formula="of:=[.B965]-[.B$2]" office:value-type="float" office:value="48.1500351428986" calcext:value-type="float">
            <text:p>48.1500351429</text:p>
          </table:table-cell>
          <table:table-cell table:formula="of:=[.C964]/([.D965]-[.D964])" office:value-type="float" office:value="4787.7222203726" calcext:value-type="float">
            <text:p>4787.722220372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5642841.98153" calcext:value-type="float">
            <text:p>1455642841.98153</text:p>
          </table:table-cell>
          <table:table-cell office:value-type="float" office:value="240" calcext:value-type="float">
            <text:p>240</text:p>
          </table:table-cell>
          <table:table-cell table:formula="of:=[.B966]-[.B$2]" office:value-type="float" office:value="48.1989593505859" calcext:value-type="float">
            <text:p>48.1989593506</text:p>
          </table:table-cell>
          <table:table-cell table:formula="of:=[.C965]/([.D966]-[.D965])" office:value-type="float" office:value="4905.54699492698" calcext:value-type="float">
            <text:p>4905.54699492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5642842.03204" calcext:value-type="float">
            <text:p>1455642842.03204</text:p>
          </table:table-cell>
          <table:table-cell office:value-type="float" office:value="232" calcext:value-type="float">
            <text:p>232</text:p>
          </table:table-cell>
          <table:table-cell table:formula="of:=[.B967]-[.B$2]" office:value-type="float" office:value="48.2494699954987" calcext:value-type="float">
            <text:p>48.2494699955</text:p>
          </table:table-cell>
          <table:table-cell table:formula="of:=[.C966]/([.D967]-[.D966])" office:value-type="float" office:value="4751.47368271995" calcext:value-type="float">
            <text:p>4751.4736827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5642842.08579" calcext:value-type="float">
            <text:p>1455642842.08579</text:p>
          </table:table-cell>
          <table:table-cell office:value-type="float" office:value="232" calcext:value-type="float">
            <text:p>232</text:p>
          </table:table-cell>
          <table:table-cell table:formula="of:=[.B968]-[.B$2]" office:value-type="float" office:value="48.3032138347626" calcext:value-type="float">
            <text:p>48.3032138348</text:p>
          </table:table-cell>
          <table:table-cell table:formula="of:=[.C967]/([.D968]-[.D967])" office:value-type="float" office:value="4316.77385124524" calcext:value-type="float">
            <text:p>4316.773851245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5642842.13646" calcext:value-type="float">
            <text:p>1455642842.13646</text:p>
          </table:table-cell>
          <table:table-cell office:value-type="float" office:value="232" calcext:value-type="float">
            <text:p>232</text:p>
          </table:table-cell>
          <table:table-cell table:formula="of:=[.B969]-[.B$2]" office:value-type="float" office:value="48.3538897037506" calcext:value-type="float">
            <text:p>48.3538897038</text:p>
          </table:table-cell>
          <table:table-cell table:formula="of:=[.C968]/([.D969]-[.D968])" office:value-type="float" office:value="4578.11586920725" calcext:value-type="float">
            <text:p>4578.115869207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5642842.1853" calcext:value-type="float">
            <text:p>1455642842.1853</text:p>
          </table:table-cell>
          <table:table-cell office:value-type="float" office:value="232" calcext:value-type="float">
            <text:p>232</text:p>
          </table:table-cell>
          <table:table-cell table:formula="of:=[.B970]-[.B$2]" office:value-type="float" office:value="48.4027283191681" calcext:value-type="float">
            <text:p>48.4027283192</text:p>
          </table:table-cell>
          <table:table-cell table:formula="of:=[.C969]/([.D970]-[.D969])" office:value-type="float" office:value="4750.33941926539" calcext:value-type="float">
            <text:p>4750.339419265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5642842.23608" calcext:value-type="float">
            <text:p>1455642842.23608</text:p>
          </table:table-cell>
          <table:table-cell office:value-type="float" office:value="232" calcext:value-type="float">
            <text:p>232</text:p>
          </table:table-cell>
          <table:table-cell table:formula="of:=[.B971]-[.B$2]" office:value-type="float" office:value="48.4535028934479" calcext:value-type="float">
            <text:p>48.4535028934</text:p>
          </table:table-cell>
          <table:table-cell table:formula="of:=[.C970]/([.D971]-[.D970])" office:value-type="float" office:value="4569.21605529573" calcext:value-type="float">
            <text:p>4569.216055295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5642842.28553" calcext:value-type="float">
            <text:p>1455642842.28553</text:p>
          </table:table-cell>
          <table:table-cell office:value-type="float" office:value="224" calcext:value-type="float">
            <text:p>224</text:p>
          </table:table-cell>
          <table:table-cell table:formula="of:=[.B972]-[.B$2]" office:value-type="float" office:value="48.5029563903809" calcext:value-type="float">
            <text:p>48.5029563904</text:p>
          </table:table-cell>
          <table:table-cell table:formula="of:=[.C971]/([.D972]-[.D971])" office:value-type="float" office:value="4691.27593371998" calcext:value-type="float">
            <text:p>4691.2759337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5642842.33582" calcext:value-type="float">
            <text:p>1455642842.33582</text:p>
          </table:table-cell>
          <table:table-cell office:value-type="float" office:value="224" calcext:value-type="float">
            <text:p>224</text:p>
          </table:table-cell>
          <table:table-cell table:formula="of:=[.B973]-[.B$2]" office:value-type="float" office:value="48.553249835968" calcext:value-type="float">
            <text:p>48.553249836</text:p>
          </table:table-cell>
          <table:table-cell table:formula="of:=[.C972]/([.D973]-[.D972])" office:value-type="float" office:value="4453.860684725" calcext:value-type="float">
            <text:p>4453.86068472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5642842.38548" calcext:value-type="float">
            <text:p>1455642842.38548</text:p>
          </table:table-cell>
          <table:table-cell office:value-type="float" office:value="224" calcext:value-type="float">
            <text:p>224</text:p>
          </table:table-cell>
          <table:table-cell table:formula="of:=[.B974]-[.B$2]" office:value-type="float" office:value="48.6029040813446" calcext:value-type="float">
            <text:p>48.6029040813</text:p>
          </table:table-cell>
          <table:table-cell table:formula="of:=[.C973]/([.D974]-[.D973])" office:value-type="float" office:value="4511.19533286918" calcext:value-type="float">
            <text:p>4511.195332869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5642842.43598" calcext:value-type="float">
            <text:p>1455642842.43598</text:p>
          </table:table-cell>
          <table:table-cell office:value-type="float" office:value="224" calcext:value-type="float">
            <text:p>224</text:p>
          </table:table-cell>
          <table:table-cell table:formula="of:=[.B975]-[.B$2]" office:value-type="float" office:value="48.6534037590027" calcext:value-type="float">
            <text:p>48.653403759</text:p>
          </table:table-cell>
          <table:table-cell table:formula="of:=[.C974]/([.D975]-[.D974])" office:value-type="float" office:value="4435.67187728683" calcext:value-type="float">
            <text:p>4435.671877286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5642842.4861" calcext:value-type="float">
            <text:p>1455642842.4861</text:p>
          </table:table-cell>
          <table:table-cell office:value-type="float" office:value="224" calcext:value-type="float">
            <text:p>224</text:p>
          </table:table-cell>
          <table:table-cell table:formula="of:=[.B976]-[.B$2]" office:value-type="float" office:value="48.70352435112" calcext:value-type="float">
            <text:p>48.7035243511</text:p>
          </table:table-cell>
          <table:table-cell table:formula="of:=[.C975]/([.D976]-[.D975])" office:value-type="float" office:value="4469.22094367356" calcext:value-type="float">
            <text:p>4469.220943673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5642842.53535" calcext:value-type="float">
            <text:p>1455642842.53535</text:p>
          </table:table-cell>
          <table:table-cell office:value-type="float" office:value="224" calcext:value-type="float">
            <text:p>224</text:p>
          </table:table-cell>
          <table:table-cell table:formula="of:=[.B977]-[.B$2]" office:value-type="float" office:value="48.7527711391449" calcext:value-type="float">
            <text:p>48.7527711391</text:p>
          </table:table-cell>
          <table:table-cell table:formula="of:=[.C976]/([.D977]-[.D976])" office:value-type="float" office:value="4548.51999457774" calcext:value-type="float">
            <text:p>4548.519994577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5642842.58581" calcext:value-type="float">
            <text:p>1455642842.58581</text:p>
          </table:table-cell>
          <table:table-cell office:value-type="float" office:value="216" calcext:value-type="float">
            <text:p>216</text:p>
          </table:table-cell>
          <table:table-cell table:formula="of:=[.B978]-[.B$2]" office:value-type="float" office:value="48.8032383918762" calcext:value-type="float">
            <text:p>48.8032383919</text:p>
          </table:table-cell>
          <table:table-cell table:formula="of:=[.C977]/([.D978]-[.D977])" office:value-type="float" office:value="4438.5217715838" calcext:value-type="float">
            <text:p>4438.52177158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5642842.6357" calcext:value-type="float">
            <text:p>1455642842.6357</text:p>
          </table:table-cell>
          <table:table-cell office:value-type="float" office:value="216" calcext:value-type="float">
            <text:p>216</text:p>
          </table:table-cell>
          <table:table-cell table:formula="of:=[.B979]-[.B$2]" office:value-type="float" office:value="48.8531279563904" calcext:value-type="float">
            <text:p>48.8531279564</text:p>
          </table:table-cell>
          <table:table-cell table:formula="of:=[.C978]/([.D979]-[.D978])" office:value-type="float" office:value="4329.56274730946" calcext:value-type="float">
            <text:p>4329.562747309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5642842.68541" calcext:value-type="float">
            <text:p>1455642842.68541</text:p>
          </table:table-cell>
          <table:table-cell office:value-type="float" office:value="216" calcext:value-type="float">
            <text:p>216</text:p>
          </table:table-cell>
          <table:table-cell table:formula="of:=[.B980]-[.B$2]" office:value-type="float" office:value="48.9028346538544" calcext:value-type="float">
            <text:p>48.9028346539</text:p>
          </table:table-cell>
          <table:table-cell table:formula="of:=[.C979]/([.D980]-[.D979])" office:value-type="float" office:value="4345.49086984675" calcext:value-type="float">
            <text:p>4345.490869846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5642842.73531" calcext:value-type="float">
            <text:p>1455642842.73531</text:p>
          </table:table-cell>
          <table:table-cell office:value-type="float" office:value="216" calcext:value-type="float">
            <text:p>216</text:p>
          </table:table-cell>
          <table:table-cell table:formula="of:=[.B981]-[.B$2]" office:value-type="float" office:value="48.9527323246002" calcext:value-type="float">
            <text:p>48.9527323246</text:p>
          </table:table-cell>
          <table:table-cell table:formula="of:=[.C980]/([.D981]-[.D980])" office:value-type="float" office:value="4328.85937903157" calcext:value-type="float">
            <text:p>4328.85937903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5642842.78542" calcext:value-type="float">
            <text:p>1455642842.78542</text:p>
          </table:table-cell>
          <table:table-cell office:value-type="float" office:value="216" calcext:value-type="float">
            <text:p>216</text:p>
          </table:table-cell>
          <table:table-cell table:formula="of:=[.B982]-[.B$2]" office:value-type="float" office:value="49.0028455257416" calcext:value-type="float">
            <text:p>49.0028455257</text:p>
          </table:table-cell>
          <table:table-cell table:formula="of:=[.C981]/([.D982]-[.D981])" office:value-type="float" office:value="4310.24151481993" calcext:value-type="float">
            <text:p>4310.241514819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5642842.83543" calcext:value-type="float">
            <text:p>1455642842.83543</text:p>
          </table:table-cell>
          <table:table-cell office:value-type="float" office:value="216" calcext:value-type="float">
            <text:p>216</text:p>
          </table:table-cell>
          <table:table-cell table:formula="of:=[.B983]-[.B$2]" office:value-type="float" office:value="49.0528604984283" calcext:value-type="float">
            <text:p>49.0528604984</text:p>
          </table:table-cell>
          <table:table-cell table:formula="of:=[.C982]/([.D983]-[.D982])" office:value-type="float" office:value="4318.70674713268" calcext:value-type="float">
            <text:p>4318.706747132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5642842.88526" calcext:value-type="float">
            <text:p>1455642842.88526</text:p>
          </table:table-cell>
          <table:table-cell office:value-type="float" office:value="216" calcext:value-type="float">
            <text:p>216</text:p>
          </table:table-cell>
          <table:table-cell table:formula="of:=[.B984]-[.B$2]" office:value-type="float" office:value="49.1026864051819" calcext:value-type="float">
            <text:p>49.1026864052</text:p>
          </table:table-cell>
          <table:table-cell table:formula="of:=[.C983]/([.D984]-[.D983])" office:value-type="float" office:value="4335.09421250329" calcext:value-type="float">
            <text:p>4335.094212503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5642842.93543" calcext:value-type="float">
            <text:p>1455642842.93543</text:p>
          </table:table-cell>
          <table:table-cell office:value-type="float" office:value="208" calcext:value-type="float">
            <text:p>208</text:p>
          </table:table-cell>
          <table:table-cell table:formula="of:=[.B985]-[.B$2]" office:value-type="float" office:value="49.1528511047363" calcext:value-type="float">
            <text:p>49.1528511047</text:p>
          </table:table-cell>
          <table:table-cell table:formula="of:=[.C984]/([.D985]-[.D984])" office:value-type="float" office:value="4305.81667823161" calcext:value-type="float">
            <text:p>4305.81667823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5642842.98583" calcext:value-type="float">
            <text:p>1455642842.98583</text:p>
          </table:table-cell>
          <table:table-cell office:value-type="float" office:value="208" calcext:value-type="float">
            <text:p>208</text:p>
          </table:table-cell>
          <table:table-cell table:formula="of:=[.B986]-[.B$2]" office:value-type="float" office:value="49.203253030777" calcext:value-type="float">
            <text:p>49.2032530308</text:p>
          </table:table-cell>
          <table:table-cell table:formula="of:=[.C985]/([.D986]-[.D985])" office:value-type="float" office:value="4126.82641993179" calcext:value-type="float">
            <text:p>4126.82641993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5642843.03607" calcext:value-type="float">
            <text:p>1455642843.03607</text:p>
          </table:table-cell>
          <table:table-cell office:value-type="float" office:value="208" calcext:value-type="float">
            <text:p>208</text:p>
          </table:table-cell>
          <table:table-cell table:formula="of:=[.B987]-[.B$2]" office:value-type="float" office:value="49.2534947395325" calcext:value-type="float">
            <text:p>49.2534947395</text:p>
          </table:table-cell>
          <table:table-cell table:formula="of:=[.C986]/([.D987]-[.D986])" office:value-type="float" office:value="4139.98657992018" calcext:value-type="float">
            <text:p>4139.986579920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5642843.08544" calcext:value-type="float">
            <text:p>1455642843.08544</text:p>
          </table:table-cell>
          <table:table-cell office:value-type="float" office:value="208" calcext:value-type="float">
            <text:p>208</text:p>
          </table:table-cell>
          <table:table-cell table:formula="of:=[.B988]-[.B$2]" office:value-type="float" office:value="49.3028662204742" calcext:value-type="float">
            <text:p>49.3028662205</text:p>
          </table:table-cell>
          <table:table-cell table:formula="of:=[.C987]/([.D988]-[.D987])" office:value-type="float" office:value="4212.95849410129" calcext:value-type="float">
            <text:p>4212.95849410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5642843.13571" calcext:value-type="float">
            <text:p>1455642843.13571</text:p>
          </table:table-cell>
          <table:table-cell office:value-type="float" office:value="208" calcext:value-type="float">
            <text:p>208</text:p>
          </table:table-cell>
          <table:table-cell table:formula="of:=[.B989]-[.B$2]" office:value-type="float" office:value="49.3531312942505" calcext:value-type="float">
            <text:p>49.3531312943</text:p>
          </table:table-cell>
          <table:table-cell table:formula="of:=[.C988]/([.D989]-[.D988])" office:value-type="float" office:value="4138.06216471325" calcext:value-type="float">
            <text:p>4138.062164713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5642843.18503" calcext:value-type="float">
            <text:p>1455642843.18503</text:p>
          </table:table-cell>
          <table:table-cell office:value-type="float" office:value="208" calcext:value-type="float">
            <text:p>208</text:p>
          </table:table-cell>
          <table:table-cell table:formula="of:=[.B990]-[.B$2]" office:value-type="float" office:value="49.4024531841278" calcext:value-type="float">
            <text:p>49.4024531841</text:p>
          </table:table-cell>
          <table:table-cell table:formula="of:=[.C989]/([.D990]-[.D989])" office:value-type="float" office:value="4217.19444484727" calcext:value-type="float">
            <text:p>4217.194444847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5642843.2352" calcext:value-type="float">
            <text:p>1455642843.2352</text:p>
          </table:table-cell>
          <table:table-cell office:value-type="float" office:value="208" calcext:value-type="float">
            <text:p>208</text:p>
          </table:table-cell>
          <table:table-cell table:formula="of:=[.B991]-[.B$2]" office:value-type="float" office:value="49.4526300430298" calcext:value-type="float">
            <text:p>49.452630043</text:p>
          </table:table-cell>
          <table:table-cell table:formula="of:=[.C990]/([.D991]-[.D990])" office:value-type="float" office:value="4145.33720427451" calcext:value-type="float">
            <text:p>4145.33720427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5642843.28519" calcext:value-type="float">
            <text:p>1455642843.28519</text:p>
          </table:table-cell>
          <table:table-cell office:value-type="float" office:value="208" calcext:value-type="float">
            <text:p>208</text:p>
          </table:table-cell>
          <table:table-cell table:formula="of:=[.B992]-[.B$2]" office:value-type="float" office:value="49.5026185512543" calcext:value-type="float">
            <text:p>49.5026185513</text:p>
          </table:table-cell>
          <table:table-cell table:formula="of:=[.C991]/([.D992]-[.D991])" office:value-type="float" office:value="4160.95633552252" calcext:value-type="float">
            <text:p>4160.956335522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5642843.33573" calcext:value-type="float">
            <text:p>1455642843.33573</text:p>
          </table:table-cell>
          <table:table-cell office:value-type="float" office:value="208" calcext:value-type="float">
            <text:p>208</text:p>
          </table:table-cell>
          <table:table-cell table:formula="of:=[.B993]-[.B$2]" office:value-type="float" office:value="49.5531527996063" calcext:value-type="float">
            <text:p>49.5531527996</text:p>
          </table:table-cell>
          <table:table-cell table:formula="of:=[.C992]/([.D993]-[.D992])" office:value-type="float" office:value="4116.020457076" calcext:value-type="float">
            <text:p>4116.02045707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5642843.38572" calcext:value-type="float">
            <text:p>1455642843.38572</text:p>
          </table:table-cell>
          <table:table-cell office:value-type="float" office:value="208" calcext:value-type="float">
            <text:p>208</text:p>
          </table:table-cell>
          <table:table-cell table:formula="of:=[.B994]-[.B$2]" office:value-type="float" office:value="49.6031448841095" calcext:value-type="float">
            <text:p>49.6031448841</text:p>
          </table:table-cell>
          <table:table-cell table:formula="of:=[.C993]/([.D994]-[.D993])" office:value-type="float" office:value="4160.65867361051" calcext:value-type="float">
            <text:p>4160.658673610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5642843.43657" calcext:value-type="float">
            <text:p>1455642843.43657</text:p>
          </table:table-cell>
          <table:table-cell office:value-type="float" office:value="208" calcext:value-type="float">
            <text:p>208</text:p>
          </table:table-cell>
          <table:table-cell table:formula="of:=[.B995]-[.B$2]" office:value-type="float" office:value="49.6539926528931" calcext:value-type="float">
            <text:p>49.6539926529</text:p>
          </table:table-cell>
          <table:table-cell table:formula="of:=[.C994]/([.D995]-[.D994])" office:value-type="float" office:value="4090.64163435254" calcext:value-type="float">
            <text:p>4090.64163435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5642843.48631" calcext:value-type="float">
            <text:p>1455642843.48631</text:p>
          </table:table-cell>
          <table:table-cell office:value-type="float" office:value="208" calcext:value-type="float">
            <text:p>208</text:p>
          </table:table-cell>
          <table:table-cell table:formula="of:=[.B996]-[.B$2]" office:value-type="float" office:value="49.7037332057953" calcext:value-type="float">
            <text:p>49.7037332058</text:p>
          </table:table-cell>
          <table:table-cell table:formula="of:=[.C995]/([.D996]-[.D995])" office:value-type="float" office:value="4181.69859126575" calcext:value-type="float">
            <text:p>4181.69859126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5642843.53602" calcext:value-type="float">
            <text:p>1455642843.53602</text:p>
          </table:table-cell>
          <table:table-cell office:value-type="float" office:value="208" calcext:value-type="float">
            <text:p>208</text:p>
          </table:table-cell>
          <table:table-cell table:formula="of:=[.B997]-[.B$2]" office:value-type="float" office:value="49.7534472942352" calcext:value-type="float">
            <text:p>49.7534472942</text:p>
          </table:table-cell>
          <table:table-cell table:formula="of:=[.C996]/([.D997]-[.D996])" office:value-type="float" office:value="4183.92464846822" calcext:value-type="float">
            <text:p>4183.924648468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5642843.58611" calcext:value-type="float">
            <text:p>1455642843.58611</text:p>
          </table:table-cell>
          <table:table-cell office:value-type="float" office:value="208" calcext:value-type="float">
            <text:p>208</text:p>
          </table:table-cell>
          <table:table-cell table:formula="of:=[.B998]-[.B$2]" office:value-type="float" office:value="49.8035371303558" calcext:value-type="float">
            <text:p>49.8035371304</text:p>
          </table:table-cell>
          <table:table-cell table:formula="of:=[.C997]/([.D998]-[.D997])" office:value-type="float" office:value="4152.5390400396" calcext:value-type="float">
            <text:p>4152.53904003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5642843.6355" calcext:value-type="float">
            <text:p>1455642843.6355</text:p>
          </table:table-cell>
          <table:table-cell office:value-type="float" office:value="208" calcext:value-type="float">
            <text:p>208</text:p>
          </table:table-cell>
          <table:table-cell table:formula="of:=[.B999]-[.B$2]" office:value-type="float" office:value="49.8529229164124" calcext:value-type="float">
            <text:p>49.8529229164</text:p>
          </table:table-cell>
          <table:table-cell table:formula="of:=[.C998]/([.D999]-[.D998])" office:value-type="float" office:value="4211.73816615896" calcext:value-type="float">
            <text:p>4211.7381661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5642843.68607" calcext:value-type="float">
            <text:p>1455642843.68607</text:p>
          </table:table-cell>
          <table:table-cell office:value-type="float" office:value="208" calcext:value-type="float">
            <text:p>208</text:p>
          </table:table-cell>
          <table:table-cell table:formula="of:=[.B1000]-[.B$2]" office:value-type="float" office:value="49.9034957885742" calcext:value-type="float">
            <text:p>49.9034957886</text:p>
          </table:table-cell>
          <table:table-cell table:formula="of:=[.C999]/([.D1000]-[.D999])" office:value-type="float" office:value="4112.87694585089" calcext:value-type="float">
            <text:p>4112.876945850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5642843.73554" calcext:value-type="float">
            <text:p>1455642843.73554</text:p>
          </table:table-cell>
          <table:table-cell office:value-type="float" office:value="208" calcext:value-type="float">
            <text:p>208</text:p>
          </table:table-cell>
          <table:table-cell table:formula="of:=[.B1001]-[.B$2]" office:value-type="float" office:value="49.9529662132263" calcext:value-type="float">
            <text:p>49.9529662132</text:p>
          </table:table-cell>
          <table:table-cell table:formula="of:=[.C1000]/([.D1001]-[.D1000])" office:value-type="float" office:value="4204.53233346506" calcext:value-type="float">
            <text:p>4204.53233346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5642843.78572" calcext:value-type="float">
            <text:p>1455642843.78572</text:p>
          </table:table-cell>
          <table:table-cell office:value-type="float" office:value="208" calcext:value-type="float">
            <text:p>208</text:p>
          </table:table-cell>
          <table:table-cell table:formula="of:=[.B1002]-[.B$2]" office:value-type="float" office:value="50.0031499862671" calcext:value-type="float">
            <text:p>50.0031499863</text:p>
          </table:table-cell>
          <table:table-cell table:formula="of:=[.C1001]/([.D1002]-[.D1001])" office:value-type="float" office:value="4144.76607470331" calcext:value-type="float">
            <text:p>4144.7660747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1:18:41.743169402</dc:date>
    <meta:editing-duration>PT1M37S</meta:editing-duration>
    <meta:editing-cycles>1</meta:editing-cycles>
    <meta:document-statistic meta:table-count="1" meta:cell-count="500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82cm" svg:height="21.596cm" xlink:href=".." xlink:type="simple" chart:class="chart:scatter" chart:style-name="ch1">
        <chart:legend chart:legend-position="end" svg:x="29.33cm" svg:y="10.499cm" style:legend-expansion="high" chart:style-name="ch2"/>
        <chart:plot-area chart:style-name="ch3" table:cell-range-address="'pubA_322.pubA.a_pub.network'.D2:'pubA_322.pubA.a_pub.network'.E1002" svg:x="0.643cm" svg:y="0.431cm" svg:width="28.044cm" svg:height="20.734cm">
          <chartooo:coordinate-region svg:x="1.635cm" svg:y="0.63cm" svg:width="26.865cm" svg:height="19.8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A_322.pubA.a_pub.network'.E2:'pubA_322.pubA.a_pub.network'.E1002" chart:class="chart:scatter">
            <chart:domain table:cell-range-address="'pubA_322.pubA.a_pub.network'.D2:'pubA_322.pubA.a_pub.network'.D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ubA_322.pubA.a_pub.network'.D2:'pubA_322.pubA.a_pub.network'.D1002</svg:desc>
                </draw:g>
              </table:table-cell>
              <table:table-cell office:value-type="float" office:value="0">
                <text:p>0</text:p>
                <draw:g>
                  <svg:desc>'pubA_322.pubA.a_pub.network'.E2:'pubA_322.pubA.a_pub.network'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0482273101807">
                <text:p>0.0550482273101807</text:p>
              </table:table-cell>
              <table:table-cell office:value-type="float" office:value="5377.10321409855">
                <text:p>5377.10321409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878509521484">
                <text:p>0.0991878509521484</text:p>
              </table:table-cell>
              <table:table-cell office:value-type="float" office:value="6705.99283765901">
                <text:p>6705.99283765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868965148926">
                <text:p>0.149868965148926</text:p>
              </table:table-cell>
              <table:table-cell office:value-type="float" office:value="5840.4398697853">
                <text:p>5840.4398697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412822723389">
                <text:p>0.199412822723389</text:p>
              </table:table-cell>
              <table:table-cell office:value-type="float" office:value="5974.50449947546">
                <text:p>5974.50449947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925136566162">
                <text:p>0.249925136566162</text:p>
              </table:table-cell>
              <table:table-cell office:value-type="float" office:value="5859.95725559793">
                <text:p>5859.95725559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507141113281">
                <text:p>0.299507141113281</text:p>
              </table:table-cell>
              <table:table-cell office:value-type="float" office:value="5969.90788701782">
                <text:p>5969.90788701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8973274230957">
                <text:p>0.348973274230957</text:p>
              </table:table-cell>
              <table:table-cell office:value-type="float" office:value="5983.89203570534">
                <text:p>5983.89203570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174617767334">
                <text:p>0.400174617767334</text:p>
              </table:table-cell>
              <table:table-cell office:value-type="float" office:value="5781.0982985183">
                <text:p>5781.0982985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9685335159302">
                <text:p>0.449685335159302</text:p>
              </table:table-cell>
              <table:table-cell office:value-type="float" office:value="5978.50355624257">
                <text:p>5978.50355624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464750289917">
                <text:p>0.499464750289917</text:p>
              </table:table-cell>
              <table:table-cell office:value-type="float" office:value="5946.23298050673">
                <text:p>5946.23298050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9887657165527">
                <text:p>0.549887657165527</text:p>
              </table:table-cell>
              <table:table-cell office:value-type="float" office:value="5870.34779113807">
                <text:p>5870.34779113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9613904953003">
                <text:p>0.599613904953003</text:p>
              </table:table-cell>
              <table:table-cell office:value-type="float" office:value="5952.59069747371">
                <text:p>5952.59069747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9174690246582">
                <text:p>0.649174690246582</text:p>
              </table:table-cell>
              <table:table-cell office:value-type="float" office:value="5972.4638793879">
                <text:p>5972.4638793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2346324920654">
                <text:p>0.702346324920654</text:p>
              </table:table-cell>
              <table:table-cell office:value-type="float" office:value="5566.87793810365">
                <text:p>5566.87793810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8974561691284">
                <text:p>0.748974561691284</text:p>
              </table:table-cell>
              <table:table-cell office:value-type="float" office:value="6348.08477652846">
                <text:p>6348.08477652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508333206177">
                <text:p>0.799508333206177</text:p>
              </table:table-cell>
              <table:table-cell office:value-type="float" office:value="5857.46899799013">
                <text:p>5857.46899799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9617719650269">
                <text:p>0.849617719650269</text:p>
              </table:table-cell>
              <table:table-cell office:value-type="float" office:value="5907.07691722097">
                <text:p>5907.07691722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8999929428101">
                <text:p>0.898999929428101</text:p>
              </table:table-cell>
              <table:table-cell office:value-type="float" office:value="5994.06145111141">
                <text:p>5994.06145111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442625045776">
                <text:p>0.949442625045776</text:p>
              </table:table-cell>
              <table:table-cell office:value-type="float" office:value="5868.04484525363">
                <text:p>5868.04484525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36444854736">
                <text:p>0.999836444854736</text:p>
              </table:table-cell>
              <table:table-cell office:value-type="float" office:value="5873.73612721002">
                <text:p>5873.73612721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961276054382">
                <text:p>1.04961276054382</text:p>
              </table:table-cell>
              <table:table-cell office:value-type="float" office:value="5946.6032369466">
                <text:p>5946.6032369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919619560242">
                <text:p>1.09919619560242</text:p>
              </table:table-cell>
              <table:table-cell office:value-type="float" office:value="5969.73565163871">
                <text:p>5969.73565163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997434616089">
                <text:p>1.14997434616089</text:p>
              </table:table-cell>
              <table:table-cell office:value-type="float" office:value="5829.2788678696">
                <text:p>5829.278867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942879676819">
                <text:p>1.19942879676819</text:p>
              </table:table-cell>
              <table:table-cell office:value-type="float" office:value="5985.30559666774">
                <text:p>5985.30559666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018811225891">
                <text:p>1.25018811225891</text:p>
              </table:table-cell>
              <table:table-cell office:value-type="float" office:value="5831.44191639267">
                <text:p>5831.44191639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996657371521">
                <text:p>1.29996657371521</text:p>
              </table:table-cell>
              <table:table-cell office:value-type="float" office:value="5946.34690065426">
                <text:p>5946.34690065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4938788414001">
                <text:p>1.34938788414001</text:p>
              </table:table-cell>
              <table:table-cell office:value-type="float" office:value="5989.31913087106">
                <text:p>5989.31913087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998817443848">
                <text:p>1.39998817443848</text:p>
              </table:table-cell>
              <table:table-cell office:value-type="float" office:value="5691.66695094542">
                <text:p>5691.66695094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4932842254639">
                <text:p>1.44932842254639</text:p>
              </table:table-cell>
              <table:table-cell office:value-type="float" office:value="5837.01969576899">
                <text:p>5837.01969576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995493888855">
                <text:p>1.49995493888855</text:p>
              </table:table-cell>
              <table:table-cell office:value-type="float" office:value="5688.71849790198">
                <text:p>5688.71849790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4940414428711">
                <text:p>1.54940414428711</text:p>
              </table:table-cell>
              <table:table-cell office:value-type="float" office:value="5824.15829898026">
                <text:p>5824.15829898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0004615783691">
                <text:p>1.60004615783691</text:p>
              </table:table-cell>
              <table:table-cell office:value-type="float" office:value="5686.97766562465">
                <text:p>5686.97766562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989972114563">
                <text:p>1.64989972114563</text:p>
              </table:table-cell>
              <table:table-cell office:value-type="float" office:value="5776.91905825415">
                <text:p>5776.91905825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9951605796814">
                <text:p>1.69951605796814</text:p>
              </table:table-cell>
              <table:table-cell office:value-type="float" office:value="5804.53976338981">
                <text:p>5804.53976338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4893975257874">
                <text:p>1.74893975257874</text:p>
              </table:table-cell>
              <table:table-cell office:value-type="float" office:value="5665.29884514081">
                <text:p>5665.298845140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0236005783081">
                <text:p>1.80236005783081</text:p>
              </table:table-cell>
              <table:table-cell office:value-type="float" office:value="5241.45264012925">
                <text:p>5241.45264012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4916806221008">
                <text:p>1.84916806221008</text:p>
              </table:table-cell>
              <table:table-cell office:value-type="float" office:value="5981.8828790742">
                <text:p>5981.8828790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9982557296753">
                <text:p>1.89982557296753</text:p>
              </table:table-cell>
              <table:table-cell office:value-type="float" office:value="5527.3146235051">
                <text:p>5527.3146235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011854171753">
                <text:p>1.95011854171753</text:p>
              </table:table-cell>
              <table:table-cell office:value-type="float" office:value="5567.3786407767">
                <text:p>5567.3786407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9966263771057">
                <text:p>1.99966263771057</text:p>
              </table:table-cell>
              <table:table-cell office:value-type="float" office:value="5651.53111360279">
                <text:p>5651.53111360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4936289787292">
                <text:p>2.04936289787292</text:p>
              </table:table-cell>
              <table:table-cell office:value-type="float" office:value="5472.80837386908">
                <text:p>5472.808373869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9989404678345">
                <text:p>2.09989404678345</text:p>
              </table:table-cell>
              <table:table-cell office:value-type="float" office:value="5382.8184370326">
                <text:p>5382.8184370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4935517311096">
                <text:p>2.14935517311096</text:p>
              </table:table-cell>
              <table:table-cell office:value-type="float" office:value="5499.26821720373">
                <text:p>5499.26821720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904112815857">
                <text:p>2.19904112815857</text:p>
              </table:table-cell>
              <table:table-cell office:value-type="float" office:value="5474.38405358977">
                <text:p>5474.38405358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4957704544067">
                <text:p>2.24957704544067</text:p>
              </table:table-cell>
              <table:table-cell office:value-type="float" office:value="5382.31053532928">
                <text:p>5382.31053532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0118870735168">
                <text:p>2.30118870735168</text:p>
              </table:table-cell>
              <table:table-cell office:value-type="float" office:value="5115.12302113408">
                <text:p>5115.12302113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968423843384">
                <text:p>2.34968423843384</text:p>
              </table:table-cell>
              <table:table-cell office:value-type="float" office:value="5443.8005752071">
                <text:p>5443.8005752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992919921875">
                <text:p>2.3992919921875</text:p>
              </table:table-cell>
              <table:table-cell office:value-type="float" office:value="5321.74871918105">
                <text:p>5321.74871918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4996118545532">
                <text:p>2.44996118545532</text:p>
              </table:table-cell>
              <table:table-cell office:value-type="float" office:value="5210.2664947629">
                <text:p>5210.2664947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9974465370178">
                <text:p>2.49974465370178</text:p>
              </table:table-cell>
              <table:table-cell office:value-type="float" office:value="5302.96520710513">
                <text:p>5302.96520710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932236671448">
                <text:p>2.54932236671448</text:p>
              </table:table-cell>
              <table:table-cell office:value-type="float" office:value="5163.61051052206">
                <text:p>5163.61051052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9974837303162">
                <text:p>2.59974837303162</text:p>
              </table:table-cell>
              <table:table-cell office:value-type="float" office:value="5076.74548704031">
                <text:p>5076.74548704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4942693710327">
                <text:p>2.64942693710327</text:p>
              </table:table-cell>
              <table:table-cell office:value-type="float" office:value="5153.12800971363">
                <text:p>5153.12800971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989681243896">
                <text:p>2.69989681243896</text:p>
              </table:table-cell>
              <table:table-cell office:value-type="float" office:value="5072.3327192162">
                <text:p>5072.3327192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986004829407">
                <text:p>2.74986004829407</text:p>
              </table:table-cell>
              <table:table-cell office:value-type="float" office:value="5123.76741855593">
                <text:p>5123.76741855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923129081726">
                <text:p>2.79923129081726</text:p>
              </table:table-cell>
              <table:table-cell office:value-type="float" office:value="5023.16707714002">
                <text:p>5023.16707714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4982228279114">
                <text:p>2.84982228279114</text:p>
              </table:table-cell>
              <table:table-cell office:value-type="float" office:value="4902.05845594126">
                <text:p>4902.05845594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91961479187">
                <text:p>2.8991961479187</text:p>
              </table:table-cell>
              <table:table-cell office:value-type="float" office:value="5022.90026027457">
                <text:p>5022.90026027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006680488586">
                <text:p>2.95006680488586</text:p>
              </table:table-cell>
              <table:table-cell office:value-type="float" office:value="4875.10904685354">
                <text:p>4875.10904685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9956965446472">
                <text:p>2.99956965446472</text:p>
              </table:table-cell>
              <table:table-cell office:value-type="float" office:value="5009.81260896788">
                <text:p>5009.812608967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4893136024475">
                <text:p>3.04893136024475</text:p>
              </table:table-cell>
              <table:table-cell office:value-type="float" office:value="4862.06860576319">
                <text:p>4862.068605763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951591491699">
                <text:p>3.09951591491699</text:p>
              </table:table-cell>
              <table:table-cell office:value-type="float" office:value="4744.53124189907">
                <text:p>4744.53124189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008521080017">
                <text:p>3.15008521080017</text:p>
              </table:table-cell>
              <table:table-cell office:value-type="float" office:value="4745.96285766821">
                <text:p>4745.96285766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9956874847412">
                <text:p>3.19956874847412</text:p>
              </table:table-cell>
              <table:table-cell office:value-type="float" office:value="4850.09785640981">
                <text:p>4850.09785640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960064888">
                <text:p>3.24960064888</text:p>
              </table:table-cell>
              <table:table-cell office:value-type="float" office:value="4796.93951365029">
                <text:p>4796.93951365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0031800270081">
                <text:p>3.30031800270081</text:p>
              </table:table-cell>
              <table:table-cell office:value-type="float" office:value="4574.3711475903">
                <text:p>4574.3711475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4895515441895">
                <text:p>3.34895515441895</text:p>
              </table:table-cell>
              <table:table-cell office:value-type="float" office:value="4770.01616674592">
                <text:p>4770.01616674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969182014465">
                <text:p>3.39969182014465</text:p>
              </table:table-cell>
              <table:table-cell office:value-type="float" office:value="4572.63000399427">
                <text:p>4572.63000399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495165348053">
                <text:p>3.4495165348053</text:p>
              </table:table-cell>
              <table:table-cell office:value-type="float" office:value="4656.32370561776">
                <text:p>4656.32370561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0026774406433">
                <text:p>3.50026774406433</text:p>
              </table:table-cell>
              <table:table-cell office:value-type="float" office:value="4571.31964710193">
                <text:p>4571.31964710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4987168312073">
                <text:p>3.54987168312073</text:p>
              </table:table-cell>
              <table:table-cell office:value-type="float" office:value="4515.77040576004">
                <text:p>4515.77040576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9990215301514">
                <text:p>3.59990215301514</text:p>
              </table:table-cell>
              <table:table-cell office:value-type="float" office:value="4477.27156016641">
                <text:p>4477.271560166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36137199402">
                <text:p>3.64936137199402</text:p>
              </table:table-cell>
              <table:table-cell office:value-type="float" office:value="4528.98376934832">
                <text:p>4528.98376934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3877410889">
                <text:p>3.69993877410889</text:p>
              </table:table-cell>
              <table:table-cell office:value-type="float" office:value="4428.85539062021">
                <text:p>4428.85539062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69744682312">
                <text:p>3.74969744682312</text:p>
              </table:table-cell>
              <table:table-cell office:value-type="float" office:value="4501.72779500055">
                <text:p>4501.72779500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11971092224">
                <text:p>3.79911971092224</text:p>
              </table:table-cell>
              <table:table-cell office:value-type="float" office:value="4532.37026030913">
                <text:p>4532.37026030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022974014282">
                <text:p>3.85022974014282</text:p>
              </table:table-cell>
              <table:table-cell office:value-type="float" office:value="4226.17641378731">
                <text:p>4226.17641378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84059333801">
                <text:p>3.89984059333801</text:p>
              </table:table-cell>
              <table:table-cell office:value-type="float" office:value="4353.88601663759">
                <text:p>4353.88601663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33152198792">
                <text:p>3.94933152198792</text:p>
              </table:table-cell>
              <table:table-cell office:value-type="float" office:value="4364.43618845746">
                <text:p>4364.43618845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02653694153">
                <text:p>3.99902653694153</text:p>
              </table:table-cell>
              <table:table-cell office:value-type="float" office:value="4346.51242587653">
                <text:p>4346.51242587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8161315918">
                <text:p>4.0498161315918</text:p>
              </table:table-cell>
              <table:table-cell office:value-type="float" office:value="4252.83961188018">
                <text:p>4252.83961188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60603713989">
                <text:p>4.09960603713989</text:p>
              </table:table-cell>
              <table:table-cell office:value-type="float" office:value="4338.22875585393">
                <text:p>4338.22875585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889860153198">
                <text:p>4.14889860153198</text:p>
              </table:table-cell>
              <table:table-cell office:value-type="float" office:value="4381.99965174996">
                <text:p>4381.99965174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0261430740356">
                <text:p>4.20261430740356</text:p>
              </table:table-cell>
              <table:table-cell office:value-type="float" office:value="3872.23804704838">
                <text:p>3872.23804704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891638755798">
                <text:p>4.24891638755798</text:p>
              </table:table-cell>
              <table:table-cell office:value-type="float" office:value="4492.23877861023">
                <text:p>4492.23877861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64900016785">
                <text:p>4.29964900016785</text:p>
              </table:table-cell>
              <table:table-cell office:value-type="float" office:value="4099.92683797959">
                <text:p>4099.92683797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48682785034">
                <text:p>4.34948682785034</text:p>
              </table:table-cell>
              <table:table-cell office:value-type="float" office:value="4173.53664218911">
                <text:p>4173.53664218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0129899978638">
                <text:p>4.40129899978638</text:p>
              </table:table-cell>
              <table:table-cell office:value-type="float" office:value="4014.5006902391">
                <text:p>4014.5006902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892573356628">
                <text:p>4.44892573356628</text:p>
              </table:table-cell>
              <table:table-cell office:value-type="float" office:value="4367.29507761775">
                <text:p>4367.29507761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39894676209">
                <text:p>4.49939894676209</text:p>
              </table:table-cell>
              <table:table-cell office:value-type="float" office:value="4120.99778932452">
                <text:p>4120.99778932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892659187317">
                <text:p>4.54892659187317</text:p>
              </table:table-cell>
              <table:table-cell office:value-type="float" office:value="4199.67473788595">
                <text:p>4199.67473788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44486618042">
                <text:p>4.59944486618042</text:p>
              </table:table-cell>
              <table:table-cell office:value-type="float" office:value="4117.32195630731">
                <text:p>4117.32195630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015125274658">
                <text:p>4.65015125274658</text:p>
              </table:table-cell>
              <table:table-cell office:value-type="float" office:value="4102.04737678556">
                <text:p>4102.04737678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66340065002">
                <text:p>4.69966340065002</text:p>
              </table:table-cell>
              <table:table-cell office:value-type="float" office:value="4200.98922805041">
                <text:p>4200.98922805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22323226929">
                <text:p>4.74922323226929</text:p>
              </table:table-cell>
              <table:table-cell office:value-type="float" office:value="4196.94726967465">
                <text:p>4196.94726967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0131697654724">
                <text:p>4.80131697654724</text:p>
              </table:table-cell>
              <table:table-cell office:value-type="float" office:value="3992.80187828666">
                <text:p>3992.80187828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76315498352">
                <text:p>4.84976315498352</text:p>
              </table:table-cell>
              <table:table-cell office:value-type="float" office:value="4293.42430535734">
                <text:p>4293.424305357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45530891418">
                <text:p>4.89945530891418</text:p>
              </table:table-cell>
              <table:table-cell office:value-type="float" office:value="4185.77146585806">
                <text:p>4185.77146585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891881942749">
                <text:p>4.94891881942749</text:p>
              </table:table-cell>
              <table:table-cell office:value-type="float" office:value="4205.12005398501">
                <text:p>4205.120053985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80878829956">
                <text:p>4.99980878829956</text:p>
              </table:table-cell>
              <table:table-cell office:value-type="float" office:value="4087.24950339193">
                <text:p>4087.24950339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21793937683">
                <text:p>5.04921793937683</text:p>
              </table:table-cell>
              <table:table-cell office:value-type="float" office:value="4209.74648349474">
                <text:p>4209.74648349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0141921043396">
                <text:p>5.10141921043396</text:p>
              </table:table-cell>
              <table:table-cell office:value-type="float" office:value="3984.577306027">
                <text:p>3984.577306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006566047668">
                <text:p>5.15006566047668</text:p>
              </table:table-cell>
              <table:table-cell office:value-type="float" office:value="4275.74879189171">
                <text:p>4275.748791891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85032081604">
                <text:p>5.19985032081604</text:p>
              </table:table-cell>
              <table:table-cell office:value-type="float" office:value="4177.99375514817">
                <text:p>4177.993755148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41515922546">
                <text:p>5.24941515922546</text:p>
              </table:table-cell>
              <table:table-cell office:value-type="float" office:value="4196.52331521478">
                <text:p>4196.52331521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0022382736206">
                <text:p>5.30022382736206</text:p>
              </table:table-cell>
              <table:table-cell office:value-type="float" office:value="4093.78965496206">
                <text:p>4093.78965496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6604919434">
                <text:p>5.34996604919434</text:p>
              </table:table-cell>
              <table:table-cell office:value-type="float" office:value="4181.55828867778">
                <text:p>4181.558288677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66249465942">
                <text:p>5.39966249465942</text:p>
              </table:table-cell>
              <table:table-cell office:value-type="float" office:value="4185.41000374205">
                <text:p>4185.41000374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44357872009">
                <text:p>5.44944357872009</text:p>
              </table:table-cell>
              <table:table-cell office:value-type="float" office:value="4178.29390269017">
                <text:p>4178.29390269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895787239075">
                <text:p>5.49895787239075</text:p>
              </table:table-cell>
              <table:table-cell office:value-type="float" office:value="4200.80717264226">
                <text:p>4200.80717264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007767677307">
                <text:p>5.55007767677307</text:p>
              </table:table-cell>
              <table:table-cell office:value-type="float" office:value="4068.87316008432">
                <text:p>4068.8731600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7359752655">
                <text:p>5.5997359752655</text:p>
              </table:table-cell>
              <table:table-cell office:value-type="float" office:value="4188.62519084703">
                <text:p>4188.625190847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000224113464">
                <text:p>5.65000224113464</text:p>
              </table:table-cell>
              <table:table-cell office:value-type="float" office:value="4137.96402823101">
                <text:p>4137.96402823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50151443481">
                <text:p>5.69950151443481</text:p>
              </table:table-cell>
              <table:table-cell office:value-type="float" office:value="4202.08189196349">
                <text:p>4202.081891963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45974349976">
                <text:p>5.74945974349976</text:p>
              </table:table-cell>
              <table:table-cell office:value-type="float" office:value="4163.47824758996">
                <text:p>4163.47824758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11398887634">
                <text:p>5.79911398887634</text:p>
              </table:table-cell>
              <table:table-cell office:value-type="float" office:value="4188.9670948071">
                <text:p>4188.96709480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55739974976">
                <text:p>5.84955739974976</text:p>
              </table:table-cell>
              <table:table-cell office:value-type="float" office:value="4123.43250384025">
                <text:p>4123.432503840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25146102905">
                <text:p>5.89925146102905</text:p>
              </table:table-cell>
              <table:table-cell office:value-type="float" office:value="4346.59583941046">
                <text:p>4346.595839410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4878768921">
                <text:p>5.94994878768921</text:p>
              </table:table-cell>
              <table:table-cell office:value-type="float" office:value="4260.57968397291">
                <text:p>4260.579683972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73654747009">
                <text:p>5.99973654747009</text:p>
              </table:table-cell>
              <table:table-cell office:value-type="float" office:value="4338.41572608644">
                <text:p>4338.41572608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37887191772">
                <text:p>6.04937887191772</text:p>
              </table:table-cell>
              <table:table-cell office:value-type="float" office:value="4351.12582666955">
                <text:p>4351.12582666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0084009170532">
                <text:p>6.10084009170532</text:p>
              </table:table-cell>
              <table:table-cell office:value-type="float" office:value="4197.33540890643">
                <text:p>4197.335408906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63936805725">
                <text:p>6.14963936805725</text:p>
              </table:table-cell>
              <table:table-cell office:value-type="float" office:value="4426.29514508083">
                <text:p>4426.29514508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11074638367">
                <text:p>6.19911074638367</text:p>
              </table:table-cell>
              <table:table-cell office:value-type="float" office:value="4366.1609461296">
                <text:p>4366.1609461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66073036194">
                <text:p>6.24966073036194</text:p>
              </table:table-cell>
              <table:table-cell office:value-type="float" office:value="4431.25758647688">
                <text:p>4431.25758647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15022850037">
                <text:p>6.29915022850037</text:p>
              </table:table-cell>
              <table:table-cell office:value-type="float" office:value="4526.21280121788">
                <text:p>4526.212801217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1765022278">
                <text:p>6.34991765022278</text:p>
              </table:table-cell>
              <table:table-cell office:value-type="float" office:value="4412.27843369307">
                <text:p>4412.27843369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88017082214">
                <text:p>6.39988017082214</text:p>
              </table:table-cell>
              <table:table-cell office:value-type="float" office:value="4483.36067341738">
                <text:p>4483.36067341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011496543884">
                <text:p>6.45011496543884</text:p>
              </table:table-cell>
              <table:table-cell office:value-type="float" office:value="4459.06073089701">
                <text:p>4459.060730897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62949752808">
                <text:p>6.49962949752808</text:p>
              </table:table-cell>
              <table:table-cell office:value-type="float" office:value="4523.92440256357">
                <text:p>4523.924402563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05462265015">
                <text:p>6.54905462265015</text:p>
              </table:table-cell>
              <table:table-cell office:value-type="float" office:value="4693.96889592097">
                <text:p>4693.96889592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69282150269">
                <text:p>6.59969282150269</text:p>
              </table:table-cell>
              <table:table-cell office:value-type="float" office:value="4581.52156390071">
                <text:p>4581.52156390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0740776062">
                <text:p>6.6490740776062</text:p>
              </table:table-cell>
              <table:table-cell office:value-type="float" office:value="4698.13889532638">
                <text:p>4698.13889532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89919662476">
                <text:p>6.69989919662476</text:p>
              </table:table-cell>
              <table:table-cell office:value-type="float" office:value="4564.67204563366">
                <text:p>4564.67204563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47547912598">
                <text:p>6.74947547912598</text:p>
              </table:table-cell>
              <table:table-cell office:value-type="float" office:value="4679.65705162116">
                <text:p>4679.65705162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13711547852">
                <text:p>6.79913711547852</text:p>
              </table:table-cell>
              <table:table-cell office:value-type="float" office:value="4832.70422859777">
                <text:p>4832.704228597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52259063721">
                <text:p>6.84952259063721</text:p>
              </table:table-cell>
              <table:table-cell office:value-type="float" office:value="4763.27749701891">
                <text:p>4763.277497018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0012168884277">
                <text:p>6.90012168884277</text:p>
              </table:table-cell>
              <table:table-cell office:value-type="float" office:value="4743.16753680005">
                <text:p>4743.16753680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47123527527">
                <text:p>6.94947123527527</text:p>
              </table:table-cell>
              <table:table-cell office:value-type="float" office:value="4863.26658195925">
                <text:p>4863.26658195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0010371208191">
                <text:p>7.00010371208191</text:p>
              </table:table-cell>
              <table:table-cell office:value-type="float" office:value="4740.04068409553">
                <text:p>4740.04068409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53622817993">
                <text:p>7.04953622817993</text:p>
              </table:table-cell>
              <table:table-cell office:value-type="float" office:value="5016.9406612487">
                <text:p>5016.94066124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25770759583">
                <text:p>7.09925770759583</text:p>
              </table:table-cell>
              <table:table-cell office:value-type="float" office:value="4987.78401031902">
                <text:p>4987.784010319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3762969971">
                <text:p>7.14993762969971</text:p>
              </table:table-cell>
              <table:table-cell office:value-type="float" office:value="4893.45661367945">
                <text:p>4893.45661367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30481910706">
                <text:p>7.19930481910706</text:p>
              </table:table-cell>
              <table:table-cell office:value-type="float" office:value="5023.57948623835">
                <text:p>5023.579486238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7639656067">
                <text:p>7.24997639656067</text:p>
              </table:table-cell>
              <table:table-cell office:value-type="float" office:value="4894.26247341577">
                <text:p>4894.262473415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43990707397">
                <text:p>7.29943990707397</text:p>
              </table:table-cell>
              <table:table-cell office:value-type="float" office:value="5175.5323741354">
                <text:p>5175.53237413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006213188171">
                <text:p>7.35006213188171</text:p>
              </table:table-cell>
              <table:table-cell office:value-type="float" office:value="5057.06734487225">
                <text:p>5057.067344872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4038105011">
                <text:p>7.3994038105011</text:p>
              </table:table-cell>
              <table:table-cell office:value-type="float" office:value="5188.31152816568">
                <text:p>5188.31152816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004796981812">
                <text:p>7.45004796981812</text:p>
              </table:table-cell>
              <table:table-cell office:value-type="float" office:value="5054.87707669349">
                <text:p>5054.87707669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60255622864">
                <text:p>7.49960255622864</text:p>
              </table:table-cell>
              <table:table-cell office:value-type="float" office:value="5166.02031301871">
                <text:p>5166.020313018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889988899231">
                <text:p>7.54889988899231</text:p>
              </table:table-cell>
              <table:table-cell office:value-type="float" office:value="5355.25930511491">
                <text:p>5355.25930511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58219528198">
                <text:p>7.59958219528198</text:p>
              </table:table-cell>
              <table:table-cell office:value-type="float" office:value="5208.91844366982">
                <text:p>5208.918443669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88242149353">
                <text:p>7.6488242149353</text:p>
              </table:table-cell>
              <table:table-cell office:value-type="float" office:value="5361.27481891777">
                <text:p>5361.274818917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52654838562">
                <text:p>7.69952654838562</text:p>
              </table:table-cell>
              <table:table-cell office:value-type="float" office:value="5206.8609477055">
                <text:p>5206.8609477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475479126">
                <text:p>7.7499475479126</text:p>
              </table:table-cell>
              <table:table-cell office:value-type="float" office:value="5235.91365654598">
                <text:p>5235.913656545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56793785095">
                <text:p>7.79956793785095</text:p>
              </table:table-cell>
              <table:table-cell office:value-type="float" office:value="5481.61754347189">
                <text:p>5481.61754347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00879859924">
                <text:p>7.84900879859924</text:p>
              </table:table-cell>
              <table:table-cell office:value-type="float" office:value="5501.52234170806">
                <text:p>5501.522341708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58906173706">
                <text:p>7.89958906173706</text:p>
              </table:table-cell>
              <table:table-cell office:value-type="float" office:value="5377.5916360671">
                <text:p>5377.59163606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03779029846">
                <text:p>7.94903779029846</text:p>
              </table:table-cell>
              <table:table-cell office:value-type="float" office:value="5500.64699160571">
                <text:p>5500.64699160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43590164185">
                <text:p>7.99943590164185</text:p>
              </table:table-cell>
              <table:table-cell office:value-type="float" office:value="5397.0276415072">
                <text:p>5397.02764150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19934272766">
                <text:p>8.04919934272766</text:p>
              </table:table-cell>
              <table:table-cell office:value-type="float" office:value="5626.62054493276">
                <text:p>5626.620544932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81822967529">
                <text:p>8.09981822967529</text:p>
              </table:table-cell>
              <table:table-cell office:value-type="float" office:value="5531.53213917319">
                <text:p>5531.532139173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77431297302">
                <text:p>8.14977431297302</text:p>
              </table:table-cell>
              <table:table-cell office:value-type="float" office:value="5604.92299468814">
                <text:p>5604.922994688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18155670166">
                <text:p>8.19918155670166</text:p>
              </table:table-cell>
              <table:table-cell office:value-type="float" office:value="5667.18519126184">
                <text:p>5667.18519126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1631507874">
                <text:p>8.24991631507874</text:p>
              </table:table-cell>
              <table:table-cell office:value-type="float" office:value="5518.89885665681">
                <text:p>5518.898856656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82113838196">
                <text:p>8.29982113838196</text:p>
              </table:table-cell>
              <table:table-cell office:value-type="float" office:value="5610.68012000994">
                <text:p>5610.680120009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48039054871">
                <text:p>8.34948039054871</text:p>
              </table:table-cell>
              <table:table-cell office:value-type="float" office:value="5799.5235013395">
                <text:p>5799.5235013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2030620575">
                <text:p>8.3992030620575</text:p>
              </table:table-cell>
              <table:table-cell office:value-type="float" office:value="5792.12643369519">
                <text:p>5792.126433695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1421699524">
                <text:p>8.44991421699524</text:p>
              </table:table-cell>
              <table:table-cell office:value-type="float" office:value="5679.22383849402">
                <text:p>5679.22383849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852180481">
                <text:p>8.4999852180481</text:p>
              </table:table-cell>
              <table:table-cell office:value-type="float" office:value="5751.83227704952">
                <text:p>5751.83227704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53050613403">
                <text:p>8.54953050613403</text:p>
              </table:table-cell>
              <table:table-cell office:value-type="float" office:value="5812.86356636896">
                <text:p>5812.863566368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39336776733">
                <text:p>8.59939336776733</text:p>
              </table:table-cell>
              <table:table-cell office:value-type="float" office:value="5775.84179018839">
                <text:p>5775.841790188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2499351501">
                <text:p>8.64992499351501</text:p>
              </table:table-cell>
              <table:table-cell office:value-type="float" office:value="5699.40103328694">
                <text:p>5699.401033286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46932792664">
                <text:p>8.69946932792664</text:p>
              </table:table-cell>
              <table:table-cell office:value-type="float" office:value="5974.44699813286">
                <text:p>5974.446998132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891924858093">
                <text:p>8.74891924858093</text:p>
              </table:table-cell>
              <table:table-cell office:value-type="float" office:value="5985.85389184602">
                <text:p>5985.853891846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556016922">
                <text:p>8.799556016922</text:p>
              </table:table-cell>
              <table:table-cell office:value-type="float" office:value="5845.55471641257">
                <text:p>5845.55471641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32136535645">
                <text:p>8.84932136535645</text:p>
              </table:table-cell>
              <table:table-cell office:value-type="float" office:value="5947.9137454427">
                <text:p>5947.9137454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83415603638">
                <text:p>8.89983415603638</text:p>
              </table:table-cell>
              <table:table-cell office:value-type="float" office:value="5859.90193801743">
                <text:p>5859.901938017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378490448">
                <text:p>8.949378490448</text:p>
              </table:table-cell>
              <table:table-cell office:value-type="float" office:value="5974.44699813286">
                <text:p>5974.446998132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014979839325">
                <text:p>9.0014979839325</text:p>
              </table:table-cell>
              <table:table-cell office:value-type="float" office:value="5679.25703437707">
                <text:p>5679.257034377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25012588501">
                <text:p>9.04925012588501</text:p>
              </table:table-cell>
              <table:table-cell office:value-type="float" office:value="6198.67482163096">
                <text:p>6198.674821630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72190856934">
                <text:p>9.09972190856934</text:p>
              </table:table-cell>
              <table:table-cell office:value-type="float" office:value="5864.66307028069">
                <text:p>5864.663070280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4995932579041">
                <text:p>9.14995932579041</text:p>
              </table:table-cell>
              <table:table-cell office:value-type="float" office:value="5892.0226471328">
                <text:p>5892.02264713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19954133033752">
                <text:p>9.19954133033752</text:p>
              </table:table-cell>
              <table:table-cell office:value-type="float" office:value="5969.90788701782">
                <text:p>5969.90788701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4924421310425">
                <text:p>9.24924421310425</text:p>
              </table:table-cell>
              <table:table-cell office:value-type="float" office:value="5955.3889739002">
                <text:p>5955.3889739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0199027061462">
                <text:p>9.30199027061462</text:p>
              </table:table-cell>
              <table:table-cell office:value-type="float" office:value="5611.79382822635">
                <text:p>5611.79382822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496470451355">
                <text:p>9.3496470451355</text:p>
              </table:table-cell>
              <table:table-cell office:value-type="float" office:value="6211.07917973655">
                <text:p>6211.079179736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39955258369446">
                <text:p>9.39955258369446</text:p>
              </table:table-cell>
              <table:table-cell office:value-type="float" office:value="5931.20540419169">
                <text:p>5931.205404191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4929456710815">
                <text:p>9.44929456710815</text:p>
              </table:table-cell>
              <table:table-cell office:value-type="float" office:value="5950.70762535169">
                <text:p>5950.70762535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49891233444214">
                <text:p>9.49891233444214</text:p>
              </table:table-cell>
              <table:table-cell office:value-type="float" office:value="5965.60498193281">
                <text:p>5965.604981932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4948782920837">
                <text:p>9.54948782920837</text:p>
              </table:table-cell>
              <table:table-cell office:value-type="float" office:value="5852.63676347883">
                <text:p>5852.636763478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994291305542">
                <text:p>9.5994291305542</text:p>
              </table:table-cell>
              <table:table-cell office:value-type="float" office:value="5926.95808926381">
                <text:p>5926.95808926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4890742301941">
                <text:p>9.64890742301941</text:p>
              </table:table-cell>
              <table:table-cell office:value-type="float" office:value="5982.42148732454">
                <text:p>5982.42148732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69983530044556">
                <text:p>9.69983530044556</text:p>
              </table:table-cell>
              <table:table-cell office:value-type="float" office:value="5812.14091298506">
                <text:p>5812.140912985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4943780899048">
                <text:p>9.74943780899048</text:p>
              </table:table-cell>
              <table:table-cell office:value-type="float" office:value="5967.44012920095">
                <text:p>5967.44012920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9906368255615">
                <text:p>9.79906368255615</text:p>
              </table:table-cell>
              <table:table-cell office:value-type="float" office:value="5964.63051896265">
                <text:p>5964.630518962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490743637085">
                <text:p>9.8490743637085</text:p>
              </table:table-cell>
              <table:table-cell office:value-type="float" office:value="5918.73562166285">
                <text:p>5918.7356216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5564689636">
                <text:p>9.90005564689636</text:p>
              </table:table-cell>
              <table:table-cell office:value-type="float" office:value="5806.0523684592">
                <text:p>5806.05236845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4990229606628">
                <text:p>9.94990229606628</text:p>
              </table:table-cell>
              <table:table-cell office:value-type="float" office:value="5938.21259661743">
                <text:p>5938.212596617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74775314331">
                <text:p>9.99974775314331</text:p>
              </table:table-cell>
              <table:table-cell office:value-type="float" office:value="5938.35461359277">
                <text:p>5938.354613592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49702167511">
                <text:p>10.049702167511</text:p>
              </table:table-cell>
              <table:table-cell office:value-type="float" office:value="5925.40226417976">
                <text:p>5925.40226417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0993223190308">
                <text:p>10.0993223190308</text:p>
              </table:table-cell>
              <table:table-cell office:value-type="float" office:value="5965.31834212625">
                <text:p>5965.31834212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01309871674">
                <text:p>10.1501309871674</text:p>
              </table:table-cell>
              <table:table-cell office:value-type="float" office:value="5825.77758590755">
                <text:p>5825.777585907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1997158527374">
                <text:p>10.1997158527374</text:p>
              </table:table-cell>
              <table:table-cell office:value-type="float" office:value="5969.56342619751">
                <text:p>5969.563426197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70464611053">
                <text:p>10.2570464611053</text:p>
              </table:table-cell>
              <table:table-cell office:value-type="float" office:value="5163.03608886227">
                <text:p>5163.036088862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01792383194">
                <text:p>10.301792383194</text:p>
              </table:table-cell>
              <table:table-cell office:value-type="float" office:value="6615.12795319643">
                <text:p>6615.127953196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18681526184">
                <text:p>10.3518681526184</text:p>
              </table:table-cell>
              <table:table-cell office:value-type="float" office:value="5911.04247427785">
                <text:p>5911.042474277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018273353577">
                <text:p>10.4018273353577</text:p>
              </table:table-cell>
              <table:table-cell office:value-type="float" office:value="5764.70599015004">
                <text:p>5764.705990150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1991558075">
                <text:p>10.451991558075</text:p>
              </table:table-cell>
              <table:table-cell office:value-type="float" office:value="5741.14347635977">
                <text:p>5741.143476359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4997782707214">
                <text:p>10.4997782707214</text:p>
              </table:table-cell>
              <table:table-cell office:value-type="float" office:value="6026.77991538277">
                <text:p>6026.779915382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493500232697">
                <text:p>10.5493500232697</text:p>
              </table:table-cell>
              <table:table-cell office:value-type="float" office:value="5809.7603008864">
                <text:p>5809.7603008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01663351059">
                <text:p>10.601663351059</text:p>
              </table:table-cell>
              <table:table-cell office:value-type="float" office:value="5505.28922877795">
                <text:p>5505.289228777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493141651154">
                <text:p>10.6493141651154</text:p>
              </table:table-cell>
              <table:table-cell office:value-type="float" office:value="6043.96809798761">
                <text:p>6043.96809798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6999878883362">
                <text:p>10.6999878883362</text:p>
              </table:table-cell>
              <table:table-cell office:value-type="float" office:value="5683.41897328045">
                <text:p>5683.418973280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498338222504">
                <text:p>10.7498338222504</text:p>
              </table:table-cell>
              <table:table-cell office:value-type="float" office:value="5617.30873539358">
                <text:p>5617.308735393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7994892597198">
                <text:p>10.7994892597198</text:p>
              </table:table-cell>
              <table:table-cell office:value-type="float" office:value="5638.85878907188">
                <text:p>5638.858789071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492753505707">
                <text:p>10.8492753505707</text:p>
              </table:table-cell>
              <table:table-cell office:value-type="float" office:value="5624.0607610455">
                <text:p>5624.0607610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899863243103">
                <text:p>10.899863243103</text:p>
              </table:table-cell>
              <table:table-cell office:value-type="float" office:value="5534.92122291817">
                <text:p>5534.921222918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497351646423">
                <text:p>10.9497351646423</text:p>
              </table:table-cell>
              <table:table-cell office:value-type="float" office:value="5614.38162713096">
                <text:p>5614.381627130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9993324279785">
                <text:p>10.9993324279785</text:p>
              </table:table-cell>
              <table:table-cell office:value-type="float" office:value="5645.47277744128">
                <text:p>5645.472777441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491187572479">
                <text:p>11.0491187572479</text:p>
              </table:table-cell>
              <table:table-cell office:value-type="float" office:value="5463.34714752968">
                <text:p>5463.34714752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0991325378418">
                <text:p>11.0991325378418</text:p>
              </table:table-cell>
              <table:table-cell office:value-type="float" office:value="5438.50108450563">
                <text:p>5438.501084505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496222019196">
                <text:p>11.1496222019196</text:p>
              </table:table-cell>
              <table:table-cell office:value-type="float" office:value="5387.24122983062">
                <text:p>5387.24122983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1992988586426">
                <text:p>11.1992988586426</text:p>
              </table:table-cell>
              <table:table-cell office:value-type="float" office:value="5475.40873204421">
                <text:p>5475.408732044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26030540466">
                <text:p>11.2526030540466</text:p>
              </table:table-cell>
              <table:table-cell office:value-type="float" office:value="5102.78783758398">
                <text:p>5102.787837583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2996168136597">
                <text:p>11.2996168136597</text:p>
              </table:table-cell>
              <table:table-cell office:value-type="float" office:value="5615.37733150768">
                <text:p>5615.37733150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4965467453">
                <text:p>11.34965467453</text:p>
              </table:table-cell>
              <table:table-cell office:value-type="float" office:value="5276.00491723606">
                <text:p>5276.004917236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3997077941895">
                <text:p>11.3997077941895</text:p>
              </table:table-cell>
              <table:table-cell office:value-type="float" office:value="5274.39651706694">
                <text:p>5274.39651706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491739273071">
                <text:p>11.4491739273071</text:p>
              </table:table-cell>
              <table:table-cell office:value-type="float" office:value="5336.98478860206">
                <text:p>5336.984788602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01229763031">
                <text:p>11.501229763031</text:p>
              </table:table-cell>
              <table:table-cell office:value-type="float" office:value="5071.47750735099">
                <text:p>5071.477507350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497810840607">
                <text:p>11.5497810840607</text:p>
              </table:table-cell>
              <table:table-cell office:value-type="float" office:value="5272.77105073193">
                <text:p>5272.771050731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5995616912842">
                <text:p>11.5995616912842</text:p>
              </table:table-cell>
              <table:table-cell office:value-type="float" office:value="5142.56483153332">
                <text:p>5142.56483153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31143188477">
                <text:p>11.6531143188477</text:p>
              </table:table-cell>
              <table:table-cell office:value-type="float" office:value="4780.34433878263">
                <text:p>4780.344338782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00003862381">
                <text:p>11.700003862381</text:p>
              </table:table-cell>
              <table:table-cell office:value-type="float" office:value="5459.63941444763">
                <text:p>5459.639414447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49796628952">
                <text:p>11.749796628952</text:p>
              </table:table-cell>
              <table:table-cell office:value-type="float" office:value="5141.30902195876">
                <text:p>5141.30902195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7990076541901">
                <text:p>11.7990076541901</text:p>
              </table:table-cell>
              <table:table-cell office:value-type="float" office:value="5039.52109919285">
                <text:p>5039.521099192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499536514282">
                <text:p>11.8499536514282</text:p>
              </table:table-cell>
              <table:table-cell office:value-type="float" office:value="4867.89960829827">
                <text:p>4867.899608298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8995542526245">
                <text:p>11.8995542526245</text:p>
              </table:table-cell>
              <table:table-cell office:value-type="float" office:value="4999.93939626995">
                <text:p>4999.939396269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493107795715">
                <text:p>11.9493107795715</text:p>
              </table:table-cell>
              <table:table-cell office:value-type="float" office:value="4984.27071214314">
                <text:p>4984.270712143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9999206066132">
                <text:p>11.9999206066132</text:p>
              </table:table-cell>
              <table:table-cell office:value-type="float" office:value="4900.23409477418">
                <text:p>4900.234094774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495667457581">
                <text:p>12.0495667457581</text:p>
              </table:table-cell>
              <table:table-cell office:value-type="float" office:value="4834.21277331425">
                <text:p>4834.212773314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0996842384338">
                <text:p>12.0996842384338</text:p>
              </table:table-cell>
              <table:table-cell office:value-type="float" office:value="4788.74714568428">
                <text:p>4788.74714568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492550373077">
                <text:p>12.1492550373077</text:p>
              </table:table-cell>
              <table:table-cell office:value-type="float" office:value="4841.56006060169">
                <text:p>4841.560060601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1999771595001">
                <text:p>12.1999771595001</text:p>
              </table:table-cell>
              <table:table-cell office:value-type="float" office:value="4731.66321964427">
                <text:p>4731.663219644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75039863586">
                <text:p>12.2575039863586</text:p>
              </table:table-cell>
              <table:table-cell office:value-type="float" office:value="4171.96659551982">
                <text:p>4171.96659551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001935482025">
                <text:p>12.3001935482025</text:p>
              </table:table-cell>
              <table:table-cell office:value-type="float" office:value="5434.5837712856">
                <text:p>5434.5837712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498561382294">
                <text:p>12.3498561382294</text:p>
              </table:table-cell>
              <table:table-cell office:value-type="float" office:value="4671.52437830053">
                <text:p>4671.524378300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3997211456299">
                <text:p>12.3997211456299</text:p>
              </table:table-cell>
              <table:table-cell office:value-type="float" office:value="4652.56122668528">
                <text:p>4652.56122668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49649810791">
                <text:p>12.449649810791</text:p>
              </table:table-cell>
              <table:table-cell office:value-type="float" office:value="4646.62933109218">
                <text:p>4646.629331092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4998652935028">
                <text:p>12.4998652935028</text:p>
              </table:table-cell>
              <table:table-cell office:value-type="float" office:value="4620.08901381167">
                <text:p>4620.089013811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496125221252">
                <text:p>12.5496125221252</text:p>
              </table:table-cell>
              <table:table-cell office:value-type="float" office:value="4502.76339411948">
                <text:p>4502.763394119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5993459224701">
                <text:p>12.5993459224701</text:p>
              </table:table-cell>
              <table:table-cell office:value-type="float" office:value="4504.01537893642">
                <text:p>4504.015378936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491591930389">
                <text:p>12.6491591930389</text:p>
              </table:table-cell>
              <table:table-cell office:value-type="float" office:value="4496.79367449697">
                <text:p>4496.793674496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6997272968292">
                <text:p>12.6997272968292</text:p>
              </table:table-cell>
              <table:table-cell office:value-type="float" office:value="4429.66975643335">
                <text:p>4429.669756433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498099803925">
                <text:p>12.7498099803925</text:p>
              </table:table-cell>
              <table:table-cell office:value-type="float" office:value="4472.60378364483">
                <text:p>4472.603783644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018004894257">
                <text:p>12.8018004894257</text:p>
              </table:table-cell>
              <table:table-cell office:value-type="float" office:value="4308.47868515665">
                <text:p>4308.47868515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16368865967">
                <text:p>12.8516368865967</text:p>
              </table:table-cell>
              <table:table-cell office:value-type="float" office:value="4334.1816877084">
                <text:p>4334.1816877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8993661403656">
                <text:p>12.8993661403656</text:p>
              </table:table-cell>
              <table:table-cell office:value-type="float" office:value="4525.52644224765">
                <text:p>4525.526442247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17970085144">
                <text:p>12.9517970085144</text:p>
              </table:table-cell>
              <table:table-cell office:value-type="float" office:value="4119.71053744469">
                <text:p>4119.710537444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16300678253">
                <text:p>13.0016300678253</text:p>
              </table:table-cell>
              <table:table-cell office:value-type="float" office:value="4334.47199483291">
                <text:p>4334.471994832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13544082642">
                <text:p>13.0513544082642</text:p>
              </table:table-cell>
              <table:table-cell office:value-type="float" office:value="4343.94902161978">
                <text:p>4343.949021619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17315387726">
                <text:p>13.1017315387726</text:p>
              </table:table-cell>
              <table:table-cell office:value-type="float" office:value="4287.65985319243">
                <text:p>4287.659853192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22514820099">
                <text:p>13.1522514820099</text:p>
              </table:table-cell>
              <table:table-cell office:value-type="float" office:value="4275.53924566769">
                <text:p>4275.539245667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17042636871">
                <text:p>13.2017042636871</text:p>
              </table:table-cell>
              <table:table-cell office:value-type="float" office:value="4206.03235946389">
                <text:p>4206.032359463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21488666534">
                <text:p>13.2521488666534</text:p>
              </table:table-cell>
              <table:table-cell office:value-type="float" office:value="4123.33506002458">
                <text:p>4123.335060024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19535541534">
                <text:p>13.3019535541534</text:p>
              </table:table-cell>
              <table:table-cell office:value-type="float" office:value="4176.3137254902">
                <text:p>4176.31372549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16402244568">
                <text:p>13.3516402244568</text:p>
              </table:table-cell>
              <table:table-cell office:value-type="float" office:value="4186.23342498357">
                <text:p>4186.233424983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3994858264923">
                <text:p>13.3994858264923</text:p>
              </table:table-cell>
              <table:table-cell office:value-type="float" office:value="4347.31701872144">
                <text:p>4347.31701872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16906738281">
                <text:p>13.4516906738281</text:p>
              </table:table-cell>
              <table:table-cell office:value-type="float" office:value="3984.30434365623">
                <text:p>3984.304343656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21586418152">
                <text:p>13.5021586418152</text:p>
              </table:table-cell>
              <table:table-cell office:value-type="float" office:value="4121.42609057153">
                <text:p>4121.426090571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17914295197">
                <text:p>13.5517914295197</text:p>
              </table:table-cell>
              <table:table-cell office:value-type="float" office:value="4190.77810495977">
                <text:p>4190.778104959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15448570251">
                <text:p>13.6015448570251</text:p>
              </table:table-cell>
              <table:table-cell office:value-type="float" office:value="4180.61650078349">
                <text:p>4180.616500783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12870788574">
                <text:p>13.6512870788574</text:p>
              </table:table-cell>
              <table:table-cell office:value-type="float" office:value="4181.55828867778">
                <text:p>4181.55828867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26944160461">
                <text:p>13.7026944160461</text:p>
              </table:table-cell>
              <table:table-cell office:value-type="float" office:value="4046.11503677801">
                <text:p>4046.115036778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23221969605">
                <text:p>13.7523221969605</text:p>
              </table:table-cell>
              <table:table-cell office:value-type="float" office:value="4191.20089933415">
                <text:p>4191.200899334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798930644989">
                <text:p>13.798930644989</text:p>
              </table:table-cell>
              <table:table-cell office:value-type="float" office:value="4462.7102767405">
                <text:p>4462.71027674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18524169922">
                <text:p>13.8518524169922</text:p>
              </table:table-cell>
              <table:table-cell office:value-type="float" office:value="3930.32946794612">
                <text:p>3930.329467946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22386074066">
                <text:p>13.9022386074066</text:p>
              </table:table-cell>
              <table:table-cell office:value-type="float" office:value="4128.11522937516">
                <text:p>4128.115229375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31464576721">
                <text:p>13.9531464576721</text:p>
              </table:table-cell>
              <table:table-cell office:value-type="float" office:value="4085.81385611855">
                <text:p>4085.813856118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32534599304">
                <text:p>14.0032534599304</text:p>
              </table:table-cell>
              <table:table-cell office:value-type="float" office:value="4151.11642336461">
                <text:p>4151.116423364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29479980469">
                <text:p>14.0529479980469</text:p>
              </table:table-cell>
              <table:table-cell office:value-type="float" office:value="4185.57064586392">
                <text:p>4185.570645863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36376953125">
                <text:p>14.1036376953125</text:p>
              </table:table-cell>
              <table:table-cell office:value-type="float" office:value="4103.39795304034">
                <text:p>4103.397953040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31138420105">
                <text:p>14.1531138420105</text:p>
              </table:table-cell>
              <table:table-cell office:value-type="float" office:value="4204.04606829287">
                <text:p>4204.046068292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33877372742">
                <text:p>14.2033877372742</text:p>
              </table:table-cell>
              <table:table-cell office:value-type="float" office:value="4137.33606495182">
                <text:p>4137.336064951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30932426453">
                <text:p>14.2530932426453</text:p>
              </table:table-cell>
              <table:table-cell office:value-type="float" office:value="4184.64712202609">
                <text:p>4184.647122026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37347793579">
                <text:p>14.3037347793579</text:p>
              </table:table-cell>
              <table:table-cell office:value-type="float" office:value="4107.30032108321">
                <text:p>4107.300321083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34319400787">
                <text:p>14.3534319400787</text:p>
              </table:table-cell>
              <table:table-cell office:value-type="float" office:value="4185.34976612536">
                <text:p>4185.349766125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32995700836">
                <text:p>14.4032995700836</text:p>
              </table:table-cell>
              <table:table-cell office:value-type="float" office:value="4171.0424172882">
                <text:p>4171.042417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31490802765">
                <text:p>14.4531490802765</text:p>
              </table:table-cell>
              <table:table-cell office:value-type="float" office:value="4172.55855063037">
                <text:p>4172.558550630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31983852386">
                <text:p>14.5031983852386</text:p>
              </table:table-cell>
              <table:table-cell office:value-type="float" office:value="4155.90186831299">
                <text:p>4155.901868312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29181957245">
                <text:p>14.5529181957245</text:p>
              </table:table-cell>
              <table:table-cell office:value-type="float" office:value="4183.4431380071">
                <text:p>4183.44313800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34274101257">
                <text:p>14.6034274101257</text:p>
              </table:table-cell>
              <table:table-cell office:value-type="float" office:value="4118.06048590755">
                <text:p>4118.060485907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33539295197">
                <text:p>14.6533539295197</text:p>
              </table:table-cell>
              <table:table-cell office:value-type="float" office:value="4166.12258424981">
                <text:p>4166.122584249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30339241028">
                <text:p>14.7030339241028</text:p>
              </table:table-cell>
              <table:table-cell office:value-type="float" office:value="4186.79594765157">
                <text:p>4186.795947651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34492015839">
                <text:p>14.7534492015839</text:p>
              </table:table-cell>
              <table:table-cell office:value-type="float" office:value="4125.73351556108">
                <text:p>4125.733515561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33714294434">
                <text:p>14.8033714294434</text:p>
              </table:table-cell>
              <table:table-cell office:value-type="float" office:value="4166.48072248303">
                <text:p>4166.480722483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30821800232">
                <text:p>14.8530821800232</text:p>
              </table:table-cell>
              <table:table-cell office:value-type="float" office:value="4184.20558076182">
                <text:p>4184.205580761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29545783997">
                <text:p>14.9029545783997</text:p>
              </table:table-cell>
              <table:table-cell office:value-type="float" office:value="4331.05298785735">
                <text:p>4331.052987857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30966281891">
                <text:p>14.9530966281891</text:p>
              </table:table-cell>
              <table:table-cell office:value-type="float" office:value="4307.76166724518">
                <text:p>4307.761667245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34549236298">
                <text:p>15.0034549236298</text:p>
              </table:table-cell>
              <table:table-cell office:value-type="float" office:value="4289.26352867653">
                <text:p>4289.263528676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30471801758">
                <text:p>15.0530471801758</text:p>
              </table:table-cell>
              <table:table-cell office:value-type="float" office:value="4355.518684647">
                <text:p>4355.5186846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28461456299">
                <text:p>15.1028461456299</text:p>
              </table:table-cell>
              <table:table-cell office:value-type="float" office:value="4337.43950361944">
                <text:p>4337.439503619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31581878662">
                <text:p>15.1531581878662</text:p>
              </table:table-cell>
              <table:table-cell office:value-type="float" office:value="4293.20676321177">
                <text:p>4293.206763211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30444145203">
                <text:p>15.2030444145203</text:p>
              </table:table-cell>
              <table:table-cell office:value-type="float" office:value="4329.85243598199">
                <text:p>4329.852435981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18336772919">
                <text:p>15.2518336772919</text:p>
              </table:table-cell>
              <table:table-cell office:value-type="float" office:value="4591.17410829909">
                <text:p>4591.174108299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34834861755">
                <text:p>15.3034834861755</text:p>
              </table:table-cell>
              <table:table-cell office:value-type="float" office:value="4336.89891291804">
                <text:p>4336.898912918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33208370209">
                <text:p>15.3533208370209</text:p>
              </table:table-cell>
              <table:table-cell office:value-type="float" office:value="4494.62092588252">
                <text:p>4494.62092588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56525230408">
                <text:p>15.4056525230408</text:p>
              </table:table-cell>
              <table:table-cell office:value-type="float" office:value="4280.38951228957">
                <text:p>4280.38951228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37172317505">
                <text:p>15.4537172317505</text:p>
              </table:table-cell>
              <table:table-cell office:value-type="float" office:value="4660.38401174615">
                <text:p>4660.384011746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35347938538">
                <text:p>15.5035347938538</text:p>
              </table:table-cell>
              <table:table-cell office:value-type="float" office:value="4496.40629815745">
                <text:p>4496.406298157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32734394074">
                <text:p>15.5532734394074</text:p>
              </table:table-cell>
              <table:table-cell office:value-type="float" office:value="4664.38113498771">
                <text:p>4664.381134987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29736995697">
                <text:p>15.6029736995697</text:p>
              </table:table-cell>
              <table:table-cell office:value-type="float" office:value="4667.98361300598">
                <text:p>4667.983613005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30542373657">
                <text:p>15.6530542373657</text:p>
              </table:table-cell>
              <table:table-cell office:value-type="float" office:value="4632.53811180988">
                <text:p>4632.538111809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3684091568">
                <text:p>15.703684091568</text:p>
              </table:table-cell>
              <table:table-cell office:value-type="float" office:value="4582.27667559817">
                <text:p>4582.276675598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34284591675">
                <text:p>15.7534284591675</text:p>
              </table:table-cell>
              <table:table-cell office:value-type="float" office:value="4663.84459579281">
                <text:p>4663.844595792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3076505661">
                <text:p>15.803076505661</text:p>
              </table:table-cell>
              <table:table-cell office:value-type="float" office:value="4834.02705545071">
                <text:p>4834.027055450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31811237335">
                <text:p>15.8531811237335</text:p>
              </table:table-cell>
              <table:table-cell office:value-type="float" office:value="4789.97763544829">
                <text:p>4789.977635448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30363559723">
                <text:p>15.9030363559723</text:p>
              </table:table-cell>
              <table:table-cell office:value-type="float" office:value="4813.93806071504">
                <text:p>4813.938060715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32861709595">
                <text:p>15.9532861709595</text:p>
              </table:table-cell>
              <table:table-cell office:value-type="float" office:value="4776.13698799125">
                <text:p>4776.13698799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3363609314">
                <text:p>16.003363609314</text:p>
              </table:table-cell>
              <table:table-cell office:value-type="float" office:value="4792.57741382594">
                <text:p>4792.577413825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0530197620392">
                <text:p>16.0530197620392</text:p>
              </table:table-cell>
              <table:table-cell office:value-type="float" office:value="4994.34584415647">
                <text:p>4994.345844156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1030189990997">
                <text:p>16.1030189990997</text:p>
              </table:table-cell>
              <table:table-cell office:value-type="float" office:value="4960.07568474861">
                <text:p>4960.075684748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1535408496857">
                <text:p>16.1535408496857</text:p>
              </table:table-cell>
              <table:table-cell office:value-type="float" office:value="4908.76713983691">
                <text:p>4908.76713983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2031764984131">
                <text:p>16.2031764984131</text:p>
              </table:table-cell>
              <table:table-cell office:value-type="float" office:value="4996.40895925298">
                <text:p>4996.408959252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2533552646637">
                <text:p>16.2533552646637</text:p>
              </table:table-cell>
              <table:table-cell office:value-type="float" office:value="4942.32956548595">
                <text:p>4942.329565485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3026483058929">
                <text:p>16.3026483058929</text:p>
              </table:table-cell>
              <table:table-cell office:value-type="float" office:value="5193.43082950423">
                <text:p>5193.430829504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3529043197632">
                <text:p>16.3529043197632</text:p>
              </table:table-cell>
              <table:table-cell office:value-type="float" office:value="5093.9177281547">
                <text:p>5093.91772815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4035258293152">
                <text:p>16.4035258293152</text:p>
              </table:table-cell>
              <table:table-cell office:value-type="float" office:value="5057.1387986172">
                <text:p>5057.13879861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4530951976776">
                <text:p>16.4530951976776</text:p>
              </table:table-cell>
              <table:table-cell office:value-type="float" office:value="5164.47976759063">
                <text:p>5164.479767590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503146648407">
                <text:p>16.503146648407</text:p>
              </table:table-cell>
              <table:table-cell office:value-type="float" office:value="5114.73686115914">
                <text:p>5114.736861159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5532941818237">
                <text:p>16.5532941818237</text:p>
              </table:table-cell>
              <table:table-cell office:value-type="float" office:value="5264.4663059705">
                <text:p>5264.46630597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6031765937805">
                <text:p>16.6031765937805</text:p>
              </table:table-cell>
              <table:table-cell office:value-type="float" office:value="5292.44656871648">
                <text:p>5292.446568716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528458595276">
                <text:p>16.6528458595276</text:p>
              </table:table-cell>
              <table:table-cell office:value-type="float" office:value="5315.15809684728">
                <text:p>5315.158096847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703577041626">
                <text:p>16.703577041626</text:p>
              </table:table-cell>
              <table:table-cell office:value-type="float" office:value="5203.9000291378">
                <text:p>5203.90002913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533285617828">
                <text:p>16.7533285617828</text:p>
              </table:table-cell>
              <table:table-cell office:value-type="float" office:value="5306.37052230044">
                <text:p>5306.370522300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8030836582184">
                <text:p>16.8030836582184</text:p>
              </table:table-cell>
              <table:table-cell office:value-type="float" office:value="5466.77666181093">
                <text:p>5466.776661810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535861968994">
                <text:p>16.8535861968994</text:p>
              </table:table-cell>
              <table:table-cell office:value-type="float" office:value="5385.86786137483">
                <text:p>5385.867861374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9035930633545">
                <text:p>16.9035930633545</text:p>
              </table:table-cell>
              <table:table-cell office:value-type="float" office:value="5439.25303226791">
                <text:p>5439.253032267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9491798877716">
                <text:p>16.9491798877716</text:p>
              </table:table-cell>
              <table:table-cell office:value-type="float" office:value="5966.63626997202">
                <text:p>5966.636269972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999764919281">
                <text:p>16.999764919281</text:p>
              </table:table-cell>
              <table:table-cell office:value-type="float" office:value="5377.08472019946">
                <text:p>5377.084720199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0496697425842">
                <text:p>17.0496697425842</text:p>
              </table:table-cell>
              <table:table-cell office:value-type="float" office:value="5610.68012000994">
                <text:p>5610.680120009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0993318557739">
                <text:p>17.0993318557739</text:p>
              </table:table-cell>
              <table:table-cell office:value-type="float" office:value="5638.10079789532">
                <text:p>5638.100797895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1493661403656">
                <text:p>17.1493661403656</text:p>
              </table:table-cell>
              <table:table-cell office:value-type="float" office:value="5596.16275689868">
                <text:p>5596.162756898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1992008686066">
                <text:p>17.1992008686066</text:p>
              </table:table-cell>
              <table:table-cell office:value-type="float" office:value="5618.57182497536">
                <text:p>5618.571824975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2540237903595">
                <text:p>17.2540237903595</text:p>
              </table:table-cell>
              <table:table-cell office:value-type="float" office:value="5107.35274675573">
                <text:p>5107.352746755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3039755821228">
                <text:p>17.3039755821228</text:p>
              </table:table-cell>
              <table:table-cell office:value-type="float" office:value="5605.40453337024">
                <text:p>5605.404533370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3536834716797">
                <text:p>17.3536834716797</text:p>
              </table:table-cell>
              <table:table-cell office:value-type="float" office:value="5793.84887524582">
                <text:p>5793.848875245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403254032135">
                <text:p>17.403254032135</text:p>
              </table:table-cell>
              <table:table-cell office:value-type="float" office:value="5809.90001635292">
                <text:p>5809.900016352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4540889263153">
                <text:p>17.4540889263153</text:p>
              </table:table-cell>
              <table:table-cell office:value-type="float" office:value="5665.39981333571">
                <text:p>5665.399813335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.5018928050995">
                <text:p>17.5018928050995</text:p>
              </table:table-cell>
              <table:table-cell office:value-type="float" office:value="6024.61572836452">
                <text:p>6024.615728364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5495574474335">
                <text:p>17.5495574474335</text:p>
              </table:table-cell>
              <table:table-cell office:value-type="float" office:value="6042.21464585834">
                <text:p>6042.21464585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.5994434356689">
                <text:p>17.5994434356689</text:p>
              </table:table-cell>
              <table:table-cell office:value-type="float" office:value="5773.16417268456">
                <text:p>5773.164172684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6491320133209">
                <text:p>17.6491320133209</text:p>
              </table:table-cell>
              <table:table-cell office:value-type="float" office:value="5796.10070582365">
                <text:p>5796.100705823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7000560760498">
                <text:p>17.7000560760498</text:p>
              </table:table-cell>
              <table:table-cell office:value-type="float" office:value="5812.57629769045">
                <text:p>5812.576297690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749876499176">
                <text:p>17.749876499176</text:p>
              </table:table-cell>
              <table:table-cell office:value-type="float" office:value="5941.33854002163">
                <text:p>5941.338540021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7996602058411">
                <text:p>17.7996602058411</text:p>
              </table:table-cell>
              <table:table-cell office:value-type="float" office:value="5945.72039385464">
                <text:p>5945.72039385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8495347499847">
                <text:p>17.8495347499847</text:p>
              </table:table-cell>
              <table:table-cell office:value-type="float" office:value="5934.89133749863">
                <text:p>5934.891337498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9011695384979">
                <text:p>17.9011695384979</text:p>
              </table:table-cell>
              <table:table-cell office:value-type="float" office:value="5732.56923332656">
                <text:p>5732.56923332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9491450786591">
                <text:p>17.9491450786591</text:p>
              </table:table-cell>
              <table:table-cell office:value-type="float" office:value="6169.81067864668">
                <text:p>6169.810678646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.9993422031403">
                <text:p>17.9993422031403</text:p>
              </table:table-cell>
              <table:table-cell office:value-type="float" office:value="5896.75211596736">
                <text:p>5896.752115967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049341917038">
                <text:p>18.049341917038</text:p>
              </table:table-cell>
              <table:table-cell office:value-type="float" office:value="5920.03387470555">
                <text:p>5920.033874705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.0998396873474">
                <text:p>18.0998396873474</text:p>
              </table:table-cell>
              <table:table-cell office:value-type="float" office:value="5861.64494365047">
                <text:p>5861.644943650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1498441696167">
                <text:p>18.1498441696167</text:p>
              </table:table-cell>
              <table:table-cell office:value-type="float" office:value="5919.46934688701">
                <text:p>5919.469346887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.2045607566834">
                <text:p>18.2045607566834</text:p>
              </table:table-cell>
              <table:table-cell office:value-type="float" office:value="5409.69413241074">
                <text:p>5409.694132410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2558372020721">
                <text:p>18.2558372020721</text:p>
              </table:table-cell>
              <table:table-cell office:value-type="float" office:value="5772.63103469119">
                <text:p>5772.631034691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.3032839298248">
                <text:p>18.3032839298248</text:p>
              </table:table-cell>
              <table:table-cell office:value-type="float" office:value="6238.57564093545">
                <text:p>6238.575640935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.3532555103302">
                <text:p>18.3532555103302</text:p>
              </table:table-cell>
              <table:table-cell office:value-type="float" office:value="5923.36678180881">
                <text:p>5923.366781808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.4027745723724">
                <text:p>18.4027745723724</text:p>
              </table:table-cell>
              <table:table-cell office:value-type="float" office:value="5977.4960952922">
                <text:p>5977.49609529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4535131454468">
                <text:p>18.4535131454468</text:p>
              </table:table-cell>
              <table:table-cell office:value-type="float" office:value="5833.82586590105">
                <text:p>5833.825865901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.5033180713654">
                <text:p>18.5033180713654</text:p>
              </table:table-cell>
              <table:table-cell office:value-type="float" office:value="5943.18723581478">
                <text:p>5943.18723581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.5538518428803">
                <text:p>18.5538518428803</text:p>
              </table:table-cell>
              <table:table-cell office:value-type="float" office:value="5857.46899799013">
                <text:p>5857.468997990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599616765976">
                <text:p>18.599616765976</text:p>
              </table:table-cell>
              <table:table-cell office:value-type="float" office:value="6467.83562557306">
                <text:p>6467.835625573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.6493752002716">
                <text:p>18.6493752002716</text:p>
              </table:table-cell>
              <table:table-cell office:value-type="float" office:value="5948.7402324846">
                <text:p>5948.74023248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7000095844269">
                <text:p>18.7000095844269</text:p>
              </table:table-cell>
              <table:table-cell office:value-type="float" office:value="5845.82996195427">
                <text:p>5845.829961954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7497487068176">
                <text:p>18.7497487068176</text:p>
              </table:table-cell>
              <table:table-cell office:value-type="float" office:value="5951.04991347947">
                <text:p>5951.049913479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7998075485229">
                <text:p>18.7998075485229</text:p>
              </table:table-cell>
              <table:table-cell office:value-type="float" office:value="5913.04133128852">
                <text:p>5913.041331288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8497695922852">
                <text:p>18.8497695922852</text:p>
              </table:table-cell>
              <table:table-cell office:value-type="float" office:value="5924.49743266716">
                <text:p>5924.497432667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8994491100311">
                <text:p>18.8994491100311</text:p>
              </table:table-cell>
              <table:table-cell office:value-type="float" office:value="5958.18988246925">
                <text:p>5958.189882469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9534018039703">
                <text:p>18.9534018039703</text:p>
              </table:table-cell>
              <table:table-cell office:value-type="float" office:value="5486.28767886024">
                <text:p>5486.28767886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.9993600845337">
                <text:p>18.9993600845337</text:p>
              </table:table-cell>
              <table:table-cell office:value-type="float" office:value="6440.62389566463">
                <text:p>6440.623895664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0502347946167">
                <text:p>19.0502347946167</text:p>
              </table:table-cell>
              <table:table-cell office:value-type="float" office:value="5818.21497394369">
                <text:p>5818.214973943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.0989947319031">
                <text:p>19.0989947319031</text:p>
              </table:table-cell>
              <table:table-cell office:value-type="float" office:value="6070.55743861056">
                <text:p>6070.557438610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1523063182831">
                <text:p>19.1523063182831</text:p>
              </table:table-cell>
              <table:table-cell office:value-type="float" office:value="5552.26396547483">
                <text:p>5552.26396547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2026283740997">
                <text:p>19.2026283740997</text:p>
              </table:table-cell>
              <table:table-cell office:value-type="float" office:value="5882.11262827741">
                <text:p>5882.112628277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.2506046295166">
                <text:p>19.2506046295166</text:p>
              </table:table-cell>
              <table:table-cell office:value-type="float" office:value="6169.71869580126">
                <text:p>6169.718695801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3034551143646">
                <text:p>19.3034551143646</text:p>
              </table:table-cell>
              <table:table-cell office:value-type="float" office:value="5600.70547793803">
                <text:p>5600.705477938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.3531923294067">
                <text:p>19.3531923294067</text:p>
              </table:table-cell>
              <table:table-cell office:value-type="float" office:value="5951.27812744172">
                <text:p>5951.278127441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403079032898">
                <text:p>19.403079032898</text:p>
              </table:table-cell>
              <table:table-cell office:value-type="float" office:value="5773.08139935003">
                <text:p>5773.081399350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45343708992">
                <text:p>19.45343708992</text:p>
              </table:table-cell>
              <table:table-cell office:value-type="float" office:value="5719.04511473982">
                <text:p>5719.04511473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5033197402954">
                <text:p>19.5033197402954</text:p>
              </table:table-cell>
              <table:table-cell office:value-type="float" office:value="5773.55047963178">
                <text:p>5773.550479631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5538685321808">
                <text:p>19.5538685321808</text:p>
              </table:table-cell>
              <table:table-cell office:value-type="float" office:value="5697.46554285741">
                <text:p>5697.465542857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6034274101257">
                <text:p>19.6034274101257</text:p>
              </table:table-cell>
              <table:table-cell office:value-type="float" office:value="5811.26958362399">
                <text:p>5811.269583623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6532387733459">
                <text:p>19.6532387733459</text:p>
              </table:table-cell>
              <table:table-cell office:value-type="float" office:value="5781.81325266604">
                <text:p>5781.813252666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7038016319275">
                <text:p>19.7038016319275</text:p>
              </table:table-cell>
              <table:table-cell office:value-type="float" office:value="5695.88049567136">
                <text:p>5695.880495671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7516565322876">
                <text:p>19.7516565322876</text:p>
              </table:table-cell>
              <table:table-cell office:value-type="float" office:value="5851.02043663249">
                <text:p>5851.020436632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7993943691254">
                <text:p>19.7993943691254</text:p>
              </table:table-cell>
              <table:table-cell office:value-type="float" office:value="5865.36840685822">
                <text:p>5865.368406858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8499038219452">
                <text:p>19.8499038219452</text:p>
              </table:table-cell>
              <table:table-cell office:value-type="float" office:value="5543.5167947435">
                <text:p>5543.51679474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996036052704">
                <text:p>19.8996036052704</text:p>
              </table:table-cell>
              <table:table-cell office:value-type="float" office:value="5633.82737843958">
                <text:p>5633.827378439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497697353363">
                <text:p>19.9497697353363</text:p>
              </table:table-cell>
              <table:table-cell office:value-type="float" office:value="5581.4550500922">
                <text:p>5581.45505009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9996242523193">
                <text:p>19.9996242523193</text:p>
              </table:table-cell>
              <table:table-cell office:value-type="float" office:value="5616.34164654121">
                <text:p>5616.341646541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.0495467185974">
                <text:p>20.0495467185974</text:p>
              </table:table-cell>
              <table:table-cell office:value-type="float" office:value="5448.44877023736">
                <text:p>5448.448770237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0994479656219">
                <text:p>20.0994479656219</text:p>
              </table:table-cell>
              <table:table-cell office:value-type="float" office:value="5450.76558640427">
                <text:p>5450.765586404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1498718261719">
                <text:p>20.1498718261719</text:p>
              </table:table-cell>
              <table:table-cell office:value-type="float" office:value="5394.27162128297">
                <text:p>5394.271621282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2013199329376">
                <text:p>20.2013199329376</text:p>
              </table:table-cell>
              <table:table-cell office:value-type="float" office:value="5286.88064729898">
                <text:p>5286.880647298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2490158081055">
                <text:p>20.2490158081055</text:p>
              </table:table-cell>
              <table:table-cell office:value-type="float" office:value="5702.79922619732">
                <text:p>5702.799226197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3031506538391">
                <text:p>20.3031506538391</text:p>
              </table:table-cell>
              <table:table-cell office:value-type="float" office:value="4876.71104299342">
                <text:p>4876.711042993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3529908657074">
                <text:p>20.3529908657074</text:p>
              </table:table-cell>
              <table:table-cell office:value-type="float" office:value="5296.92772369586">
                <text:p>5296.927723695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4036011695862">
                <text:p>20.4036011695862</text:p>
              </table:table-cell>
              <table:table-cell office:value-type="float" office:value="5216.329082558">
                <text:p>5216.3290825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453373670578">
                <text:p>20.453373670578</text:p>
              </table:table-cell>
              <table:table-cell office:value-type="float" office:value="5304.13370313421">
                <text:p>5304.133703134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5031106472015">
                <text:p>20.5031106472015</text:p>
              </table:table-cell>
              <table:table-cell office:value-type="float" office:value="5307.92215212931">
                <text:p>5307.922152129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5536959171295">
                <text:p>20.5536959171295</text:p>
              </table:table-cell>
              <table:table-cell office:value-type="float" office:value="5060.76176650799">
                <text:p>5060.761766507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6033296585083">
                <text:p>20.6033296585083</text:p>
              </table:table-cell>
              <table:table-cell office:value-type="float" office:value="5157.78163983879">
                <text:p>5157.781639838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653354883194">
                <text:p>20.653354883194</text:p>
              </table:table-cell>
              <table:table-cell office:value-type="float" office:value="5117.41829464162">
                <text:p>5117.418294641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7018146514893">
                <text:p>20.7018146514893</text:p>
              </table:table-cell>
              <table:table-cell office:value-type="float" office:value="5282.73264618337">
                <text:p>5282.732646183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.7498228549957">
                <text:p>20.7498228549957</text:p>
              </table:table-cell>
              <table:table-cell office:value-type="float" office:value="5332.42198836915">
                <text:p>5332.42198836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7997033596039">
                <text:p>20.7997033596039</text:p>
              </table:table-cell>
              <table:table-cell office:value-type="float" office:value="4971.88234056994">
                <text:p>4971.882340569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8496835231781">
                <text:p>20.8496835231781</text:p>
              </table:table-cell>
              <table:table-cell office:value-type="float" office:value="4961.96855441917">
                <text:p>4961.968554419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8994476795197">
                <text:p>20.8994476795197</text:p>
              </table:table-cell>
              <table:table-cell office:value-type="float" office:value="4983.50656841984">
                <text:p>4983.506568419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9491868019104">
                <text:p>20.9491868019104</text:p>
              </table:table-cell>
              <table:table-cell office:value-type="float" office:value="4986.01479237469">
                <text:p>4986.014792374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9989640712738">
                <text:p>20.9989640712738</text:p>
              </table:table-cell>
              <table:table-cell office:value-type="float" office:value="4982.19374368357">
                <text:p>4982.193743683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.050576210022">
                <text:p>21.050576210022</text:p>
              </table:table-cell>
              <table:table-cell office:value-type="float" office:value="4650.06887567732">
                <text:p>4650.068875677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.1023349761963">
                <text:p>21.1023349761963</text:p>
              </table:table-cell>
              <table:table-cell office:value-type="float" office:value="4636.89569399149">
                <text:p>4636.895693991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.148939371109">
                <text:p>21.148939371109</text:p>
              </table:table-cell>
              <table:table-cell office:value-type="float" office:value="5149.72891396766">
                <text:p>5149.728913967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.1995370388031">
                <text:p>21.1995370388031</text:p>
              </table:table-cell>
              <table:table-cell office:value-type="float" office:value="4743.30163696507">
                <text:p>4743.301636965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.2532570362091">
                <text:p>21.2532570362091</text:p>
              </table:table-cell>
              <table:table-cell office:value-type="float" office:value="4467.61004447048">
                <text:p>4467.610044470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3032593727112">
                <text:p>21.3032593727112</text:p>
              </table:table-cell>
              <table:table-cell office:value-type="float" office:value="4639.7831827393">
                <text:p>4639.78318273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.353639125824">
                <text:p>21.353639125824</text:p>
              </table:table-cell>
              <table:table-cell office:value-type="float" office:value="4605.02455183902">
                <text:p>4605.02455183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.4039635658264">
                <text:p>21.4039635658264</text:p>
              </table:table-cell>
              <table:table-cell office:value-type="float" office:value="4610.08607326271">
                <text:p>4610.086073262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.4532318115234">
                <text:p>21.4532318115234</text:p>
              </table:table-cell>
              <table:table-cell office:value-type="float" office:value="4708.91538186077">
                <text:p>4708.915381860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.5024790763855">
                <text:p>21.5024790763855</text:p>
              </table:table-cell>
              <table:table-cell office:value-type="float" office:value="4710.92152325255">
                <text:p>4710.921523252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.553441286087">
                <text:p>21.553441286087</text:p>
              </table:table-cell>
              <table:table-cell office:value-type="float" office:value="4395.41380391203">
                <text:p>4395.413803912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6030855178833">
                <text:p>21.6030855178833</text:p>
              </table:table-cell>
              <table:table-cell office:value-type="float" office:value="4512.10527175192">
                <text:p>4512.105271751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.653623342514">
                <text:p>21.653623342514</text:p>
              </table:table-cell>
              <table:table-cell office:value-type="float" office:value="4432.32374239873">
                <text:p>4432.323742398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.7026872634888">
                <text:p>21.7026872634888</text:p>
              </table:table-cell>
              <table:table-cell office:value-type="float" office:value="4565.47286784036">
                <text:p>4565.472867840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.753121137619">
                <text:p>21.753121137619</text:p>
              </table:table-cell>
              <table:table-cell office:value-type="float" office:value="4441.4593140615">
                <text:p>4441.45931406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.808052778244">
                <text:p>21.808052778244</text:p>
              </table:table-cell>
              <table:table-cell office:value-type="float" office:value="4077.79555555556">
                <text:p>4077.795555555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.8533203601837">
                <text:p>21.8533203601837</text:p>
              </table:table-cell>
              <table:table-cell office:value-type="float" office:value="4771.62664194748">
                <text:p>4771.626641947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.9031672477722">
                <text:p>21.9031672477722</text:p>
              </table:table-cell>
              <table:table-cell office:value-type="float" office:value="4333.26954700033">
                <text:p>4333.269547000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.9537072181702">
                <text:p>21.9537072181702</text:p>
              </table:table-cell>
              <table:table-cell office:value-type="float" office:value="4273.84500424568">
                <text:p>4273.845004245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.00381731987">
                <text:p>22.00381731987</text:p>
              </table:table-cell>
              <table:table-cell office:value-type="float" office:value="4310.50811458913">
                <text:p>4310.508114589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.0533535480499">
                <text:p>22.0533535480499</text:p>
              </table:table-cell>
              <table:table-cell office:value-type="float" office:value="4360.44503056264">
                <text:p>4360.445030562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.1031475067139">
                <text:p>22.1031475067139</text:p>
              </table:table-cell>
              <table:table-cell office:value-type="float" office:value="4337.87563382507">
                <text:p>4337.875633825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.1527481079102">
                <text:p>22.1527481079102</text:p>
              </table:table-cell>
              <table:table-cell office:value-type="float" office:value="4354.7859257835">
                <text:p>4354.78592578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2031586170197">
                <text:p>22.2031586170197</text:p>
              </table:table-cell>
              <table:table-cell office:value-type="float" office:value="4126.12377209287">
                <text:p>4126.123772092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2530000209808">
                <text:p>22.2530000209808</text:p>
              </table:table-cell>
              <table:table-cell office:value-type="float" office:value="4173.23717770868">
                <text:p>4173.237177708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3034958839416">
                <text:p>22.3034958839416</text:p>
              </table:table-cell>
              <table:table-cell office:value-type="float" office:value="4119.14932835997">
                <text:p>4119.149328359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3533947467804">
                <text:p>22.3533947467804</text:p>
              </table:table-cell>
              <table:table-cell office:value-type="float" office:value="4168.43166691353">
                <text:p>4168.431666913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4030327796936">
                <text:p>22.4030327796936</text:p>
              </table:table-cell>
              <table:table-cell office:value-type="float" office:value="4190.33526900003">
                <text:p>4190.33526900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.4538083076477">
                <text:p>22.4538083076477</text:p>
              </table:table-cell>
              <table:table-cell office:value-type="float" office:value="4096.46159047369">
                <text:p>4096.461590473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5035498142242">
                <text:p>22.5035498142242</text:p>
              </table:table-cell>
              <table:table-cell office:value-type="float" office:value="4181.6184172055">
                <text:p>4181.61841720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5531761646271">
                <text:p>22.5531761646271</text:p>
              </table:table-cell>
              <table:table-cell office:value-type="float" office:value="4191.32171339624">
                <text:p>4191.321713396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6032228469849">
                <text:p>22.6032228469849</text:p>
              </table:table-cell>
              <table:table-cell office:value-type="float" office:value="4156.11965070911">
                <text:p>4156.11965070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6532220840454">
                <text:p>22.6532220840454</text:p>
              </table:table-cell>
              <table:table-cell office:value-type="float" office:value="4160.06347753109">
                <text:p>4160.063477531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7041237354279">
                <text:p>22.7041237354279</text:p>
              </table:table-cell>
              <table:table-cell office:value-type="float" office:value="4086.31143294754">
                <text:p>4086.311432947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7535870075226">
                <text:p>22.7535870075226</text:p>
              </table:table-cell>
              <table:table-cell office:value-type="float" office:value="4205.1403231404">
                <text:p>4205.14032314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8032422065735">
                <text:p>22.8032422065735</text:p>
              </table:table-cell>
              <table:table-cell office:value-type="float" office:value="4188.88664179499">
                <text:p>4188.886641794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.8528463840485">
                <text:p>22.8528463840485</text:p>
              </table:table-cell>
              <table:table-cell office:value-type="float" office:value="4193.19522241715">
                <text:p>4193.195222417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.9031183719635">
                <text:p>22.9031183719635</text:p>
              </table:table-cell>
              <table:table-cell office:value-type="float" office:value="4137.49303790264">
                <text:p>4137.493037902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9527254104614">
                <text:p>22.9527254104614</text:p>
              </table:table-cell>
              <table:table-cell office:value-type="float" office:value="4192.95338520765">
                <text:p>4192.953385207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0036714076996">
                <text:p>23.0036714076996</text:p>
              </table:table-cell>
              <table:table-cell office:value-type="float" office:value="4082.75451018565">
                <text:p>4082.754510185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0532608032227">
                <text:p>23.0532608032227</text:p>
              </table:table-cell>
              <table:table-cell office:value-type="float" office:value="4194.44515921209">
                <text:p>4194.445159212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1030035018921">
                <text:p>23.1030035018921</text:p>
              </table:table-cell>
              <table:table-cell office:value-type="float" office:value="4181.5182039533">
                <text:p>4181.51820395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1537907123566">
                <text:p>23.1537907123566</text:p>
              </table:table-cell>
              <table:table-cell office:value-type="float" office:value="4095.51928719304">
                <text:p>4095.519287193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2033576965332">
                <text:p>23.2033576965332</text:p>
              </table:table-cell>
              <table:table-cell office:value-type="float" office:value="4196.34164666497">
                <text:p>4196.34164666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2529351711273">
                <text:p>23.2529351711273</text:p>
              </table:table-cell>
              <table:table-cell office:value-type="float" office:value="4195.4537156817">
                <text:p>4195.45371568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3031167984009">
                <text:p>23.3031167984009</text:p>
              </table:table-cell>
              <table:table-cell office:value-type="float" office:value="4144.94330496919">
                <text:p>4144.943304969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3528006076813">
                <text:p>23.3528006076813</text:p>
              </table:table-cell>
              <table:table-cell office:value-type="float" office:value="4186.47448761691">
                <text:p>4186.474487616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4036812782288">
                <text:p>23.4036812782288</text:p>
              </table:table-cell>
              <table:table-cell office:value-type="float" office:value="4087.99643876313">
                <text:p>4087.996438763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4535503387451">
                <text:p>23.4535503387451</text:p>
              </table:table-cell>
              <table:table-cell office:value-type="float" office:value="4170.92276947496">
                <text:p>4170.922769474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5027222633362">
                <text:p>23.5027222633362</text:p>
              </table:table-cell>
              <table:table-cell office:value-type="float" office:value="4230.05610884301">
                <text:p>4230.056108843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5529274940491">
                <text:p>23.5529274940491</text:p>
              </table:table-cell>
              <table:table-cell office:value-type="float" office:value="4142.99460527316">
                <text:p>4142.994605273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.6033344268799">
                <text:p>23.6033344268799</text:p>
              </table:table-cell>
              <table:table-cell office:value-type="float" office:value="4126.41651294567">
                <text:p>4126.416512945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.6531355381012">
                <text:p>23.6531355381012</text:p>
              </table:table-cell>
              <table:table-cell office:value-type="float" office:value="4176.61363168503">
                <text:p>4176.613631685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.7033543586731">
                <text:p>23.7033543586731</text:p>
              </table:table-cell>
              <table:table-cell office:value-type="float" office:value="4141.87345762535">
                <text:p>4141.873457625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.7529380321503">
                <text:p>23.7529380321503</text:p>
              </table:table-cell>
              <table:table-cell office:value-type="float" office:value="4194.92920579509">
                <text:p>4194.929205795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.8035278320312">
                <text:p>23.8035278320312</text:p>
              </table:table-cell>
              <table:table-cell office:value-type="float" office:value="4111.50074697557">
                <text:p>4111.500746975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8531358242035">
                <text:p>23.8531358242035</text:p>
              </table:table-cell>
              <table:table-cell office:value-type="float" office:value="4192.87277900332">
                <text:p>4192.872779003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.9028062820435">
                <text:p>23.9028062820435</text:p>
              </table:table-cell>
              <table:table-cell office:value-type="float" office:value="4348.66134505815">
                <text:p>4348.661345058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.9526886940002">
                <text:p>23.9526886940002</text:p>
              </table:table-cell>
              <table:table-cell office:value-type="float" office:value="4330.18355622258">
                <text:p>4330.18355622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.0034785270691">
                <text:p>24.0034785270691</text:p>
              </table:table-cell>
              <table:table-cell office:value-type="float" office:value="4252.81964812137">
                <text:p>4252.819648121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0529816150665">
                <text:p>24.0529816150665</text:p>
              </table:table-cell>
              <table:table-cell office:value-type="float" office:value="4363.36416045774">
                <text:p>4363.364160457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1034679412842">
                <text:p>24.1034679412842</text:p>
              </table:table-cell>
              <table:table-cell office:value-type="float" office:value="4278.38617269958">
                <text:p>4278.386172699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1529004573822">
                <text:p>24.1529004573822</text:p>
              </table:table-cell>
              <table:table-cell office:value-type="float" office:value="4369.5934791521">
                <text:p>4369.59347915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2032725811005">
                <text:p>24.2032725811005</text:p>
              </table:table-cell>
              <table:table-cell office:value-type="float" office:value="4288.08602964842">
                <text:p>4288.08602964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2529301643372">
                <text:p>24.2529301643372</text:p>
              </table:table-cell>
              <table:table-cell office:value-type="float" office:value="4510.89210146006">
                <text:p>4510.892101460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3029639720917">
                <text:p>24.3029639720917</text:p>
              </table:table-cell>
              <table:table-cell office:value-type="float" office:value="4476.97287200332">
                <text:p>4476.972872003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3540468215942">
                <text:p>24.3540468215942</text:p>
              </table:table-cell>
              <table:table-cell office:value-type="float" office:value="4385.03337580569">
                <text:p>4385.033375805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4031851291656">
                <text:p>24.4031851291656</text:p>
              </table:table-cell>
              <table:table-cell office:value-type="float" office:value="4558.56155962368">
                <text:p>4558.561559623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4536430835724">
                <text:p>24.4536430835724</text:p>
              </table:table-cell>
              <table:table-cell office:value-type="float" office:value="4439.33969645996">
                <text:p>4439.339696459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5033383369446">
                <text:p>24.5033383369446</text:p>
              </table:table-cell>
              <table:table-cell office:value-type="float" office:value="4507.4727423634">
                <text:p>4507.47274236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553258895874">
                <text:p>24.553258895874</text:p>
              </table:table-cell>
              <table:table-cell office:value-type="float" office:value="4647.38386298727">
                <text:p>4647.383862987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603099822998">
                <text:p>24.603099822998</text:p>
              </table:table-cell>
              <table:table-cell office:value-type="float" office:value="4654.80907734109">
                <text:p>4654.809077341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6525719165802">
                <text:p>24.6525719165802</text:p>
              </table:table-cell>
              <table:table-cell office:value-type="float" office:value="4689.51247463868">
                <text:p>4689.512474638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7034955024719">
                <text:p>24.7034955024719</text:p>
              </table:table-cell>
              <table:table-cell office:value-type="float" office:value="4555.84570366452">
                <text:p>4555.845703664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7532031536102">
                <text:p>24.7532031536102</text:p>
              </table:table-cell>
              <table:table-cell office:value-type="float" office:value="4667.28953565896">
                <text:p>4667.289535658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8030226230621">
                <text:p>24.8030226230621</text:p>
              </table:table-cell>
              <table:table-cell office:value-type="float" office:value="4817.3937346261">
                <text:p>4817.39373462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8531377315521">
                <text:p>24.8531377315521</text:p>
              </table:table-cell>
              <table:table-cell office:value-type="float" office:value="4788.9749664602">
                <text:p>4788.97496646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9037129878998">
                <text:p>24.9037129878998</text:p>
              </table:table-cell>
              <table:table-cell office:value-type="float" office:value="4745.40352994419">
                <text:p>4745.403529944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.953364610672">
                <text:p>24.953364610672</text:p>
              </table:table-cell>
              <table:table-cell office:value-type="float" office:value="4833.67887291481">
                <text:p>4833.678872914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.003214597702">
                <text:p>25.003214597702</text:p>
              </table:table-cell>
              <table:table-cell office:value-type="float" office:value="4814.44458261194">
                <text:p>4814.444582611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0529789924622">
                <text:p>25.0529789924622</text:p>
              </table:table-cell>
              <table:table-cell office:value-type="float" office:value="4983.48269270387">
                <text:p>4983.482692703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1030297279358">
                <text:p>25.1030297279358</text:p>
              </table:table-cell>
              <table:table-cell office:value-type="float" office:value="4954.97214282992">
                <text:p>4954.972142829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1530709266663">
                <text:p>25.1530709266663</text:p>
              </table:table-cell>
              <table:table-cell office:value-type="float" office:value="4955.91645067846">
                <text:p>4955.916450678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2035160064697">
                <text:p>25.2035160064697</text:p>
              </table:table-cell>
              <table:table-cell office:value-type="float" office:value="4916.23763836243">
                <text:p>4916.237638362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2533226013184">
                <text:p>25.2533226013184</text:p>
              </table:table-cell>
              <table:table-cell office:value-type="float" office:value="4979.26029180868">
                <text:p>4979.260291808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3033590316772">
                <text:p>25.3033590316772</text:p>
              </table:table-cell>
              <table:table-cell office:value-type="float" office:value="5116.27224731736">
                <text:p>5116.272247317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3529839515686">
                <text:p>25.3529839515686</text:p>
              </table:table-cell>
              <table:table-cell office:value-type="float" office:value="5158.69850390599">
                <text:p>5158.698503905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4036843776703">
                <text:p>25.4036843776703</text:p>
              </table:table-cell>
              <table:table-cell office:value-type="float" office:value="5049.26722877176">
                <text:p>5049.267228771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4534456729889">
                <text:p>25.4534456729889</text:p>
              </table:table-cell>
              <table:table-cell office:value-type="float" office:value="5144.56061404602">
                <text:p>5144.560614046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5033583641052">
                <text:p>25.5033583641052</text:p>
              </table:table-cell>
              <table:table-cell office:value-type="float" office:value="5128.95606857449">
                <text:p>5128.956068574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5526015758514">
                <text:p>25.5526015758514</text:p>
              </table:table-cell>
              <table:table-cell office:value-type="float" office:value="5361.14503173704">
                <text:p>5361.145031737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6032779216766">
                <text:p>25.6032779216766</text:p>
              </table:table-cell>
              <table:table-cell office:value-type="float" office:value="5209.53110768189">
                <text:p>5209.531107681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6532387733459">
                <text:p>25.6532387733459</text:p>
              </table:table-cell>
              <table:table-cell office:value-type="float" office:value="5284.13730309089">
                <text:p>5284.137303090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7030353546143">
                <text:p>25.7030353546143</text:p>
              </table:table-cell>
              <table:table-cell office:value-type="float" office:value="5301.56876789459">
                <text:p>5301.568767894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7532677650452">
                <text:p>25.7532677650452</text:p>
              </table:table-cell>
              <table:table-cell office:value-type="float" office:value="5255.57100954008">
                <text:p>5255.571009540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8035728931427">
                <text:p>25.8035728931427</text:p>
              </table:table-cell>
              <table:table-cell office:value-type="float" office:value="5407.00342662148">
                <text:p>5407.003426621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8534333705902">
                <text:p>25.8534333705902</text:p>
              </table:table-cell>
              <table:table-cell office:value-type="float" office:value="5455.22253143978">
                <text:p>5455.222531439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9028310775757">
                <text:p>25.9028310775757</text:p>
              </table:table-cell>
              <table:table-cell office:value-type="float" office:value="5506.32846338367">
                <text:p>5506.328463383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9495766162872">
                <text:p>25.9495766162872</text:p>
              </table:table-cell>
              <table:table-cell office:value-type="float" office:value="5818.73709229082">
                <text:p>5818.737092290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9999670982361">
                <text:p>25.9999670982361</text:p>
              </table:table-cell>
              <table:table-cell office:value-type="float" office:value="5397.84478100618">
                <text:p>5397.844781006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0489900112152">
                <text:p>26.0489900112152</text:p>
              </table:table-cell>
              <table:table-cell office:value-type="float" office:value="5711.61489565552">
                <text:p>5711.614895655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0997767448425">
                <text:p>26.0997767448425</text:p>
              </table:table-cell>
              <table:table-cell office:value-type="float" office:value="5513.250803934">
                <text:p>5513.2508039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1497390270233">
                <text:p>26.1497390270233</text:p>
              </table:table-cell>
              <table:table-cell office:value-type="float" office:value="5604.22758485758">
                <text:p>5604.227584857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2012610435486">
                <text:p>26.2012610435486</text:p>
              </table:table-cell>
              <table:table-cell office:value-type="float" office:value="5434.56989620498">
                <text:p>5434.569896204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2526915073395">
                <text:p>26.2526915073395</text:p>
              </table:table-cell>
              <table:table-cell office:value-type="float" office:value="5444.24411839696">
                <text:p>5444.244118396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3036234378815">
                <text:p>26.3036234378815</text:p>
              </table:table-cell>
              <table:table-cell office:value-type="float" office:value="5497.53361045575">
                <text:p>5497.533610455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3535115718842">
                <text:p>26.3535115718842</text:p>
              </table:table-cell>
              <table:table-cell office:value-type="float" office:value="5772.91585980138">
                <text:p>5772.915859801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4031999111176">
                <text:p>26.4031999111176</text:p>
              </table:table-cell>
              <table:table-cell office:value-type="float" office:value="5796.12851713946">
                <text:p>5796.128517139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4529993534088">
                <text:p>26.4529993534088</text:p>
              </table:table-cell>
              <table:table-cell office:value-type="float" office:value="5783.19729597748">
                <text:p>5783.197295977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5023777484894">
                <text:p>26.5023777484894</text:p>
              </table:table-cell>
              <table:table-cell office:value-type="float" office:value="5832.51034243004">
                <text:p>5832.510342430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5489263534546">
                <text:p>26.5489263534546</text:p>
              </table:table-cell>
              <table:table-cell office:value-type="float" office:value="6187.08122864796">
                <text:p>6187.081228647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5998713970184">
                <text:p>26.5998713970184</text:p>
              </table:table-cell>
              <table:table-cell office:value-type="float" office:value="5653.15052953262">
                <text:p>5653.150529532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6494829654694">
                <text:p>26.6494829654694</text:p>
              </table:table-cell>
              <table:table-cell office:value-type="float" office:value="5805.09766154379">
                <text:p>5805.097661543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6996896266937">
                <text:p>26.6996896266937</text:p>
              </table:table-cell>
              <table:table-cell office:value-type="float" office:value="5895.63202932824">
                <text:p>5895.632029328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7494258880615">
                <text:p>26.7494258880615</text:p>
              </table:table-cell>
              <table:table-cell office:value-type="float" office:value="5951.39224098673">
                <text:p>5951.392240986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799197435379">
                <text:p>26.799197435379</text:p>
              </table:table-cell>
              <table:table-cell office:value-type="float" office:value="5947.17295228424">
                <text:p>5947.172952284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8491983413696">
                <text:p>26.8491983413696</text:p>
              </table:table-cell>
              <table:table-cell office:value-type="float" office:value="5919.89273265656">
                <text:p>5919.892732656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8999359607697">
                <text:p>26.8999359607697</text:p>
              </table:table-cell>
              <table:table-cell office:value-type="float" office:value="5833.93551964438">
                <text:p>5833.935519644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9543266296387">
                <text:p>26.9543266296387</text:p>
              </table:table-cell>
              <table:table-cell office:value-type="float" office:value="5442.10994560143">
                <text:p>5442.10994560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.9998373985291">
                <text:p>26.9998373985291</text:p>
              </table:table-cell>
              <table:table-cell office:value-type="float" office:value="6503.95515648083">
                <text:p>6503.955156480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049699306488">
                <text:p>27.049699306488</text:p>
              </table:table-cell>
              <table:table-cell office:value-type="float" office:value="5936.39537908347">
                <text:p>5936.395379083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1039805412292">
                <text:p>27.1039805412292</text:p>
              </table:table-cell>
              <table:table-cell office:value-type="float" office:value="5453.08155592256">
                <text:p>5453.081555922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1499645709991">
                <text:p>27.1499645709991</text:p>
              </table:table-cell>
              <table:table-cell office:value-type="float" office:value="6437.01740541606">
                <text:p>6437.017405416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199559211731">
                <text:p>27.199559211731</text:p>
              </table:table-cell>
              <table:table-cell office:value-type="float" office:value="5968.3868182583">
                <text:p>5968.38681825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2498202323914">
                <text:p>27.2498202323914</text:p>
              </table:table-cell>
              <table:table-cell office:value-type="float" office:value="5889.25565200892">
                <text:p>5889.255652008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3036029338837">
                <text:p>27.3036029338837</text:p>
              </table:table-cell>
              <table:table-cell office:value-type="float" office:value="5503.62833749296">
                <text:p>5503.628337492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3531892299652">
                <text:p>27.3531892299652</text:p>
              </table:table-cell>
              <table:table-cell office:value-type="float" office:value="5969.39121069334">
                <text:p>5969.39121069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4031074047089">
                <text:p>27.4031074047089</text:p>
              </table:table-cell>
              <table:table-cell office:value-type="float" office:value="5929.70399098256">
                <text:p>5929.703990982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4533820152283">
                <text:p>27.4533820152283</text:p>
              </table:table-cell>
              <table:table-cell office:value-type="float" office:value="5887.66371219774">
                <text:p>5887.663712197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5016968250275">
                <text:p>27.5016968250275</text:p>
              </table:table-cell>
              <table:table-cell office:value-type="float" office:value="6126.48587938632">
                <text:p>6126.485879386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5495076179504">
                <text:p>27.5495076179504</text:p>
              </table:table-cell>
              <table:table-cell office:value-type="float" office:value="6191.07071654042">
                <text:p>6191.070716540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5993847846985">
                <text:p>27.5993847846985</text:p>
              </table:table-cell>
              <table:table-cell office:value-type="float" office:value="5934.57927342256">
                <text:p>5934.579273422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6490683555603">
                <text:p>27.6490683555603</text:p>
              </table:table-cell>
              <table:table-cell office:value-type="float" office:value="5957.70382171718">
                <text:p>5957.703821717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6999559402466">
                <text:p>27.6999559402466</text:p>
              </table:table-cell>
              <table:table-cell office:value-type="float" office:value="5816.74296048501">
                <text:p>5816.742960485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7498364448547">
                <text:p>27.7498364448547</text:p>
              </table:table-cell>
              <table:table-cell office:value-type="float" office:value="5934.18214842219">
                <text:p>5934.182148422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7993409633636">
                <text:p>27.7993409633636</text:p>
              </table:table-cell>
              <table:table-cell office:value-type="float" office:value="5979.25217567197">
                <text:p>5979.252175671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8492767810822">
                <text:p>27.8492767810822</text:p>
              </table:table-cell>
              <table:table-cell office:value-type="float" office:value="5927.60894932345">
                <text:p>5927.60894932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8999888896942">
                <text:p>27.8999888896942</text:p>
              </table:table-cell>
              <table:table-cell office:value-type="float" office:value="5836.87028800858">
                <text:p>5836.870288008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.9494180679321">
                <text:p>27.9494180679321</text:p>
              </table:table-cell>
              <table:table-cell office:value-type="float" office:value="5988.36579024797">
                <text:p>5988.365790247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9996898174286">
                <text:p>27.9996898174286</text:p>
              </table:table-cell>
              <table:table-cell office:value-type="float" office:value="5887.99878589552">
                <text:p>5887.998785895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.0506792068481">
                <text:p>28.0506792068481</text:p>
              </table:table-cell>
              <table:table-cell office:value-type="float" office:value="5805.12932924976">
                <text:p>5805.129329249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.0992922782898">
                <text:p>28.0992922782898</text:p>
              </table:table-cell>
              <table:table-cell office:value-type="float" office:value="6088.8973114008">
                <text:p>6088.89731140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.1493382453918">
                <text:p>28.1493382453918</text:p>
              </table:table-cell>
              <table:table-cell office:value-type="float" office:value="5914.56249404501">
                <text:p>5914.562494045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.1995148658752">
                <text:p>28.1995148658752</text:p>
              </table:table-cell>
              <table:table-cell office:value-type="float" office:value="5899.1617440225">
                <text:p>5899.16174402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.249032497406">
                <text:p>28.249032497406</text:p>
              </table:table-cell>
              <table:table-cell office:value-type="float" office:value="5977.66877876856">
                <text:p>5977.668778768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.3036806583405">
                <text:p>28.3036806583405</text:p>
              </table:table-cell>
              <table:table-cell office:value-type="float" office:value="5416.46772624351">
                <text:p>5416.467726243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.3534014225006">
                <text:p>28.3534014225006</text:p>
              </table:table-cell>
              <table:table-cell office:value-type="float" office:value="5953.24719963173">
                <text:p>5953.247199631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.4035868644714">
                <text:p>28.4035868644714</text:p>
              </table:table-cell>
              <table:table-cell office:value-type="float" office:value="5738.71602381077">
                <text:p>5738.716023810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4528253078461">
                <text:p>28.4528253078461</text:p>
              </table:table-cell>
              <table:table-cell office:value-type="float" office:value="5849.08823800001">
                <text:p>5849.088238000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.5028095245361">
                <text:p>28.5028095245361</text:p>
              </table:table-cell>
              <table:table-cell office:value-type="float" office:value="5761.81881144198">
                <text:p>5761.818811441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.5534870624542">
                <text:p>28.5534870624542</text:p>
              </table:table-cell>
              <table:table-cell office:value-type="float" office:value="5682.99116001825">
                <text:p>5682.991160018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6033706665039">
                <text:p>28.6033706665039</text:p>
              </table:table-cell>
              <table:table-cell office:value-type="float" office:value="5773.440100943">
                <text:p>5773.4401009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6532137393951">
                <text:p>28.6532137393951</text:p>
              </table:table-cell>
              <table:table-cell office:value-type="float" office:value="5778.1349201414">
                <text:p>5778.13492014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.7028479576111">
                <text:p>28.7028479576111</text:p>
              </table:table-cell>
              <table:table-cell office:value-type="float" office:value="5802.44860001633">
                <text:p>5802.448600016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.7529110908508">
                <text:p>28.7529110908508</text:p>
              </table:table-cell>
              <table:table-cell office:value-type="float" office:value="5592.93799409468">
                <text:p>5592.937994094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.8023154735565">
                <text:p>28.8023154735565</text:p>
              </table:table-cell>
              <table:table-cell office:value-type="float" office:value="5667.51337969375">
                <text:p>5667.51337969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.8495252132416">
                <text:p>28.8495252132416</text:p>
              </table:table-cell>
              <table:table-cell office:value-type="float" office:value="5930.97953659374">
                <text:p>5930.979536593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.8995821475983">
                <text:p>28.8995821475983</text:p>
              </table:table-cell>
              <table:table-cell office:value-type="float" office:value="5593.63060479915">
                <text:p>5593.630604799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.951201915741">
                <text:p>28.951201915741</text:p>
              </table:table-cell>
              <table:table-cell office:value-type="float" office:value="5424.27852883714">
                <text:p>5424.278528837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.9999794960022">
                <text:p>28.9999794960022</text:p>
              </table:table-cell>
              <table:table-cell office:value-type="float" office:value="5740.3421510548">
                <text:p>5740.34215105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0493123531342">
                <text:p>29.0493123531342</text:p>
              </table:table-cell>
              <table:table-cell office:value-type="float" office:value="5513.56673448774">
                <text:p>5513.566734487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.0999441146851">
                <text:p>29.0999441146851</text:p>
              </table:table-cell>
              <table:table-cell office:value-type="float" office:value="5372.1219975043">
                <text:p>5372.12199750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1498415470123">
                <text:p>29.1498415470123</text:p>
              </table:table-cell>
              <table:table-cell office:value-type="float" office:value="5451.18230164608">
                <text:p>5451.182301646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.1998090744019">
                <text:p>29.1998090744019</text:p>
              </table:table-cell>
              <table:table-cell office:value-type="float" office:value="5443.53531603834">
                <text:p>5443.535316038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2533023357391">
                <text:p>29.2533023357391</text:p>
              </table:table-cell>
              <table:table-cell office:value-type="float" office:value="5084.75260622106">
                <text:p>5084.752606221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303019285202">
                <text:p>29.303019285202</text:p>
              </table:table-cell>
              <table:table-cell office:value-type="float" office:value="5310.06030844779">
                <text:p>5310.060308447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.3539087772369">
                <text:p>29.3539087772369</text:p>
              </table:table-cell>
              <table:table-cell office:value-type="float" office:value="5187.7114398958">
                <text:p>5187.71143989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.4033155441284">
                <text:p>29.4033155441284</text:p>
              </table:table-cell>
              <table:table-cell office:value-type="float" office:value="5343.39760745463">
                <text:p>5343.397607454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.4532201290131">
                <text:p>29.4532201290131</text:p>
              </table:table-cell>
              <table:table-cell office:value-type="float" office:value="5290.09510068557">
                <text:p>5290.095100685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5035634040833">
                <text:p>29.5035634040833</text:p>
              </table:table-cell>
              <table:table-cell office:value-type="float" office:value="5243.99732897635">
                <text:p>5243.997328976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.5531475543976">
                <text:p>29.5531475543976</text:p>
              </table:table-cell>
              <table:table-cell office:value-type="float" office:value="5162.94014069269">
                <text:p>5162.940140692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6028006076813">
                <text:p>29.6028006076813</text:p>
              </table:table-cell>
              <table:table-cell office:value-type="float" office:value="5155.77558820705">
                <text:p>5155.775588207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.6531343460083">
                <text:p>29.6531343460083</text:p>
              </table:table-cell>
              <table:table-cell office:value-type="float" office:value="5086.05179167752">
                <text:p>5086.051791677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7030735015869">
                <text:p>29.7030735015869</text:p>
              </table:table-cell>
              <table:table-cell office:value-type="float" office:value="5126.23805977275">
                <text:p>5126.238059772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7500479221344">
                <text:p>29.7500479221344</text:p>
              </table:table-cell>
              <table:table-cell office:value-type="float" office:value="5449.77451592438">
                <text:p>5449.774515924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.799870967865">
                <text:p>29.799870967865</text:p>
              </table:table-cell>
              <table:table-cell office:value-type="float" office:value="4977.61620879252">
                <text:p>4977.616208792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8497989177704">
                <text:p>29.8497989177704</text:p>
              </table:table-cell>
              <table:table-cell office:value-type="float" office:value="4967.15768362041">
                <text:p>4967.157683620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8994760513306">
                <text:p>29.8994760513306</text:p>
              </table:table-cell>
              <table:table-cell office:value-type="float" office:value="4992.23651259113">
                <text:p>4992.236512591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.9494137763977">
                <text:p>29.9494137763977</text:p>
              </table:table-cell>
              <table:table-cell office:value-type="float" office:value="4966.18537721886">
                <text:p>4966.185377218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.9990167617798">
                <text:p>29.9990167617798</text:p>
              </table:table-cell>
              <table:table-cell office:value-type="float" office:value="4999.69907233838">
                <text:p>4999.699072338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0499730110168">
                <text:p>30.0499730110168</text:p>
              </table:table-cell>
              <table:table-cell office:value-type="float" office:value="4709.92279834929">
                <text:p>4709.922798349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0999610424042">
                <text:p>30.0999610424042</text:p>
              </table:table-cell>
              <table:table-cell office:value-type="float" office:value="4801.14926191782">
                <text:p>4801.149261917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1496875286102">
                <text:p>30.1496875286102</text:p>
              </table:table-cell>
              <table:table-cell office:value-type="float" office:value="4826.40174906985">
                <text:p>4826.401749069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2006661891937">
                <text:p>30.2006661891937</text:p>
              </table:table-cell>
              <table:table-cell office:value-type="float" office:value="4707.85221214105">
                <text:p>4707.852212141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2531862258911">
                <text:p>30.2531862258911</text:p>
              </table:table-cell>
              <table:table-cell office:value-type="float" office:value="4569.68454502122">
                <text:p>4569.684545021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.3038649559021">
                <text:p>30.3038649559021</text:p>
              </table:table-cell>
              <table:table-cell office:value-type="float" office:value="4577.85741571871">
                <text:p>4577.857415718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.35338139534">
                <text:p>30.35338139534</text:p>
              </table:table-cell>
              <table:table-cell office:value-type="float" office:value="4685.31264836027">
                <text:p>4685.312648360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.4030959606171">
                <text:p>30.4030959606171</text:p>
              </table:table-cell>
              <table:table-cell office:value-type="float" office:value="4666.64042432788">
                <text:p>4666.640424327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4534358978271">
                <text:p>30.4534358978271</text:p>
              </table:table-cell>
              <table:table-cell office:value-type="float" office:value="4608.66685295608">
                <text:p>4608.666852956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.5031430721283">
                <text:p>30.5031430721283</text:p>
              </table:table-cell>
              <table:table-cell office:value-type="float" office:value="4667.33430861397">
                <text:p>4667.334308613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.5528771877289">
                <text:p>30.5528771877289</text:p>
              </table:table-cell>
              <table:table-cell office:value-type="float" office:value="4503.95060402685">
                <text:p>4503.950604026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.6026966571808">
                <text:p>30.6026966571808</text:p>
              </table:table-cell>
              <table:table-cell office:value-type="float" office:value="4496.23415231769">
                <text:p>4496.234152317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.6534743309021">
                <text:p>30.6534743309021</text:p>
              </table:table-cell>
              <table:table-cell office:value-type="float" office:value="4411.38759584368">
                <text:p>4411.387595843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.7031028270721">
                <text:p>30.7031028270721</text:p>
              </table:table-cell>
              <table:table-cell office:value-type="float" office:value="4513.53591760066">
                <text:p>4513.535917600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.7533173561096">
                <text:p>30.7533173561096</text:p>
              </table:table-cell>
              <table:table-cell office:value-type="float" office:value="4460.86031859079">
                <text:p>4460.860318590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.8030033111572">
                <text:p>30.8030033111572</text:p>
              </table:table-cell>
              <table:table-cell office:value-type="float" office:value="4508.31627942687">
                <text:p>4508.316279426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.8530128002167">
                <text:p>30.8530128002167</text:p>
              </table:table-cell>
              <table:table-cell office:value-type="float" office:value="4319.18030082716">
                <text:p>4319.180300827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.9035007953644">
                <text:p>30.9035007953644</text:p>
              </table:table-cell>
              <table:table-cell office:value-type="float" office:value="4278.24474646065">
                <text:p>4278.244746460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.9530069828033">
                <text:p>30.9530069828033</text:p>
              </table:table-cell>
              <table:table-cell office:value-type="float" office:value="4363.09098264337">
                <text:p>4363.090982643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.0031027793884">
                <text:p>31.0031027793884</text:p>
              </table:table-cell>
              <table:table-cell office:value-type="float" office:value="4311.73900255572">
                <text:p>4311.739002555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.0527911186218">
                <text:p>31.0527911186218</text:p>
              </table:table-cell>
              <table:table-cell office:value-type="float" office:value="4347.09638785459">
                <text:p>4347.0963878545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.1032140254974">
                <text:p>31.1032140254974</text:p>
              </table:table-cell>
              <table:table-cell office:value-type="float" office:value="4283.7673070467">
                <text:p>4283.76730704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.1532680988312">
                <text:p>31.1532680988312</text:p>
              </table:table-cell>
              <table:table-cell office:value-type="float" office:value="4315.33311104972">
                <text:p>4315.333111049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.2032251358032">
                <text:p>31.2032251358032</text:p>
              </table:table-cell>
              <table:table-cell office:value-type="float" office:value="4163.57759801465">
                <text:p>4163.577598014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.2534894943237">
                <text:p>31.2534894943237</text:p>
              </table:table-cell>
              <table:table-cell office:value-type="float" office:value="4138.12104883694">
                <text:p>4138.121048836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.3032991886139">
                <text:p>31.3032991886139</text:p>
              </table:table-cell>
              <table:table-cell office:value-type="float" office:value="4175.89392916804">
                <text:p>4175.893929168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.3533403873444">
                <text:p>31.3533403873444</text:p>
              </table:table-cell>
              <table:table-cell office:value-type="float" office:value="4156.5750876658">
                <text:p>4156.57508766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.4027225971222">
                <text:p>31.4027225971222</text:p>
              </table:table-cell>
              <table:table-cell office:value-type="float" office:value="4212.04318186207">
                <text:p>4212.043181862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.4533560276031">
                <text:p>31.4533560276031</text:p>
              </table:table-cell>
              <table:table-cell office:value-type="float" office:value="4107.95788522027">
                <text:p>4107.957885220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.5029561519623">
                <text:p>31.5029561519623</text:p>
              </table:table-cell>
              <table:table-cell office:value-type="float" office:value="4193.53787288861">
                <text:p>4193.537872888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.5535771846771">
                <text:p>31.5535771846771</text:p>
              </table:table-cell>
              <table:table-cell office:value-type="float" office:value="4108.96397889977">
                <text:p>4108.963978899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.6030321121216">
                <text:p>31.6030321121216</text:p>
              </table:table-cell>
              <table:table-cell office:value-type="float" office:value="4205.84986670138">
                <text:p>4205.849866701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.6532485485077">
                <text:p>31.6532485485077</text:p>
              </table:table-cell>
              <table:table-cell office:value-type="float" office:value="4142.07010630368">
                <text:p>4142.070106303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.7032945156097">
                <text:p>31.7032945156097</text:p>
              </table:table-cell>
              <table:table-cell office:value-type="float" office:value="4156.17904986947">
                <text:p>4156.179049869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.7529325485229">
                <text:p>31.7529325485229</text:p>
              </table:table-cell>
              <table:table-cell office:value-type="float" office:value="4190.33526900003">
                <text:p>4190.335269000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.8033318519592">
                <text:p>31.8033318519592</text:p>
              </table:table-cell>
              <table:table-cell office:value-type="float" office:value="4127.04116561805">
                <text:p>4127.041165618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.8530478477478">
                <text:p>31.8530478477478</text:p>
              </table:table-cell>
              <table:table-cell office:value-type="float" office:value="4183.76413266578">
                <text:p>4183.764132665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.90327501297">
                <text:p>31.90327501297</text:p>
              </table:table-cell>
              <table:table-cell office:value-type="float" office:value="4141.18533427004">
                <text:p>4141.185334270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.9538266658783">
                <text:p>31.9538266658783</text:p>
              </table:table-cell>
              <table:table-cell office:value-type="float" office:value="4114.60334199567">
                <text:p>4114.603341995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.0033524036407">
                <text:p>32.0033524036407</text:p>
              </table:table-cell>
              <table:table-cell office:value-type="float" office:value="4199.83647689745">
                <text:p>4199.836476897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.0529477596283">
                <text:p>32.0529477596283</text:p>
              </table:table-cell>
              <table:table-cell office:value-type="float" office:value="4193.94106279264">
                <text:p>4193.941062792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.1031997203827">
                <text:p>32.1031997203827</text:p>
              </table:table-cell>
              <table:table-cell office:value-type="float" office:value="4139.14197331714">
                <text:p>4139.141973317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.1532154083252">
                <text:p>32.1532154083252</text:p>
              </table:table-cell>
              <table:table-cell office:value-type="float" office:value="4158.69517258474">
                <text:p>4158.695172584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.2034542560577">
                <text:p>32.2034542560577</text:p>
              </table:table-cell>
              <table:table-cell office:value-type="float" office:value="4140.22234561046">
                <text:p>4140.222345610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.2532188892364">
                <text:p>32.2532188892364</text:p>
              </table:table-cell>
              <table:table-cell office:value-type="float" office:value="4179.67513702043">
                <text:p>4179.675137020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.3031687736511">
                <text:p>32.3031687736511</text:p>
              </table:table-cell>
              <table:table-cell office:value-type="float" office:value="4164.17380014797">
                <text:p>4164.173800147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.3527436256409">
                <text:p>32.3527436256409</text:p>
              </table:table-cell>
              <table:table-cell office:value-type="float" office:value="4195.67566319758">
                <text:p>4195.675663197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.4031953811645">
                <text:p>32.4031953811645</text:p>
              </table:table-cell>
              <table:table-cell office:value-type="float" office:value="4122.750493833">
                <text:p>4122.7504938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.452748298645">
                <text:p>32.452748298645</text:p>
              </table:table-cell>
              <table:table-cell office:value-type="float" office:value="4197.53287143957">
                <text:p>4197.532871439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.5028538703918">
                <text:p>32.5028538703918</text:p>
              </table:table-cell>
              <table:table-cell office:value-type="float" office:value="4151.2349375232">
                <text:p>4151.23493752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.5529892444611">
                <text:p>32.5529892444611</text:p>
              </table:table-cell>
              <table:table-cell office:value-type="float" office:value="4148.76728979518">
                <text:p>4148.767289795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.6035583019257">
                <text:p>32.6035583019257</text:p>
              </table:table-cell>
              <table:table-cell office:value-type="float" office:value="4113.18720238376">
                <text:p>4113.187202383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.6528060436249">
                <text:p>32.6528060436249</text:p>
              </table:table-cell>
              <table:table-cell office:value-type="float" office:value="4223.54391944229">
                <text:p>4223.543919442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.7037630081177">
                <text:p>32.7037630081177</text:p>
              </table:table-cell>
              <table:table-cell office:value-type="float" office:value="4081.87579598464">
                <text:p>4081.875795984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.7533330917358">
                <text:p>32.7533330917358</text:p>
              </table:table-cell>
              <table:table-cell office:value-type="float" office:value="4196.07926430413">
                <text:p>4196.07926430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.8032953739166">
                <text:p>32.8032953739166</text:p>
              </table:table-cell>
              <table:table-cell office:value-type="float" office:value="4163.14049160849">
                <text:p>4163.140491608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.8531756401062">
                <text:p>32.8531756401062</text:p>
              </table:table-cell>
              <table:table-cell office:value-type="float" office:value="4169.9857657029">
                <text:p>4169.98576570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.9031286239624">
                <text:p>32.9031286239624</text:p>
              </table:table-cell>
              <table:table-cell office:value-type="float" office:value="4324.06601819414">
                <text:p>4324.066018194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.9529714584351">
                <text:p>32.9529714584351</text:p>
              </table:table-cell>
              <table:table-cell office:value-type="float" office:value="4333.62191948569">
                <text:p>4333.621919485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.0031764507294">
                <text:p>33.0031764507294</text:p>
              </table:table-cell>
              <table:table-cell office:value-type="float" office:value="4302.36098302268">
                <text:p>4302.360983022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.0530614852905">
                <text:p>33.0530614852905</text:p>
              </table:table-cell>
              <table:table-cell office:value-type="float" office:value="4329.95590561718">
                <text:p>4329.955905617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.1030914783478">
                <text:p>33.1030914783478</text:p>
              </table:table-cell>
              <table:table-cell office:value-type="float" office:value="4317.41015340186">
                <text:p>4317.410153401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.1530337333679">
                <text:p>33.1530337333679</text:p>
              </table:table-cell>
              <table:table-cell office:value-type="float" office:value="4324.99493490808">
                <text:p>4324.994934908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.2036309242249">
                <text:p>33.2036309242249</text:p>
              </table:table-cell>
              <table:table-cell office:value-type="float" office:value="4269.01170483461">
                <text:p>4269.011704834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.2534027099609">
                <text:p>33.2534027099609</text:p>
              </table:table-cell>
              <table:table-cell office:value-type="float" office:value="4500.54175648358">
                <text:p>4500.541756483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.3030271530151">
                <text:p>33.3030271530151</text:p>
              </table:table-cell>
              <table:table-cell office:value-type="float" office:value="4513.90456423561">
                <text:p>4513.904564235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.3532032966614">
                <text:p>33.3532032966614</text:p>
              </table:table-cell>
              <table:table-cell office:value-type="float" office:value="4464.27293375275">
                <text:p>4464.272933752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.4029424190521">
                <text:p>33.4029424190521</text:p>
              </table:table-cell>
              <table:table-cell office:value-type="float" office:value="4503.4972318223">
                <text:p>4503.49723182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.4533417224884">
                <text:p>33.4533417224884</text:p>
              </table:table-cell>
              <table:table-cell office:value-type="float" office:value="4444.50587066559">
                <text:p>4444.505870665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.5031697750092">
                <text:p>33.5031697750092</text:p>
              </table:table-cell>
              <table:table-cell office:value-type="float" office:value="4495.45965912897">
                <text:p>4495.459659128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.5533096790314">
                <text:p>33.5533096790314</text:p>
              </table:table-cell>
              <table:table-cell office:value-type="float" office:value="4627.05313311333">
                <text:p>4627.05313311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.6037225723267">
                <text:p>33.6037225723267</text:p>
              </table:table-cell>
              <table:table-cell office:value-type="float" office:value="4601.99732320629">
                <text:p>4601.997323206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.6528713703156">
                <text:p>33.6528713703156</text:p>
              </table:table-cell>
              <table:table-cell office:value-type="float" office:value="4720.35959154964">
                <text:p>4720.359591549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.703474521637">
                <text:p>33.703474521637</text:p>
              </table:table-cell>
              <table:table-cell office:value-type="float" office:value="4584.69470658908">
                <text:p>4584.694706589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.7533867359161">
                <text:p>33.7533867359161</text:p>
              </table:table-cell>
              <table:table-cell office:value-type="float" office:value="4648.16084300229">
                <text:p>4648.160843002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.8035054206848">
                <text:p>33.8035054206848</text:p>
              </table:table-cell>
              <table:table-cell office:value-type="float" office:value="4788.63324342453">
                <text:p>4788.633243424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.8531405925751">
                <text:p>33.8531405925751</text:p>
              </table:table-cell>
              <table:table-cell office:value-type="float" office:value="4835.28092802075">
                <text:p>4835.280928020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.9034674167633">
                <text:p>33.9034674167633</text:p>
              </table:table-cell>
              <table:table-cell office:value-type="float" office:value="4768.82862908957">
                <text:p>4768.828629089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.9535539150238">
                <text:p>33.9535539150238</text:p>
              </table:table-cell>
              <table:table-cell office:value-type="float" office:value="4791.71050752578">
                <text:p>4791.710507525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.0034306049347">
                <text:p>34.0034306049347</text:p>
              </table:table-cell>
              <table:table-cell office:value-type="float" office:value="4811.8670350577">
                <text:p>4811.86703505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.0536177158356">
                <text:p>34.0536177158356</text:p>
              </table:table-cell>
              <table:table-cell office:value-type="float" office:value="4941.50780047506">
                <text:p>4941.507800475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.103081703186">
                <text:p>34.103081703186</text:p>
              </table:table-cell>
              <table:table-cell office:value-type="float" office:value="5013.7486540028">
                <text:p>5013.7486540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.1532592773437">
                <text:p>34.1532592773437</text:p>
              </table:table-cell>
              <table:table-cell office:value-type="float" office:value="4942.44698279958">
                <text:p>4942.446982799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.2037518024445">
                <text:p>34.2037518024445</text:p>
              </table:table-cell>
              <table:table-cell office:value-type="float" office:value="4911.61809605205">
                <text:p>4911.618096052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.2537267208099">
                <text:p>34.2537267208099</text:p>
              </table:table-cell>
              <table:table-cell office:value-type="float" office:value="4962.48934688231">
                <text:p>4962.489346882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.3033480644226">
                <text:p>34.3033480644226</text:p>
              </table:table-cell>
              <table:table-cell office:value-type="float" office:value="5159.07029842356">
                <text:p>5159.070298423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.3535759449005">
                <text:p>34.3535759449005</text:p>
              </table:table-cell>
              <table:table-cell office:value-type="float" office:value="5096.77090819335">
                <text:p>5096.770908193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.4033498764038">
                <text:p>34.4033498764038</text:p>
              </table:table-cell>
              <table:table-cell office:value-type="float" office:value="5143.25455651516">
                <text:p>5143.254556515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.4528825283051">
                <text:p>34.4528825283051</text:p>
              </table:table-cell>
              <table:table-cell office:value-type="float" office:value="5168.30797814734">
                <text:p>5168.307978147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.5035245418549">
                <text:p>34.5035245418549</text:p>
              </table:table-cell>
              <table:table-cell office:value-type="float" office:value="5055.09125833302">
                <text:p>5055.091258333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.5525951385498">
                <text:p>34.5525951385498</text:p>
              </table:table-cell>
              <table:table-cell office:value-type="float" office:value="5380.00386751337">
                <text:p>5380.003867513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.613757610321">
                <text:p>34.613757610321</text:p>
              </table:table-cell>
              <table:table-cell office:value-type="float" office:value="4316.37231711976">
                <text:p>4316.372317119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.6530413627625">
                <text:p>34.6530413627625</text:p>
              </table:table-cell>
              <table:table-cell office:value-type="float" office:value="6720.33559914547">
                <text:p>6720.335599145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.7036657333374">
                <text:p>34.7036657333374</text:p>
              </table:table-cell>
              <table:table-cell office:value-type="float" office:value="5214.87965186923">
                <text:p>5214.879651869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.7532114982605">
                <text:p>34.7532114982605</text:p>
              </table:table-cell>
              <table:table-cell office:value-type="float" office:value="5328.40698715173">
                <text:p>5328.406987151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.802864074707">
                <text:p>34.802864074707</text:p>
              </table:table-cell>
              <table:table-cell office:value-type="float" office:value="5478.06417040402">
                <text:p>5478.064170404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.8519451618195">
                <text:p>34.8519451618195</text:p>
              </table:table-cell>
              <table:table-cell office:value-type="float" office:value="5541.84953925221">
                <text:p>5541.849539252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.9037928581238">
                <text:p>34.9037928581238</text:p>
              </table:table-cell>
              <table:table-cell office:value-type="float" office:value="5246.13472512818">
                <text:p>5246.134725128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.9495549201965">
                <text:p>34.9495549201965</text:p>
              </table:table-cell>
              <table:table-cell office:value-type="float" office:value="5943.78810044806">
                <text:p>5943.788100448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.9993357658386">
                <text:p>34.9993357658386</text:p>
              </table:table-cell>
              <table:table-cell office:value-type="float" office:value="5463.94896453955">
                <text:p>5463.948964539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.0492796897888">
                <text:p>35.0492796897888</text:p>
              </table:table-cell>
              <table:table-cell office:value-type="float" office:value="5606.28756921902">
                <text:p>5606.287569219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.0999903678894">
                <text:p>35.0999903678894</text:p>
              </table:table-cell>
              <table:table-cell office:value-type="float" office:value="5521.51953962463">
                <text:p>5521.519539624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.1499855518341">
                <text:p>35.1499855518341</text:p>
              </table:table-cell>
              <table:table-cell office:value-type="float" office:value="5600.53945015379">
                <text:p>5600.539450153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.201514005661">
                <text:p>35.201514005661</text:p>
              </table:table-cell>
              <table:table-cell office:value-type="float" office:value="5433.89097100765">
                <text:p>5433.890971007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.2520718574524">
                <text:p>35.2520718574524</text:p>
              </table:table-cell>
              <table:table-cell office:value-type="float" office:value="5538.20999269058">
                <text:p>5538.209992690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.3033039569855">
                <text:p>35.3033039569855</text:p>
              </table:table-cell>
              <table:table-cell office:value-type="float" office:value="5465.32354816342">
                <text:p>5465.323548163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.3542861938477">
                <text:p>35.3542861938477</text:p>
              </table:table-cell>
              <table:table-cell office:value-type="float" office:value="5649.02636144691">
                <text:p>5649.026361446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.4030952453613">
                <text:p>35.4030952453613</text:p>
              </table:table-cell>
              <table:table-cell office:value-type="float" office:value="5900.5449003517">
                <text:p>5900.54490035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.4531519412994">
                <text:p>35.4531519412994</text:p>
              </table:table-cell>
              <table:table-cell office:value-type="float" office:value="5753.47602558668">
                <text:p>5753.476025586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.4989619255066">
                <text:p>35.4989619255066</text:p>
              </table:table-cell>
              <table:table-cell office:value-type="float" office:value="6286.83910253408">
                <text:p>6286.839102534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.5496942996979">
                <text:p>35.5496942996979</text:p>
              </table:table-cell>
              <table:table-cell office:value-type="float" office:value="5676.84845408789">
                <text:p>5676.848454087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.599707365036">
                <text:p>35.599707365036</text:p>
              </table:table-cell>
              <table:table-cell office:value-type="float" office:value="5758.49526624398">
                <text:p>5758.495266243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6496908664703">
                <text:p>35.6496908664703</text:p>
              </table:table-cell>
              <table:table-cell office:value-type="float" office:value="5761.90126212759">
                <text:p>5761.901262127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6994755268097">
                <text:p>35.6994755268097</text:p>
              </table:table-cell>
              <table:table-cell office:value-type="float" office:value="5945.60649771086">
                <text:p>5945.606497710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7491960525513">
                <text:p>35.7491960525513</text:p>
              </table:table-cell>
              <table:table-cell office:value-type="float" office:value="5953.27574648873">
                <text:p>5953.275746488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.799859046936">
                <text:p>35.799859046936</text:p>
              </table:table-cell>
              <table:table-cell office:value-type="float" office:value="5842.52872524659">
                <text:p>5842.5287252465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.8497869968414">
                <text:p>35.8497869968414</text:p>
              </table:table-cell>
              <table:table-cell office:value-type="float" office:value="5928.54304174048">
                <text:p>5928.54304174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.8997056484222">
                <text:p>35.8997056484222</text:p>
              </table:table-cell>
              <table:table-cell office:value-type="float" office:value="5929.64734876346">
                <text:p>5929.647348763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.9517946243286">
                <text:p>35.9517946243286</text:p>
              </table:table-cell>
              <table:table-cell office:value-type="float" office:value="5682.58436357145">
                <text:p>5682.584363571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.9995667934418">
                <text:p>35.9995667934418</text:p>
              </table:table-cell>
              <table:table-cell office:value-type="float" office:value="6196.0761986515">
                <text:p>6196.07619865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.0500090122223">
                <text:p>36.0500090122223</text:p>
              </table:table-cell>
              <table:table-cell office:value-type="float" office:value="5868.10031668006">
                <text:p>5868.100316680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.1019990444183">
                <text:p>36.1019990444183</text:p>
              </table:table-cell>
              <table:table-cell office:value-type="float" office:value="5693.39905164586">
                <text:p>5693.399051645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.1497824192047">
                <text:p>36.1497824192047</text:p>
              </table:table-cell>
              <table:table-cell office:value-type="float" office:value="6194.62315760062">
                <text:p>6194.623157600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.2008697986603">
                <text:p>36.2008697986603</text:p>
              </table:table-cell>
              <table:table-cell office:value-type="float" office:value="5793.99458642125">
                <text:p>5793.99458642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.2535138130188">
                <text:p>36.2535138130188</text:p>
              </table:table-cell>
              <table:table-cell office:value-type="float" office:value="5622.67151559068">
                <text:p>5622.671515590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.3030438423157">
                <text:p>36.3030438423157</text:p>
              </table:table-cell>
              <table:table-cell office:value-type="float" office:value="5976.17252002465">
                <text:p>5976.172520024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.3531656265259">
                <text:p>36.3531656265259</text:p>
              </table:table-cell>
              <table:table-cell office:value-type="float" office:value="5905.61578491718">
                <text:p>5905.615784917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.4031059741974">
                <text:p>36.4031059741974</text:p>
              </table:table-cell>
              <table:table-cell office:value-type="float" office:value="5927.07127205022">
                <text:p>5927.071272050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.4529755115509">
                <text:p>36.4529755115509</text:p>
              </table:table-cell>
              <table:table-cell office:value-type="float" office:value="5935.48718733267">
                <text:p>5935.487187332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.5036568641663">
                <text:p>36.5036568641663</text:p>
              </table:table-cell>
              <table:table-cell office:value-type="float" office:value="5840.41239480084">
                <text:p>5840.412394800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.5520911216736">
                <text:p>36.5520911216736</text:p>
              </table:table-cell>
              <table:table-cell office:value-type="float" office:value="6111.37684840609">
                <text:p>6111.376848406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.6002399921417">
                <text:p>36.6002399921417</text:p>
              </table:table-cell>
              <table:table-cell office:value-type="float" office:value="6147.60008120782">
                <text:p>6147.600081207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.6488554477692">
                <text:p>36.6488554477692</text:p>
              </table:table-cell>
              <table:table-cell office:value-type="float" office:value="6088.59870137513">
                <text:p>6088.598701375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.6997845172882">
                <text:p>36.6997845172882</text:p>
              </table:table-cell>
              <table:table-cell office:value-type="float" office:value="5812.00486864034">
                <text:p>5812.004868640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.749529838562">
                <text:p>36.749529838562</text:p>
              </table:table-cell>
              <table:table-cell office:value-type="float" office:value="5950.30833896485">
                <text:p>5950.308338964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.7992236614227">
                <text:p>36.7992236614227</text:p>
              </table:table-cell>
              <table:table-cell office:value-type="float" office:value="5956.47472784759">
                <text:p>5956.474727847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.8493330478668">
                <text:p>36.8493330478668</text:p>
              </table:table-cell>
              <table:table-cell office:value-type="float" office:value="5907.07691722097">
                <text:p>5907.076917220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.9017608165741">
                <text:p>36.9017608165741</text:p>
              </table:table-cell>
              <table:table-cell office:value-type="float" office:value="5645.86300921336">
                <text:p>5645.863009213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.9496448040009">
                <text:p>36.9496448040009</text:p>
              </table:table-cell>
              <table:table-cell office:value-type="float" office:value="6181.60716988648">
                <text:p>6181.607169886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.9994804859161">
                <text:p>36.9994804859161</text:p>
              </table:table-cell>
              <table:table-cell office:value-type="float" office:value="5939.51940906873">
                <text:p>5939.519409068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.0496912002563">
                <text:p>37.0496912002563</text:p>
              </table:table-cell>
              <table:table-cell office:value-type="float" office:value="5895.1561213491">
                <text:p>5895.15612134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.0999228954315">
                <text:p>37.0999228954315</text:p>
              </table:table-cell>
              <table:table-cell office:value-type="float" office:value="5892.69382543773">
                <text:p>5892.693825437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.1521141529083">
                <text:p>37.1521141529083</text:p>
              </table:table-cell>
              <table:table-cell office:value-type="float" office:value="5671.44794569359">
                <text:p>5671.447945693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.1999626159668">
                <text:p>37.1999626159668</text:p>
              </table:table-cell>
              <table:table-cell office:value-type="float" office:value="6186.19661071">
                <text:p>6186.196610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.2499878406525">
                <text:p>37.2499878406525</text:p>
              </table:table-cell>
              <table:table-cell office:value-type="float" office:value="5917.01490317938">
                <text:p>5917.014903179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.3028378486633">
                <text:p>37.3028378486633</text:p>
              </table:table-cell>
              <table:table-cell office:value-type="float" office:value="5600.75601008711">
                <text:p>5600.756010087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.3536183834076">
                <text:p>37.3536183834076</text:p>
              </table:table-cell>
              <table:table-cell office:value-type="float" office:value="5829.0051786712">
                <text:p>5829.00517867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.4033360481262">
                <text:p>37.4033360481262</text:p>
              </table:table-cell>
              <table:table-cell office:value-type="float" office:value="5792.70972661139">
                <text:p>5792.709726611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.4531767368317">
                <text:p>37.4531767368317</text:p>
              </table:table-cell>
              <table:table-cell office:value-type="float" office:value="5778.4113237693">
                <text:p>5778.41132376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.5029630661011">
                <text:p>37.5029630661011</text:p>
              </table:table-cell>
              <table:table-cell office:value-type="float" office:value="5784.72050914907">
                <text:p>5784.720509149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.5533394813538">
                <text:p>37.5533394813538</text:p>
              </table:table-cell>
              <table:table-cell office:value-type="float" office:value="5716.96097380901">
                <text:p>5716.960973809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.6040422916412">
                <text:p>37.6040422916412</text:p>
              </table:table-cell>
              <table:table-cell office:value-type="float" office:value="5680.15852310933">
                <text:p>5680.158523109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.6535491943359">
                <text:p>37.6535491943359</text:p>
              </table:table-cell>
              <table:table-cell office:value-type="float" office:value="5817.37059528912">
                <text:p>5817.370595289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.7040629386902">
                <text:p>37.7040629386902</text:p>
              </table:table-cell>
              <table:table-cell office:value-type="float" office:value="5701.41856798981">
                <text:p>5701.418567989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.7548928260803">
                <text:p>37.7548928260803</text:p>
              </table:table-cell>
              <table:table-cell office:value-type="float" office:value="5508.57014202893">
                <text:p>5508.570142028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.8020651340485">
                <text:p>37.8020651340485</text:p>
              </table:table-cell>
              <table:table-cell office:value-type="float" office:value="5935.68583053246">
                <text:p>5935.685830532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.8546812534332">
                <text:p>37.8546812534332</text:p>
              </table:table-cell>
              <table:table-cell office:value-type="float" office:value="5321.56311172334">
                <text:p>5321.563111723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.8994176387787">
                <text:p>37.8994176387787</text:p>
              </table:table-cell>
              <table:table-cell office:value-type="float" office:value="6258.88743218325">
                <text:p>6258.887432183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.9512648582458">
                <text:p>37.9512648582458</text:p>
              </table:table-cell>
              <table:table-cell office:value-type="float" office:value="5400.48247288044">
                <text:p>5400.482472880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.0040636062622">
                <text:p>38.0040636062622</text:p>
              </table:table-cell>
              <table:table-cell office:value-type="float" office:value="5303.15605046646">
                <text:p>5303.156050466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.0500519275665">
                <text:p>38.0500519275665</text:p>
              </table:table-cell>
              <table:table-cell office:value-type="float" office:value="5914.54509069983">
                <text:p>5914.545090699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.0996670722961">
                <text:p>38.0996670722961</text:p>
              </table:table-cell>
              <table:table-cell office:value-type="float" office:value="5482.19704854854">
                <text:p>5482.197048548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.1493992805481">
                <text:p>38.1493992805481</text:p>
              </table:table-cell>
              <table:table-cell office:value-type="float" office:value="5469.29262867224">
                <text:p>5469.292628672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.1993172168732">
                <text:p>38.1993172168732</text:p>
              </table:table-cell>
              <table:table-cell office:value-type="float" office:value="5448.94320607916">
                <text:p>5448.943206079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.2515869140625">
                <text:p>38.2515869140625</text:p>
              </table:table-cell>
              <table:table-cell office:value-type="float" office:value="5203.7799074053">
                <text:p>5203.77990740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.3036496639252">
                <text:p>38.3036496639252</text:p>
              </table:table-cell>
              <table:table-cell office:value-type="float" office:value="5070.80399510915">
                <text:p>5070.803995109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.3530983924866">
                <text:p>38.3530983924866</text:p>
              </table:table-cell>
              <table:table-cell office:value-type="float" office:value="5338.86325655849">
                <text:p>5338.863256558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.4037680625916">
                <text:p>38.4037680625916</text:p>
              </table:table-cell>
              <table:table-cell office:value-type="float" office:value="5210.21746249835">
                <text:p>5210.217462498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.4533805847168">
                <text:p>38.4533805847168</text:p>
              </table:table-cell>
              <table:table-cell office:value-type="float" office:value="5321.23723388918">
                <text:p>5321.237233889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.5041942596436">
                <text:p>38.5041942596436</text:p>
              </table:table-cell>
              <table:table-cell office:value-type="float" office:value="5195.45182237904">
                <text:p>5195.451822379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.5533344745636">
                <text:p>38.5533344745636</text:p>
              </table:table-cell>
              <table:table-cell office:value-type="float" office:value="5209.58242483346">
                <text:p>5209.582424833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.6015214920044">
                <text:p>38.6015214920044</text:p>
              </table:table-cell>
              <table:table-cell office:value-type="float" office:value="5312.63426532945">
                <text:p>5312.634265329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.6537120342255">
                <text:p>38.6537120342255</text:p>
              </table:table-cell>
              <table:table-cell office:value-type="float" office:value="4905.10328318936">
                <text:p>4905.103283189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.7041184902191">
                <text:p>38.7041184902191</text:p>
              </table:table-cell>
              <table:table-cell office:value-type="float" office:value="5078.71452085895">
                <text:p>5078.714520858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.749293088913">
                <text:p>38.749293088913</text:p>
              </table:table-cell>
              <table:table-cell office:value-type="float" office:value="5666.90147564863">
                <text:p>5666.901475648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.802535533905">
                <text:p>38.802535533905</text:p>
              </table:table-cell>
              <table:table-cell office:value-type="float" office:value="4657.9378546">
                <text:p>4657.93785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.8517282009125">
                <text:p>38.8517282009125</text:p>
              </table:table-cell>
              <table:table-cell office:value-type="float" office:value="5041.4018000378">
                <text:p>5041.401800037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.8999557495117">
                <text:p>38.8999557495117</text:p>
              </table:table-cell>
              <table:table-cell office:value-type="float" office:value="5142.28915221894">
                <text:p>5142.289152218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.9499063491821">
                <text:p>38.9499063491821</text:p>
              </table:table-cell>
              <table:table-cell office:value-type="float" office:value="4964.90535922256">
                <text:p>4964.905359222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.9999711513519">
                <text:p>38.9999711513519</text:p>
              </table:table-cell>
              <table:table-cell office:value-type="float" office:value="4953.57994542519">
                <text:p>4953.579945425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.0496728420258">
                <text:p>39.0496728420258</text:p>
              </table:table-cell>
              <table:table-cell office:value-type="float" office:value="4828.80957863228">
                <text:p>4828.809578632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.0995488166809">
                <text:p>39.0995488166809</text:p>
              </table:table-cell>
              <table:table-cell office:value-type="float" office:value="4811.93604053634">
                <text:p>4811.936040536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.1511039733887">
                <text:p>39.1511039733887</text:p>
              </table:table-cell>
              <table:table-cell office:value-type="float" office:value="4655.2084277509">
                <text:p>4655.208427750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.1999650001526">
                <text:p>39.1999650001526</text:p>
              </table:table-cell>
              <table:table-cell office:value-type="float" office:value="4911.89023021597">
                <text:p>4911.890230215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.252331495285">
                <text:p>39.252331495285</text:p>
              </table:table-cell>
              <table:table-cell office:value-type="float" office:value="4583.08312200363">
                <text:p>4583.083122003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.3031280040741">
                <text:p>39.3031280040741</text:p>
              </table:table-cell>
              <table:table-cell office:value-type="float" office:value="4567.2430159207">
                <text:p>4567.2430159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.3531911373138">
                <text:p>39.3531911373138</text:p>
              </table:table-cell>
              <table:table-cell office:value-type="float" office:value="4634.14862367845">
                <text:p>4634.148623678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.4031629562378">
                <text:p>39.4031629562378</text:p>
              </table:table-cell>
              <table:table-cell office:value-type="float" office:value="4642.61667867384">
                <text:p>4642.616678673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.4535083770752">
                <text:p>39.4535083770752</text:p>
              </table:table-cell>
              <table:table-cell office:value-type="float" office:value="4608.16487658881">
                <text:p>4608.1648765888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.5033218860626">
                <text:p>39.5033218860626</text:p>
              </table:table-cell>
              <table:table-cell office:value-type="float" office:value="4657.37115726094">
                <text:p>4657.371157260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.5533738136292">
                <text:p>39.5533738136292</text:p>
              </table:table-cell>
              <table:table-cell office:value-type="float" office:value="4475.35211710403">
                <text:p>4475.352117104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.6034419536591">
                <text:p>39.6034419536591</text:p>
              </table:table-cell>
              <table:table-cell office:value-type="float" office:value="4473.90296236685">
                <text:p>4473.902962366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.6529633998871">
                <text:p>39.6529633998871</text:p>
              </table:table-cell>
              <table:table-cell office:value-type="float" office:value="4523.29277639764">
                <text:p>4523.292776397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.7022268772125">
                <text:p>39.7022268772125</text:p>
              </table:table-cell>
              <table:table-cell office:value-type="float" office:value="4546.9790636222">
                <text:p>4546.97906362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.7529590129852">
                <text:p>39.7529590129852</text:p>
              </table:table-cell>
              <table:table-cell office:value-type="float" office:value="4415.34732548194">
                <text:p>4415.347325481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.8033628463745">
                <text:p>39.8033628463745</text:p>
              </table:table-cell>
              <table:table-cell office:value-type="float" office:value="4444.10642877077">
                <text:p>4444.106428770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.8532071113586">
                <text:p>39.8532071113586</text:p>
              </table:table-cell>
              <table:table-cell office:value-type="float" office:value="4333.49754618247">
                <text:p>4333.497546182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.9037525653839">
                <text:p>39.9037525653839</text:p>
              </table:table-cell>
              <table:table-cell office:value-type="float" office:value="4273.38133894332">
                <text:p>4273.381338943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.9535858631134">
                <text:p>39.9535858631134</text:p>
              </table:table-cell>
              <table:table-cell office:value-type="float" office:value="4334.45125732001">
                <text:p>4334.451257320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.0035064220428">
                <text:p>40.0035064220428</text:p>
              </table:table-cell>
              <table:table-cell office:value-type="float" office:value="4326.87463105711">
                <text:p>4326.874631057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.0493111610413">
                <text:p>40.0493111610413</text:p>
              </table:table-cell>
              <table:table-cell office:value-type="float" office:value="4715.66926748526">
                <text:p>4715.669267485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.0993480682373">
                <text:p>40.0993480682373</text:p>
              </table:table-cell>
              <table:table-cell office:value-type="float" office:value="4316.81357030543">
                <text:p>4316.813570305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.1491484642029">
                <text:p>40.1491484642029</text:p>
              </table:table-cell>
              <table:table-cell office:value-type="float" office:value="4337.31491109643">
                <text:p>4337.314911096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.1999561786652">
                <text:p>40.1999561786652</text:p>
              </table:table-cell>
              <table:table-cell office:value-type="float" office:value="4093.86649648292">
                <text:p>4093.866496482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.2532889842987">
                <text:p>40.2532889842987</text:p>
              </table:table-cell>
              <table:table-cell office:value-type="float" office:value="3900.03858842884">
                <text:p>3900.038588428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.3033287525177">
                <text:p>40.3033287525177</text:p>
              </table:table-cell>
              <table:table-cell office:value-type="float" office:value="4156.69391372295">
                <text:p>4156.693913722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.3531491756439">
                <text:p>40.3531491756439</text:p>
              </table:table-cell>
              <table:table-cell office:value-type="float" office:value="4174.99464974493">
                <text:p>4174.994649744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.4028565883637">
                <text:p>40.4028565883637</text:p>
              </table:table-cell>
              <table:table-cell office:value-type="float" office:value="4184.4865507847">
                <text:p>4184.48655078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.4534089565277">
                <text:p>40.4534089565277</text:p>
              </table:table-cell>
              <table:table-cell office:value-type="float" office:value="4114.54512526411">
                <text:p>4114.545125264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.5032451152802">
                <text:p>40.5032451152802</text:p>
              </table:table-cell>
              <table:table-cell office:value-type="float" office:value="4173.67640698854">
                <text:p>4173.676406988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.5528771877289">
                <text:p>40.5528771877289</text:p>
              </table:table-cell>
              <table:table-cell office:value-type="float" office:value="4190.83849893358">
                <text:p>4190.838498933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.6030814647675">
                <text:p>40.6030814647675</text:p>
              </table:table-cell>
              <table:table-cell office:value-type="float" office:value="4143.0733050928">
                <text:p>4143.07330509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.6531031131744">
                <text:p>40.6531031131744</text:p>
              </table:table-cell>
              <table:table-cell office:value-type="float" office:value="4158.19963204103">
                <text:p>4158.199632041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.7036621570587">
                <text:p>40.7036621570587</text:p>
              </table:table-cell>
              <table:table-cell office:value-type="float" office:value="4114.00184853343">
                <text:p>4114.001848533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.7533385753632">
                <text:p>40.7533385753632</text:p>
              </table:table-cell>
              <table:table-cell office:value-type="float" office:value="4187.09736127243">
                <text:p>4187.0973612724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.802937746048">
                <text:p>40.802937746048</text:p>
              </table:table-cell>
              <table:table-cell office:value-type="float" office:value="4193.61850466751">
                <text:p>4193.618504667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.8530037403107">
                <text:p>40.8530037403107</text:p>
              </table:table-cell>
              <table:table-cell office:value-type="float" office:value="4154.51651491485">
                <text:p>4154.516514914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.9030556678772">
                <text:p>40.9030556678772</text:p>
              </table:table-cell>
              <table:table-cell office:value-type="float" office:value="4155.68410873946">
                <text:p>4155.684108739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.9532141685486">
                <text:p>40.9532141685486</text:p>
              </table:table-cell>
              <table:table-cell office:value-type="float" office:value="4146.85441581899">
                <text:p>4146.854415818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.0029156208038">
                <text:p>41.0029156208038</text:p>
              </table:table-cell>
              <table:table-cell office:value-type="float" office:value="4184.98837683426">
                <text:p>4184.988376834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.0529594421387">
                <text:p>41.0529594421387</text:p>
              </table:table-cell>
              <table:table-cell office:value-type="float" office:value="4156.35725753815">
                <text:p>4156.357257538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.1035017967224">
                <text:p>41.1035017967224</text:p>
              </table:table-cell>
              <table:table-cell office:value-type="float" office:value="4115.36030944856">
                <text:p>4115.360309448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.1532850265503">
                <text:p>41.1532850265503</text:p>
              </table:table-cell>
              <table:table-cell office:value-type="float" office:value="4178.11380899016">
                <text:p>4178.113808990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.2027857303619">
                <text:p>41.2027857303619</text:p>
              </table:table-cell>
              <table:table-cell office:value-type="float" office:value="4201.96045679387">
                <text:p>4201.960456793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.2534165382385">
                <text:p>41.2534165382385</text:p>
              </table:table-cell>
              <table:table-cell office:value-type="float" office:value="4108.17067163933">
                <text:p>4108.170671639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.3031992912292">
                <text:p>41.3031992912292</text:p>
              </table:table-cell>
              <table:table-cell office:value-type="float" office:value="4178.15382847072">
                <text:p>4178.153828470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.3532564640045">
                <text:p>41.3532564640045</text:p>
              </table:table-cell>
              <table:table-cell office:value-type="float" office:value="4155.24865804577">
                <text:p>4155.248658045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.4028515815735">
                <text:p>41.4028515815735</text:p>
              </table:table-cell>
              <table:table-cell office:value-type="float" office:value="4193.96122432301">
                <text:p>4193.961224323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.4529323577881">
                <text:p>41.4529323577881</text:p>
              </table:table-cell>
              <table:table-cell office:value-type="float" office:value="4153.29025869538">
                <text:p>4153.290258695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.5032095909119">
                <text:p>41.5032095909119</text:p>
              </table:table-cell>
              <table:table-cell office:value-type="float" office:value="4137.06139094642">
                <text:p>4137.061390946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.5528192520142">
                <text:p>41.5528192520142</text:p>
              </table:table-cell>
              <table:table-cell office:value-type="float" office:value="4192.7317256029">
                <text:p>4192.73172560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.6026992797852">
                <text:p>41.6026992797852</text:p>
              </table:table-cell>
              <table:table-cell office:value-type="float" office:value="4170.00569756993">
                <text:p>4170.005697569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.6527624130249">
                <text:p>41.6527624130249</text:p>
              </table:table-cell>
              <table:table-cell office:value-type="float" office:value="4154.75393847033">
                <text:p>4154.753938470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.7031848430634">
                <text:p>41.7031848430634</text:p>
              </table:table-cell>
              <table:table-cell office:value-type="float" office:value="4125.14826916075">
                <text:p>4125.148269160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.7534267902374">
                <text:p>41.7534267902374</text:p>
              </table:table-cell>
              <table:table-cell office:value-type="float" office:value="4139.96693399136">
                <text:p>4139.966933991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.8030552864075">
                <text:p>41.8030552864075</text:p>
              </table:table-cell>
              <table:table-cell office:value-type="float" office:value="4191.1404949149">
                <text:p>4191.14049491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.8531484603882">
                <text:p>41.8531484603882</text:p>
              </table:table-cell>
              <table:table-cell office:value-type="float" office:value="4152.26234376934">
                <text:p>4152.262343769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.9028429985046">
                <text:p>41.9028429985046</text:p>
              </table:table-cell>
              <table:table-cell office:value-type="float" office:value="4346.5541322433">
                <text:p>4346.55413224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.9528255462646">
                <text:p>41.9528255462646</text:p>
              </table:table-cell>
              <table:table-cell office:value-type="float" office:value="4321.50840003434">
                <text:p>4321.508400034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.0031096935272">
                <text:p>42.0031096935272</text:p>
              </table:table-cell>
              <table:table-cell office:value-type="float" office:value="4295.58840626437">
                <text:p>4295.588406264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.0528094768524">
                <text:p>42.0528094768524</text:p>
              </table:table-cell>
              <table:table-cell office:value-type="float" office:value="4346.09540622482">
                <text:p>4346.095406224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.1031451225281">
                <text:p>42.1031451225281</text:p>
              </table:table-cell>
              <table:table-cell office:value-type="float" office:value="4291.19358857159">
                <text:p>4291.193588571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.1531326770783">
                <text:p>42.1531326770783</text:p>
              </table:table-cell>
              <table:table-cell office:value-type="float" office:value="4321.07555458045">
                <text:p>4321.075554580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.2030467987061">
                <text:p>42.2030467987061</text:p>
              </table:table-cell>
              <table:table-cell office:value-type="float" office:value="4327.43265744788">
                <text:p>4327.432657447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.2528402805328">
                <text:p>42.2528402805328</text:p>
              </table:table-cell>
              <table:table-cell office:value-type="float" office:value="4498.58077366901">
                <text:p>4498.580773669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.3033466339111">
                <text:p>42.3033466339111</text:p>
              </table:table-cell>
              <table:table-cell office:value-type="float" office:value="4435.08558858378">
                <text:p>4435.085588583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.3489944934845">
                <text:p>42.3489944934845</text:p>
              </table:table-cell>
              <table:table-cell office:value-type="float" office:value="4907.13041298228">
                <text:p>4907.130412982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.4025540351868">
                <text:p>42.4025540351868</text:p>
              </table:table-cell>
              <table:table-cell office:value-type="float" office:value="4182.26132787287">
                <text:p>4182.2613278728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.4532103538513">
                <text:p>42.4532103538513</text:p>
              </table:table-cell>
              <table:table-cell office:value-type="float" office:value="4421.95575804356">
                <text:p>4421.955758043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.501476764679">
                <text:p>42.501476764679</text:p>
              </table:table-cell>
              <table:table-cell office:value-type="float" office:value="4640.90857718678">
                <text:p>4640.908577186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.5530931949615">
                <text:p>42.5530931949615</text:p>
              </table:table-cell>
              <table:table-cell office:value-type="float" office:value="4494.69284740987">
                <text:p>4494.692847409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.6047427654266">
                <text:p>42.6047427654266</text:p>
              </table:table-cell>
              <table:table-cell office:value-type="float" office:value="4491.80889426406">
                <text:p>4491.808894264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.6524441242218">
                <text:p>42.6524441242218</text:p>
              </table:table-cell>
              <table:table-cell office:value-type="float" office:value="4863.5931105491">
                <text:p>4863.59311054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.7028748989105">
                <text:p>42.7028748989105</text:p>
              </table:table-cell>
              <table:table-cell office:value-type="float" office:value="4600.36557899415">
                <text:p>4600.365578994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.7524189949036">
                <text:p>42.7524189949036</text:p>
              </table:table-cell>
              <table:table-cell office:value-type="float" office:value="4682.69720841374">
                <text:p>4682.697208413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.8031823635101">
                <text:p>42.8031823635101</text:p>
              </table:table-cell>
              <table:table-cell office:value-type="float" office:value="4727.81863355204">
                <text:p>4727.818633552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.8535163402557">
                <text:p>42.8535163402557</text:p>
              </table:table-cell>
              <table:table-cell office:value-type="float" office:value="4768.15096913545">
                <text:p>4768.150969135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.90269947052">
                <text:p>42.90269947052</text:p>
              </table:table-cell>
              <table:table-cell office:value-type="float" office:value="4879.72194348705">
                <text:p>4879.721943487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.95281457901">
                <text:p>42.95281457901</text:p>
              </table:table-cell>
              <table:table-cell office:value-type="float" office:value="4788.9749664602">
                <text:p>4788.97496646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.0025296211243">
                <text:p>43.0025296211243</text:p>
              </table:table-cell>
              <table:table-cell office:value-type="float" office:value="4827.51275657011">
                <text:p>4827.512756570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.0526280403137">
                <text:p>43.0526280403137</text:p>
              </table:table-cell>
              <table:table-cell office:value-type="float" office:value="4950.25599634509">
                <text:p>4950.255996345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.1035406589508">
                <text:p>43.1035406589508</text:p>
              </table:table-cell>
              <table:table-cell office:value-type="float" office:value="4871.09103084625">
                <text:p>4871.091030846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1531660556793">
                <text:p>43.1531660556793</text:p>
              </table:table-cell>
              <table:table-cell office:value-type="float" office:value="4997.44115612268">
                <text:p>4997.441156122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2026517391205">
                <text:p>43.2026517391205</text:p>
              </table:table-cell>
              <table:table-cell office:value-type="float" office:value="5011.55046782104">
                <text:p>5011.550467821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.2529647350311">
                <text:p>43.2529647350311</text:p>
              </table:table-cell>
              <table:table-cell office:value-type="float" office:value="4929.1439619387">
                <text:p>4929.14396193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3028638362885">
                <text:p>43.3028638362885</text:p>
              </table:table-cell>
              <table:table-cell office:value-type="float" office:value="5130.35292318865">
                <text:p>5130.352923188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.3535749912262">
                <text:p>43.3535749912262</text:p>
              </table:table-cell>
              <table:table-cell office:value-type="float" office:value="5048.19896755024">
                <text:p>5048.198967550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.4028291702271">
                <text:p>43.4028291702271</text:p>
              </table:table-cell>
              <table:table-cell office:value-type="float" office:value="5197.52851825139">
                <text:p>5197.528518251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.4530694484711">
                <text:p>43.4530694484711</text:p>
              </table:table-cell>
              <table:table-cell office:value-type="float" office:value="5095.51318081083">
                <text:p>5095.513180810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.5028076171875">
                <text:p>43.5028076171875</text:p>
              </table:table-cell>
              <table:table-cell office:value-type="float" office:value="5146.95266445208">
                <text:p>5146.952664452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.5531277656555">
                <text:p>43.5531277656555</text:p>
              </table:table-cell>
              <table:table-cell office:value-type="float" office:value="5246.40741407575">
                <text:p>5246.407414075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.6029591560364">
                <text:p>43.6029591560364</text:p>
              </table:table-cell>
              <table:table-cell office:value-type="float" office:value="5297.86542141928">
                <text:p>5297.8654214192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.6531767845154">
                <text:p>43.6531767845154</text:p>
              </table:table-cell>
              <table:table-cell office:value-type="float" office:value="5257.11802799248">
                <text:p>5257.118027992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.7030234336853">
                <text:p>43.7030234336853</text:p>
              </table:table-cell>
              <table:table-cell office:value-type="float" office:value="5296.24366725339">
                <text:p>5296.243667253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.7536292076111">
                <text:p>43.7536292076111</text:p>
              </table:table-cell>
              <table:table-cell office:value-type="float" office:value="5216.7960199005">
                <text:p>5216.79601990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.8029446601868">
                <text:p>43.8029446601868</text:p>
              </table:table-cell>
              <table:table-cell office:value-type="float" office:value="5515.51259886678">
                <text:p>5515.512598866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.8520059585571">
                <text:p>43.8520059585571</text:p>
              </table:table-cell>
              <table:table-cell office:value-type="float" office:value="5544.08482928204">
                <text:p>5544.084829282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.8995580673218">
                <text:p>43.8995580673218</text:p>
              </table:table-cell>
              <table:table-cell office:value-type="float" office:value="5720.04075247684">
                <text:p>5720.040752476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.9496760368347">
                <text:p>43.9496760368347</text:p>
              </table:table-cell>
              <table:table-cell office:value-type="float" office:value="5427.19512868084">
                <text:p>5427.195128680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.9995529651642">
                <text:p>43.9995529651642</text:p>
              </table:table-cell>
              <table:table-cell office:value-type="float" office:value="5453.42323816079">
                <text:p>5453.423238160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.0493879318237">
                <text:p>44.0493879318237</text:p>
              </table:table-cell>
              <table:table-cell office:value-type="float" office:value="5618.54494481469">
                <text:p>5618.544944814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.0992147922516">
                <text:p>44.0992147922516</text:p>
              </table:table-cell>
              <table:table-cell office:value-type="float" office:value="5619.45901458928">
                <text:p>5619.45901458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.1489636898041">
                <text:p>44.1489636898041</text:p>
              </table:table-cell>
              <table:table-cell office:value-type="float" office:value="5628.26542446636">
                <text:p>5628.265424466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.1995432376862">
                <text:p>44.1995432376862</text:p>
              </table:table-cell>
              <table:table-cell office:value-type="float" office:value="5535.83437821123">
                <text:p>5535.834378211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.2493109703064">
                <text:p>44.2493109703064</text:p>
              </table:table-cell>
              <table:table-cell office:value-type="float" office:value="5626.13535433863">
                <text:p>5626.135354338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.302743434906">
                <text:p>44.302743434906</text:p>
              </table:table-cell>
              <table:table-cell office:value-type="float" office:value="5240.25987006497">
                <text:p>5240.259870064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.353244304657">
                <text:p>44.353244304657</text:p>
              </table:table-cell>
              <table:table-cell office:value-type="float" office:value="5702.8720776523">
                <text:p>5702.87207765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.4029865264893">
                <text:p>44.4029865264893</text:p>
              </table:table-cell>
              <table:table-cell office:value-type="float" office:value="5789.84993816923">
                <text:p>5789.849938169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.4527928829193">
                <text:p>44.4527928829193</text:p>
              </table:table-cell>
              <table:table-cell office:value-type="float" office:value="5782.39447016079">
                <text:p>5782.394470160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.5017304420471">
                <text:p>44.5017304420471</text:p>
              </table:table-cell>
              <table:table-cell office:value-type="float" office:value="5885.05036076372">
                <text:p>5885.050360763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.549533367157">
                <text:p>44.549533367157</text:p>
              </table:table-cell>
              <table:table-cell office:value-type="float" office:value="6024.7359201995">
                <text:p>6024.73592019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.5994365215302">
                <text:p>44.5994365215302</text:p>
              </table:table-cell>
              <table:table-cell office:value-type="float" office:value="5771.17826753747">
                <text:p>5771.178267537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.6522612571716">
                <text:p>44.6522612571716</text:p>
              </table:table-cell>
              <table:table-cell office:value-type="float" office:value="5451.99131623963">
                <text:p>5451.991316239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.7003657817841">
                <text:p>44.7003657817841</text:p>
              </table:table-cell>
              <table:table-cell office:value-type="float" office:value="6153.2673357619">
                <text:p>6153.26733576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.7499942779541">
                <text:p>44.7499942779541</text:p>
              </table:table-cell>
              <table:table-cell office:value-type="float" office:value="5964.31531968658">
                <text:p>5964.315319686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.7997784614563">
                <text:p>44.7997784614563</text:p>
              </table:table-cell>
              <table:table-cell office:value-type="float" office:value="5945.6634452373">
                <text:p>5945.66344523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.8521060943604">
                <text:p>44.8521060943604</text:p>
              </table:table-cell>
              <table:table-cell office:value-type="float" office:value="5656.66711014316">
                <text:p>5656.667110143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.8998074531555">
                <text:p>44.8998074531555</text:p>
              </table:table-cell>
              <table:table-cell office:value-type="float" office:value="6205.27396863161">
                <text:p>6205.273968631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.9496192932129">
                <text:p>44.9496192932129</text:p>
              </table:table-cell>
              <table:table-cell office:value-type="float" office:value="5942.36229095469">
                <text:p>5942.362290954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.9993014335632">
                <text:p>44.9993014335632</text:p>
              </table:table-cell>
              <table:table-cell office:value-type="float" office:value="5957.87536351508">
                <text:p>5957.875363515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.0495789051056">
                <text:p>45.0495789051056</text:p>
              </table:table-cell>
              <table:table-cell office:value-type="float" office:value="5887.32867663447">
                <text:p>5887.328676634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.0992729663849">
                <text:p>45.0992729663849</text:p>
              </table:table-cell>
              <table:table-cell office:value-type="float" office:value="5956.44615030322">
                <text:p>5956.446150303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.1535568237305">
                <text:p>45.1535568237305</text:p>
              </table:table-cell>
              <table:table-cell office:value-type="float" office:value="5452.81810236162">
                <text:p>5452.818102361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.1989419460297">
                <text:p>45.1989419460297</text:p>
              </table:table-cell>
              <table:table-cell office:value-type="float" office:value="6521.96105253757">
                <text:p>6521.961052537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.2515473365784">
                <text:p>45.2515473365784</text:p>
              </table:table-cell>
              <table:table-cell office:value-type="float" office:value="5626.79978064113">
                <text:p>5626.799780641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.3034036159515">
                <text:p>45.3034036159515</text:p>
              </table:table-cell>
              <table:table-cell office:value-type="float" office:value="5708.08402719988">
                <text:p>5708.084027199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.3529150485992">
                <text:p>45.3529150485992</text:p>
              </table:table-cell>
              <table:table-cell office:value-type="float" office:value="5978.41718914025">
                <text:p>5978.417189140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.40278840065">
                <text:p>45.40278840065</text:p>
              </table:table-cell>
              <table:table-cell office:value-type="float" office:value="5935.0331956555">
                <text:p>5935.03319565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.4528951644897">
                <text:p>45.4528951644897</text:p>
              </table:table-cell>
              <table:table-cell office:value-type="float" office:value="5907.3860955544">
                <text:p>5907.38609555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.5014436244965">
                <text:p>45.5014436244965</text:p>
              </table:table-cell>
              <table:table-cell office:value-type="float" office:value="6097.00081030512">
                <text:p>6097.000810305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.5517063140869">
                <text:p>45.5517063140869</text:p>
              </table:table-cell>
              <table:table-cell office:value-type="float" office:value="5889.06010426104">
                <text:p>5889.060104261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.6019296646118">
                <text:p>45.6019296646118</text:p>
              </table:table-cell>
              <table:table-cell office:value-type="float" office:value="5893.67290127794">
                <text:p>5893.672901277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.6497254371643">
                <text:p>45.6497254371643</text:p>
              </table:table-cell>
              <table:table-cell office:value-type="float" office:value="6193.01633162069">
                <text:p>6193.016331620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.6997938156128">
                <text:p>45.6997938156128</text:p>
              </table:table-cell>
              <table:table-cell office:value-type="float" office:value="5911.91504842811">
                <text:p>5911.915048428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.7495470046997">
                <text:p>45.7495470046997</text:p>
              </table:table-cell>
              <table:table-cell office:value-type="float" office:value="5949.36737588653">
                <text:p>5949.367375886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.7995617389679">
                <text:p>45.7995617389679</text:p>
              </table:table-cell>
              <table:table-cell office:value-type="float" office:value="5918.25597658466">
                <text:p>5918.255976584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.8499147891998">
                <text:p>45.8499147891998</text:p>
              </table:table-cell>
              <table:table-cell office:value-type="float" office:value="5878.49194113525">
                <text:p>5878.491941135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.9026668071747">
                <text:p>45.9026668071747</text:p>
              </table:table-cell>
              <table:table-cell office:value-type="float" office:value="5611.15975015593">
                <text:p>5611.159750155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.9494826793671">
                <text:p>45.9494826793671</text:p>
              </table:table-cell>
              <table:table-cell office:value-type="float" office:value="6322.64200448156">
                <text:p>6322.642004481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.9998381137848">
                <text:p>45.9998381137848</text:p>
              </table:table-cell>
              <table:table-cell office:value-type="float" office:value="5878.21361135574">
                <text:p>5878.213611355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.0497553348541">
                <text:p>46.0497553348541</text:p>
              </table:table-cell>
              <table:table-cell office:value-type="float" office:value="5929.81727866723">
                <text:p>5929.817278667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.0995161533356">
                <text:p>46.0995161533356</text:p>
              </table:table-cell>
              <table:table-cell office:value-type="float" office:value="5948.45521100847">
                <text:p>5948.455211008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.1517906188965">
                <text:p>46.1517906188965</text:p>
              </table:table-cell>
              <table:table-cell office:value-type="float" office:value="5662.42039634216">
                <text:p>5662.420396342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.1994504928589">
                <text:p>46.1994504928589</text:p>
              </table:table-cell>
              <table:table-cell office:value-type="float" office:value="6210.67525762881">
                <text:p>6210.675257628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.2572813034058">
                <text:p>46.2572813034058</text:p>
              </table:table-cell>
              <table:table-cell office:value-type="float" office:value="5118.37889182058">
                <text:p>5118.378891820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.3029108047485">
                <text:p>46.3029108047485</text:p>
              </table:table-cell>
              <table:table-cell office:value-type="float" office:value="6487.03122518079">
                <text:p>6487.031225180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.3531510829926">
                <text:p>46.3531510829926</text:p>
              </table:table-cell>
              <table:table-cell office:value-type="float" office:value="5891.68711531252">
                <text:p>5891.687115312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.4032979011536">
                <text:p>46.4032979011536</text:p>
              </table:table-cell>
              <table:table-cell office:value-type="float" office:value="5743.13606648568">
                <text:p>5743.136066485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.4532363414764">
                <text:p>46.4532363414764</text:p>
              </table:table-cell>
              <table:table-cell office:value-type="float" office:value="5767.10041679199">
                <text:p>5767.100416791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.5030822753906">
                <text:p>46.5030822753906</text:p>
              </table:table-cell>
              <table:table-cell office:value-type="float" office:value="5777.80327069054">
                <text:p>5777.803270690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553061246872">
                <text:p>46.553061246872</text:p>
              </table:table-cell>
              <table:table-cell office:value-type="float" office:value="5762.4235046058">
                <text:p>5762.42350460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.6031472682953">
                <text:p>46.6031472682953</text:p>
              </table:table-cell>
              <table:table-cell office:value-type="float" office:value="5750.10735162513">
                <text:p>5750.107351625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6529226303101">
                <text:p>46.6529226303101</text:p>
              </table:table-cell>
              <table:table-cell office:value-type="float" office:value="5785.99508557141">
                <text:p>5785.995085571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.703506231308">
                <text:p>46.703506231308</text:p>
              </table:table-cell>
              <table:table-cell office:value-type="float" office:value="5693.54483109685">
                <text:p>5693.5448310968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.7494113445282">
                <text:p>46.7494113445282</text:p>
              </table:table-cell>
              <table:table-cell office:value-type="float" office:value="6099.53838163499">
                <text:p>6099.538381634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7998492717743">
                <text:p>46.7998492717743</text:p>
              </table:table-cell>
              <table:table-cell office:value-type="float" office:value="5551.37800635305">
                <text:p>5551.378006353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.8498473167419">
                <text:p>46.8498473167419</text:p>
              </table:table-cell>
              <table:table-cell office:value-type="float" office:value="5600.218972185">
                <text:p>5600.21897218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.8996620178223">
                <text:p>46.8996620178223</text:p>
              </table:table-cell>
              <table:table-cell office:value-type="float" office:value="5620.83067704295">
                <text:p>5620.830677042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.9498281478882">
                <text:p>46.9498281478882</text:p>
              </table:table-cell>
              <table:table-cell office:value-type="float" office:value="5581.4550500922">
                <text:p>5581.45505009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6.9994792938232">
                <text:p>46.9994792938232</text:p>
              </table:table-cell>
              <table:table-cell office:value-type="float" office:value="5639.3461767474">
                <text:p>5639.34617674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.0495817661285">
                <text:p>47.0495817661285</text:p>
              </table:table-cell>
              <table:table-cell office:value-type="float" office:value="5428.87381569869">
                <text:p>5428.873815698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.0993411540985">
                <text:p>47.0993411540985</text:p>
              </table:table-cell>
              <table:table-cell office:value-type="float" office:value="5466.30517570171">
                <text:p>5466.305175701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.1495671272278">
                <text:p>47.1495671272278</text:p>
              </table:table-cell>
              <table:table-cell office:value-type="float" office:value="5415.52473856349">
                <text:p>5415.524738563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.1994733810425">
                <text:p>47.1994733810425</text:p>
              </table:table-cell>
              <table:table-cell office:value-type="float" office:value="5450.21874432692">
                <text:p>5450.218744326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.2528192996979">
                <text:p>47.2528192996979</text:p>
              </table:table-cell>
              <table:table-cell office:value-type="float" office:value="5098.79681249972">
                <text:p>5098.796812499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.303099155426">
                <text:p>47.303099155426</text:p>
              </table:table-cell>
              <table:table-cell office:value-type="float" office:value="5250.61172465136">
                <text:p>5250.611724651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.3528747558594">
                <text:p>47.3528747558594</text:p>
              </table:table-cell>
              <table:table-cell office:value-type="float" office:value="5303.80342379798">
                <text:p>5303.803423797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.4032561779022">
                <text:p>47.4032561779022</text:p>
              </table:table-cell>
              <table:table-cell office:value-type="float" office:value="5240.02676572889">
                <text:p>5240.026765728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.4533045291901">
                <text:p>47.4533045291901</text:p>
              </table:table-cell>
              <table:table-cell office:value-type="float" office:value="5274.89903676674">
                <text:p>5274.8990367667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.5033762454987">
                <text:p>47.5033762454987</text:p>
              </table:table-cell>
              <table:table-cell office:value-type="float" office:value="5272.43760475392">
                <text:p>5272.437604753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.5488419532776">
                <text:p>47.5488419532776</text:p>
              </table:table-cell>
              <table:table-cell office:value-type="float" office:value="5630.61728291478">
                <text:p>5630.617282914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.6033103466034">
                <text:p>47.6033103466034</text:p>
              </table:table-cell>
              <table:table-cell office:value-type="float" office:value="4699.97340418547">
                <text:p>4699.973404185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.6488525867462">
                <text:p>47.6488525867462</text:p>
              </table:table-cell>
              <table:table-cell office:value-type="float" office:value="5621.15520003351">
                <text:p>5621.155200033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.7016282081604">
                <text:p>47.7016282081604</text:p>
              </table:table-cell>
              <table:table-cell office:value-type="float" office:value="4850.72450385576">
                <text:p>4850.724503855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.7495350837708">
                <text:p>47.7495350837708</text:p>
              </table:table-cell>
              <table:table-cell office:value-type="float" office:value="5343.70060118645">
                <text:p>5343.700601186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.7993717193604">
                <text:p>47.7993717193604</text:p>
              </table:table-cell>
              <table:table-cell office:value-type="float" office:value="4976.25887193226">
                <text:p>4976.258871932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.8501663208008">
                <text:p>47.8501663208008</text:p>
              </table:table-cell>
              <table:table-cell office:value-type="float" office:value="4882.4086215313">
                <text:p>4882.40862153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.8998637199402">
                <text:p>47.8998637199402</text:p>
              </table:table-cell>
              <table:table-cell office:value-type="float" office:value="4990.20078101763">
                <text:p>4990.200781017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.949848651886">
                <text:p>47.949848651886</text:p>
              </table:table-cell>
              <table:table-cell office:value-type="float" office:value="4961.49520157213">
                <text:p>4961.495201572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7.9999504089355">
                <text:p>47.9999504089355</text:p>
              </table:table-cell>
              <table:table-cell office:value-type="float" office:value="4949.92620228227">
                <text:p>4949.926202282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.0500414371491">
                <text:p>48.0500414371491</text:p>
              </table:table-cell>
              <table:table-cell office:value-type="float" office:value="4791.27717197295">
                <text:p>4791.277171972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.0999069213867">
                <text:p>48.0999069213867</text:p>
              </table:table-cell>
              <table:table-cell office:value-type="float" office:value="4812.9483483225">
                <text:p>4812.94834832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.1500351428986">
                <text:p>48.1500351428986</text:p>
              </table:table-cell>
              <table:table-cell office:value-type="float" office:value="4787.7222203726">
                <text:p>4787.72222037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.1989593505859">
                <text:p>48.1989593505859</text:p>
              </table:table-cell>
              <table:table-cell office:value-type="float" office:value="4905.54699492698">
                <text:p>4905.546994926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.2494699954987">
                <text:p>48.2494699954987</text:p>
              </table:table-cell>
              <table:table-cell office:value-type="float" office:value="4751.47368271995">
                <text:p>4751.473682719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.3032138347626">
                <text:p>48.3032138347626</text:p>
              </table:table-cell>
              <table:table-cell office:value-type="float" office:value="4316.77385124524">
                <text:p>4316.773851245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.3538897037506">
                <text:p>48.3538897037506</text:p>
              </table:table-cell>
              <table:table-cell office:value-type="float" office:value="4578.11586920725">
                <text:p>4578.115869207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.4027283191681">
                <text:p>48.4027283191681</text:p>
              </table:table-cell>
              <table:table-cell office:value-type="float" office:value="4750.33941926539">
                <text:p>4750.339419265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.4535028934479">
                <text:p>48.4535028934479</text:p>
              </table:table-cell>
              <table:table-cell office:value-type="float" office:value="4569.21605529573">
                <text:p>4569.216055295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.5029563903809">
                <text:p>48.5029563903809</text:p>
              </table:table-cell>
              <table:table-cell office:value-type="float" office:value="4691.27593371998">
                <text:p>4691.275933719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.553249835968">
                <text:p>48.553249835968</text:p>
              </table:table-cell>
              <table:table-cell office:value-type="float" office:value="4453.860684725">
                <text:p>4453.8606847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.6029040813446">
                <text:p>48.6029040813446</text:p>
              </table:table-cell>
              <table:table-cell office:value-type="float" office:value="4511.19533286918">
                <text:p>4511.195332869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.6534037590027">
                <text:p>48.6534037590027</text:p>
              </table:table-cell>
              <table:table-cell office:value-type="float" office:value="4435.67187728683">
                <text:p>4435.6718772868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.70352435112">
                <text:p>48.70352435112</text:p>
              </table:table-cell>
              <table:table-cell office:value-type="float" office:value="4469.22094367356">
                <text:p>4469.220943673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.7527711391449">
                <text:p>48.7527711391449</text:p>
              </table:table-cell>
              <table:table-cell office:value-type="float" office:value="4548.51999457774">
                <text:p>4548.5199945777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.8032383918762">
                <text:p>48.8032383918762</text:p>
              </table:table-cell>
              <table:table-cell office:value-type="float" office:value="4438.5217715838">
                <text:p>4438.52177158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.8531279563904">
                <text:p>48.8531279563904</text:p>
              </table:table-cell>
              <table:table-cell office:value-type="float" office:value="4329.56274730946">
                <text:p>4329.562747309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.9028346538544">
                <text:p>48.9028346538544</text:p>
              </table:table-cell>
              <table:table-cell office:value-type="float" office:value="4345.49086984675">
                <text:p>4345.490869846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.9527323246002">
                <text:p>48.9527323246002</text:p>
              </table:table-cell>
              <table:table-cell office:value-type="float" office:value="4328.85937903157">
                <text:p>4328.8593790315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.0028455257416">
                <text:p>49.0028455257416</text:p>
              </table:table-cell>
              <table:table-cell office:value-type="float" office:value="4310.24151481993">
                <text:p>4310.2415148199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.0528604984283">
                <text:p>49.0528604984283</text:p>
              </table:table-cell>
              <table:table-cell office:value-type="float" office:value="4318.70674713268">
                <text:p>4318.706747132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.1026864051819">
                <text:p>49.1026864051819</text:p>
              </table:table-cell>
              <table:table-cell office:value-type="float" office:value="4335.09421250329">
                <text:p>4335.094212503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.1528511047363">
                <text:p>49.1528511047363</text:p>
              </table:table-cell>
              <table:table-cell office:value-type="float" office:value="4305.81667823161">
                <text:p>4305.816678231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.203253030777">
                <text:p>49.203253030777</text:p>
              </table:table-cell>
              <table:table-cell office:value-type="float" office:value="4126.82641993179">
                <text:p>4126.826419931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.2534947395325">
                <text:p>49.2534947395325</text:p>
              </table:table-cell>
              <table:table-cell office:value-type="float" office:value="4139.98657992018">
                <text:p>4139.986579920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.3028662204742">
                <text:p>49.3028662204742</text:p>
              </table:table-cell>
              <table:table-cell office:value-type="float" office:value="4212.95849410129">
                <text:p>4212.958494101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.3531312942505">
                <text:p>49.3531312942505</text:p>
              </table:table-cell>
              <table:table-cell office:value-type="float" office:value="4138.06216471325">
                <text:p>4138.062164713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.4024531841278">
                <text:p>49.4024531841278</text:p>
              </table:table-cell>
              <table:table-cell office:value-type="float" office:value="4217.19444484727">
                <text:p>4217.1944448472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.4526300430298">
                <text:p>49.4526300430298</text:p>
              </table:table-cell>
              <table:table-cell office:value-type="float" office:value="4145.33720427451">
                <text:p>4145.3372042745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.5026185512543">
                <text:p>49.5026185512543</text:p>
              </table:table-cell>
              <table:table-cell office:value-type="float" office:value="4160.95633552252">
                <text:p>4160.956335522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.5531527996063">
                <text:p>49.5531527996063</text:p>
              </table:table-cell>
              <table:table-cell office:value-type="float" office:value="4116.020457076">
                <text:p>4116.0204570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.6031448841095">
                <text:p>49.6031448841095</text:p>
              </table:table-cell>
              <table:table-cell office:value-type="float" office:value="4160.65867361051">
                <text:p>4160.6586736105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.6539926528931">
                <text:p>49.6539926528931</text:p>
              </table:table-cell>
              <table:table-cell office:value-type="float" office:value="4090.64163435254">
                <text:p>4090.641634352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.7037332057953">
                <text:p>49.7037332057953</text:p>
              </table:table-cell>
              <table:table-cell office:value-type="float" office:value="4181.69859126575">
                <text:p>4181.698591265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.7534472942352">
                <text:p>49.7534472942352</text:p>
              </table:table-cell>
              <table:table-cell office:value-type="float" office:value="4183.92464846822">
                <text:p>4183.924648468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.8035371303558">
                <text:p>49.8035371303558</text:p>
              </table:table-cell>
              <table:table-cell office:value-type="float" office:value="4152.5390400396">
                <text:p>4152.53904003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.8529229164124">
                <text:p>49.8529229164124</text:p>
              </table:table-cell>
              <table:table-cell office:value-type="float" office:value="4211.73816615896">
                <text:p>4211.738166158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.9034957885742">
                <text:p>49.9034957885742</text:p>
              </table:table-cell>
              <table:table-cell office:value-type="float" office:value="4112.87694585089">
                <text:p>4112.876945850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.9529662132263">
                <text:p>49.9529662132263</text:p>
              </table:table-cell>
              <table:table-cell office:value-type="float" office:value="4204.53233346506">
                <text:p>4204.532333465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.0031499862671">
                <text:p>50.0031499862671</text:p>
              </table:table-cell>
              <table:table-cell office:value-type="float" office:value="4144.76607470331">
                <text:p>4144.76607470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